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textarea-vertical-align="middle" fo:background-color="#000000" fo:border="none #000000" loext:decorative="false"/>
    </style:style>
    <style:style style:name="gr2" style:family="graphic" style:parent-style-name="objectwithoutfill">
      <style:graphic-properties svg:stroke-width="0.106cm" svg:stroke-color="#c9211e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fo:background-color="#000000" fo:border="none #000000" loext:decorative="false"/>
    </style:style>
    <style:style style:name="gr4" style:family="graphic" style:parent-style-name="standard">
      <style:graphic-properties fo:background-color="#ffffff" fo:border="none #000000" loext:decorative="false"/>
    </style:style>
    <style:style style:name="gr5" style:family="graphic" style:parent-style-name="standard">
      <style:graphic-properties draw:textarea-vertical-align="middle" loext:decorative="false"/>
    </style:style>
    <style:style style:name="gr6" style:family="graphic" style:parent-style-name="standard">
      <style:graphic-properties fo:border="none" loext:decorative="false"/>
    </style:style>
    <style:style style:name="P1" style:family="paragraph">
      <style:paragraph-properties fo:text-align="center"/>
      <style:text-properties fo:color="#c9211e" style:text-line-through-style="none" style:text-line-through-type="none" fo:font-family="'Liberation Sans'" style:font-style-name="Standard" style:font-family-generic="swiss" fo:font-size="40pt" fo:font-style="normal" style:text-underline-style="none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left"/>
      <style:text-properties fo:color="#c9211e" style:text-line-through-style="none" style:text-line-through-type="none" fo:font-family="'Liberation Sans'" style:font-style-name="Standard" style:font-family-generic="swiss" fo:font-size="12pt" fo:font-style="normal" style:text-underline-style="none" fo:font-weight="normal"/>
    </style:style>
    <style:style style:name="P4" style:family="paragraph">
      <style:paragraph-properties fo:text-align="left"/>
      <style:text-properties style:text-line-through-style="none" style:text-line-through-type="none" fo:font-family="'Liberation Sans'" style:font-style-name="Standard" style:font-family-generic="swiss" fo:font-size="10pt" fo:font-style="normal" style:text-underline-style="none"/>
    </style:style>
    <style:style style:name="P5" style:family="paragraph">
      <style:paragraph-properties fo:text-align="left"/>
      <style:text-properties fo:color="#c9211e" style:text-line-through-style="none" style:text-line-through-type="none" fo:font-family="'Liberation Sans'" style:font-style-name="Standard" style:font-family-generic="swiss" fo:font-size="12pt" fo:font-style="normal" style:text-underline-style="none"/>
    </style:style>
    <style:style style:name="P6" style:family="paragraph">
      <style:paragraph-properties fo:text-align="center"/>
      <style:text-properties fo:color="#c9211e" style:text-line-through-style="none" style:text-line-through-type="none" fo:font-family="'Liberation Sans'" style:font-style-name="Standard" style:font-family-generic="swiss" fo:font-size="18pt" fo:font-style="normal" style:text-underline-style="none" fo:font-weight="bold"/>
    </style:style>
    <style:style style:name="P7" style:family="paragraph">
      <style:paragraph-properties fo:text-align="center"/>
    </style:style>
    <style:style style:name="P8" style:family="paragraph">
      <style:paragraph-properties fo:text-align="left"/>
      <style:text-properties fo:color="#5eb91e" style:text-line-through-style="none" style:text-line-through-type="none" fo:font-family="'Liberation Sans'" style:font-style-name="Standard" style:font-family-generic="swiss" fo:font-size="12pt" fo:font-style="normal" style:text-underline-style="none"/>
    </style:style>
    <style:style style:name="P9" style:family="paragraph">
      <style:paragraph-properties fo:text-align="left"/>
      <style:text-properties fo:font-family="'Liberation Sans'" style:font-style-name="Standard" style:font-family-generic="swiss"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feld 3" form:control-implementation="ooo:com.sun.star.form.component.TextField" xml:id="control1" form:id="control1" form:current-value="Vampire - The Masquerade" form:value="Vampire - The Masquerad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feld 3" form:control-implementation="ooo:com.sun.star.form.component.TextField" xml:id="control2" form:id="control2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4" form:id="control4" form:current-value="Chronicle" form:value="Chronic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6" form:id="control6" form:current-value="Sire" form:value="Sir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8" form:id="control8" form:current-value="Apparent Age" form:value="Apparent 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0" form:id="control10" form:current-value="True Age" form:value="True 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2" form:id="control12" form:current-value="Concept" form:value="Concep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4" form:id="control14" form:current-value="Ambition" form:value="Ambit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6" form:id="control16" form:current-value="Desire" form:value="Desir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8" form:id="control18" form:current-value="Date of Birth" form:value="Date of Bir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20" form:id="control20" form:current-value="Date of Death" form:value="Date of Dea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22" form:id="control22" form:current-value="Predator" form:value="Predato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24" form:id="control24" form:current-value="Clan" form:value="Cla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26" form:id="control26" form:current-value="Generation" form:value="Generat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28" form:id="control28" form:current-value="XP to spend" form:value="XP to spend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30" form:id="control30" form:current-value="Total XP" form:value="Total XP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32" form:id="control32" form:current-value="Attributes" form:value="Attribu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" form:control-implementation="ooo:com.sun.star.form.component.TextField" xml:id="control33" form:id="control33" form:current-value="Strength" form:value="Streng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" form:control-implementation="ooo:com.sun.star.form.component.TextField" xml:id="control34" form:id="control34" form:current-value="Dexterity" form:value="Dexterit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" form:control-implementation="ooo:com.sun.star.form.component.TextField" xml:id="control35" form:id="control35" form:current-value="Stamina" form:value="Stamin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496" form:control-implementation="ooo:com.sun.star.form.component.CheckBox" xml:id="control36" form:id="control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7" form:control-implementation="ooo:com.sun.star.form.component.CheckBox" xml:id="control37" form:id="control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8" form:control-implementation="ooo:com.sun.star.form.component.CheckBox" xml:id="control38" form:id="control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9" form:control-implementation="ooo:com.sun.star.form.component.CheckBox" xml:id="control39" form:id="control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0" form:control-implementation="ooo:com.sun.star.form.component.CheckBox" xml:id="control40" form:id="control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1" form:control-implementation="ooo:com.sun.star.form.component.CheckBox" xml:id="control41" form:id="control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2" form:control-implementation="ooo:com.sun.star.form.component.CheckBox" xml:id="control42" form:id="control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3" form:control-implementation="ooo:com.sun.star.form.component.CheckBox" xml:id="control43" form:id="control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4" form:control-implementation="ooo:com.sun.star.form.component.CheckBox" xml:id="control44" form:id="control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5" form:control-implementation="ooo:com.sun.star.form.component.CheckBox" xml:id="control45" form:id="control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46" form:id="control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" form:control-implementation="ooo:com.sun.star.form.component.CheckBox" xml:id="control47" form:id="control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" form:control-implementation="ooo:com.sun.star.form.component.CheckBox" xml:id="control48" form:id="control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" form:control-implementation="ooo:com.sun.star.form.component.CheckBox" xml:id="control49" form:id="control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" form:control-implementation="ooo:com.sun.star.form.component.CheckBox" xml:id="control50" form:id="control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" form:control-implementation="ooo:com.sun.star.form.component.CheckBox" xml:id="control51" form:id="control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" form:control-implementation="ooo:com.sun.star.form.component.CheckBox" xml:id="control52" form:id="control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" form:control-implementation="ooo:com.sun.star.form.component.CheckBox" xml:id="control53" form:id="control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" form:control-implementation="ooo:com.sun.star.form.component.CheckBox" xml:id="control54" form:id="control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" form:control-implementation="ooo:com.sun.star.form.component.CheckBox" xml:id="control55" form:id="control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" form:control-implementation="ooo:com.sun.star.form.component.CheckBox" xml:id="control56" form:id="control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" form:control-implementation="ooo:com.sun.star.form.component.CheckBox" xml:id="control57" form:id="control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" form:control-implementation="ooo:com.sun.star.form.component.CheckBox" xml:id="control58" form:id="control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" form:control-implementation="ooo:com.sun.star.form.component.CheckBox" xml:id="control59" form:id="control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" form:control-implementation="ooo:com.sun.star.form.component.CheckBox" xml:id="control60" form:id="control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" form:control-implementation="ooo:com.sun.star.form.component.CheckBox" xml:id="control61" form:id="control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" form:control-implementation="ooo:com.sun.star.form.component.CheckBox" xml:id="control62" form:id="control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" form:control-implementation="ooo:com.sun.star.form.component.CheckBox" xml:id="control63" form:id="control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" form:control-implementation="ooo:com.sun.star.form.component.CheckBox" xml:id="control64" form:id="control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" form:control-implementation="ooo:com.sun.star.form.component.CheckBox" xml:id="control65" form:id="control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9" form:control-implementation="ooo:com.sun.star.form.component.TextField" xml:id="control66" form:id="control66" form:current-value="Charisma" form:value="Charism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" form:control-implementation="ooo:com.sun.star.form.component.TextField" xml:id="control67" form:id="control67" form:current-value="Manipulation" form:value="Manipulat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1" form:control-implementation="ooo:com.sun.star.form.component.TextField" xml:id="control68" form:id="control68" form:current-value="Composure" form:value="Composur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1" form:control-implementation="ooo:com.sun.star.form.component.CheckBox" xml:id="control69" form:id="control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" form:control-implementation="ooo:com.sun.star.form.component.CheckBox" xml:id="control70" form:id="control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" form:control-implementation="ooo:com.sun.star.form.component.CheckBox" xml:id="control71" form:id="control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" form:control-implementation="ooo:com.sun.star.form.component.CheckBox" xml:id="control72" form:id="control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" form:control-implementation="ooo:com.sun.star.form.component.CheckBox" xml:id="control73" form:id="control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" form:control-implementation="ooo:com.sun.star.form.component.CheckBox" xml:id="control74" form:id="control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" form:control-implementation="ooo:com.sun.star.form.component.CheckBox" xml:id="control75" form:id="control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" form:control-implementation="ooo:com.sun.star.form.component.CheckBox" xml:id="control76" form:id="control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" form:control-implementation="ooo:com.sun.star.form.component.CheckBox" xml:id="control77" form:id="control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" form:control-implementation="ooo:com.sun.star.form.component.CheckBox" xml:id="control78" form:id="control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" form:control-implementation="ooo:com.sun.star.form.component.CheckBox" xml:id="control79" form:id="control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" form:control-implementation="ooo:com.sun.star.form.component.CheckBox" xml:id="control80" form:id="control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" form:control-implementation="ooo:com.sun.star.form.component.CheckBox" xml:id="control81" form:id="control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" form:control-implementation="ooo:com.sun.star.form.component.CheckBox" xml:id="control82" form:id="control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" form:control-implementation="ooo:com.sun.star.form.component.CheckBox" xml:id="control83" form:id="control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" form:control-implementation="ooo:com.sun.star.form.component.CheckBox" xml:id="control84" form:id="control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" form:control-implementation="ooo:com.sun.star.form.component.CheckBox" xml:id="control85" form:id="control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" form:control-implementation="ooo:com.sun.star.form.component.CheckBox" xml:id="control86" form:id="control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" form:control-implementation="ooo:com.sun.star.form.component.CheckBox" xml:id="control87" form:id="control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" form:control-implementation="ooo:com.sun.star.form.component.CheckBox" xml:id="control88" form:id="control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" form:control-implementation="ooo:com.sun.star.form.component.CheckBox" xml:id="control89" form:id="control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" form:control-implementation="ooo:com.sun.star.form.component.CheckBox" xml:id="control90" form:id="control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" form:control-implementation="ooo:com.sun.star.form.component.CheckBox" xml:id="control91" form:id="control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" form:control-implementation="ooo:com.sun.star.form.component.CheckBox" xml:id="control92" form:id="control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" form:control-implementation="ooo:com.sun.star.form.component.CheckBox" xml:id="control93" form:id="control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" form:control-implementation="ooo:com.sun.star.form.component.CheckBox" xml:id="control94" form:id="control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" form:control-implementation="ooo:com.sun.star.form.component.CheckBox" xml:id="control95" form:id="control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" form:control-implementation="ooo:com.sun.star.form.component.CheckBox" xml:id="control96" form:id="control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" form:control-implementation="ooo:com.sun.star.form.component.CheckBox" xml:id="control97" form:id="control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" form:control-implementation="ooo:com.sun.star.form.component.CheckBox" xml:id="control98" form:id="control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18" form:control-implementation="ooo:com.sun.star.form.component.TextField" xml:id="control99" form:id="control99" form:current-value="Intelligence" form:value="Intellige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9" form:control-implementation="ooo:com.sun.star.form.component.TextField" xml:id="control100" form:id="control100" form:current-value="Wits" form:value="Wit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0" form:control-implementation="ooo:com.sun.star.form.component.TextField" xml:id="control101" form:id="control101" form:current-value="Resolve" form:value="Resolv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51" form:control-implementation="ooo:com.sun.star.form.component.CheckBox" xml:id="control102" form:id="control1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2" form:control-implementation="ooo:com.sun.star.form.component.CheckBox" xml:id="control103" form:id="control1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3" form:control-implementation="ooo:com.sun.star.form.component.CheckBox" xml:id="control104" form:id="control1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4" form:control-implementation="ooo:com.sun.star.form.component.CheckBox" xml:id="control105" form:id="control1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5" form:control-implementation="ooo:com.sun.star.form.component.CheckBox" xml:id="control106" form:id="control1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6" form:control-implementation="ooo:com.sun.star.form.component.CheckBox" xml:id="control107" form:id="control1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7" form:control-implementation="ooo:com.sun.star.form.component.CheckBox" xml:id="control108" form:id="control1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8" form:control-implementation="ooo:com.sun.star.form.component.CheckBox" xml:id="control109" form:id="control1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9" form:control-implementation="ooo:com.sun.star.form.component.CheckBox" xml:id="control110" form:id="control1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0" form:control-implementation="ooo:com.sun.star.form.component.CheckBox" xml:id="control111" form:id="control1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1" form:control-implementation="ooo:com.sun.star.form.component.CheckBox" xml:id="control112" form:id="control1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2" form:control-implementation="ooo:com.sun.star.form.component.CheckBox" xml:id="control113" form:id="control1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3" form:control-implementation="ooo:com.sun.star.form.component.CheckBox" xml:id="control114" form:id="control1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4" form:control-implementation="ooo:com.sun.star.form.component.CheckBox" xml:id="control115" form:id="control1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5" form:control-implementation="ooo:com.sun.star.form.component.CheckBox" xml:id="control116" form:id="control1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6" form:control-implementation="ooo:com.sun.star.form.component.CheckBox" xml:id="control117" form:id="control1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7" form:control-implementation="ooo:com.sun.star.form.component.CheckBox" xml:id="control118" form:id="control1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8" form:control-implementation="ooo:com.sun.star.form.component.CheckBox" xml:id="control119" form:id="control1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9" form:control-implementation="ooo:com.sun.star.form.component.CheckBox" xml:id="control120" form:id="control1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0" form:control-implementation="ooo:com.sun.star.form.component.CheckBox" xml:id="control121" form:id="control1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1" form:control-implementation="ooo:com.sun.star.form.component.CheckBox" xml:id="control122" form:id="control1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2" form:control-implementation="ooo:com.sun.star.form.component.CheckBox" xml:id="control123" form:id="control1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3" form:control-implementation="ooo:com.sun.star.form.component.CheckBox" xml:id="control124" form:id="control1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4" form:control-implementation="ooo:com.sun.star.form.component.CheckBox" xml:id="control125" form:id="control1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5" form:control-implementation="ooo:com.sun.star.form.component.CheckBox" xml:id="control126" form:id="control1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6" form:control-implementation="ooo:com.sun.star.form.component.CheckBox" xml:id="control127" form:id="control1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7" form:control-implementation="ooo:com.sun.star.form.component.CheckBox" xml:id="control128" form:id="control1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8" form:control-implementation="ooo:com.sun.star.form.component.CheckBox" xml:id="control129" form:id="control1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9" form:control-implementation="ooo:com.sun.star.form.component.CheckBox" xml:id="control130" form:id="control1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0" form:control-implementation="ooo:com.sun.star.form.component.CheckBox" xml:id="control131" form:id="control1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1" form:control-implementation="ooo:com.sun.star.form.component.CheckBox" xml:id="control132" form:id="control1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2" form:control-implementation="ooo:com.sun.star.form.component.CheckBox" xml:id="control133" form:id="control1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3" form:control-implementation="ooo:com.sun.star.form.component.CheckBox" xml:id="control134" form:id="control1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4" form:control-implementation="ooo:com.sun.star.form.component.CheckBox" xml:id="control135" form:id="control1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5" form:control-implementation="ooo:com.sun.star.form.component.CheckBox" xml:id="control136" form:id="control1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6" form:control-implementation="ooo:com.sun.star.form.component.CheckBox" xml:id="control137" form:id="control1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7" form:control-implementation="ooo:com.sun.star.form.component.CheckBox" xml:id="control138" form:id="control1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8" form:control-implementation="ooo:com.sun.star.form.component.CheckBox" xml:id="control139" form:id="control1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9" form:control-implementation="ooo:com.sun.star.form.component.CheckBox" xml:id="control140" form:id="control1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0" form:control-implementation="ooo:com.sun.star.form.component.CheckBox" xml:id="control141" form:id="control1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1" form:control-implementation="ooo:com.sun.star.form.component.CheckBox" xml:id="control142" form:id="control1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2" form:control-implementation="ooo:com.sun.star.form.component.CheckBox" xml:id="control143" form:id="control1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3" form:control-implementation="ooo:com.sun.star.form.component.CheckBox" xml:id="control144" form:id="control1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4" form:control-implementation="ooo:com.sun.star.form.component.CheckBox" xml:id="control145" form:id="control1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5" form:control-implementation="ooo:com.sun.star.form.component.CheckBox" xml:id="control146" form:id="control1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6" form:control-implementation="ooo:com.sun.star.form.component.CheckBox" xml:id="control147" form:id="control1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7" form:control-implementation="ooo:com.sun.star.form.component.CheckBox" xml:id="control148" form:id="control1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8" form:control-implementation="ooo:com.sun.star.form.component.CheckBox" xml:id="control149" form:id="control1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9" form:control-implementation="ooo:com.sun.star.form.component.CheckBox" xml:id="control150" form:id="control1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0" form:control-implementation="ooo:com.sun.star.form.component.CheckBox" xml:id="control151" form:id="control1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1" form:control-implementation="ooo:com.sun.star.form.component.CheckBox" xml:id="control152" form:id="control1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2" form:control-implementation="ooo:com.sun.star.form.component.CheckBox" xml:id="control153" form:id="control1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3" form:control-implementation="ooo:com.sun.star.form.component.CheckBox" xml:id="control154" form:id="control1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4" form:control-implementation="ooo:com.sun.star.form.component.CheckBox" xml:id="control155" form:id="control1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5" form:control-implementation="ooo:com.sun.star.form.component.CheckBox" xml:id="control156" form:id="control1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6" form:control-implementation="ooo:com.sun.star.form.component.CheckBox" xml:id="control157" form:id="control1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7" form:control-implementation="ooo:com.sun.star.form.component.CheckBox" xml:id="control158" form:id="control1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8" form:control-implementation="ooo:com.sun.star.form.component.CheckBox" xml:id="control159" form:id="control1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9" form:control-implementation="ooo:com.sun.star.form.component.CheckBox" xml:id="control160" form:id="control1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0" form:control-implementation="ooo:com.sun.star.form.component.CheckBox" xml:id="control161" form:id="control1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1" form:control-implementation="ooo:com.sun.star.form.component.CheckBox" xml:id="control162" form:id="control1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2" form:control-implementation="ooo:com.sun.star.form.component.CheckBox" xml:id="control163" form:id="control1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3" form:control-implementation="ooo:com.sun.star.form.component.CheckBox" xml:id="control164" form:id="control1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4" form:control-implementation="ooo:com.sun.star.form.component.CheckBox" xml:id="control165" form:id="control1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5" form:control-implementation="ooo:com.sun.star.form.component.CheckBox" xml:id="control166" form:id="control1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6" form:control-implementation="ooo:com.sun.star.form.component.CheckBox" xml:id="control167" form:id="control1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7" form:control-implementation="ooo:com.sun.star.form.component.CheckBox" xml:id="control168" form:id="control1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8" form:control-implementation="ooo:com.sun.star.form.component.CheckBox" xml:id="control169" form:id="control1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9" form:control-implementation="ooo:com.sun.star.form.component.CheckBox" xml:id="control170" form:id="control1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0" form:control-implementation="ooo:com.sun.star.form.component.CheckBox" xml:id="control171" form:id="control1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1" form:control-implementation="ooo:com.sun.star.form.component.CheckBox" xml:id="control172" form:id="control1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2" form:control-implementation="ooo:com.sun.star.form.component.CheckBox" xml:id="control173" form:id="control1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3" form:control-implementation="ooo:com.sun.star.form.component.CheckBox" xml:id="control174" form:id="control1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4" form:control-implementation="ooo:com.sun.star.form.component.CheckBox" xml:id="control175" form:id="control1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5" form:control-implementation="ooo:com.sun.star.form.component.CheckBox" xml:id="control176" form:id="control1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6" form:control-implementation="ooo:com.sun.star.form.component.CheckBox" xml:id="control177" form:id="control1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7" form:control-implementation="ooo:com.sun.star.form.component.CheckBox" xml:id="control178" form:id="control1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8" form:control-implementation="ooo:com.sun.star.form.component.CheckBox" xml:id="control179" form:id="control1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9" form:control-implementation="ooo:com.sun.star.form.component.CheckBox" xml:id="control180" form:id="control1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0" form:control-implementation="ooo:com.sun.star.form.component.CheckBox" xml:id="control181" form:id="control1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1" form:control-implementation="ooo:com.sun.star.form.component.CheckBox" xml:id="control182" form:id="control1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2" form:control-implementation="ooo:com.sun.star.form.component.CheckBox" xml:id="control183" form:id="control1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3" form:control-implementation="ooo:com.sun.star.form.component.CheckBox" xml:id="control184" form:id="control1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4" form:control-implementation="ooo:com.sun.star.form.component.CheckBox" xml:id="control185" form:id="control1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5" form:control-implementation="ooo:com.sun.star.form.component.CheckBox" xml:id="control186" form:id="control1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6" form:control-implementation="ooo:com.sun.star.form.component.CheckBox" xml:id="control187" form:id="control1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7" form:control-implementation="ooo:com.sun.star.form.component.CheckBox" xml:id="control188" form:id="control1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8" form:control-implementation="ooo:com.sun.star.form.component.CheckBox" xml:id="control189" form:id="control1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9" form:control-implementation="ooo:com.sun.star.form.component.CheckBox" xml:id="control190" form:id="control1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0" form:control-implementation="ooo:com.sun.star.form.component.CheckBox" xml:id="control191" form:id="control1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2" form:control-implementation="ooo:com.sun.star.form.component.TextField" xml:id="control192" form:id="control192" form:current-value="Health" form:value="Heal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93" form:id="control193" form:current-value="Willpower" form:value="Willpowe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131" form:control-implementation="ooo:com.sun.star.form.component.CheckBox" xml:id="control194" form:id="control1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2" form:control-implementation="ooo:com.sun.star.form.component.CheckBox" xml:id="control195" form:id="control1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3" form:control-implementation="ooo:com.sun.star.form.component.CheckBox" xml:id="control196" form:id="control1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4" form:control-implementation="ooo:com.sun.star.form.component.CheckBox" xml:id="control197" form:id="control1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5" form:control-implementation="ooo:com.sun.star.form.component.CheckBox" xml:id="control198" form:id="control1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6" form:control-implementation="ooo:com.sun.star.form.component.CheckBox" xml:id="control199" form:id="control1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7" form:control-implementation="ooo:com.sun.star.form.component.CheckBox" xml:id="control200" form:id="control2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8" form:control-implementation="ooo:com.sun.star.form.component.CheckBox" xml:id="control201" form:id="control2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9" form:control-implementation="ooo:com.sun.star.form.component.CheckBox" xml:id="control202" form:id="control2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0" form:control-implementation="ooo:com.sun.star.form.component.CheckBox" xml:id="control203" form:id="control2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1" form:control-implementation="ooo:com.sun.star.form.component.CheckBox" xml:id="control204" form:id="control2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2" form:control-implementation="ooo:com.sun.star.form.component.CheckBox" xml:id="control205" form:id="control2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3" form:control-implementation="ooo:com.sun.star.form.component.CheckBox" xml:id="control206" form:id="control2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4" form:control-implementation="ooo:com.sun.star.form.component.CheckBox" xml:id="control207" form:id="control2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5" form:control-implementation="ooo:com.sun.star.form.component.CheckBox" xml:id="control208" form:id="control2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6" form:control-implementation="ooo:com.sun.star.form.component.CheckBox" xml:id="control209" form:id="control2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7" form:control-implementation="ooo:com.sun.star.form.component.CheckBox" xml:id="control210" form:id="control2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8" form:control-implementation="ooo:com.sun.star.form.component.CheckBox" xml:id="control211" form:id="control2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9" form:control-implementation="ooo:com.sun.star.form.component.CheckBox" xml:id="control212" form:id="control2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0" form:control-implementation="ooo:com.sun.star.form.component.CheckBox" xml:id="control213" form:id="control2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1" form:control-implementation="ooo:com.sun.star.form.component.CheckBox" xml:id="control214" form:id="control2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2" form:control-implementation="ooo:com.sun.star.form.component.CheckBox" xml:id="control215" form:id="control2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3" form:control-implementation="ooo:com.sun.star.form.component.CheckBox" xml:id="control216" form:id="control2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4" form:control-implementation="ooo:com.sun.star.form.component.CheckBox" xml:id="control217" form:id="control2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5" form:control-implementation="ooo:com.sun.star.form.component.CheckBox" xml:id="control218" form:id="control2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6" form:control-implementation="ooo:com.sun.star.form.component.CheckBox" xml:id="control219" form:id="control2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7" form:control-implementation="ooo:com.sun.star.form.component.CheckBox" xml:id="control220" form:id="control2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8" form:control-implementation="ooo:com.sun.star.form.component.CheckBox" xml:id="control221" form:id="control2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9" form:control-implementation="ooo:com.sun.star.form.component.CheckBox" xml:id="control222" form:id="control2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0" form:control-implementation="ooo:com.sun.star.form.component.CheckBox" xml:id="control223" form:id="control2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1" form:control-implementation="ooo:com.sun.star.form.component.CheckBox" xml:id="control224" form:id="control2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2" form:control-implementation="ooo:com.sun.star.form.component.CheckBox" xml:id="control225" form:id="control2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3" form:control-implementation="ooo:com.sun.star.form.component.CheckBox" xml:id="control226" form:id="control2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4" form:control-implementation="ooo:com.sun.star.form.component.CheckBox" xml:id="control227" form:id="control2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5" form:control-implementation="ooo:com.sun.star.form.component.CheckBox" xml:id="control228" form:id="control2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6" form:control-implementation="ooo:com.sun.star.form.component.CheckBox" xml:id="control229" form:id="control2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7" form:control-implementation="ooo:com.sun.star.form.component.CheckBox" xml:id="control230" form:id="control2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8" form:control-implementation="ooo:com.sun.star.form.component.CheckBox" xml:id="control231" form:id="control2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9" form:control-implementation="ooo:com.sun.star.form.component.CheckBox" xml:id="control232" form:id="control2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0" form:control-implementation="ooo:com.sun.star.form.component.CheckBox" xml:id="control233" form:id="control2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1" form:control-implementation="ooo:com.sun.star.form.component.CheckBox" xml:id="control234" form:id="control2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2" form:control-implementation="ooo:com.sun.star.form.component.CheckBox" xml:id="control235" form:id="control2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3" form:control-implementation="ooo:com.sun.star.form.component.CheckBox" xml:id="control236" form:id="control2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4" form:control-implementation="ooo:com.sun.star.form.component.CheckBox" xml:id="control237" form:id="control2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5" form:control-implementation="ooo:com.sun.star.form.component.CheckBox" xml:id="control238" form:id="control2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6" form:control-implementation="ooo:com.sun.star.form.component.CheckBox" xml:id="control239" form:id="control2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7" form:control-implementation="ooo:com.sun.star.form.component.CheckBox" xml:id="control240" form:id="control2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8" form:control-implementation="ooo:com.sun.star.form.component.CheckBox" xml:id="control241" form:id="control2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9" form:control-implementation="ooo:com.sun.star.form.component.CheckBox" xml:id="control242" form:id="control2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0" form:control-implementation="ooo:com.sun.star.form.component.CheckBox" xml:id="control243" form:id="control2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1" form:control-implementation="ooo:com.sun.star.form.component.CheckBox" xml:id="control244" form:id="control2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2" form:control-implementation="ooo:com.sun.star.form.component.CheckBox" xml:id="control245" form:id="control2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3" form:control-implementation="ooo:com.sun.star.form.component.CheckBox" xml:id="control246" form:id="control2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4" form:control-implementation="ooo:com.sun.star.form.component.CheckBox" xml:id="control247" form:id="control2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5" form:control-implementation="ooo:com.sun.star.form.component.CheckBox" xml:id="control248" form:id="control2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6" form:control-implementation="ooo:com.sun.star.form.component.CheckBox" xml:id="control249" form:id="control2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7" form:control-implementation="ooo:com.sun.star.form.component.CheckBox" xml:id="control250" form:id="control2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8" form:control-implementation="ooo:com.sun.star.form.component.CheckBox" xml:id="control251" form:id="control2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9" form:control-implementation="ooo:com.sun.star.form.component.CheckBox" xml:id="control252" form:id="control2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0" form:control-implementation="ooo:com.sun.star.form.component.CheckBox" xml:id="control253" form:id="control2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12" form:control-implementation="ooo:com.sun.star.form.component.TextField" xml:id="control254" form:id="control254" form:current-value="Humanity" form:value="Humanit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3" form:control-implementation="ooo:com.sun.star.form.component.TextField" xml:id="control255" form:id="control255" form:current-value="Hunger" form:value="Hunge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4" form:control-implementation="ooo:com.sun.star.form.component.TextField" xml:id="control256" form:id="control256" form:current-value="Predator" form:value="Predato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11" form:control-implementation="ooo:com.sun.star.form.component.CheckBox" xml:id="control257" form:id="control2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2" form:control-implementation="ooo:com.sun.star.form.component.CheckBox" xml:id="control258" form:id="control2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3" form:control-implementation="ooo:com.sun.star.form.component.CheckBox" xml:id="control259" form:id="control2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4" form:control-implementation="ooo:com.sun.star.form.component.CheckBox" xml:id="control260" form:id="control2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5" form:control-implementation="ooo:com.sun.star.form.component.CheckBox" xml:id="control261" form:id="control2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6" form:control-implementation="ooo:com.sun.star.form.component.CheckBox" xml:id="control262" form:id="control2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7" form:control-implementation="ooo:com.sun.star.form.component.CheckBox" xml:id="control263" form:id="control2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8" form:control-implementation="ooo:com.sun.star.form.component.CheckBox" xml:id="control264" form:id="control2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9" form:control-implementation="ooo:com.sun.star.form.component.CheckBox" xml:id="control265" form:id="control2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0" form:control-implementation="ooo:com.sun.star.form.component.CheckBox" xml:id="control266" form:id="control2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1" form:control-implementation="ooo:com.sun.star.form.component.CheckBox" xml:id="control267" form:id="control2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2" form:control-implementation="ooo:com.sun.star.form.component.CheckBox" xml:id="control268" form:id="control2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3" form:control-implementation="ooo:com.sun.star.form.component.CheckBox" xml:id="control269" form:id="control2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4" form:control-implementation="ooo:com.sun.star.form.component.CheckBox" xml:id="control270" form:id="control2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5" form:control-implementation="ooo:com.sun.star.form.component.CheckBox" xml:id="control271" form:id="control2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15" form:control-implementation="ooo:com.sun.star.form.component.TextField" xml:id="control272" form:id="control27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6" form:control-implementation="ooo:com.sun.star.form.component.TextField" xml:id="control273" form:id="control27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7" form:control-implementation="ooo:com.sun.star.form.component.TextField" xml:id="control274" form:id="control2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275" form:id="control275" form:current-value="Skills" form:value="Skill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1" form:control-implementation="ooo:com.sun.star.form.component.TextField" xml:id="control276" form:id="control276" form:current-value="Athletics" form:value="Athletic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2" form:control-implementation="ooo:com.sun.star.form.component.TextField" xml:id="control277" form:id="control277" form:current-value="Brawl" form:value="Brawl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3" form:control-implementation="ooo:com.sun.star.form.component.TextField" xml:id="control278" form:id="control278" form:current-value="Craft" form:value="Craf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4" form:control-implementation="ooo:com.sun.star.form.component.TextField" xml:id="control279" form:id="control279" form:current-value="Drive" form:value="Driv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5" form:control-implementation="ooo:com.sun.star.form.component.TextField" xml:id="control280" form:id="control280" form:current-value="Firearms" form:value="Firearm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6" form:control-implementation="ooo:com.sun.star.form.component.TextField" xml:id="control281" form:id="control281" form:current-value="Larceny" form:value="Larcen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7" form:control-implementation="ooo:com.sun.star.form.component.TextField" xml:id="control282" form:id="control282" form:current-value="Melee" form:value="Mele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26" form:control-implementation="ooo:com.sun.star.form.component.CheckBox" xml:id="control283" form:id="control2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7" form:control-implementation="ooo:com.sun.star.form.component.CheckBox" xml:id="control284" form:id="control2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8" form:control-implementation="ooo:com.sun.star.form.component.CheckBox" xml:id="control285" form:id="control2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9" form:control-implementation="ooo:com.sun.star.form.component.CheckBox" xml:id="control286" form:id="control2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0" form:control-implementation="ooo:com.sun.star.form.component.CheckBox" xml:id="control287" form:id="control2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1" form:control-implementation="ooo:com.sun.star.form.component.CheckBox" xml:id="control288" form:id="control2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2" form:control-implementation="ooo:com.sun.star.form.component.CheckBox" xml:id="control289" form:id="control2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3" form:control-implementation="ooo:com.sun.star.form.component.CheckBox" xml:id="control290" form:id="control2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4" form:control-implementation="ooo:com.sun.star.form.component.CheckBox" xml:id="control291" form:id="control2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5" form:control-implementation="ooo:com.sun.star.form.component.CheckBox" xml:id="control292" form:id="control2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6" form:control-implementation="ooo:com.sun.star.form.component.CheckBox" xml:id="control293" form:id="control2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7" form:control-implementation="ooo:com.sun.star.form.component.CheckBox" xml:id="control294" form:id="control2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8" form:control-implementation="ooo:com.sun.star.form.component.CheckBox" xml:id="control295" form:id="control2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9" form:control-implementation="ooo:com.sun.star.form.component.CheckBox" xml:id="control296" form:id="control2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0" form:control-implementation="ooo:com.sun.star.form.component.CheckBox" xml:id="control297" form:id="control2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1" form:control-implementation="ooo:com.sun.star.form.component.CheckBox" xml:id="control298" form:id="control2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2" form:control-implementation="ooo:com.sun.star.form.component.CheckBox" xml:id="control299" form:id="control2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3" form:control-implementation="ooo:com.sun.star.form.component.CheckBox" xml:id="control300" form:id="control3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4" form:control-implementation="ooo:com.sun.star.form.component.CheckBox" xml:id="control301" form:id="control3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5" form:control-implementation="ooo:com.sun.star.form.component.CheckBox" xml:id="control302" form:id="control3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6" form:control-implementation="ooo:com.sun.star.form.component.CheckBox" xml:id="control303" form:id="control3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7" form:control-implementation="ooo:com.sun.star.form.component.CheckBox" xml:id="control304" form:id="control3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8" form:control-implementation="ooo:com.sun.star.form.component.CheckBox" xml:id="control305" form:id="control3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9" form:control-implementation="ooo:com.sun.star.form.component.CheckBox" xml:id="control306" form:id="control3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0" form:control-implementation="ooo:com.sun.star.form.component.CheckBox" xml:id="control307" form:id="control3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1" form:control-implementation="ooo:com.sun.star.form.component.CheckBox" xml:id="control308" form:id="control3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2" form:control-implementation="ooo:com.sun.star.form.component.CheckBox" xml:id="control309" form:id="control3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3" form:control-implementation="ooo:com.sun.star.form.component.CheckBox" xml:id="control310" form:id="control3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4" form:control-implementation="ooo:com.sun.star.form.component.CheckBox" xml:id="control311" form:id="control3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5" form:control-implementation="ooo:com.sun.star.form.component.CheckBox" xml:id="control312" form:id="control3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6" form:control-implementation="ooo:com.sun.star.form.component.CheckBox" xml:id="control313" form:id="control3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7" form:control-implementation="ooo:com.sun.star.form.component.CheckBox" xml:id="control314" form:id="control3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8" form:control-implementation="ooo:com.sun.star.form.component.CheckBox" xml:id="control315" form:id="control3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9" form:control-implementation="ooo:com.sun.star.form.component.CheckBox" xml:id="control316" form:id="control3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0" form:control-implementation="ooo:com.sun.star.form.component.CheckBox" xml:id="control317" form:id="control3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1" form:control-implementation="ooo:com.sun.star.form.component.CheckBox" xml:id="control318" form:id="control3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2" form:control-implementation="ooo:com.sun.star.form.component.CheckBox" xml:id="control319" form:id="control3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3" form:control-implementation="ooo:com.sun.star.form.component.CheckBox" xml:id="control320" form:id="control3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4" form:control-implementation="ooo:com.sun.star.form.component.CheckBox" xml:id="control321" form:id="control3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5" form:control-implementation="ooo:com.sun.star.form.component.CheckBox" xml:id="control322" form:id="control3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6" form:control-implementation="ooo:com.sun.star.form.component.CheckBox" xml:id="control323" form:id="control3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7" form:control-implementation="ooo:com.sun.star.form.component.CheckBox" xml:id="control324" form:id="control3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8" form:control-implementation="ooo:com.sun.star.form.component.CheckBox" xml:id="control325" form:id="control3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9" form:control-implementation="ooo:com.sun.star.form.component.CheckBox" xml:id="control326" form:id="control3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0" form:control-implementation="ooo:com.sun.star.form.component.CheckBox" xml:id="control327" form:id="control3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1" form:control-implementation="ooo:com.sun.star.form.component.CheckBox" xml:id="control328" form:id="control3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2" form:control-implementation="ooo:com.sun.star.form.component.CheckBox" xml:id="control329" form:id="control3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3" form:control-implementation="ooo:com.sun.star.form.component.CheckBox" xml:id="control330" form:id="control3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4" form:control-implementation="ooo:com.sun.star.form.component.CheckBox" xml:id="control331" form:id="control3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5" form:control-implementation="ooo:com.sun.star.form.component.CheckBox" xml:id="control332" form:id="control3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6" form:control-implementation="ooo:com.sun.star.form.component.CheckBox" xml:id="control333" form:id="control3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7" form:control-implementation="ooo:com.sun.star.form.component.CheckBox" xml:id="control334" form:id="control3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8" form:control-implementation="ooo:com.sun.star.form.component.CheckBox" xml:id="control335" form:id="control3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9" form:control-implementation="ooo:com.sun.star.form.component.CheckBox" xml:id="control336" form:id="control3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0" form:control-implementation="ooo:com.sun.star.form.component.CheckBox" xml:id="control337" form:id="control3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1" form:control-implementation="ooo:com.sun.star.form.component.CheckBox" xml:id="control338" form:id="control3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2" form:control-implementation="ooo:com.sun.star.form.component.CheckBox" xml:id="control339" form:id="control3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3" form:control-implementation="ooo:com.sun.star.form.component.CheckBox" xml:id="control340" form:id="control3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4" form:control-implementation="ooo:com.sun.star.form.component.CheckBox" xml:id="control341" form:id="control3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5" form:control-implementation="ooo:com.sun.star.form.component.CheckBox" xml:id="control342" form:id="control3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6" form:control-implementation="ooo:com.sun.star.form.component.CheckBox" xml:id="control343" form:id="control3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7" form:control-implementation="ooo:com.sun.star.form.component.CheckBox" xml:id="control344" form:id="control3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8" form:control-implementation="ooo:com.sun.star.form.component.CheckBox" xml:id="control345" form:id="control3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9" form:control-implementation="ooo:com.sun.star.form.component.CheckBox" xml:id="control346" form:id="control3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0" form:control-implementation="ooo:com.sun.star.form.component.CheckBox" xml:id="control347" form:id="control3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1" form:control-implementation="ooo:com.sun.star.form.component.CheckBox" xml:id="control348" form:id="control3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2" form:control-implementation="ooo:com.sun.star.form.component.CheckBox" xml:id="control349" form:id="control3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3" form:control-implementation="ooo:com.sun.star.form.component.CheckBox" xml:id="control350" form:id="control3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4" form:control-implementation="ooo:com.sun.star.form.component.CheckBox" xml:id="control351" form:id="control3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5" form:control-implementation="ooo:com.sun.star.form.component.CheckBox" xml:id="control352" form:id="control3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28" form:control-implementation="ooo:com.sun.star.form.component.TextField" xml:id="control353" form:id="control353" form:current-value="Stealth" form:value="Steal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9" form:control-implementation="ooo:com.sun.star.form.component.TextField" xml:id="control354" form:id="control354" form:current-value="Survival" form:value="Survival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96" form:control-implementation="ooo:com.sun.star.form.component.CheckBox" xml:id="control355" form:id="control3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7" form:control-implementation="ooo:com.sun.star.form.component.CheckBox" xml:id="control356" form:id="control3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8" form:control-implementation="ooo:com.sun.star.form.component.CheckBox" xml:id="control357" form:id="control3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9" form:control-implementation="ooo:com.sun.star.form.component.CheckBox" xml:id="control358" form:id="control3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0" form:control-implementation="ooo:com.sun.star.form.component.CheckBox" xml:id="control359" form:id="control3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1" form:control-implementation="ooo:com.sun.star.form.component.CheckBox" xml:id="control360" form:id="control3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2" form:control-implementation="ooo:com.sun.star.form.component.CheckBox" xml:id="control361" form:id="control3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3" form:control-implementation="ooo:com.sun.star.form.component.CheckBox" xml:id="control362" form:id="control3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4" form:control-implementation="ooo:com.sun.star.form.component.CheckBox" xml:id="control363" form:id="control3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5" form:control-implementation="ooo:com.sun.star.form.component.CheckBox" xml:id="control364" form:id="control3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6" form:control-implementation="ooo:com.sun.star.form.component.CheckBox" xml:id="control365" form:id="control3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7" form:control-implementation="ooo:com.sun.star.form.component.CheckBox" xml:id="control366" form:id="control3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8" form:control-implementation="ooo:com.sun.star.form.component.CheckBox" xml:id="control367" form:id="control3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9" form:control-implementation="ooo:com.sun.star.form.component.CheckBox" xml:id="control368" form:id="control3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0" form:control-implementation="ooo:com.sun.star.form.component.CheckBox" xml:id="control369" form:id="control3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1" form:control-implementation="ooo:com.sun.star.form.component.CheckBox" xml:id="control370" form:id="control3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2" form:control-implementation="ooo:com.sun.star.form.component.CheckBox" xml:id="control371" form:id="control3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3" form:control-implementation="ooo:com.sun.star.form.component.CheckBox" xml:id="control372" form:id="control3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4" form:control-implementation="ooo:com.sun.star.form.component.CheckBox" xml:id="control373" form:id="control3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5" form:control-implementation="ooo:com.sun.star.form.component.CheckBox" xml:id="control374" form:id="control3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0" form:control-implementation="ooo:com.sun.star.form.component.TextField" xml:id="control375" form:id="control375" form:current-value="Animal Ken" form:value="Animal Ke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1" form:control-implementation="ooo:com.sun.star.form.component.TextField" xml:id="control376" form:id="control376" form:current-value="Etiquette" form:value="Etiquet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2" form:control-implementation="ooo:com.sun.star.form.component.TextField" xml:id="control377" form:id="control377" form:current-value="Insight" form:value="Insigh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3" form:control-implementation="ooo:com.sun.star.form.component.TextField" xml:id="control378" form:id="control378" form:current-value="Intimidation" form:value="Intimidat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4" form:control-implementation="ooo:com.sun.star.form.component.TextField" xml:id="control379" form:id="control379" form:current-value="Leadership" form:value="Leadership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5" form:control-implementation="ooo:com.sun.star.form.component.TextField" xml:id="control380" form:id="control380" form:current-value="Performance" form:value="Performa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6" form:control-implementation="ooo:com.sun.star.form.component.TextField" xml:id="control381" form:id="control381" form:current-value="Persuasion" form:value="Persuas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16" form:control-implementation="ooo:com.sun.star.form.component.CheckBox" xml:id="control382" form:id="control3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7" form:control-implementation="ooo:com.sun.star.form.component.CheckBox" xml:id="control383" form:id="control3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8" form:control-implementation="ooo:com.sun.star.form.component.CheckBox" xml:id="control384" form:id="control3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9" form:control-implementation="ooo:com.sun.star.form.component.CheckBox" xml:id="control385" form:id="control3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0" form:control-implementation="ooo:com.sun.star.form.component.CheckBox" xml:id="control386" form:id="control3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1" form:control-implementation="ooo:com.sun.star.form.component.CheckBox" xml:id="control387" form:id="control3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2" form:control-implementation="ooo:com.sun.star.form.component.CheckBox" xml:id="control388" form:id="control3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3" form:control-implementation="ooo:com.sun.star.form.component.CheckBox" xml:id="control389" form:id="control3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4" form:control-implementation="ooo:com.sun.star.form.component.CheckBox" xml:id="control390" form:id="control3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5" form:control-implementation="ooo:com.sun.star.form.component.CheckBox" xml:id="control391" form:id="control3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6" form:control-implementation="ooo:com.sun.star.form.component.CheckBox" xml:id="control392" form:id="control3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7" form:control-implementation="ooo:com.sun.star.form.component.CheckBox" xml:id="control393" form:id="control3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8" form:control-implementation="ooo:com.sun.star.form.component.CheckBox" xml:id="control394" form:id="control3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9" form:control-implementation="ooo:com.sun.star.form.component.CheckBox" xml:id="control395" form:id="control3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0" form:control-implementation="ooo:com.sun.star.form.component.CheckBox" xml:id="control396" form:id="control3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1" form:control-implementation="ooo:com.sun.star.form.component.CheckBox" xml:id="control397" form:id="control3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2" form:control-implementation="ooo:com.sun.star.form.component.CheckBox" xml:id="control398" form:id="control3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3" form:control-implementation="ooo:com.sun.star.form.component.CheckBox" xml:id="control399" form:id="control3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4" form:control-implementation="ooo:com.sun.star.form.component.CheckBox" xml:id="control400" form:id="control4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5" form:control-implementation="ooo:com.sun.star.form.component.CheckBox" xml:id="control401" form:id="control4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6" form:control-implementation="ooo:com.sun.star.form.component.CheckBox" xml:id="control402" form:id="control4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7" form:control-implementation="ooo:com.sun.star.form.component.CheckBox" xml:id="control403" form:id="control4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8" form:control-implementation="ooo:com.sun.star.form.component.CheckBox" xml:id="control404" form:id="control4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9" form:control-implementation="ooo:com.sun.star.form.component.CheckBox" xml:id="control405" form:id="control4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0" form:control-implementation="ooo:com.sun.star.form.component.CheckBox" xml:id="control406" form:id="control4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1" form:control-implementation="ooo:com.sun.star.form.component.CheckBox" xml:id="control407" form:id="control4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2" form:control-implementation="ooo:com.sun.star.form.component.CheckBox" xml:id="control408" form:id="control4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3" form:control-implementation="ooo:com.sun.star.form.component.CheckBox" xml:id="control409" form:id="control4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4" form:control-implementation="ooo:com.sun.star.form.component.CheckBox" xml:id="control410" form:id="control4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5" form:control-implementation="ooo:com.sun.star.form.component.CheckBox" xml:id="control411" form:id="control4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6" form:control-implementation="ooo:com.sun.star.form.component.CheckBox" xml:id="control412" form:id="control4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7" form:control-implementation="ooo:com.sun.star.form.component.CheckBox" xml:id="control413" form:id="control4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8" form:control-implementation="ooo:com.sun.star.form.component.CheckBox" xml:id="control414" form:id="control4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9" form:control-implementation="ooo:com.sun.star.form.component.CheckBox" xml:id="control415" form:id="control4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0" form:control-implementation="ooo:com.sun.star.form.component.CheckBox" xml:id="control416" form:id="control4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1" form:control-implementation="ooo:com.sun.star.form.component.CheckBox" xml:id="control417" form:id="control4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2" form:control-implementation="ooo:com.sun.star.form.component.CheckBox" xml:id="control418" form:id="control4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3" form:control-implementation="ooo:com.sun.star.form.component.CheckBox" xml:id="control419" form:id="control4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4" form:control-implementation="ooo:com.sun.star.form.component.CheckBox" xml:id="control420" form:id="control4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5" form:control-implementation="ooo:com.sun.star.form.component.CheckBox" xml:id="control421" form:id="control4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6" form:control-implementation="ooo:com.sun.star.form.component.CheckBox" xml:id="control422" form:id="control4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7" form:control-implementation="ooo:com.sun.star.form.component.CheckBox" xml:id="control423" form:id="control4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8" form:control-implementation="ooo:com.sun.star.form.component.CheckBox" xml:id="control424" form:id="control4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9" form:control-implementation="ooo:com.sun.star.form.component.CheckBox" xml:id="control425" form:id="control4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0" form:control-implementation="ooo:com.sun.star.form.component.CheckBox" xml:id="control426" form:id="control4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1" form:control-implementation="ooo:com.sun.star.form.component.CheckBox" xml:id="control427" form:id="control4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2" form:control-implementation="ooo:com.sun.star.form.component.CheckBox" xml:id="control428" form:id="control4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3" form:control-implementation="ooo:com.sun.star.form.component.CheckBox" xml:id="control429" form:id="control4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4" form:control-implementation="ooo:com.sun.star.form.component.CheckBox" xml:id="control430" form:id="control4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5" form:control-implementation="ooo:com.sun.star.form.component.CheckBox" xml:id="control431" form:id="control4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6" form:control-implementation="ooo:com.sun.star.form.component.CheckBox" xml:id="control432" form:id="control4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7" form:control-implementation="ooo:com.sun.star.form.component.CheckBox" xml:id="control433" form:id="control4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8" form:control-implementation="ooo:com.sun.star.form.component.CheckBox" xml:id="control434" form:id="control4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9" form:control-implementation="ooo:com.sun.star.form.component.CheckBox" xml:id="control435" form:id="control4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0" form:control-implementation="ooo:com.sun.star.form.component.CheckBox" xml:id="control436" form:id="control4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1" form:control-implementation="ooo:com.sun.star.form.component.CheckBox" xml:id="control437" form:id="control4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2" form:control-implementation="ooo:com.sun.star.form.component.CheckBox" xml:id="control438" form:id="control4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3" form:control-implementation="ooo:com.sun.star.form.component.CheckBox" xml:id="control439" form:id="control4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4" form:control-implementation="ooo:com.sun.star.form.component.CheckBox" xml:id="control440" form:id="control4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5" form:control-implementation="ooo:com.sun.star.form.component.CheckBox" xml:id="control441" form:id="control4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6" form:control-implementation="ooo:com.sun.star.form.component.CheckBox" xml:id="control442" form:id="control4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7" form:control-implementation="ooo:com.sun.star.form.component.CheckBox" xml:id="control443" form:id="control4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8" form:control-implementation="ooo:com.sun.star.form.component.CheckBox" xml:id="control444" form:id="control4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9" form:control-implementation="ooo:com.sun.star.form.component.CheckBox" xml:id="control445" form:id="control4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0" form:control-implementation="ooo:com.sun.star.form.component.CheckBox" xml:id="control446" form:id="control4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1" form:control-implementation="ooo:com.sun.star.form.component.CheckBox" xml:id="control447" form:id="control4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2" form:control-implementation="ooo:com.sun.star.form.component.CheckBox" xml:id="control448" form:id="control4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3" form:control-implementation="ooo:com.sun.star.form.component.CheckBox" xml:id="control449" form:id="control4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4" form:control-implementation="ooo:com.sun.star.form.component.CheckBox" xml:id="control450" form:id="control4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5" form:control-implementation="ooo:com.sun.star.form.component.CheckBox" xml:id="control451" form:id="control4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7" form:control-implementation="ooo:com.sun.star.form.component.TextField" xml:id="control452" form:id="control452" form:current-value="Streetwise" form:value="Streetwi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8" form:control-implementation="ooo:com.sun.star.form.component.TextField" xml:id="control453" form:id="control453" form:current-value="Subterfuge" form:value="Subterfu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86" form:control-implementation="ooo:com.sun.star.form.component.CheckBox" xml:id="control454" form:id="control4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7" form:control-implementation="ooo:com.sun.star.form.component.CheckBox" xml:id="control455" form:id="control4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8" form:control-implementation="ooo:com.sun.star.form.component.CheckBox" xml:id="control456" form:id="control4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9" form:control-implementation="ooo:com.sun.star.form.component.CheckBox" xml:id="control457" form:id="control4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0" form:control-implementation="ooo:com.sun.star.form.component.CheckBox" xml:id="control458" form:id="control4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1" form:control-implementation="ooo:com.sun.star.form.component.CheckBox" xml:id="control459" form:id="control4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2" form:control-implementation="ooo:com.sun.star.form.component.CheckBox" xml:id="control460" form:id="control4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3" form:control-implementation="ooo:com.sun.star.form.component.CheckBox" xml:id="control461" form:id="control4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4" form:control-implementation="ooo:com.sun.star.form.component.CheckBox" xml:id="control462" form:id="control4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5" form:control-implementation="ooo:com.sun.star.form.component.CheckBox" xml:id="control463" form:id="control4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6" form:control-implementation="ooo:com.sun.star.form.component.CheckBox" xml:id="control464" form:id="control4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7" form:control-implementation="ooo:com.sun.star.form.component.CheckBox" xml:id="control465" form:id="control4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8" form:control-implementation="ooo:com.sun.star.form.component.CheckBox" xml:id="control466" form:id="control4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9" form:control-implementation="ooo:com.sun.star.form.component.CheckBox" xml:id="control467" form:id="control4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0" form:control-implementation="ooo:com.sun.star.form.component.CheckBox" xml:id="control468" form:id="control4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1" form:control-implementation="ooo:com.sun.star.form.component.CheckBox" xml:id="control469" form:id="control4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2" form:control-implementation="ooo:com.sun.star.form.component.CheckBox" xml:id="control470" form:id="control4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3" form:control-implementation="ooo:com.sun.star.form.component.CheckBox" xml:id="control471" form:id="control4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4" form:control-implementation="ooo:com.sun.star.form.component.CheckBox" xml:id="control472" form:id="control4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5" form:control-implementation="ooo:com.sun.star.form.component.CheckBox" xml:id="control473" form:id="control4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4" form:control-implementation="ooo:com.sun.star.form.component.TextField" xml:id="control474" form:id="control474" form:current-value="Academics" form:value="Academic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" form:control-implementation="ooo:com.sun.star.form.component.TextField" xml:id="control475" form:id="control475" form:current-value="Awareness" form:value="Awarenes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6" form:control-implementation="ooo:com.sun.star.form.component.TextField" xml:id="control476" form:id="control476" form:current-value="Finance" form:value="Fina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8" form:control-implementation="ooo:com.sun.star.form.component.TextField" xml:id="control477" form:id="control477" form:current-value="Investigation" form:value="Investigat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9" form:control-implementation="ooo:com.sun.star.form.component.TextField" xml:id="control478" form:id="control478" form:current-value="Medicine" form:value="Medicin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0" form:control-implementation="ooo:com.sun.star.form.component.TextField" xml:id="control479" form:id="control479" form:current-value="Occult" form:value="Occul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1" form:control-implementation="ooo:com.sun.star.form.component.TextField" xml:id="control480" form:id="control480" form:current-value="Politics" form:value="Politic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2" form:control-implementation="ooo:com.sun.star.form.component.TextField" xml:id="control481" form:id="control48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3" form:control-implementation="ooo:com.sun.star.form.component.TextField" xml:id="control482" form:id="control48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4" form:control-implementation="ooo:com.sun.star.form.component.TextField" xml:id="control483" form:id="control48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5" form:control-implementation="ooo:com.sun.star.form.component.TextField" xml:id="control484" form:id="control48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6" form:control-implementation="ooo:com.sun.star.form.component.TextField" xml:id="control485" form:id="control48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7" form:control-implementation="ooo:com.sun.star.form.component.TextField" xml:id="control486" form:id="control48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8" form:control-implementation="ooo:com.sun.star.form.component.TextField" xml:id="control487" form:id="control48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01" form:control-implementation="ooo:com.sun.star.form.component.CheckBox" xml:id="control488" form:id="control4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2" form:control-implementation="ooo:com.sun.star.form.component.CheckBox" xml:id="control489" form:id="control4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3" form:control-implementation="ooo:com.sun.star.form.component.CheckBox" xml:id="control490" form:id="control4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4" form:control-implementation="ooo:com.sun.star.form.component.CheckBox" xml:id="control491" form:id="control4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5" form:control-implementation="ooo:com.sun.star.form.component.CheckBox" xml:id="control492" form:id="control4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6" form:control-implementation="ooo:com.sun.star.form.component.CheckBox" xml:id="control493" form:id="control4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7" form:control-implementation="ooo:com.sun.star.form.component.CheckBox" xml:id="control494" form:id="control4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8" form:control-implementation="ooo:com.sun.star.form.component.CheckBox" xml:id="control495" form:id="control4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9" form:control-implementation="ooo:com.sun.star.form.component.CheckBox" xml:id="control496" form:id="control4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0" form:control-implementation="ooo:com.sun.star.form.component.CheckBox" xml:id="control497" form:id="control4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6" form:control-implementation="ooo:com.sun.star.form.component.CheckBox" xml:id="control498" form:id="control4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7" form:control-implementation="ooo:com.sun.star.form.component.CheckBox" xml:id="control499" form:id="control4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8" form:control-implementation="ooo:com.sun.star.form.component.CheckBox" xml:id="control500" form:id="control5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9" form:control-implementation="ooo:com.sun.star.form.component.CheckBox" xml:id="control501" form:id="control5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0" form:control-implementation="ooo:com.sun.star.form.component.CheckBox" xml:id="control502" form:id="control5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1" form:control-implementation="ooo:com.sun.star.form.component.CheckBox" xml:id="control503" form:id="control5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2" form:control-implementation="ooo:com.sun.star.form.component.CheckBox" xml:id="control504" form:id="control5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3" form:control-implementation="ooo:com.sun.star.form.component.CheckBox" xml:id="control505" form:id="control5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4" form:control-implementation="ooo:com.sun.star.form.component.CheckBox" xml:id="control506" form:id="control5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5" form:control-implementation="ooo:com.sun.star.form.component.CheckBox" xml:id="control507" form:id="control5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6" form:control-implementation="ooo:com.sun.star.form.component.CheckBox" xml:id="control508" form:id="control5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7" form:control-implementation="ooo:com.sun.star.form.component.CheckBox" xml:id="control509" form:id="control5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8" form:control-implementation="ooo:com.sun.star.form.component.CheckBox" xml:id="control510" form:id="control5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9" form:control-implementation="ooo:com.sun.star.form.component.CheckBox" xml:id="control511" form:id="control5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0" form:control-implementation="ooo:com.sun.star.form.component.CheckBox" xml:id="control512" form:id="control5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1" form:control-implementation="ooo:com.sun.star.form.component.CheckBox" xml:id="control513" form:id="control5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2" form:control-implementation="ooo:com.sun.star.form.component.CheckBox" xml:id="control514" form:id="control5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3" form:control-implementation="ooo:com.sun.star.form.component.CheckBox" xml:id="control515" form:id="control5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4" form:control-implementation="ooo:com.sun.star.form.component.CheckBox" xml:id="control516" form:id="control5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5" form:control-implementation="ooo:com.sun.star.form.component.CheckBox" xml:id="control517" form:id="control5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6" form:control-implementation="ooo:com.sun.star.form.component.CheckBox" xml:id="control518" form:id="control5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7" form:control-implementation="ooo:com.sun.star.form.component.CheckBox" xml:id="control519" form:id="control5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8" form:control-implementation="ooo:com.sun.star.form.component.CheckBox" xml:id="control520" form:id="control5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9" form:control-implementation="ooo:com.sun.star.form.component.CheckBox" xml:id="control521" form:id="control5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0" form:control-implementation="ooo:com.sun.star.form.component.CheckBox" xml:id="control522" form:id="control5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1" form:control-implementation="ooo:com.sun.star.form.component.CheckBox" xml:id="control523" form:id="control5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2" form:control-implementation="ooo:com.sun.star.form.component.CheckBox" xml:id="control524" form:id="control5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3" form:control-implementation="ooo:com.sun.star.form.component.CheckBox" xml:id="control525" form:id="control5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4" form:control-implementation="ooo:com.sun.star.form.component.CheckBox" xml:id="control526" form:id="control5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5" form:control-implementation="ooo:com.sun.star.form.component.CheckBox" xml:id="control527" form:id="control5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6" form:control-implementation="ooo:com.sun.star.form.component.CheckBox" xml:id="control528" form:id="control5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7" form:control-implementation="ooo:com.sun.star.form.component.CheckBox" xml:id="control529" form:id="control5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8" form:control-implementation="ooo:com.sun.star.form.component.CheckBox" xml:id="control530" form:id="control5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9" form:control-implementation="ooo:com.sun.star.form.component.CheckBox" xml:id="control531" form:id="control5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0" form:control-implementation="ooo:com.sun.star.form.component.CheckBox" xml:id="control532" form:id="control5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1" form:control-implementation="ooo:com.sun.star.form.component.CheckBox" xml:id="control533" form:id="control5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2" form:control-implementation="ooo:com.sun.star.form.component.CheckBox" xml:id="control534" form:id="control5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3" form:control-implementation="ooo:com.sun.star.form.component.CheckBox" xml:id="control535" form:id="control5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4" form:control-implementation="ooo:com.sun.star.form.component.CheckBox" xml:id="control536" form:id="control5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5" form:control-implementation="ooo:com.sun.star.form.component.CheckBox" xml:id="control537" form:id="control5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6" form:control-implementation="ooo:com.sun.star.form.component.CheckBox" xml:id="control538" form:id="control5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7" form:control-implementation="ooo:com.sun.star.form.component.CheckBox" xml:id="control539" form:id="control5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8" form:control-implementation="ooo:com.sun.star.form.component.CheckBox" xml:id="control540" form:id="control5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9" form:control-implementation="ooo:com.sun.star.form.component.CheckBox" xml:id="control541" form:id="control5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0" form:control-implementation="ooo:com.sun.star.form.component.CheckBox" xml:id="control542" form:id="control5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1" form:control-implementation="ooo:com.sun.star.form.component.CheckBox" xml:id="control543" form:id="control5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2" form:control-implementation="ooo:com.sun.star.form.component.CheckBox" xml:id="control544" form:id="control5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3" form:control-implementation="ooo:com.sun.star.form.component.CheckBox" xml:id="control545" form:id="control5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4" form:control-implementation="ooo:com.sun.star.form.component.CheckBox" xml:id="control546" form:id="control5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5" form:control-implementation="ooo:com.sun.star.form.component.CheckBox" xml:id="control547" form:id="control5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6" form:control-implementation="ooo:com.sun.star.form.component.CheckBox" xml:id="control548" form:id="control5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7" form:control-implementation="ooo:com.sun.star.form.component.CheckBox" xml:id="control549" form:id="control5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8" form:control-implementation="ooo:com.sun.star.form.component.CheckBox" xml:id="control550" form:id="control5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9" form:control-implementation="ooo:com.sun.star.form.component.CheckBox" xml:id="control551" form:id="control5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0" form:control-implementation="ooo:com.sun.star.form.component.CheckBox" xml:id="control552" form:id="control5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1" form:control-implementation="ooo:com.sun.star.form.component.CheckBox" xml:id="control553" form:id="control5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2" form:control-implementation="ooo:com.sun.star.form.component.CheckBox" xml:id="control554" form:id="control5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3" form:control-implementation="ooo:com.sun.star.form.component.CheckBox" xml:id="control555" form:id="control5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4" form:control-implementation="ooo:com.sun.star.form.component.CheckBox" xml:id="control556" form:id="control5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5" form:control-implementation="ooo:com.sun.star.form.component.CheckBox" xml:id="control557" form:id="control5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69" form:control-implementation="ooo:com.sun.star.form.component.TextField" xml:id="control558" form:id="control558" form:current-value="Science" form:value="Scie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0" form:control-implementation="ooo:com.sun.star.form.component.TextField" xml:id="control559" form:id="control559" form:current-value="Technology" form:value="Technolog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1" form:control-implementation="ooo:com.sun.star.form.component.TextField" xml:id="control560" form:id="control56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2" form:control-implementation="ooo:com.sun.star.form.component.TextField" xml:id="control561" form:id="control56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466" form:control-implementation="ooo:com.sun.star.form.component.CheckBox" xml:id="control562" form:id="control5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7" form:control-implementation="ooo:com.sun.star.form.component.CheckBox" xml:id="control563" form:id="control5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8" form:control-implementation="ooo:com.sun.star.form.component.CheckBox" xml:id="control564" form:id="control5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9" form:control-implementation="ooo:com.sun.star.form.component.CheckBox" xml:id="control565" form:id="control5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0" form:control-implementation="ooo:com.sun.star.form.component.CheckBox" xml:id="control566" form:id="control5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1" form:control-implementation="ooo:com.sun.star.form.component.CheckBox" xml:id="control567" form:id="control5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2" form:control-implementation="ooo:com.sun.star.form.component.CheckBox" xml:id="control568" form:id="control5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3" form:control-implementation="ooo:com.sun.star.form.component.CheckBox" xml:id="control569" form:id="control5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4" form:control-implementation="ooo:com.sun.star.form.component.CheckBox" xml:id="control570" form:id="control5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5" form:control-implementation="ooo:com.sun.star.form.component.CheckBox" xml:id="control571" form:id="control5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6" form:control-implementation="ooo:com.sun.star.form.component.CheckBox" xml:id="control572" form:id="control5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7" form:control-implementation="ooo:com.sun.star.form.component.CheckBox" xml:id="control573" form:id="control5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8" form:control-implementation="ooo:com.sun.star.form.component.CheckBox" xml:id="control574" form:id="control5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9" form:control-implementation="ooo:com.sun.star.form.component.CheckBox" xml:id="control575" form:id="control5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0" form:control-implementation="ooo:com.sun.star.form.component.CheckBox" xml:id="control576" form:id="control5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1" form:control-implementation="ooo:com.sun.star.form.component.CheckBox" xml:id="control577" form:id="control5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2" form:control-implementation="ooo:com.sun.star.form.component.CheckBox" xml:id="control578" form:id="control5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3" form:control-implementation="ooo:com.sun.star.form.component.CheckBox" xml:id="control579" form:id="control5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4" form:control-implementation="ooo:com.sun.star.form.component.CheckBox" xml:id="control580" form:id="control5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5" form:control-implementation="ooo:com.sun.star.form.component.CheckBox" xml:id="control581" form:id="control5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73" form:control-implementation="ooo:com.sun.star.form.component.TextField" xml:id="control582" form:id="control582" form:current-value="Blood Potency" form:value="Blood Potenc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9" form:control-implementation="ooo:com.sun.star.form.component.TextField" xml:id="control583" form:id="control58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0" form:control-implementation="ooo:com.sun.star.form.component.TextField" xml:id="control584" form:id="control58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1" form:control-implementation="ooo:com.sun.star.form.component.TextField" xml:id="control585" form:id="control58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2" form:control-implementation="ooo:com.sun.star.form.component.TextField" xml:id="control586" form:id="control58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3" form:control-implementation="ooo:com.sun.star.form.component.TextField" xml:id="control587" form:id="control58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4" form:control-implementation="ooo:com.sun.star.form.component.TextField" xml:id="control588" form:id="control58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5" form:control-implementation="ooo:com.sun.star.form.component.TextField" xml:id="control589" form:id="control58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6" form:control-implementation="ooo:com.sun.star.form.component.TextField" xml:id="control590" form:id="control59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7" form:control-implementation="ooo:com.sun.star.form.component.TextField" xml:id="control591" form:id="control59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8" form:control-implementation="ooo:com.sun.star.form.component.TextField" xml:id="control592" form:id="control59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9" form:control-implementation="ooo:com.sun.star.form.component.TextField" xml:id="control593" form:id="control59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0" form:control-implementation="ooo:com.sun.star.form.component.TextField" xml:id="control594" form:id="control59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1" form:control-implementation="ooo:com.sun.star.form.component.TextField" xml:id="control595" form:id="control59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2" form:control-implementation="ooo:com.sun.star.form.component.TextField" xml:id="control596" form:id="control59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3" form:control-implementation="ooo:com.sun.star.form.component.TextField" xml:id="control597" form:id="control59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4" form:control-implementation="ooo:com.sun.star.form.component.TextField" xml:id="control598" form:id="control59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5" form:control-implementation="ooo:com.sun.star.form.component.TextField" xml:id="control599" form:id="control59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7" form:control-implementation="ooo:com.sun.star.form.component.TextField" xml:id="control600" form:id="control6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486" form:control-implementation="ooo:com.sun.star.form.component.CheckBox" xml:id="control601" form:id="control6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7" form:control-implementation="ooo:com.sun.star.form.component.CheckBox" xml:id="control602" form:id="control6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8" form:control-implementation="ooo:com.sun.star.form.component.CheckBox" xml:id="control603" form:id="control6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9" form:control-implementation="ooo:com.sun.star.form.component.CheckBox" xml:id="control604" form:id="control6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0" form:control-implementation="ooo:com.sun.star.form.component.CheckBox" xml:id="control605" form:id="control6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1" form:control-implementation="ooo:com.sun.star.form.component.CheckBox" xml:id="control606" form:id="control6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2" form:control-implementation="ooo:com.sun.star.form.component.CheckBox" xml:id="control607" form:id="control6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3" form:control-implementation="ooo:com.sun.star.form.component.CheckBox" xml:id="control608" form:id="control6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4" form:control-implementation="ooo:com.sun.star.form.component.CheckBox" xml:id="control609" form:id="control6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5" form:control-implementation="ooo:com.sun.star.form.component.CheckBox" xml:id="control610" form:id="control6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74" form:control-implementation="ooo:com.sun.star.form.component.TextField" xml:id="control611" form:id="control611" form:current-value="Blood Surge" form:value="Blood Sur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5" form:control-implementation="ooo:com.sun.star.form.component.TextField" xml:id="control612" form:id="control6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6" form:control-implementation="ooo:com.sun.star.form.component.TextField" xml:id="control613" form:id="control613" form:current-value="Mend Amount" form:value="Mend Amou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7" form:control-implementation="ooo:com.sun.star.form.component.TextField" xml:id="control614" form:id="control6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8" form:control-implementation="ooo:com.sun.star.form.component.TextField" xml:id="control615" form:id="control615" form:current-value="Power Bonus" form:value="Power Bonu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9" form:control-implementation="ooo:com.sun.star.form.component.TextField" xml:id="control616" form:id="control6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0" form:control-implementation="ooo:com.sun.star.form.component.TextField" xml:id="control617" form:id="control617" form:current-value="Rouse Re-Roll" form:value="Rouse Re-Roll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1" form:control-implementation="ooo:com.sun.star.form.component.TextField" xml:id="control618" form:id="control6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2" form:control-implementation="ooo:com.sun.star.form.component.TextField" xml:id="control619" form:id="control619" form:current-value="Feeding Penalty" form:value="Feeding Penalt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3" form:control-implementation="ooo:com.sun.star.form.component.TextField" xml:id="control620" form:id="control6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4" form:control-implementation="ooo:com.sun.star.form.component.TextField" xml:id="control621" form:id="control621" form:current-value="Bane Serverity" form:value="Bane Serverit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5" form:control-implementation="ooo:com.sun.star.form.component.TextField" xml:id="control622" form:id="control6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6" form:control-implementation="ooo:com.sun.star.form.component.TextField" xml:id="control623" form:id="control623" form:current-value="Clan Bane" form:value="Clan Ban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7" form:control-implementation="ooo:com.sun.star.form.component.TextField" xml:id="control624" form:id="control6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control draw:style-name="gr1" draw:text-style-name="P1" draw:layer="controls" svg:width="21cm" svg:height="1.75cm" svg:x="0cm" svg:y="0cm" draw:control="control1"/>
        <draw:line draw:style-name="gr2" draw:text-style-name="P2" draw:layer="layout" svg:x1="0cm" svg:y1="1.8cm" svg:x2="21cm" svg:y2="1.8cm">
          <text:p/>
        </draw:line>
        <draw:control draw:style-name="gr3" draw:text-style-name="P3" draw:layer="controls" svg:width="3.25cm" svg:height="0.75cm" svg:x="0cm" svg:y="1.85cm" draw:control="control2"/>
        <draw:control draw:style-name="gr4" draw:text-style-name="P4" draw:layer="controls" svg:width="3.75cm" svg:height="0.75cm" svg:x="3.25cm" svg:y="1.85cm" draw:control="control3"/>
        <draw:control draw:style-name="gr3" draw:text-style-name="P5" draw:layer="controls" svg:width="3.25cm" svg:height="0.75cm" svg:x="0cm" svg:y="2.6cm" draw:control="control4"/>
        <draw:control draw:style-name="gr4" draw:text-style-name="P4" draw:layer="controls" svg:width="3.75cm" svg:height="0.75cm" svg:x="3.25cm" svg:y="2.6cm" draw:control="control5"/>
        <draw:control draw:style-name="gr3" draw:text-style-name="P5" draw:layer="controls" svg:width="3.25cm" svg:height="0.75cm" svg:x="0cm" svg:y="3.35cm" draw:control="control6"/>
        <draw:control draw:style-name="gr4" draw:text-style-name="P4" draw:layer="controls" svg:width="3.75cm" svg:height="0.75cm" svg:x="3.25cm" svg:y="3.35cm" draw:control="control7"/>
        <draw:control draw:style-name="gr3" draw:text-style-name="P5" draw:layer="controls" svg:width="3.25cm" svg:height="0.75cm" svg:x="0cm" svg:y="4.1cm" draw:control="control8"/>
        <draw:control draw:style-name="gr4" draw:text-style-name="P4" draw:layer="controls" svg:width="3.75cm" svg:height="0.75cm" svg:x="3.25cm" svg:y="4.1cm" draw:control="control9"/>
        <draw:control draw:style-name="gr3" draw:text-style-name="P5" draw:layer="controls" svg:width="3.25cm" svg:height="0.75cm" svg:x="0cm" svg:y="4.85cm" draw:control="control10"/>
        <draw:control draw:style-name="gr4" draw:text-style-name="P4" draw:layer="controls" svg:width="3.75cm" svg:height="0.75cm" svg:x="3.25cm" svg:y="4.85cm" draw:control="control11"/>
        <draw:control draw:style-name="gr3" draw:text-style-name="P5" draw:layer="controls" svg:width="3.25cm" svg:height="0.75cm" svg:x="7cm" svg:y="1.85cm" draw:control="control12"/>
        <draw:control draw:style-name="gr4" draw:text-style-name="P4" draw:layer="controls" svg:width="3.75cm" svg:height="0.75cm" svg:x="10.25cm" svg:y="1.85cm" draw:control="control13"/>
        <draw:control draw:style-name="gr3" draw:text-style-name="P5" draw:layer="controls" svg:width="3.25cm" svg:height="0.75cm" svg:x="7cm" svg:y="2.6cm" draw:control="control14"/>
        <draw:control draw:style-name="gr4" draw:text-style-name="P4" draw:layer="controls" svg:width="3.75cm" svg:height="0.75cm" svg:x="10.25cm" svg:y="2.6cm" draw:control="control15"/>
        <draw:control draw:style-name="gr3" draw:text-style-name="P5" draw:layer="controls" svg:width="3.25cm" svg:height="0.75cm" svg:x="7cm" svg:y="3.35cm" draw:control="control16"/>
        <draw:control draw:style-name="gr4" draw:text-style-name="P4" draw:layer="controls" svg:width="3.75cm" svg:height="0.75cm" svg:x="10.25cm" svg:y="3.35cm" draw:control="control17"/>
        <draw:control draw:style-name="gr3" draw:text-style-name="P5" draw:layer="controls" svg:width="3.25cm" svg:height="0.75cm" svg:x="7cm" svg:y="4.1cm" draw:control="control18"/>
        <draw:control draw:style-name="gr4" draw:text-style-name="P4" draw:layer="controls" svg:width="3.75cm" svg:height="0.75cm" svg:x="10.25cm" svg:y="4.1cm" draw:control="control19"/>
        <draw:control draw:style-name="gr3" draw:text-style-name="P5" draw:layer="controls" svg:width="3.25cm" svg:height="0.75cm" svg:x="7cm" svg:y="4.85cm" draw:control="control20"/>
        <draw:control draw:style-name="gr4" draw:text-style-name="P4" draw:layer="controls" svg:width="3.75cm" svg:height="0.75cm" svg:x="10.25cm" svg:y="4.85cm" draw:control="control21"/>
        <draw:control draw:style-name="gr3" draw:text-style-name="P5" draw:layer="controls" svg:width="3.25cm" svg:height="0.75cm" svg:x="14cm" svg:y="1.85cm" draw:control="control22"/>
        <draw:control draw:style-name="gr4" draw:text-style-name="P4" draw:layer="controls" svg:width="3.75cm" svg:height="0.75cm" svg:x="17.25cm" svg:y="1.85cm" draw:control="control23"/>
        <draw:control draw:style-name="gr3" draw:text-style-name="P5" draw:layer="controls" svg:width="3.25cm" svg:height="0.75cm" svg:x="14cm" svg:y="2.6cm" draw:control="control24"/>
        <draw:control draw:style-name="gr4" draw:text-style-name="P4" draw:layer="controls" svg:width="3.75cm" svg:height="0.75cm" svg:x="17.25cm" svg:y="2.6cm" draw:control="control25"/>
        <draw:control draw:style-name="gr3" draw:text-style-name="P5" draw:layer="controls" svg:width="3.25cm" svg:height="0.75cm" svg:x="14cm" svg:y="3.35cm" draw:control="control26"/>
        <draw:control draw:style-name="gr4" draw:text-style-name="P4" draw:layer="controls" svg:width="3.75cm" svg:height="0.75cm" svg:x="17.25cm" svg:y="3.35cm" draw:control="control27"/>
        <draw:control draw:style-name="gr3" draw:text-style-name="P5" draw:layer="controls" svg:width="3.25cm" svg:height="0.75cm" svg:x="14cm" svg:y="4.1cm" draw:control="control28"/>
        <draw:control draw:style-name="gr4" draw:text-style-name="P4" draw:layer="controls" svg:width="3.75cm" svg:height="0.75cm" svg:x="17.25cm" svg:y="4.1cm" draw:control="control29"/>
        <draw:control draw:style-name="gr3" draw:text-style-name="P5" draw:layer="controls" svg:width="3.25cm" svg:height="0.75cm" svg:x="14cm" svg:y="4.85cm" draw:control="control30"/>
        <draw:control draw:style-name="gr4" draw:text-style-name="P4" draw:layer="controls" svg:width="3.75cm" svg:height="0.75cm" svg:x="17.25cm" svg:y="4.85cm" draw:control="control31"/>
        <draw:control draw:style-name="gr3" draw:text-style-name="P6" draw:layer="controls" svg:width="3.625cm" svg:height="1cm" svg:x="8.688cm" svg:y="5.6cm" draw:control="control32"/>
        <draw:control draw:style-name="gr3" draw:text-style-name="P5" draw:layer="controls" svg:width="2.25cm" svg:height="0.75cm" svg:x="0.7cm" svg:y="6.6cm" draw:control="control33"/>
        <draw:control draw:style-name="gr3" draw:text-style-name="P5" draw:layer="controls" svg:width="2.25cm" svg:height="0.75cm" svg:x="0.7cm" svg:y="7.35cm" draw:control="control34"/>
        <draw:control draw:style-name="gr3" draw:text-style-name="P5" draw:layer="controls" svg:width="2.25cm" svg:height="0.75cm" svg:x="0.7cm" svg:y="8.1cm" draw:control="control35"/>
        <draw:control draw:style-name="gr5" draw:text-style-name="P7" draw:layer="controls" svg:width="0.493cm" svg:height="0.75cm" svg:x="3cm" svg:y="6.6cm" draw:control="control36"/>
        <draw:control draw:style-name="gr5" draw:text-style-name="P7" draw:layer="controls" svg:width="0.494cm" svg:height="0.75cm" svg:x="3.345cm" svg:y="6.6cm" draw:control="control37"/>
        <draw:control draw:style-name="gr5" draw:text-style-name="P7" draw:layer="controls" svg:width="0.493cm" svg:height="0.75cm" svg:x="3.691cm" svg:y="6.6cm" draw:control="control38"/>
        <draw:control draw:style-name="gr5" draw:text-style-name="P7" draw:layer="controls" svg:width="0.494cm" svg:height="0.75cm" svg:x="4.036cm" svg:y="6.6cm" draw:control="control39"/>
        <draw:control draw:style-name="gr5" draw:text-style-name="P7" draw:layer="controls" svg:width="0.493cm" svg:height="0.75cm" svg:x="4.382cm" svg:y="6.6cm" draw:control="control40"/>
        <draw:control draw:style-name="gr5" draw:text-style-name="P7" draw:layer="controls" svg:width="0.493cm" svg:height="0.75cm" svg:x="4.875cm" svg:y="6.6cm" draw:control="control41"/>
        <draw:control draw:style-name="gr5" draw:text-style-name="P7" draw:layer="controls" svg:width="0.494cm" svg:height="0.75cm" svg:x="5.22cm" svg:y="6.6cm" draw:control="control42"/>
        <draw:control draw:style-name="gr5" draw:text-style-name="P7" draw:layer="controls" svg:width="0.493cm" svg:height="0.75cm" svg:x="5.566cm" svg:y="6.6cm" draw:control="control43"/>
        <draw:control draw:style-name="gr5" draw:text-style-name="P7" draw:layer="controls" svg:width="0.494cm" svg:height="0.75cm" svg:x="5.911cm" svg:y="6.6cm" draw:control="control44"/>
        <draw:control draw:style-name="gr5" draw:text-style-name="P7" draw:layer="controls" svg:width="0.493cm" svg:height="0.75cm" svg:x="6.257cm" svg:y="6.6cm" draw:control="control45"/>
        <draw:control draw:style-name="gr5" draw:text-style-name="P7" draw:layer="controls" svg:width="0.493cm" svg:height="0.75cm" svg:x="3cm" svg:y="7.35cm" draw:control="control46"/>
        <draw:control draw:style-name="gr5" draw:text-style-name="P7" draw:layer="controls" svg:width="0.494cm" svg:height="0.75cm" svg:x="3.345cm" svg:y="7.35cm" draw:control="control47"/>
        <draw:control draw:style-name="gr5" draw:text-style-name="P7" draw:layer="controls" svg:width="0.493cm" svg:height="0.75cm" svg:x="3.691cm" svg:y="7.35cm" draw:control="control48"/>
        <draw:control draw:style-name="gr5" draw:text-style-name="P7" draw:layer="controls" svg:width="0.494cm" svg:height="0.75cm" svg:x="4.036cm" svg:y="7.35cm" draw:control="control49"/>
        <draw:control draw:style-name="gr5" draw:text-style-name="P7" draw:layer="controls" svg:width="0.493cm" svg:height="0.75cm" svg:x="4.382cm" svg:y="7.35cm" draw:control="control50"/>
        <draw:control draw:style-name="gr5" draw:text-style-name="P7" draw:layer="controls" svg:width="0.493cm" svg:height="0.75cm" svg:x="4.875cm" svg:y="7.35cm" draw:control="control51"/>
        <draw:control draw:style-name="gr5" draw:text-style-name="P7" draw:layer="controls" svg:width="0.494cm" svg:height="0.75cm" svg:x="5.22cm" svg:y="7.35cm" draw:control="control52"/>
        <draw:control draw:style-name="gr5" draw:text-style-name="P7" draw:layer="controls" svg:width="0.493cm" svg:height="0.75cm" svg:x="5.566cm" svg:y="7.35cm" draw:control="control53"/>
        <draw:control draw:style-name="gr5" draw:text-style-name="P7" draw:layer="controls" svg:width="0.494cm" svg:height="0.75cm" svg:x="5.911cm" svg:y="7.35cm" draw:control="control54"/>
        <draw:control draw:style-name="gr5" draw:text-style-name="P7" draw:layer="controls" svg:width="0.493cm" svg:height="0.75cm" svg:x="6.257cm" svg:y="7.35cm" draw:control="control55"/>
        <draw:control draw:style-name="gr5" draw:text-style-name="P7" draw:layer="controls" svg:width="0.493cm" svg:height="0.75cm" svg:x="3cm" svg:y="8.1cm" draw:control="control56"/>
        <draw:control draw:style-name="gr5" draw:text-style-name="P7" draw:layer="controls" svg:width="0.494cm" svg:height="0.75cm" svg:x="3.345cm" svg:y="8.1cm" draw:control="control57"/>
        <draw:control draw:style-name="gr5" draw:text-style-name="P7" draw:layer="controls" svg:width="0.493cm" svg:height="0.75cm" svg:x="3.691cm" svg:y="8.1cm" draw:control="control58"/>
        <draw:control draw:style-name="gr5" draw:text-style-name="P7" draw:layer="controls" svg:width="0.494cm" svg:height="0.75cm" svg:x="4.036cm" svg:y="8.1cm" draw:control="control59"/>
        <draw:control draw:style-name="gr5" draw:text-style-name="P7" draw:layer="controls" svg:width="0.493cm" svg:height="0.75cm" svg:x="4.382cm" svg:y="8.1cm" draw:control="control60"/>
        <draw:control draw:style-name="gr5" draw:text-style-name="P7" draw:layer="controls" svg:width="0.493cm" svg:height="0.75cm" svg:x="4.875cm" svg:y="8.1cm" draw:control="control61"/>
        <draw:control draw:style-name="gr5" draw:text-style-name="P7" draw:layer="controls" svg:width="0.494cm" svg:height="0.75cm" svg:x="5.22cm" svg:y="8.1cm" draw:control="control62"/>
        <draw:control draw:style-name="gr5" draw:text-style-name="P7" draw:layer="controls" svg:width="0.493cm" svg:height="0.75cm" svg:x="5.566cm" svg:y="8.1cm" draw:control="control63"/>
        <draw:control draw:style-name="gr5" draw:text-style-name="P7" draw:layer="controls" svg:width="0.494cm" svg:height="0.75cm" svg:x="5.911cm" svg:y="8.1cm" draw:control="control64"/>
        <draw:control draw:style-name="gr5" draw:text-style-name="P7" draw:layer="controls" svg:width="0.493cm" svg:height="0.75cm" svg:x="6.257cm" svg:y="8.1cm" draw:control="control65"/>
        <draw:control draw:style-name="gr3" draw:text-style-name="P5" draw:layer="controls" svg:width="3.1cm" svg:height="0.75cm" svg:x="6.755cm" svg:y="6.6cm" draw:control="control66"/>
        <draw:control draw:style-name="gr3" draw:text-style-name="P5" draw:layer="controls" svg:width="3.1cm" svg:height="0.75cm" svg:x="6.755cm" svg:y="7.35cm" draw:control="control67"/>
        <draw:control draw:style-name="gr3" draw:text-style-name="P5" draw:layer="controls" svg:width="3.1cm" svg:height="0.75cm" svg:x="6.755cm" svg:y="8.1cm" draw:control="control68"/>
        <draw:control draw:style-name="gr5" draw:text-style-name="P7" draw:layer="controls" svg:width="0.493cm" svg:height="0.75cm" svg:x="9.905cm" svg:y="6.6cm" draw:control="control69"/>
        <draw:control draw:style-name="gr5" draw:text-style-name="P7" draw:layer="controls" svg:width="0.494cm" svg:height="0.75cm" svg:x="10.25cm" svg:y="6.6cm" draw:control="control70"/>
        <draw:control draw:style-name="gr5" draw:text-style-name="P7" draw:layer="controls" svg:width="0.493cm" svg:height="0.75cm" svg:x="10.596cm" svg:y="6.6cm" draw:control="control71"/>
        <draw:control draw:style-name="gr5" draw:text-style-name="P7" draw:layer="controls" svg:width="0.494cm" svg:height="0.75cm" svg:x="10.941cm" svg:y="6.6cm" draw:control="control72"/>
        <draw:control draw:style-name="gr5" draw:text-style-name="P7" draw:layer="controls" svg:width="0.493cm" svg:height="0.75cm" svg:x="11.287cm" svg:y="6.6cm" draw:control="control73"/>
        <draw:control draw:style-name="gr5" draw:text-style-name="P7" draw:layer="controls" svg:width="0.493cm" svg:height="0.75cm" svg:x="11.78cm" svg:y="6.6cm" draw:control="control74"/>
        <draw:control draw:style-name="gr5" draw:text-style-name="P7" draw:layer="controls" svg:width="0.494cm" svg:height="0.75cm" svg:x="12.125cm" svg:y="6.6cm" draw:control="control75"/>
        <draw:control draw:style-name="gr5" draw:text-style-name="P7" draw:layer="controls" svg:width="0.493cm" svg:height="0.75cm" svg:x="12.471cm" svg:y="6.6cm" draw:control="control76"/>
        <draw:control draw:style-name="gr5" draw:text-style-name="P7" draw:layer="controls" svg:width="0.494cm" svg:height="0.75cm" svg:x="12.816cm" svg:y="6.6cm" draw:control="control77"/>
        <draw:control draw:style-name="gr5" draw:text-style-name="P7" draw:layer="controls" svg:width="0.493cm" svg:height="0.75cm" svg:x="13.162cm" svg:y="6.6cm" draw:control="control78"/>
        <draw:control draw:style-name="gr5" draw:text-style-name="P7" draw:layer="controls" svg:width="0.493cm" svg:height="0.75cm" svg:x="9.905cm" svg:y="7.35cm" draw:control="control79"/>
        <draw:control draw:style-name="gr5" draw:text-style-name="P7" draw:layer="controls" svg:width="0.494cm" svg:height="0.75cm" svg:x="10.25cm" svg:y="7.35cm" draw:control="control80"/>
        <draw:control draw:style-name="gr5" draw:text-style-name="P7" draw:layer="controls" svg:width="0.493cm" svg:height="0.75cm" svg:x="10.596cm" svg:y="7.35cm" draw:control="control81"/>
        <draw:control draw:style-name="gr5" draw:text-style-name="P7" draw:layer="controls" svg:width="0.494cm" svg:height="0.75cm" svg:x="10.941cm" svg:y="7.35cm" draw:control="control82"/>
        <draw:control draw:style-name="gr5" draw:text-style-name="P7" draw:layer="controls" svg:width="0.493cm" svg:height="0.75cm" svg:x="11.287cm" svg:y="7.35cm" draw:control="control83"/>
        <draw:control draw:style-name="gr5" draw:text-style-name="P7" draw:layer="controls" svg:width="0.493cm" svg:height="0.75cm" svg:x="11.78cm" svg:y="7.35cm" draw:control="control84"/>
        <draw:control draw:style-name="gr5" draw:text-style-name="P7" draw:layer="controls" svg:width="0.494cm" svg:height="0.75cm" svg:x="12.125cm" svg:y="7.35cm" draw:control="control85"/>
        <draw:control draw:style-name="gr5" draw:text-style-name="P7" draw:layer="controls" svg:width="0.493cm" svg:height="0.75cm" svg:x="12.471cm" svg:y="7.35cm" draw:control="control86"/>
        <draw:control draw:style-name="gr5" draw:text-style-name="P7" draw:layer="controls" svg:width="0.494cm" svg:height="0.75cm" svg:x="12.816cm" svg:y="7.35cm" draw:control="control87"/>
        <draw:control draw:style-name="gr5" draw:text-style-name="P7" draw:layer="controls" svg:width="0.493cm" svg:height="0.75cm" svg:x="13.162cm" svg:y="7.35cm" draw:control="control88"/>
        <draw:control draw:style-name="gr5" draw:text-style-name="P7" draw:layer="controls" svg:width="0.493cm" svg:height="0.75cm" svg:x="9.905cm" svg:y="8.1cm" draw:control="control89"/>
        <draw:control draw:style-name="gr5" draw:text-style-name="P7" draw:layer="controls" svg:width="0.494cm" svg:height="0.75cm" svg:x="10.25cm" svg:y="8.1cm" draw:control="control90"/>
        <draw:control draw:style-name="gr5" draw:text-style-name="P7" draw:layer="controls" svg:width="0.493cm" svg:height="0.75cm" svg:x="10.596cm" svg:y="8.1cm" draw:control="control91"/>
        <draw:control draw:style-name="gr5" draw:text-style-name="P7" draw:layer="controls" svg:width="0.494cm" svg:height="0.75cm" svg:x="10.941cm" svg:y="8.1cm" draw:control="control92"/>
        <draw:control draw:style-name="gr5" draw:text-style-name="P7" draw:layer="controls" svg:width="0.493cm" svg:height="0.75cm" svg:x="11.287cm" svg:y="8.1cm" draw:control="control93"/>
        <draw:control draw:style-name="gr5" draw:text-style-name="P7" draw:layer="controls" svg:width="0.493cm" svg:height="0.75cm" svg:x="11.78cm" svg:y="8.1cm" draw:control="control94"/>
        <draw:control draw:style-name="gr5" draw:text-style-name="P7" draw:layer="controls" svg:width="0.494cm" svg:height="0.75cm" svg:x="12.125cm" svg:y="8.1cm" draw:control="control95"/>
        <draw:control draw:style-name="gr5" draw:text-style-name="P7" draw:layer="controls" svg:width="0.493cm" svg:height="0.75cm" svg:x="12.471cm" svg:y="8.1cm" draw:control="control96"/>
        <draw:control draw:style-name="gr5" draw:text-style-name="P7" draw:layer="controls" svg:width="0.494cm" svg:height="0.75cm" svg:x="12.816cm" svg:y="8.1cm" draw:control="control97"/>
        <draw:control draw:style-name="gr5" draw:text-style-name="P7" draw:layer="controls" svg:width="0.493cm" svg:height="0.75cm" svg:x="13.162cm" svg:y="8.1cm" draw:control="control98"/>
        <draw:control draw:style-name="gr3" draw:text-style-name="P5" draw:layer="controls" svg:width="2.75cm" svg:height="0.75cm" svg:x="13.75cm" svg:y="6.6cm" draw:control="control99"/>
        <draw:control draw:style-name="gr3" draw:text-style-name="P5" draw:layer="controls" svg:width="2.75cm" svg:height="0.75cm" svg:x="13.75cm" svg:y="7.35cm" draw:control="control100"/>
        <draw:control draw:style-name="gr3" draw:text-style-name="P5" draw:layer="controls" svg:width="2.75cm" svg:height="0.75cm" svg:x="13.75cm" svg:y="8.1cm" draw:control="control101"/>
        <draw:control draw:style-name="gr5" draw:text-style-name="P7" draw:layer="controls" svg:width="0.493cm" svg:height="0.75cm" svg:x="16.55cm" svg:y="6.6cm" draw:control="control102"/>
        <draw:control draw:style-name="gr5" draw:text-style-name="P7" draw:layer="controls" svg:width="0.494cm" svg:height="0.75cm" svg:x="16.895cm" svg:y="6.6cm" draw:control="control103"/>
        <draw:control draw:style-name="gr5" draw:text-style-name="P7" draw:layer="controls" svg:width="0.493cm" svg:height="0.75cm" svg:x="17.241cm" svg:y="6.6cm" draw:control="control104"/>
        <draw:control draw:style-name="gr5" draw:text-style-name="P7" draw:layer="controls" svg:width="0.494cm" svg:height="0.75cm" svg:x="17.586cm" svg:y="6.6cm" draw:control="control105"/>
        <draw:control draw:style-name="gr5" draw:text-style-name="P7" draw:layer="controls" svg:width="0.493cm" svg:height="0.75cm" svg:x="17.932cm" svg:y="6.6cm" draw:control="control106"/>
        <draw:control draw:style-name="gr5" draw:text-style-name="P7" draw:layer="controls" svg:width="0.493cm" svg:height="0.75cm" svg:x="18.425cm" svg:y="6.6cm" draw:control="control107"/>
        <draw:control draw:style-name="gr5" draw:text-style-name="P7" draw:layer="controls" svg:width="0.494cm" svg:height="0.75cm" svg:x="18.77cm" svg:y="6.6cm" draw:control="control108"/>
        <draw:control draw:style-name="gr5" draw:text-style-name="P7" draw:layer="controls" svg:width="0.493cm" svg:height="0.75cm" svg:x="19.116cm" svg:y="6.6cm" draw:control="control109"/>
        <draw:control draw:style-name="gr5" draw:text-style-name="P7" draw:layer="controls" svg:width="0.494cm" svg:height="0.75cm" svg:x="19.461cm" svg:y="6.6cm" draw:control="control110"/>
        <draw:control draw:style-name="gr5" draw:text-style-name="P7" draw:layer="controls" svg:width="0.493cm" svg:height="0.75cm" svg:x="19.807cm" svg:y="6.6cm" draw:control="control111"/>
        <draw:control draw:style-name="gr5" draw:text-style-name="P7" draw:layer="controls" svg:width="0.493cm" svg:height="0.75cm" svg:x="16.55cm" svg:y="7.35cm" draw:control="control112"/>
        <draw:control draw:style-name="gr5" draw:text-style-name="P7" draw:layer="controls" svg:width="0.494cm" svg:height="0.75cm" svg:x="16.895cm" svg:y="7.35cm" draw:control="control113"/>
        <draw:control draw:style-name="gr5" draw:text-style-name="P7" draw:layer="controls" svg:width="0.493cm" svg:height="0.75cm" svg:x="17.241cm" svg:y="7.35cm" draw:control="control114"/>
        <draw:control draw:style-name="gr5" draw:text-style-name="P7" draw:layer="controls" svg:width="0.494cm" svg:height="0.75cm" svg:x="17.586cm" svg:y="7.35cm" draw:control="control115"/>
        <draw:control draw:style-name="gr5" draw:text-style-name="P7" draw:layer="controls" svg:width="0.493cm" svg:height="0.75cm" svg:x="17.932cm" svg:y="7.35cm" draw:control="control116"/>
        <draw:control draw:style-name="gr5" draw:text-style-name="P7" draw:layer="controls" svg:width="0.493cm" svg:height="0.75cm" svg:x="18.425cm" svg:y="7.35cm" draw:control="control117"/>
        <draw:control draw:style-name="gr5" draw:text-style-name="P7" draw:layer="controls" svg:width="0.494cm" svg:height="0.75cm" svg:x="18.77cm" svg:y="7.35cm" draw:control="control118"/>
        <draw:control draw:style-name="gr5" draw:text-style-name="P7" draw:layer="controls" svg:width="0.493cm" svg:height="0.75cm" svg:x="19.116cm" svg:y="7.35cm" draw:control="control119"/>
        <draw:control draw:style-name="gr5" draw:text-style-name="P7" draw:layer="controls" svg:width="0.494cm" svg:height="0.75cm" svg:x="19.461cm" svg:y="7.35cm" draw:control="control120"/>
        <draw:control draw:style-name="gr5" draw:text-style-name="P7" draw:layer="controls" svg:width="0.493cm" svg:height="0.75cm" svg:x="19.807cm" svg:y="7.35cm" draw:control="control121"/>
        <draw:control draw:style-name="gr5" draw:text-style-name="P7" draw:layer="controls" svg:width="0.493cm" svg:height="0.75cm" svg:x="16.55cm" svg:y="8.1cm" draw:control="control122"/>
        <draw:control draw:style-name="gr5" draw:text-style-name="P7" draw:layer="controls" svg:width="0.494cm" svg:height="0.75cm" svg:x="16.895cm" svg:y="8.1cm" draw:control="control123"/>
        <draw:control draw:style-name="gr5" draw:text-style-name="P7" draw:layer="controls" svg:width="0.493cm" svg:height="0.75cm" svg:x="17.241cm" svg:y="8.1cm" draw:control="control124"/>
        <draw:control draw:style-name="gr5" draw:text-style-name="P7" draw:layer="controls" svg:width="0.494cm" svg:height="0.75cm" svg:x="17.586cm" svg:y="8.1cm" draw:control="control125"/>
        <draw:control draw:style-name="gr5" draw:text-style-name="P7" draw:layer="controls" svg:width="0.493cm" svg:height="0.75cm" svg:x="17.932cm" svg:y="8.1cm" draw:control="control126"/>
        <draw:control draw:style-name="gr5" draw:text-style-name="P7" draw:layer="controls" svg:width="0.493cm" svg:height="0.75cm" svg:x="18.425cm" svg:y="8.1cm" draw:control="control127"/>
        <draw:control draw:style-name="gr5" draw:text-style-name="P7" draw:layer="controls" svg:width="0.494cm" svg:height="0.75cm" svg:x="18.77cm" svg:y="8.1cm" draw:control="control128"/>
        <draw:control draw:style-name="gr5" draw:text-style-name="P7" draw:layer="controls" svg:width="0.493cm" svg:height="0.75cm" svg:x="19.116cm" svg:y="8.1cm" draw:control="control129"/>
        <draw:control draw:style-name="gr5" draw:text-style-name="P7" draw:layer="controls" svg:width="0.494cm" svg:height="0.75cm" svg:x="19.461cm" svg:y="8.1cm" draw:control="control130"/>
        <draw:control draw:style-name="gr5" draw:text-style-name="P7" draw:layer="controls" svg:width="0.493cm" svg:height="0.75cm" svg:x="19.807cm" svg:y="8.1cm" draw:control="control131"/>
        <draw:control draw:style-name="gr3" draw:text-style-name="P5" draw:layer="controls" svg:width="1.75cm" svg:height="0.75cm" svg:x="4.75cm" svg:y="8.85cm" draw:control="control192"/>
        <draw:control draw:style-name="gr3" draw:text-style-name="P8" draw:layer="controls" svg:width="2.5cm" svg:height="0.75cm" svg:x="13.9cm" svg:y="8.85cm" draw:control="control193"/>
        <draw:control draw:style-name="gr5" draw:text-style-name="P7" draw:layer="controls" svg:width="0.493cm" svg:height="0.75cm" svg:x="1.98cm" svg:y="9.6cm" draw:control="control132"/>
        <draw:control draw:style-name="gr5" draw:text-style-name="P7" draw:layer="controls" svg:width="0.492cm" svg:height="0.75cm" svg:x="2.325cm" svg:y="9.6cm" draw:control="control133"/>
        <draw:control draw:style-name="gr5" draw:text-style-name="P7" draw:layer="controls" svg:width="0.493cm" svg:height="0.75cm" svg:x="2.67cm" svg:y="9.6cm" draw:control="control134"/>
        <draw:control draw:style-name="gr5" draw:text-style-name="P7" draw:layer="controls" svg:width="0.492cm" svg:height="0.75cm" svg:x="3.015cm" svg:y="9.6cm" draw:control="control135"/>
        <draw:control draw:style-name="gr5" draw:text-style-name="P7" draw:layer="controls" svg:width="0.493cm" svg:height="0.75cm" svg:x="3.359cm" svg:y="9.6cm" draw:control="control136"/>
        <draw:control draw:style-name="gr5" draw:text-style-name="P7" draw:layer="controls" svg:width="0.493cm" svg:height="0.75cm" svg:x="3.857cm" svg:y="9.6cm" draw:control="control137"/>
        <draw:control draw:style-name="gr5" draw:text-style-name="P7" draw:layer="controls" svg:width="0.492cm" svg:height="0.75cm" svg:x="4.203cm" svg:y="9.6cm" draw:control="control138"/>
        <draw:control draw:style-name="gr5" draw:text-style-name="P7" draw:layer="controls" svg:width="0.493cm" svg:height="0.75cm" svg:x="4.547cm" svg:y="9.6cm" draw:control="control139"/>
        <draw:control draw:style-name="gr5" draw:text-style-name="P7" draw:layer="controls" svg:width="0.492cm" svg:height="0.75cm" svg:x="4.892cm" svg:y="9.6cm" draw:control="control140"/>
        <draw:control draw:style-name="gr5" draw:text-style-name="P7" draw:layer="controls" svg:width="0.494cm" svg:height="0.75cm" svg:x="5.236cm" svg:y="9.6cm" draw:control="control141"/>
        <draw:control draw:style-name="gr5" draw:text-style-name="P7" draw:layer="controls" svg:width="0.493cm" svg:height="0.75cm" svg:x="1.98cm" svg:y="10.15cm" draw:control="control142"/>
        <draw:control draw:style-name="gr5" draw:text-style-name="P7" draw:layer="controls" svg:width="0.492cm" svg:height="0.75cm" svg:x="2.325cm" svg:y="10.15cm" draw:control="control143"/>
        <draw:control draw:style-name="gr5" draw:text-style-name="P7" draw:layer="controls" svg:width="0.493cm" svg:height="0.75cm" svg:x="2.67cm" svg:y="10.15cm" draw:control="control144"/>
        <draw:control draw:style-name="gr5" draw:text-style-name="P7" draw:layer="controls" svg:width="0.492cm" svg:height="0.75cm" svg:x="3.015cm" svg:y="10.15cm" draw:control="control145"/>
        <draw:control draw:style-name="gr5" draw:text-style-name="P7" draw:layer="controls" svg:width="0.493cm" svg:height="0.75cm" svg:x="3.359cm" svg:y="10.15cm" draw:control="control146"/>
        <draw:control draw:style-name="gr5" draw:text-style-name="P7" draw:layer="controls" svg:width="0.493cm" svg:height="0.75cm" svg:x="3.857cm" svg:y="10.15cm" draw:control="control147"/>
        <draw:control draw:style-name="gr5" draw:text-style-name="P7" draw:layer="controls" svg:width="0.492cm" svg:height="0.75cm" svg:x="4.203cm" svg:y="10.15cm" draw:control="control148"/>
        <draw:control draw:style-name="gr5" draw:text-style-name="P7" draw:layer="controls" svg:width="0.493cm" svg:height="0.75cm" svg:x="4.547cm" svg:y="10.15cm" draw:control="control149"/>
        <draw:control draw:style-name="gr5" draw:text-style-name="P7" draw:layer="controls" svg:width="0.492cm" svg:height="0.75cm" svg:x="4.892cm" svg:y="10.15cm" draw:control="control150"/>
        <draw:control draw:style-name="gr5" draw:text-style-name="P7" draw:layer="controls" svg:width="0.494cm" svg:height="0.75cm" svg:x="5.236cm" svg:y="10.15cm" draw:control="control151"/>
        <draw:control draw:style-name="gr5" draw:text-style-name="P7" draw:layer="controls" svg:width="0.493cm" svg:height="0.75cm" svg:x="1.98cm" svg:y="10.7cm" draw:control="control152"/>
        <draw:control draw:style-name="gr5" draw:text-style-name="P7" draw:layer="controls" svg:width="0.492cm" svg:height="0.75cm" svg:x="2.325cm" svg:y="10.7cm" draw:control="control153"/>
        <draw:control draw:style-name="gr5" draw:text-style-name="P7" draw:layer="controls" svg:width="0.493cm" svg:height="0.75cm" svg:x="2.67cm" svg:y="10.7cm" draw:control="control154"/>
        <draw:control draw:style-name="gr5" draw:text-style-name="P7" draw:layer="controls" svg:width="0.492cm" svg:height="0.75cm" svg:x="3.015cm" svg:y="10.7cm" draw:control="control155"/>
        <draw:control draw:style-name="gr5" draw:text-style-name="P7" draw:layer="controls" svg:width="0.493cm" svg:height="0.75cm" svg:x="3.359cm" svg:y="10.7cm" draw:control="control156"/>
        <draw:control draw:style-name="gr5" draw:text-style-name="P7" draw:layer="controls" svg:width="0.493cm" svg:height="0.75cm" svg:x="3.857cm" svg:y="10.7cm" draw:control="control157"/>
        <draw:control draw:style-name="gr5" draw:text-style-name="P7" draw:layer="controls" svg:width="0.492cm" svg:height="0.75cm" svg:x="4.203cm" svg:y="10.7cm" draw:control="control158"/>
        <draw:control draw:style-name="gr5" draw:text-style-name="P7" draw:layer="controls" svg:width="0.493cm" svg:height="0.75cm" svg:x="4.547cm" svg:y="10.7cm" draw:control="control159"/>
        <draw:control draw:style-name="gr5" draw:text-style-name="P7" draw:layer="controls" svg:width="0.492cm" svg:height="0.75cm" svg:x="4.892cm" svg:y="10.7cm" draw:control="control160"/>
        <draw:control draw:style-name="gr5" draw:text-style-name="P7" draw:layer="controls" svg:width="0.494cm" svg:height="0.75cm" svg:x="5.236cm" svg:y="10.7cm" draw:control="control161"/>
        <draw:control draw:style-name="gr5" draw:text-style-name="P7" draw:layer="controls" svg:width="0.494cm" svg:height="0.75cm" svg:x="5.73cm" svg:y="9.6cm" draw:control="control162"/>
        <draw:control draw:style-name="gr5" draw:text-style-name="P7" draw:layer="controls" svg:width="0.492cm" svg:height="0.75cm" svg:x="6.076cm" svg:y="9.6cm" draw:control="control163"/>
        <draw:control draw:style-name="gr5" draw:text-style-name="P7" draw:layer="controls" svg:width="0.493cm" svg:height="0.75cm" svg:x="6.42cm" svg:y="9.6cm" draw:control="control164"/>
        <draw:control draw:style-name="gr5" draw:text-style-name="P7" draw:layer="controls" svg:width="0.492cm" svg:height="0.75cm" svg:x="6.765cm" svg:y="9.6cm" draw:control="control165"/>
        <draw:control draw:style-name="gr5" draw:text-style-name="P7" draw:layer="controls" svg:width="0.493cm" svg:height="0.75cm" svg:x="7.11cm" svg:y="9.6cm" draw:control="control166"/>
        <draw:control draw:style-name="gr5" draw:text-style-name="P7" draw:layer="controls" svg:width="0.493cm" svg:height="0.75cm" svg:x="7.608cm" svg:y="9.6cm" draw:control="control167"/>
        <draw:control draw:style-name="gr5" draw:text-style-name="P7" draw:layer="controls" svg:width="0.492cm" svg:height="0.75cm" svg:x="7.953cm" svg:y="9.6cm" draw:control="control168"/>
        <draw:control draw:style-name="gr5" draw:text-style-name="P7" draw:layer="controls" svg:width="0.493cm" svg:height="0.75cm" svg:x="8.297cm" svg:y="9.6cm" draw:control="control169"/>
        <draw:control draw:style-name="gr5" draw:text-style-name="P7" draw:layer="controls" svg:width="0.492cm" svg:height="0.75cm" svg:x="8.643cm" svg:y="9.6cm" draw:control="control170"/>
        <draw:control draw:style-name="gr5" draw:text-style-name="P7" draw:layer="controls" svg:width="0.493cm" svg:height="0.75cm" svg:x="8.987cm" svg:y="9.6cm" draw:control="control171"/>
        <draw:control draw:style-name="gr5" draw:text-style-name="P7" draw:layer="controls" svg:width="0.494cm" svg:height="0.75cm" svg:x="5.73cm" svg:y="10.15cm" draw:control="control172"/>
        <draw:control draw:style-name="gr5" draw:text-style-name="P7" draw:layer="controls" svg:width="0.492cm" svg:height="0.75cm" svg:x="6.076cm" svg:y="10.15cm" draw:control="control173"/>
        <draw:control draw:style-name="gr5" draw:text-style-name="P7" draw:layer="controls" svg:width="0.493cm" svg:height="0.75cm" svg:x="6.42cm" svg:y="10.15cm" draw:control="control174"/>
        <draw:control draw:style-name="gr5" draw:text-style-name="P7" draw:layer="controls" svg:width="0.492cm" svg:height="0.75cm" svg:x="6.765cm" svg:y="10.15cm" draw:control="control175"/>
        <draw:control draw:style-name="gr5" draw:text-style-name="P7" draw:layer="controls" svg:width="0.493cm" svg:height="0.75cm" svg:x="7.11cm" svg:y="10.15cm" draw:control="control176"/>
        <draw:control draw:style-name="gr5" draw:text-style-name="P7" draw:layer="controls" svg:width="0.493cm" svg:height="0.75cm" svg:x="7.608cm" svg:y="10.15cm" draw:control="control177"/>
        <draw:control draw:style-name="gr5" draw:text-style-name="P7" draw:layer="controls" svg:width="0.492cm" svg:height="0.75cm" svg:x="7.953cm" svg:y="10.15cm" draw:control="control178"/>
        <draw:control draw:style-name="gr5" draw:text-style-name="P7" draw:layer="controls" svg:width="0.493cm" svg:height="0.75cm" svg:x="8.297cm" svg:y="10.15cm" draw:control="control179"/>
        <draw:control draw:style-name="gr5" draw:text-style-name="P7" draw:layer="controls" svg:width="0.492cm" svg:height="0.75cm" svg:x="8.643cm" svg:y="10.15cm" draw:control="control180"/>
        <draw:control draw:style-name="gr5" draw:text-style-name="P7" draw:layer="controls" svg:width="0.493cm" svg:height="0.75cm" svg:x="8.987cm" svg:y="10.15cm" draw:control="control181"/>
        <draw:control draw:style-name="gr5" draw:text-style-name="P7" draw:layer="controls" svg:width="0.494cm" svg:height="0.75cm" svg:x="5.73cm" svg:y="10.7cm" draw:control="control182"/>
        <draw:control draw:style-name="gr5" draw:text-style-name="P7" draw:layer="controls" svg:width="0.492cm" svg:height="0.75cm" svg:x="6.076cm" svg:y="10.7cm" draw:control="control183"/>
        <draw:control draw:style-name="gr5" draw:text-style-name="P7" draw:layer="controls" svg:width="0.493cm" svg:height="0.75cm" svg:x="6.42cm" svg:y="10.7cm" draw:control="control184"/>
        <draw:control draw:style-name="gr5" draw:text-style-name="P7" draw:layer="controls" svg:width="0.492cm" svg:height="0.75cm" svg:x="6.765cm" svg:y="10.7cm" draw:control="control185"/>
        <draw:control draw:style-name="gr5" draw:text-style-name="P7" draw:layer="controls" svg:width="0.493cm" svg:height="0.75cm" svg:x="7.11cm" svg:y="10.7cm" draw:control="control186"/>
        <draw:control draw:style-name="gr5" draw:text-style-name="P7" draw:layer="controls" svg:width="0.493cm" svg:height="0.75cm" svg:x="7.608cm" svg:y="10.7cm" draw:control="control187"/>
        <draw:control draw:style-name="gr5" draw:text-style-name="P7" draw:layer="controls" svg:width="0.492cm" svg:height="0.75cm" svg:x="7.953cm" svg:y="10.7cm" draw:control="control188"/>
        <draw:control draw:style-name="gr5" draw:text-style-name="P7" draw:layer="controls" svg:width="0.493cm" svg:height="0.75cm" svg:x="8.297cm" svg:y="10.7cm" draw:control="control189"/>
        <draw:control draw:style-name="gr5" draw:text-style-name="P7" draw:layer="controls" svg:width="0.492cm" svg:height="0.75cm" svg:x="8.643cm" svg:y="10.7cm" draw:control="control190"/>
        <draw:control draw:style-name="gr5" draw:text-style-name="P7" draw:layer="controls" svg:width="0.493cm" svg:height="0.75cm" svg:x="8.987cm" svg:y="10.7cm" draw:control="control191"/>
        <draw:control draw:style-name="gr5" draw:text-style-name="P7" draw:layer="controls" svg:width="0.493cm" svg:height="0.75cm" svg:x="11.52cm" svg:y="9.6cm" draw:control="control194"/>
        <draw:control draw:style-name="gr5" draw:text-style-name="P7" draw:layer="controls" svg:width="0.492cm" svg:height="0.75cm" svg:x="11.865cm" svg:y="9.6cm" draw:control="control195"/>
        <draw:control draw:style-name="gr5" draw:text-style-name="P7" draw:layer="controls" svg:width="0.493cm" svg:height="0.75cm" svg:x="12.21cm" svg:y="9.6cm" draw:control="control196"/>
        <draw:control draw:style-name="gr5" draw:text-style-name="P7" draw:layer="controls" svg:width="0.492cm" svg:height="0.75cm" svg:x="12.555cm" svg:y="9.6cm" draw:control="control197"/>
        <draw:control draw:style-name="gr5" draw:text-style-name="P7" draw:layer="controls" svg:width="0.493cm" svg:height="0.75cm" svg:x="12.899cm" svg:y="9.6cm" draw:control="control198"/>
        <draw:control draw:style-name="gr5" draw:text-style-name="P7" draw:layer="controls" svg:width="0.493cm" svg:height="0.75cm" svg:x="13.397cm" svg:y="9.6cm" draw:control="control199"/>
        <draw:control draw:style-name="gr5" draw:text-style-name="P7" draw:layer="controls" svg:width="0.492cm" svg:height="0.75cm" svg:x="13.743cm" svg:y="9.6cm" draw:control="control200"/>
        <draw:control draw:style-name="gr5" draw:text-style-name="P7" draw:layer="controls" svg:width="0.493cm" svg:height="0.75cm" svg:x="14.087cm" svg:y="9.6cm" draw:control="control201"/>
        <draw:control draw:style-name="gr5" draw:text-style-name="P7" draw:layer="controls" svg:width="0.492cm" svg:height="0.75cm" svg:x="14.432cm" svg:y="9.6cm" draw:control="control202"/>
        <draw:control draw:style-name="gr5" draw:text-style-name="P7" draw:layer="controls" svg:width="0.494cm" svg:height="0.75cm" svg:x="14.776cm" svg:y="9.6cm" draw:control="control203"/>
        <draw:control draw:style-name="gr5" draw:text-style-name="P7" draw:layer="controls" svg:width="0.493cm" svg:height="0.75cm" svg:x="11.52cm" svg:y="10.15cm" draw:control="control204"/>
        <draw:control draw:style-name="gr5" draw:text-style-name="P7" draw:layer="controls" svg:width="0.492cm" svg:height="0.75cm" svg:x="11.865cm" svg:y="10.15cm" draw:control="control205"/>
        <draw:control draw:style-name="gr5" draw:text-style-name="P7" draw:layer="controls" svg:width="0.493cm" svg:height="0.75cm" svg:x="12.21cm" svg:y="10.15cm" draw:control="control206"/>
        <draw:control draw:style-name="gr5" draw:text-style-name="P7" draw:layer="controls" svg:width="0.492cm" svg:height="0.75cm" svg:x="12.555cm" svg:y="10.15cm" draw:control="control207"/>
        <draw:control draw:style-name="gr5" draw:text-style-name="P7" draw:layer="controls" svg:width="0.493cm" svg:height="0.75cm" svg:x="12.899cm" svg:y="10.15cm" draw:control="control208"/>
        <draw:control draw:style-name="gr5" draw:text-style-name="P7" draw:layer="controls" svg:width="0.493cm" svg:height="0.75cm" svg:x="13.397cm" svg:y="10.15cm" draw:control="control209"/>
        <draw:control draw:style-name="gr5" draw:text-style-name="P7" draw:layer="controls" svg:width="0.492cm" svg:height="0.75cm" svg:x="13.743cm" svg:y="10.15cm" draw:control="control210"/>
        <draw:control draw:style-name="gr5" draw:text-style-name="P7" draw:layer="controls" svg:width="0.493cm" svg:height="0.75cm" svg:x="14.087cm" svg:y="10.15cm" draw:control="control211"/>
        <draw:control draw:style-name="gr5" draw:text-style-name="P7" draw:layer="controls" svg:width="0.492cm" svg:height="0.75cm" svg:x="14.432cm" svg:y="10.15cm" draw:control="control212"/>
        <draw:control draw:style-name="gr5" draw:text-style-name="P7" draw:layer="controls" svg:width="0.494cm" svg:height="0.75cm" svg:x="14.776cm" svg:y="10.15cm" draw:control="control213"/>
        <draw:control draw:style-name="gr5" draw:text-style-name="P7" draw:layer="controls" svg:width="0.493cm" svg:height="0.75cm" svg:x="11.52cm" svg:y="10.7cm" draw:control="control214"/>
        <draw:control draw:style-name="gr5" draw:text-style-name="P7" draw:layer="controls" svg:width="0.492cm" svg:height="0.75cm" svg:x="11.865cm" svg:y="10.7cm" draw:control="control215"/>
        <draw:control draw:style-name="gr5" draw:text-style-name="P7" draw:layer="controls" svg:width="0.493cm" svg:height="0.75cm" svg:x="12.21cm" svg:y="10.7cm" draw:control="control216"/>
        <draw:control draw:style-name="gr5" draw:text-style-name="P7" draw:layer="controls" svg:width="0.492cm" svg:height="0.75cm" svg:x="12.555cm" svg:y="10.7cm" draw:control="control217"/>
        <draw:control draw:style-name="gr5" draw:text-style-name="P7" draw:layer="controls" svg:width="0.493cm" svg:height="0.75cm" svg:x="12.899cm" svg:y="10.7cm" draw:control="control218"/>
        <draw:control draw:style-name="gr5" draw:text-style-name="P7" draw:layer="controls" svg:width="0.493cm" svg:height="0.75cm" svg:x="13.397cm" svg:y="10.7cm" draw:control="control219"/>
        <draw:control draw:style-name="gr5" draw:text-style-name="P7" draw:layer="controls" svg:width="0.492cm" svg:height="0.75cm" svg:x="13.743cm" svg:y="10.7cm" draw:control="control220"/>
        <draw:control draw:style-name="gr5" draw:text-style-name="P7" draw:layer="controls" svg:width="0.493cm" svg:height="0.75cm" svg:x="14.087cm" svg:y="10.7cm" draw:control="control221"/>
        <draw:control draw:style-name="gr5" draw:text-style-name="P7" draw:layer="controls" svg:width="0.492cm" svg:height="0.75cm" svg:x="14.432cm" svg:y="10.7cm" draw:control="control222"/>
        <draw:control draw:style-name="gr5" draw:text-style-name="P7" draw:layer="controls" svg:width="0.494cm" svg:height="0.75cm" svg:x="14.776cm" svg:y="10.7cm" draw:control="control223"/>
        <draw:control draw:style-name="gr5" draw:text-style-name="P7" draw:layer="controls" svg:width="0.494cm" svg:height="0.75cm" svg:x="15.27cm" svg:y="9.6cm" draw:control="control224"/>
        <draw:control draw:style-name="gr5" draw:text-style-name="P7" draw:layer="controls" svg:width="0.492cm" svg:height="0.75cm" svg:x="15.616cm" svg:y="9.6cm" draw:control="control225"/>
        <draw:control draw:style-name="gr5" draw:text-style-name="P7" draw:layer="controls" svg:width="0.493cm" svg:height="0.75cm" svg:x="15.96cm" svg:y="9.6cm" draw:control="control226"/>
        <draw:control draw:style-name="gr5" draw:text-style-name="P7" draw:layer="controls" svg:width="0.492cm" svg:height="0.75cm" svg:x="16.305cm" svg:y="9.6cm" draw:control="control227"/>
        <draw:control draw:style-name="gr5" draw:text-style-name="P7" draw:layer="controls" svg:width="0.493cm" svg:height="0.75cm" svg:x="16.65cm" svg:y="9.6cm" draw:control="control228"/>
        <draw:control draw:style-name="gr5" draw:text-style-name="P7" draw:layer="controls" svg:width="0.493cm" svg:height="0.75cm" svg:x="17.148cm" svg:y="9.6cm" draw:control="control229"/>
        <draw:control draw:style-name="gr5" draw:text-style-name="P7" draw:layer="controls" svg:width="0.492cm" svg:height="0.75cm" svg:x="17.493cm" svg:y="9.6cm" draw:control="control230"/>
        <draw:control draw:style-name="gr5" draw:text-style-name="P7" draw:layer="controls" svg:width="0.493cm" svg:height="0.75cm" svg:x="17.837cm" svg:y="9.6cm" draw:control="control231"/>
        <draw:control draw:style-name="gr5" draw:text-style-name="P7" draw:layer="controls" svg:width="0.492cm" svg:height="0.75cm" svg:x="18.183cm" svg:y="9.6cm" draw:control="control232"/>
        <draw:control draw:style-name="gr5" draw:text-style-name="P7" draw:layer="controls" svg:width="0.493cm" svg:height="0.75cm" svg:x="18.527cm" svg:y="9.6cm" draw:control="control233"/>
        <draw:control draw:style-name="gr5" draw:text-style-name="P7" draw:layer="controls" svg:width="0.494cm" svg:height="0.75cm" svg:x="15.27cm" svg:y="10.15cm" draw:control="control234"/>
        <draw:control draw:style-name="gr5" draw:text-style-name="P7" draw:layer="controls" svg:width="0.492cm" svg:height="0.75cm" svg:x="15.616cm" svg:y="10.15cm" draw:control="control235"/>
        <draw:control draw:style-name="gr5" draw:text-style-name="P7" draw:layer="controls" svg:width="0.493cm" svg:height="0.75cm" svg:x="15.96cm" svg:y="10.15cm" draw:control="control236"/>
        <draw:control draw:style-name="gr5" draw:text-style-name="P7" draw:layer="controls" svg:width="0.492cm" svg:height="0.75cm" svg:x="16.305cm" svg:y="10.15cm" draw:control="control237"/>
        <draw:control draw:style-name="gr5" draw:text-style-name="P7" draw:layer="controls" svg:width="0.493cm" svg:height="0.75cm" svg:x="16.65cm" svg:y="10.15cm" draw:control="control238"/>
        <draw:control draw:style-name="gr5" draw:text-style-name="P7" draw:layer="controls" svg:width="0.493cm" svg:height="0.75cm" svg:x="17.148cm" svg:y="10.15cm" draw:control="control239"/>
        <draw:control draw:style-name="gr5" draw:text-style-name="P7" draw:layer="controls" svg:width="0.492cm" svg:height="0.75cm" svg:x="17.493cm" svg:y="10.15cm" draw:control="control240"/>
        <draw:control draw:style-name="gr5" draw:text-style-name="P7" draw:layer="controls" svg:width="0.493cm" svg:height="0.75cm" svg:x="17.837cm" svg:y="10.15cm" draw:control="control241"/>
        <draw:control draw:style-name="gr5" draw:text-style-name="P7" draw:layer="controls" svg:width="0.492cm" svg:height="0.75cm" svg:x="18.183cm" svg:y="10.15cm" draw:control="control242"/>
        <draw:control draw:style-name="gr5" draw:text-style-name="P7" draw:layer="controls" svg:width="0.493cm" svg:height="0.75cm" svg:x="18.527cm" svg:y="10.15cm" draw:control="control243"/>
        <draw:control draw:style-name="gr5" draw:text-style-name="P7" draw:layer="controls" svg:width="0.494cm" svg:height="0.75cm" svg:x="15.27cm" svg:y="10.7cm" draw:control="control244"/>
        <draw:control draw:style-name="gr5" draw:text-style-name="P7" draw:layer="controls" svg:width="0.492cm" svg:height="0.75cm" svg:x="15.616cm" svg:y="10.7cm" draw:control="control245"/>
        <draw:control draw:style-name="gr5" draw:text-style-name="P7" draw:layer="controls" svg:width="0.493cm" svg:height="0.75cm" svg:x="15.96cm" svg:y="10.7cm" draw:control="control246"/>
        <draw:control draw:style-name="gr5" draw:text-style-name="P7" draw:layer="controls" svg:width="0.492cm" svg:height="0.75cm" svg:x="16.305cm" svg:y="10.7cm" draw:control="control247"/>
        <draw:control draw:style-name="gr5" draw:text-style-name="P7" draw:layer="controls" svg:width="0.493cm" svg:height="0.75cm" svg:x="16.65cm" svg:y="10.7cm" draw:control="control248"/>
        <draw:control draw:style-name="gr5" draw:text-style-name="P7" draw:layer="controls" svg:width="0.493cm" svg:height="0.75cm" svg:x="17.148cm" svg:y="10.7cm" draw:control="control249"/>
        <draw:control draw:style-name="gr5" draw:text-style-name="P7" draw:layer="controls" svg:width="0.492cm" svg:height="0.75cm" svg:x="17.493cm" svg:y="10.7cm" draw:control="control250"/>
        <draw:control draw:style-name="gr5" draw:text-style-name="P7" draw:layer="controls" svg:width="0.493cm" svg:height="0.75cm" svg:x="17.837cm" svg:y="10.7cm" draw:control="control251"/>
        <draw:control draw:style-name="gr5" draw:text-style-name="P7" draw:layer="controls" svg:width="0.492cm" svg:height="0.75cm" svg:x="18.183cm" svg:y="10.7cm" draw:control="control252"/>
        <draw:control draw:style-name="gr5" draw:text-style-name="P7" draw:layer="controls" svg:width="0.493cm" svg:height="0.75cm" svg:x="18.527cm" svg:y="10.7cm" draw:control="control253"/>
        <draw:control draw:style-name="gr3" draw:text-style-name="P5" draw:layer="controls" svg:width="2.5cm" svg:height="0.75cm" svg:x="1.2cm" svg:y="11.45cm" draw:control="control254"/>
        <draw:control draw:style-name="gr3" draw:text-style-name="P5" draw:layer="controls" svg:width="2cm" svg:height="0.75cm" svg:x="5.5cm" svg:y="11.45cm" draw:control="control255"/>
        <draw:control draw:style-name="gr3" draw:text-style-name="P5" draw:layer="controls" svg:width="2.25cm" svg:height="0.75cm" svg:x="13.3cm" svg:y="11.45cm" draw:control="control256"/>
        <draw:control draw:style-name="gr5" draw:text-style-name="P7" draw:layer="controls" svg:width="0.493cm" svg:height="0.75cm" svg:x="0.7cm" svg:y="12.2cm" draw:control="control257"/>
        <draw:control draw:style-name="gr5" draw:text-style-name="P7" draw:layer="controls" svg:width="0.494cm" svg:height="0.75cm" svg:x="1.045cm" svg:y="12.2cm" draw:control="control258"/>
        <draw:control draw:style-name="gr5" draw:text-style-name="P7" draw:layer="controls" svg:width="0.493cm" svg:height="0.75cm" svg:x="1.391cm" svg:y="12.2cm" draw:control="control259"/>
        <draw:control draw:style-name="gr5" draw:text-style-name="P7" draw:layer="controls" svg:width="0.494cm" svg:height="0.75cm" svg:x="1.736cm" svg:y="12.2cm" draw:control="control260"/>
        <draw:control draw:style-name="gr5" draw:text-style-name="P7" draw:layer="controls" svg:width="0.493cm" svg:height="0.75cm" svg:x="2.082cm" svg:y="12.2cm" draw:control="control261"/>
        <draw:control draw:style-name="gr5" draw:text-style-name="P7" draw:layer="controls" svg:width="0.493cm" svg:height="0.75cm" svg:x="2.575cm" svg:y="12.2cm" draw:control="control262"/>
        <draw:control draw:style-name="gr5" draw:text-style-name="P7" draw:layer="controls" svg:width="0.494cm" svg:height="0.75cm" svg:x="2.92cm" svg:y="12.2cm" draw:control="control263"/>
        <draw:control draw:style-name="gr5" draw:text-style-name="P7" draw:layer="controls" svg:width="0.493cm" svg:height="0.75cm" svg:x="3.266cm" svg:y="12.2cm" draw:control="control264"/>
        <draw:control draw:style-name="gr5" draw:text-style-name="P7" draw:layer="controls" svg:width="0.494cm" svg:height="0.75cm" svg:x="3.611cm" svg:y="12.2cm" draw:control="control265"/>
        <draw:control draw:style-name="gr5" draw:text-style-name="P7" draw:layer="controls" svg:width="0.493cm" svg:height="0.75cm" svg:x="3.957cm" svg:y="12.2cm" draw:control="control266"/>
        <draw:control draw:style-name="gr5" draw:text-style-name="P7" draw:layer="controls" svg:width="0.5cm" svg:height="0.75cm" svg:x="5.55cm" svg:y="12.2cm" draw:control="control267"/>
        <draw:control draw:style-name="gr5" draw:text-style-name="P7" draw:layer="controls" svg:width="0.5cm" svg:height="0.75cm" svg:x="5.9cm" svg:y="12.2cm" draw:control="control268"/>
        <draw:control draw:style-name="gr5" draw:text-style-name="P7" draw:layer="controls" svg:width="0.5cm" svg:height="0.75cm" svg:x="6.25cm" svg:y="12.2cm" draw:control="control269"/>
        <draw:control draw:style-name="gr5" draw:text-style-name="P7" draw:layer="controls" svg:width="0.5cm" svg:height="0.75cm" svg:x="6.6cm" svg:y="12.2cm" draw:control="control270"/>
        <draw:control draw:style-name="gr5" draw:text-style-name="P7" draw:layer="controls" svg:width="0.5cm" svg:height="0.75cm" svg:x="6.95cm" svg:y="12.2cm" draw:control="control271"/>
        <draw:control draw:style-name="gr4" draw:text-style-name="P4" draw:layer="controls" svg:width="3.75cm" svg:height="0.75cm" svg:x="12.55cm" svg:y="12.2cm" draw:control="control272"/>
        <draw:control draw:style-name="gr4" draw:text-style-name="P4" draw:layer="controls" svg:width="3.75cm" svg:height="0.75cm" svg:x="16.55cm" svg:y="12.2cm" draw:control="control273"/>
        <draw:control draw:style-name="gr4" draw:text-style-name="P4" draw:layer="controls" svg:width="3.75cm" svg:height="0.75cm" svg:x="8.55cm" svg:y="12.2cm" draw:control="control274"/>
        <draw:control draw:style-name="gr3" draw:text-style-name="P6" draw:layer="controls" svg:width="2.2cm" svg:height="1cm" svg:x="9.4cm" svg:y="12.95cm" draw:control="control275"/>
        <draw:control draw:style-name="gr3" draw:text-style-name="P5" draw:layer="controls" svg:width="2.25cm" svg:height="0.75cm" svg:x="0.325cm" svg:y="13.95cm" draw:control="control276"/>
        <draw:control draw:style-name="gr3" draw:text-style-name="P5" draw:layer="controls" svg:width="2.25cm" svg:height="0.75cm" svg:x="0.325cm" svg:y="14.7cm" draw:control="control277"/>
        <draw:control draw:style-name="gr3" draw:text-style-name="P5" draw:layer="controls" svg:width="2.25cm" svg:height="0.75cm" svg:x="0.325cm" svg:y="15.45cm" draw:control="control278"/>
        <draw:control draw:style-name="gr3" draw:text-style-name="P5" draw:layer="controls" svg:width="2.25cm" svg:height="0.75cm" svg:x="0.325cm" svg:y="16.2cm" draw:control="control279"/>
        <draw:control draw:style-name="gr3" draw:text-style-name="P5" draw:layer="controls" svg:width="2.25cm" svg:height="0.75cm" svg:x="0.325cm" svg:y="16.95cm" draw:control="control280"/>
        <draw:control draw:style-name="gr3" draw:text-style-name="P5" draw:layer="controls" svg:width="2.25cm" svg:height="0.75cm" svg:x="0.325cm" svg:y="17.7cm" draw:control="control281"/>
        <draw:control draw:style-name="gr3" draw:text-style-name="P5" draw:layer="controls" svg:width="2.25cm" svg:height="0.75cm" svg:x="0.325cm" svg:y="18.45cm" draw:control="control282"/>
        <draw:control draw:style-name="gr5" draw:text-style-name="P7" draw:layer="controls" svg:width="0.493cm" svg:height="0.75cm" svg:x="6.375cm" svg:y="13.95cm" draw:control="control283"/>
        <draw:control draw:style-name="gr5" draw:text-style-name="P7" draw:layer="controls" svg:width="0.494cm" svg:height="0.75cm" svg:x="6.72cm" svg:y="13.95cm" draw:control="control284"/>
        <draw:control draw:style-name="gr5" draw:text-style-name="P7" draw:layer="controls" svg:width="0.493cm" svg:height="0.75cm" svg:x="7.066cm" svg:y="13.95cm" draw:control="control285"/>
        <draw:control draw:style-name="gr5" draw:text-style-name="P7" draw:layer="controls" svg:width="0.494cm" svg:height="0.75cm" svg:x="7.411cm" svg:y="13.95cm" draw:control="control286"/>
        <draw:control draw:style-name="gr5" draw:text-style-name="P7" draw:layer="controls" svg:width="0.493cm" svg:height="0.75cm" svg:x="7.757cm" svg:y="13.95cm" draw:control="control287"/>
        <draw:control draw:style-name="gr5" draw:text-style-name="P7" draw:layer="controls" svg:width="0.493cm" svg:height="0.75cm" svg:x="8.25cm" svg:y="13.95cm" draw:control="control288"/>
        <draw:control draw:style-name="gr5" draw:text-style-name="P7" draw:layer="controls" svg:width="0.494cm" svg:height="0.75cm" svg:x="8.595cm" svg:y="13.95cm" draw:control="control289"/>
        <draw:control draw:style-name="gr5" draw:text-style-name="P7" draw:layer="controls" svg:width="0.493cm" svg:height="0.75cm" svg:x="8.941cm" svg:y="13.95cm" draw:control="control290"/>
        <draw:control draw:style-name="gr5" draw:text-style-name="P7" draw:layer="controls" svg:width="0.494cm" svg:height="0.75cm" svg:x="9.286cm" svg:y="13.95cm" draw:control="control291"/>
        <draw:control draw:style-name="gr5" draw:text-style-name="P7" draw:layer="controls" svg:width="0.493cm" svg:height="0.75cm" svg:x="9.632cm" svg:y="13.95cm" draw:control="control292"/>
        <draw:control draw:style-name="gr5" draw:text-style-name="P7" draw:layer="controls" svg:width="0.493cm" svg:height="0.75cm" svg:x="6.375cm" svg:y="14.7cm" draw:control="control293"/>
        <draw:control draw:style-name="gr5" draw:text-style-name="P7" draw:layer="controls" svg:width="0.494cm" svg:height="0.75cm" svg:x="6.72cm" svg:y="14.7cm" draw:control="control294"/>
        <draw:control draw:style-name="gr5" draw:text-style-name="P7" draw:layer="controls" svg:width="0.493cm" svg:height="0.75cm" svg:x="7.066cm" svg:y="14.7cm" draw:control="control295"/>
        <draw:control draw:style-name="gr5" draw:text-style-name="P7" draw:layer="controls" svg:width="0.494cm" svg:height="0.75cm" svg:x="7.411cm" svg:y="14.7cm" draw:control="control296"/>
        <draw:control draw:style-name="gr5" draw:text-style-name="P7" draw:layer="controls" svg:width="0.493cm" svg:height="0.75cm" svg:x="7.757cm" svg:y="14.7cm" draw:control="control297"/>
        <draw:control draw:style-name="gr5" draw:text-style-name="P7" draw:layer="controls" svg:width="0.493cm" svg:height="0.75cm" svg:x="8.25cm" svg:y="14.7cm" draw:control="control298"/>
        <draw:control draw:style-name="gr5" draw:text-style-name="P7" draw:layer="controls" svg:width="0.494cm" svg:height="0.75cm" svg:x="8.595cm" svg:y="14.7cm" draw:control="control299"/>
        <draw:control draw:style-name="gr5" draw:text-style-name="P7" draw:layer="controls" svg:width="0.493cm" svg:height="0.75cm" svg:x="8.941cm" svg:y="14.7cm" draw:control="control300"/>
        <draw:control draw:style-name="gr5" draw:text-style-name="P7" draw:layer="controls" svg:width="0.494cm" svg:height="0.75cm" svg:x="9.286cm" svg:y="14.7cm" draw:control="control301"/>
        <draw:control draw:style-name="gr5" draw:text-style-name="P7" draw:layer="controls" svg:width="0.493cm" svg:height="0.75cm" svg:x="9.632cm" svg:y="14.7cm" draw:control="control302"/>
        <draw:control draw:style-name="gr5" draw:text-style-name="P7" draw:layer="controls" svg:width="0.493cm" svg:height="0.75cm" svg:x="6.375cm" svg:y="15.45cm" draw:control="control303"/>
        <draw:control draw:style-name="gr5" draw:text-style-name="P7" draw:layer="controls" svg:width="0.494cm" svg:height="0.75cm" svg:x="6.72cm" svg:y="15.45cm" draw:control="control304"/>
        <draw:control draw:style-name="gr5" draw:text-style-name="P7" draw:layer="controls" svg:width="0.493cm" svg:height="0.75cm" svg:x="7.066cm" svg:y="15.45cm" draw:control="control305"/>
        <draw:control draw:style-name="gr5" draw:text-style-name="P7" draw:layer="controls" svg:width="0.494cm" svg:height="0.75cm" svg:x="7.411cm" svg:y="15.45cm" draw:control="control306"/>
        <draw:control draw:style-name="gr5" draw:text-style-name="P7" draw:layer="controls" svg:width="0.493cm" svg:height="0.75cm" svg:x="7.757cm" svg:y="15.45cm" draw:control="control307"/>
        <draw:control draw:style-name="gr5" draw:text-style-name="P7" draw:layer="controls" svg:width="0.493cm" svg:height="0.75cm" svg:x="8.25cm" svg:y="15.45cm" draw:control="control308"/>
        <draw:control draw:style-name="gr5" draw:text-style-name="P7" draw:layer="controls" svg:width="0.494cm" svg:height="0.75cm" svg:x="8.595cm" svg:y="15.45cm" draw:control="control309"/>
        <draw:control draw:style-name="gr5" draw:text-style-name="P7" draw:layer="controls" svg:width="0.493cm" svg:height="0.75cm" svg:x="8.941cm" svg:y="15.45cm" draw:control="control310"/>
        <draw:control draw:style-name="gr5" draw:text-style-name="P7" draw:layer="controls" svg:width="0.494cm" svg:height="0.75cm" svg:x="9.286cm" svg:y="15.45cm" draw:control="control311"/>
        <draw:control draw:style-name="gr5" draw:text-style-name="P7" draw:layer="controls" svg:width="0.493cm" svg:height="0.75cm" svg:x="9.632cm" svg:y="15.45cm" draw:control="control312"/>
        <draw:control draw:style-name="gr5" draw:text-style-name="P7" draw:layer="controls" svg:width="0.493cm" svg:height="0.75cm" svg:x="6.375cm" svg:y="16.2cm" draw:control="control313"/>
        <draw:control draw:style-name="gr5" draw:text-style-name="P7" draw:layer="controls" svg:width="0.494cm" svg:height="0.75cm" svg:x="6.72cm" svg:y="16.2cm" draw:control="control314"/>
        <draw:control draw:style-name="gr5" draw:text-style-name="P7" draw:layer="controls" svg:width="0.493cm" svg:height="0.75cm" svg:x="7.066cm" svg:y="16.2cm" draw:control="control315"/>
        <draw:control draw:style-name="gr5" draw:text-style-name="P7" draw:layer="controls" svg:width="0.494cm" svg:height="0.75cm" svg:x="7.411cm" svg:y="16.2cm" draw:control="control316"/>
        <draw:control draw:style-name="gr5" draw:text-style-name="P7" draw:layer="controls" svg:width="0.493cm" svg:height="0.75cm" svg:x="7.757cm" svg:y="16.2cm" draw:control="control317"/>
        <draw:control draw:style-name="gr5" draw:text-style-name="P7" draw:layer="controls" svg:width="0.493cm" svg:height="0.75cm" svg:x="8.25cm" svg:y="16.2cm" draw:control="control318"/>
        <draw:control draw:style-name="gr5" draw:text-style-name="P7" draw:layer="controls" svg:width="0.494cm" svg:height="0.75cm" svg:x="8.595cm" svg:y="16.2cm" draw:control="control319"/>
        <draw:control draw:style-name="gr5" draw:text-style-name="P7" draw:layer="controls" svg:width="0.493cm" svg:height="0.75cm" svg:x="8.941cm" svg:y="16.2cm" draw:control="control320"/>
        <draw:control draw:style-name="gr5" draw:text-style-name="P7" draw:layer="controls" svg:width="0.494cm" svg:height="0.75cm" svg:x="9.286cm" svg:y="16.2cm" draw:control="control321"/>
        <draw:control draw:style-name="gr5" draw:text-style-name="P7" draw:layer="controls" svg:width="0.493cm" svg:height="0.75cm" svg:x="9.632cm" svg:y="16.2cm" draw:control="control322"/>
        <draw:control draw:style-name="gr5" draw:text-style-name="P7" draw:layer="controls" svg:width="0.493cm" svg:height="0.75cm" svg:x="6.375cm" svg:y="16.95cm" draw:control="control323"/>
        <draw:control draw:style-name="gr5" draw:text-style-name="P7" draw:layer="controls" svg:width="0.494cm" svg:height="0.75cm" svg:x="6.72cm" svg:y="16.95cm" draw:control="control324"/>
        <draw:control draw:style-name="gr5" draw:text-style-name="P7" draw:layer="controls" svg:width="0.493cm" svg:height="0.75cm" svg:x="7.066cm" svg:y="16.95cm" draw:control="control325"/>
        <draw:control draw:style-name="gr5" draw:text-style-name="P7" draw:layer="controls" svg:width="0.494cm" svg:height="0.75cm" svg:x="7.411cm" svg:y="16.95cm" draw:control="control326"/>
        <draw:control draw:style-name="gr5" draw:text-style-name="P7" draw:layer="controls" svg:width="0.493cm" svg:height="0.75cm" svg:x="7.757cm" svg:y="16.95cm" draw:control="control327"/>
        <draw:control draw:style-name="gr5" draw:text-style-name="P7" draw:layer="controls" svg:width="0.493cm" svg:height="0.75cm" svg:x="8.25cm" svg:y="16.95cm" draw:control="control328"/>
        <draw:control draw:style-name="gr5" draw:text-style-name="P7" draw:layer="controls" svg:width="0.494cm" svg:height="0.75cm" svg:x="8.595cm" svg:y="16.95cm" draw:control="control329"/>
        <draw:control draw:style-name="gr5" draw:text-style-name="P7" draw:layer="controls" svg:width="0.493cm" svg:height="0.75cm" svg:x="8.941cm" svg:y="16.95cm" draw:control="control330"/>
        <draw:control draw:style-name="gr5" draw:text-style-name="P7" draw:layer="controls" svg:width="0.494cm" svg:height="0.75cm" svg:x="9.286cm" svg:y="16.95cm" draw:control="control331"/>
        <draw:control draw:style-name="gr5" draw:text-style-name="P7" draw:layer="controls" svg:width="0.493cm" svg:height="0.75cm" svg:x="9.632cm" svg:y="16.95cm" draw:control="control332"/>
        <draw:control draw:style-name="gr5" draw:text-style-name="P7" draw:layer="controls" svg:width="0.493cm" svg:height="0.75cm" svg:x="6.375cm" svg:y="17.7cm" draw:control="control333"/>
        <draw:control draw:style-name="gr5" draw:text-style-name="P7" draw:layer="controls" svg:width="0.494cm" svg:height="0.75cm" svg:x="6.72cm" svg:y="17.7cm" draw:control="control334"/>
        <draw:control draw:style-name="gr5" draw:text-style-name="P7" draw:layer="controls" svg:width="0.493cm" svg:height="0.75cm" svg:x="7.066cm" svg:y="17.7cm" draw:control="control335"/>
        <draw:control draw:style-name="gr5" draw:text-style-name="P7" draw:layer="controls" svg:width="0.494cm" svg:height="0.75cm" svg:x="7.411cm" svg:y="17.7cm" draw:control="control336"/>
        <draw:control draw:style-name="gr5" draw:text-style-name="P7" draw:layer="controls" svg:width="0.493cm" svg:height="0.75cm" svg:x="7.757cm" svg:y="17.7cm" draw:control="control337"/>
        <draw:control draw:style-name="gr5" draw:text-style-name="P7" draw:layer="controls" svg:width="0.493cm" svg:height="0.75cm" svg:x="8.25cm" svg:y="17.7cm" draw:control="control338"/>
        <draw:control draw:style-name="gr5" draw:text-style-name="P7" draw:layer="controls" svg:width="0.494cm" svg:height="0.75cm" svg:x="8.595cm" svg:y="17.7cm" draw:control="control339"/>
        <draw:control draw:style-name="gr5" draw:text-style-name="P7" draw:layer="controls" svg:width="0.493cm" svg:height="0.75cm" svg:x="8.941cm" svg:y="17.7cm" draw:control="control340"/>
        <draw:control draw:style-name="gr5" draw:text-style-name="P7" draw:layer="controls" svg:width="0.494cm" svg:height="0.75cm" svg:x="9.286cm" svg:y="17.7cm" draw:control="control341"/>
        <draw:control draw:style-name="gr5" draw:text-style-name="P7" draw:layer="controls" svg:width="0.493cm" svg:height="0.75cm" svg:x="9.632cm" svg:y="17.7cm" draw:control="control342"/>
        <draw:control draw:style-name="gr5" draw:text-style-name="P7" draw:layer="controls" svg:width="0.493cm" svg:height="0.75cm" svg:x="6.375cm" svg:y="18.45cm" draw:control="control343"/>
        <draw:control draw:style-name="gr5" draw:text-style-name="P7" draw:layer="controls" svg:width="0.494cm" svg:height="0.75cm" svg:x="6.72cm" svg:y="18.45cm" draw:control="control344"/>
        <draw:control draw:style-name="gr5" draw:text-style-name="P7" draw:layer="controls" svg:width="0.493cm" svg:height="0.75cm" svg:x="7.066cm" svg:y="18.45cm" draw:control="control345"/>
        <draw:control draw:style-name="gr5" draw:text-style-name="P7" draw:layer="controls" svg:width="0.494cm" svg:height="0.75cm" svg:x="7.411cm" svg:y="18.45cm" draw:control="control346"/>
        <draw:control draw:style-name="gr5" draw:text-style-name="P7" draw:layer="controls" svg:width="0.493cm" svg:height="0.75cm" svg:x="7.757cm" svg:y="18.45cm" draw:control="control347"/>
        <draw:control draw:style-name="gr5" draw:text-style-name="P7" draw:layer="controls" svg:width="0.493cm" svg:height="0.75cm" svg:x="8.25cm" svg:y="18.45cm" draw:control="control348"/>
        <draw:control draw:style-name="gr5" draw:text-style-name="P7" draw:layer="controls" svg:width="0.494cm" svg:height="0.75cm" svg:x="8.595cm" svg:y="18.45cm" draw:control="control349"/>
        <draw:control draw:style-name="gr5" draw:text-style-name="P7" draw:layer="controls" svg:width="0.493cm" svg:height="0.75cm" svg:x="8.941cm" svg:y="18.45cm" draw:control="control350"/>
        <draw:control draw:style-name="gr5" draw:text-style-name="P7" draw:layer="controls" svg:width="0.494cm" svg:height="0.75cm" svg:x="9.286cm" svg:y="18.45cm" draw:control="control351"/>
        <draw:control draw:style-name="gr5" draw:text-style-name="P7" draw:layer="controls" svg:width="0.493cm" svg:height="0.75cm" svg:x="9.632cm" svg:y="18.45cm" draw:control="control352"/>
        <draw:control draw:style-name="gr3" draw:text-style-name="P5" draw:layer="controls" svg:width="2.25cm" svg:height="0.75cm" svg:x="0.325cm" svg:y="19.2cm" draw:control="control353"/>
        <draw:control draw:style-name="gr3" draw:text-style-name="P5" draw:layer="controls" svg:width="2.25cm" svg:height="0.75cm" svg:x="0.325cm" svg:y="19.95cm" draw:control="control354"/>
        <draw:control draw:style-name="gr5" draw:text-style-name="P7" draw:layer="controls" svg:width="0.493cm" svg:height="0.75cm" svg:x="6.375cm" svg:y="19.2cm" draw:control="control355"/>
        <draw:control draw:style-name="gr5" draw:text-style-name="P7" draw:layer="controls" svg:width="0.494cm" svg:height="0.75cm" svg:x="6.72cm" svg:y="19.2cm" draw:control="control356"/>
        <draw:control draw:style-name="gr5" draw:text-style-name="P7" draw:layer="controls" svg:width="0.493cm" svg:height="0.75cm" svg:x="7.066cm" svg:y="19.2cm" draw:control="control357"/>
        <draw:control draw:style-name="gr5" draw:text-style-name="P7" draw:layer="controls" svg:width="0.494cm" svg:height="0.75cm" svg:x="7.411cm" svg:y="19.2cm" draw:control="control358"/>
        <draw:control draw:style-name="gr5" draw:text-style-name="P7" draw:layer="controls" svg:width="0.493cm" svg:height="0.75cm" svg:x="7.757cm" svg:y="19.2cm" draw:control="control359"/>
        <draw:control draw:style-name="gr5" draw:text-style-name="P7" draw:layer="controls" svg:width="0.493cm" svg:height="0.75cm" svg:x="8.25cm" svg:y="19.2cm" draw:control="control360"/>
        <draw:control draw:style-name="gr5" draw:text-style-name="P7" draw:layer="controls" svg:width="0.494cm" svg:height="0.75cm" svg:x="8.595cm" svg:y="19.2cm" draw:control="control361"/>
        <draw:control draw:style-name="gr5" draw:text-style-name="P7" draw:layer="controls" svg:width="0.493cm" svg:height="0.75cm" svg:x="8.941cm" svg:y="19.2cm" draw:control="control362"/>
        <draw:control draw:style-name="gr5" draw:text-style-name="P7" draw:layer="controls" svg:width="0.494cm" svg:height="0.75cm" svg:x="9.286cm" svg:y="19.2cm" draw:control="control363"/>
        <draw:control draw:style-name="gr5" draw:text-style-name="P7" draw:layer="controls" svg:width="0.493cm" svg:height="0.75cm" svg:x="9.632cm" svg:y="19.2cm" draw:control="control364"/>
        <draw:control draw:style-name="gr5" draw:text-style-name="P7" draw:layer="controls" svg:width="0.493cm" svg:height="0.75cm" svg:x="6.375cm" svg:y="19.95cm" draw:control="control365"/>
        <draw:control draw:style-name="gr5" draw:text-style-name="P7" draw:layer="controls" svg:width="0.494cm" svg:height="0.75cm" svg:x="6.72cm" svg:y="19.95cm" draw:control="control366"/>
        <draw:control draw:style-name="gr5" draw:text-style-name="P7" draw:layer="controls" svg:width="0.493cm" svg:height="0.75cm" svg:x="7.066cm" svg:y="19.95cm" draw:control="control367"/>
        <draw:control draw:style-name="gr5" draw:text-style-name="P7" draw:layer="controls" svg:width="0.494cm" svg:height="0.75cm" svg:x="7.411cm" svg:y="19.95cm" draw:control="control368"/>
        <draw:control draw:style-name="gr5" draw:text-style-name="P7" draw:layer="controls" svg:width="0.493cm" svg:height="0.75cm" svg:x="7.757cm" svg:y="19.95cm" draw:control="control369"/>
        <draw:control draw:style-name="gr5" draw:text-style-name="P7" draw:layer="controls" svg:width="0.493cm" svg:height="0.75cm" svg:x="8.25cm" svg:y="19.95cm" draw:control="control370"/>
        <draw:control draw:style-name="gr5" draw:text-style-name="P7" draw:layer="controls" svg:width="0.494cm" svg:height="0.75cm" svg:x="8.595cm" svg:y="19.95cm" draw:control="control371"/>
        <draw:control draw:style-name="gr5" draw:text-style-name="P7" draw:layer="controls" svg:width="0.493cm" svg:height="0.75cm" svg:x="8.941cm" svg:y="19.95cm" draw:control="control372"/>
        <draw:control draw:style-name="gr5" draw:text-style-name="P7" draw:layer="controls" svg:width="0.494cm" svg:height="0.75cm" svg:x="9.286cm" svg:y="19.95cm" draw:control="control373"/>
        <draw:control draw:style-name="gr5" draw:text-style-name="P7" draw:layer="controls" svg:width="0.493cm" svg:height="0.75cm" svg:x="9.632cm" svg:y="19.95cm" draw:control="control374"/>
        <draw:control draw:style-name="gr3" draw:text-style-name="P5" draw:layer="controls" svg:width="3cm" svg:height="0.75cm" svg:x="10.125cm" svg:y="13.95cm" draw:control="control375"/>
        <draw:control draw:style-name="gr3" draw:text-style-name="P5" draw:layer="controls" svg:width="3cm" svg:height="0.75cm" svg:x="10.125cm" svg:y="14.7cm" draw:control="control376"/>
        <draw:control draw:style-name="gr3" draw:text-style-name="P5" draw:layer="controls" svg:width="3cm" svg:height="0.75cm" svg:x="10.125cm" svg:y="15.45cm" draw:control="control377"/>
        <draw:control draw:style-name="gr3" draw:text-style-name="P5" draw:layer="controls" svg:width="3cm" svg:height="0.75cm" svg:x="10.125cm" svg:y="16.2cm" draw:control="control378"/>
        <draw:control draw:style-name="gr3" draw:text-style-name="P5" draw:layer="controls" svg:width="3cm" svg:height="0.75cm" svg:x="10.125cm" svg:y="16.95cm" draw:control="control379"/>
        <draw:control draw:style-name="gr3" draw:text-style-name="P5" draw:layer="controls" svg:width="3cm" svg:height="0.75cm" svg:x="10.125cm" svg:y="17.7cm" draw:control="control380"/>
        <draw:control draw:style-name="gr3" draw:text-style-name="P5" draw:layer="controls" svg:width="3cm" svg:height="0.75cm" svg:x="10.125cm" svg:y="18.45cm" draw:control="control381"/>
        <draw:control draw:style-name="gr5" draw:text-style-name="P7" draw:layer="controls" svg:width="0.493cm" svg:height="0.75cm" svg:x="16.925cm" svg:y="13.95cm" draw:control="control382"/>
        <draw:control draw:style-name="gr5" draw:text-style-name="P7" draw:layer="controls" svg:width="0.494cm" svg:height="0.75cm" svg:x="17.27cm" svg:y="13.95cm" draw:control="control383"/>
        <draw:control draw:style-name="gr5" draw:text-style-name="P7" draw:layer="controls" svg:width="0.493cm" svg:height="0.75cm" svg:x="17.616cm" svg:y="13.95cm" draw:control="control384"/>
        <draw:control draw:style-name="gr5" draw:text-style-name="P7" draw:layer="controls" svg:width="0.494cm" svg:height="0.75cm" svg:x="17.961cm" svg:y="13.95cm" draw:control="control385"/>
        <draw:control draw:style-name="gr5" draw:text-style-name="P7" draw:layer="controls" svg:width="0.493cm" svg:height="0.75cm" svg:x="18.307cm" svg:y="13.95cm" draw:control="control386"/>
        <draw:control draw:style-name="gr5" draw:text-style-name="P7" draw:layer="controls" svg:width="0.493cm" svg:height="0.75cm" svg:x="18.8cm" svg:y="13.95cm" draw:control="control387"/>
        <draw:control draw:style-name="gr5" draw:text-style-name="P7" draw:layer="controls" svg:width="0.494cm" svg:height="0.75cm" svg:x="19.145cm" svg:y="13.95cm" draw:control="control388"/>
        <draw:control draw:style-name="gr5" draw:text-style-name="P7" draw:layer="controls" svg:width="0.493cm" svg:height="0.75cm" svg:x="19.491cm" svg:y="13.95cm" draw:control="control389"/>
        <draw:control draw:style-name="gr5" draw:text-style-name="P7" draw:layer="controls" svg:width="0.494cm" svg:height="0.75cm" svg:x="19.836cm" svg:y="13.95cm" draw:control="control390"/>
        <draw:control draw:style-name="gr5" draw:text-style-name="P7" draw:layer="controls" svg:width="0.493cm" svg:height="0.75cm" svg:x="20.182cm" svg:y="13.95cm" draw:control="control391"/>
        <draw:control draw:style-name="gr5" draw:text-style-name="P7" draw:layer="controls" svg:width="0.493cm" svg:height="0.75cm" svg:x="16.925cm" svg:y="14.7cm" draw:control="control392"/>
        <draw:control draw:style-name="gr5" draw:text-style-name="P7" draw:layer="controls" svg:width="0.494cm" svg:height="0.75cm" svg:x="17.27cm" svg:y="14.7cm" draw:control="control393"/>
        <draw:control draw:style-name="gr5" draw:text-style-name="P7" draw:layer="controls" svg:width="0.493cm" svg:height="0.75cm" svg:x="17.616cm" svg:y="14.7cm" draw:control="control394"/>
        <draw:control draw:style-name="gr5" draw:text-style-name="P7" draw:layer="controls" svg:width="0.494cm" svg:height="0.75cm" svg:x="17.961cm" svg:y="14.7cm" draw:control="control395"/>
        <draw:control draw:style-name="gr5" draw:text-style-name="P7" draw:layer="controls" svg:width="0.493cm" svg:height="0.75cm" svg:x="18.307cm" svg:y="14.7cm" draw:control="control396"/>
        <draw:control draw:style-name="gr5" draw:text-style-name="P7" draw:layer="controls" svg:width="0.493cm" svg:height="0.75cm" svg:x="18.8cm" svg:y="14.7cm" draw:control="control397"/>
        <draw:control draw:style-name="gr5" draw:text-style-name="P7" draw:layer="controls" svg:width="0.494cm" svg:height="0.75cm" svg:x="19.145cm" svg:y="14.7cm" draw:control="control398"/>
        <draw:control draw:style-name="gr5" draw:text-style-name="P7" draw:layer="controls" svg:width="0.493cm" svg:height="0.75cm" svg:x="19.491cm" svg:y="14.7cm" draw:control="control399"/>
        <draw:control draw:style-name="gr5" draw:text-style-name="P7" draw:layer="controls" svg:width="0.494cm" svg:height="0.75cm" svg:x="19.836cm" svg:y="14.7cm" draw:control="control400"/>
        <draw:control draw:style-name="gr5" draw:text-style-name="P7" draw:layer="controls" svg:width="0.493cm" svg:height="0.75cm" svg:x="20.182cm" svg:y="14.7cm" draw:control="control401"/>
        <draw:control draw:style-name="gr5" draw:text-style-name="P7" draw:layer="controls" svg:width="0.493cm" svg:height="0.75cm" svg:x="16.925cm" svg:y="15.45cm" draw:control="control402"/>
        <draw:control draw:style-name="gr5" draw:text-style-name="P7" draw:layer="controls" svg:width="0.494cm" svg:height="0.75cm" svg:x="17.27cm" svg:y="15.45cm" draw:control="control403"/>
        <draw:control draw:style-name="gr5" draw:text-style-name="P7" draw:layer="controls" svg:width="0.493cm" svg:height="0.75cm" svg:x="17.616cm" svg:y="15.45cm" draw:control="control404"/>
        <draw:control draw:style-name="gr5" draw:text-style-name="P7" draw:layer="controls" svg:width="0.494cm" svg:height="0.75cm" svg:x="17.961cm" svg:y="15.45cm" draw:control="control405"/>
        <draw:control draw:style-name="gr5" draw:text-style-name="P7" draw:layer="controls" svg:width="0.493cm" svg:height="0.75cm" svg:x="18.307cm" svg:y="15.45cm" draw:control="control406"/>
        <draw:control draw:style-name="gr5" draw:text-style-name="P7" draw:layer="controls" svg:width="0.493cm" svg:height="0.75cm" svg:x="18.8cm" svg:y="15.45cm" draw:control="control407"/>
        <draw:control draw:style-name="gr5" draw:text-style-name="P7" draw:layer="controls" svg:width="0.494cm" svg:height="0.75cm" svg:x="19.145cm" svg:y="15.45cm" draw:control="control408"/>
        <draw:control draw:style-name="gr5" draw:text-style-name="P7" draw:layer="controls" svg:width="0.493cm" svg:height="0.75cm" svg:x="19.491cm" svg:y="15.45cm" draw:control="control409"/>
        <draw:control draw:style-name="gr5" draw:text-style-name="P7" draw:layer="controls" svg:width="0.494cm" svg:height="0.75cm" svg:x="19.836cm" svg:y="15.45cm" draw:control="control410"/>
        <draw:control draw:style-name="gr5" draw:text-style-name="P7" draw:layer="controls" svg:width="0.493cm" svg:height="0.75cm" svg:x="20.182cm" svg:y="15.45cm" draw:control="control411"/>
        <draw:control draw:style-name="gr5" draw:text-style-name="P7" draw:layer="controls" svg:width="0.493cm" svg:height="0.75cm" svg:x="16.925cm" svg:y="16.2cm" draw:control="control412"/>
        <draw:control draw:style-name="gr5" draw:text-style-name="P7" draw:layer="controls" svg:width="0.494cm" svg:height="0.75cm" svg:x="17.27cm" svg:y="16.2cm" draw:control="control413"/>
        <draw:control draw:style-name="gr5" draw:text-style-name="P7" draw:layer="controls" svg:width="0.493cm" svg:height="0.75cm" svg:x="17.616cm" svg:y="16.2cm" draw:control="control414"/>
        <draw:control draw:style-name="gr5" draw:text-style-name="P7" draw:layer="controls" svg:width="0.494cm" svg:height="0.75cm" svg:x="17.961cm" svg:y="16.2cm" draw:control="control415"/>
        <draw:control draw:style-name="gr5" draw:text-style-name="P7" draw:layer="controls" svg:width="0.493cm" svg:height="0.75cm" svg:x="18.307cm" svg:y="16.2cm" draw:control="control416"/>
        <draw:control draw:style-name="gr5" draw:text-style-name="P7" draw:layer="controls" svg:width="0.493cm" svg:height="0.75cm" svg:x="18.8cm" svg:y="16.2cm" draw:control="control417"/>
        <draw:control draw:style-name="gr5" draw:text-style-name="P7" draw:layer="controls" svg:width="0.494cm" svg:height="0.75cm" svg:x="19.145cm" svg:y="16.2cm" draw:control="control418"/>
        <draw:control draw:style-name="gr5" draw:text-style-name="P7" draw:layer="controls" svg:width="0.493cm" svg:height="0.75cm" svg:x="19.491cm" svg:y="16.2cm" draw:control="control419"/>
        <draw:control draw:style-name="gr5" draw:text-style-name="P7" draw:layer="controls" svg:width="0.494cm" svg:height="0.75cm" svg:x="19.836cm" svg:y="16.2cm" draw:control="control420"/>
        <draw:control draw:style-name="gr5" draw:text-style-name="P7" draw:layer="controls" svg:width="0.493cm" svg:height="0.75cm" svg:x="20.182cm" svg:y="16.2cm" draw:control="control421"/>
        <draw:control draw:style-name="gr5" draw:text-style-name="P7" draw:layer="controls" svg:width="0.493cm" svg:height="0.75cm" svg:x="16.925cm" svg:y="16.95cm" draw:control="control422"/>
        <draw:control draw:style-name="gr5" draw:text-style-name="P7" draw:layer="controls" svg:width="0.494cm" svg:height="0.75cm" svg:x="17.27cm" svg:y="16.95cm" draw:control="control423"/>
        <draw:control draw:style-name="gr5" draw:text-style-name="P7" draw:layer="controls" svg:width="0.493cm" svg:height="0.75cm" svg:x="17.616cm" svg:y="16.95cm" draw:control="control424"/>
        <draw:control draw:style-name="gr5" draw:text-style-name="P7" draw:layer="controls" svg:width="0.494cm" svg:height="0.75cm" svg:x="17.961cm" svg:y="16.95cm" draw:control="control425"/>
        <draw:control draw:style-name="gr5" draw:text-style-name="P7" draw:layer="controls" svg:width="0.493cm" svg:height="0.75cm" svg:x="18.307cm" svg:y="16.95cm" draw:control="control426"/>
        <draw:control draw:style-name="gr5" draw:text-style-name="P7" draw:layer="controls" svg:width="0.493cm" svg:height="0.75cm" svg:x="18.8cm" svg:y="16.95cm" draw:control="control427"/>
        <draw:control draw:style-name="gr5" draw:text-style-name="P7" draw:layer="controls" svg:width="0.494cm" svg:height="0.75cm" svg:x="19.145cm" svg:y="16.95cm" draw:control="control428"/>
        <draw:control draw:style-name="gr5" draw:text-style-name="P7" draw:layer="controls" svg:width="0.493cm" svg:height="0.75cm" svg:x="19.491cm" svg:y="16.95cm" draw:control="control429"/>
        <draw:control draw:style-name="gr5" draw:text-style-name="P7" draw:layer="controls" svg:width="0.494cm" svg:height="0.75cm" svg:x="19.836cm" svg:y="16.95cm" draw:control="control430"/>
        <draw:control draw:style-name="gr5" draw:text-style-name="P7" draw:layer="controls" svg:width="0.493cm" svg:height="0.75cm" svg:x="20.182cm" svg:y="16.95cm" draw:control="control431"/>
        <draw:control draw:style-name="gr5" draw:text-style-name="P7" draw:layer="controls" svg:width="0.493cm" svg:height="0.75cm" svg:x="16.925cm" svg:y="17.7cm" draw:control="control432"/>
        <draw:control draw:style-name="gr5" draw:text-style-name="P7" draw:layer="controls" svg:width="0.494cm" svg:height="0.75cm" svg:x="17.27cm" svg:y="17.7cm" draw:control="control433"/>
        <draw:control draw:style-name="gr5" draw:text-style-name="P7" draw:layer="controls" svg:width="0.493cm" svg:height="0.75cm" svg:x="17.616cm" svg:y="17.7cm" draw:control="control434"/>
        <draw:control draw:style-name="gr5" draw:text-style-name="P7" draw:layer="controls" svg:width="0.494cm" svg:height="0.75cm" svg:x="17.961cm" svg:y="17.7cm" draw:control="control435"/>
        <draw:control draw:style-name="gr5" draw:text-style-name="P7" draw:layer="controls" svg:width="0.493cm" svg:height="0.75cm" svg:x="18.307cm" svg:y="17.7cm" draw:control="control436"/>
        <draw:control draw:style-name="gr5" draw:text-style-name="P7" draw:layer="controls" svg:width="0.493cm" svg:height="0.75cm" svg:x="18.8cm" svg:y="17.7cm" draw:control="control437"/>
        <draw:control draw:style-name="gr5" draw:text-style-name="P7" draw:layer="controls" svg:width="0.494cm" svg:height="0.75cm" svg:x="19.145cm" svg:y="17.7cm" draw:control="control438"/>
        <draw:control draw:style-name="gr5" draw:text-style-name="P7" draw:layer="controls" svg:width="0.493cm" svg:height="0.75cm" svg:x="19.491cm" svg:y="17.7cm" draw:control="control439"/>
        <draw:control draw:style-name="gr5" draw:text-style-name="P7" draw:layer="controls" svg:width="0.494cm" svg:height="0.75cm" svg:x="19.836cm" svg:y="17.7cm" draw:control="control440"/>
        <draw:control draw:style-name="gr5" draw:text-style-name="P7" draw:layer="controls" svg:width="0.493cm" svg:height="0.75cm" svg:x="20.182cm" svg:y="17.7cm" draw:control="control441"/>
        <draw:control draw:style-name="gr5" draw:text-style-name="P7" draw:layer="controls" svg:width="0.493cm" svg:height="0.75cm" svg:x="16.925cm" svg:y="18.45cm" draw:control="control442"/>
        <draw:control draw:style-name="gr5" draw:text-style-name="P7" draw:layer="controls" svg:width="0.494cm" svg:height="0.75cm" svg:x="17.27cm" svg:y="18.45cm" draw:control="control443"/>
        <draw:control draw:style-name="gr5" draw:text-style-name="P7" draw:layer="controls" svg:width="0.493cm" svg:height="0.75cm" svg:x="17.616cm" svg:y="18.45cm" draw:control="control444"/>
        <draw:control draw:style-name="gr5" draw:text-style-name="P7" draw:layer="controls" svg:width="0.494cm" svg:height="0.75cm" svg:x="17.961cm" svg:y="18.45cm" draw:control="control445"/>
        <draw:control draw:style-name="gr5" draw:text-style-name="P7" draw:layer="controls" svg:width="0.493cm" svg:height="0.75cm" svg:x="18.307cm" svg:y="18.45cm" draw:control="control446"/>
        <draw:control draw:style-name="gr5" draw:text-style-name="P7" draw:layer="controls" svg:width="0.493cm" svg:height="0.75cm" svg:x="18.8cm" svg:y="18.45cm" draw:control="control447"/>
        <draw:control draw:style-name="gr5" draw:text-style-name="P7" draw:layer="controls" svg:width="0.494cm" svg:height="0.75cm" svg:x="19.145cm" svg:y="18.45cm" draw:control="control448"/>
        <draw:control draw:style-name="gr5" draw:text-style-name="P7" draw:layer="controls" svg:width="0.493cm" svg:height="0.75cm" svg:x="19.491cm" svg:y="18.45cm" draw:control="control449"/>
        <draw:control draw:style-name="gr5" draw:text-style-name="P7" draw:layer="controls" svg:width="0.494cm" svg:height="0.75cm" svg:x="19.836cm" svg:y="18.45cm" draw:control="control450"/>
        <draw:control draw:style-name="gr5" draw:text-style-name="P7" draw:layer="controls" svg:width="0.493cm" svg:height="0.75cm" svg:x="20.182cm" svg:y="18.45cm" draw:control="control451"/>
        <draw:control draw:style-name="gr3" draw:text-style-name="P5" draw:layer="controls" svg:width="3cm" svg:height="0.75cm" svg:x="10.125cm" svg:y="19.2cm" draw:control="control452"/>
        <draw:control draw:style-name="gr3" draw:text-style-name="P5" draw:layer="controls" svg:width="3cm" svg:height="0.75cm" svg:x="10.125cm" svg:y="19.95cm" draw:control="control453"/>
        <draw:control draw:style-name="gr5" draw:text-style-name="P7" draw:layer="controls" svg:width="0.493cm" svg:height="0.75cm" svg:x="16.925cm" svg:y="19.2cm" draw:control="control454"/>
        <draw:control draw:style-name="gr5" draw:text-style-name="P7" draw:layer="controls" svg:width="0.494cm" svg:height="0.75cm" svg:x="17.27cm" svg:y="19.2cm" draw:control="control455"/>
        <draw:control draw:style-name="gr5" draw:text-style-name="P7" draw:layer="controls" svg:width="0.493cm" svg:height="0.75cm" svg:x="17.616cm" svg:y="19.2cm" draw:control="control456"/>
        <draw:control draw:style-name="gr5" draw:text-style-name="P7" draw:layer="controls" svg:width="0.494cm" svg:height="0.75cm" svg:x="17.961cm" svg:y="19.2cm" draw:control="control457"/>
        <draw:control draw:style-name="gr5" draw:text-style-name="P7" draw:layer="controls" svg:width="0.493cm" svg:height="0.75cm" svg:x="18.307cm" svg:y="19.2cm" draw:control="control458"/>
        <draw:control draw:style-name="gr5" draw:text-style-name="P7" draw:layer="controls" svg:width="0.493cm" svg:height="0.75cm" svg:x="18.8cm" svg:y="19.2cm" draw:control="control459"/>
        <draw:control draw:style-name="gr5" draw:text-style-name="P7" draw:layer="controls" svg:width="0.494cm" svg:height="0.75cm" svg:x="19.145cm" svg:y="19.2cm" draw:control="control460"/>
        <draw:control draw:style-name="gr5" draw:text-style-name="P7" draw:layer="controls" svg:width="0.493cm" svg:height="0.75cm" svg:x="19.491cm" svg:y="19.2cm" draw:control="control461"/>
        <draw:control draw:style-name="gr5" draw:text-style-name="P7" draw:layer="controls" svg:width="0.494cm" svg:height="0.75cm" svg:x="19.836cm" svg:y="19.2cm" draw:control="control462"/>
        <draw:control draw:style-name="gr5" draw:text-style-name="P7" draw:layer="controls" svg:width="0.493cm" svg:height="0.75cm" svg:x="20.182cm" svg:y="19.2cm" draw:control="control463"/>
        <draw:control draw:style-name="gr5" draw:text-style-name="P7" draw:layer="controls" svg:width="0.493cm" svg:height="0.75cm" svg:x="16.925cm" svg:y="19.95cm" draw:control="control464"/>
        <draw:control draw:style-name="gr5" draw:text-style-name="P7" draw:layer="controls" svg:width="0.494cm" svg:height="0.75cm" svg:x="17.27cm" svg:y="19.95cm" draw:control="control465"/>
        <draw:control draw:style-name="gr5" draw:text-style-name="P7" draw:layer="controls" svg:width="0.493cm" svg:height="0.75cm" svg:x="17.616cm" svg:y="19.95cm" draw:control="control466"/>
        <draw:control draw:style-name="gr5" draw:text-style-name="P7" draw:layer="controls" svg:width="0.494cm" svg:height="0.75cm" svg:x="17.961cm" svg:y="19.95cm" draw:control="control467"/>
        <draw:control draw:style-name="gr5" draw:text-style-name="P7" draw:layer="controls" svg:width="0.493cm" svg:height="0.75cm" svg:x="18.307cm" svg:y="19.95cm" draw:control="control468"/>
        <draw:control draw:style-name="gr5" draw:text-style-name="P7" draw:layer="controls" svg:width="0.493cm" svg:height="0.75cm" svg:x="18.8cm" svg:y="19.95cm" draw:control="control469"/>
        <draw:control draw:style-name="gr5" draw:text-style-name="P7" draw:layer="controls" svg:width="0.494cm" svg:height="0.75cm" svg:x="19.145cm" svg:y="19.95cm" draw:control="control470"/>
        <draw:control draw:style-name="gr5" draw:text-style-name="P7" draw:layer="controls" svg:width="0.493cm" svg:height="0.75cm" svg:x="19.491cm" svg:y="19.95cm" draw:control="control471"/>
        <draw:control draw:style-name="gr5" draw:text-style-name="P7" draw:layer="controls" svg:width="0.494cm" svg:height="0.75cm" svg:x="19.836cm" svg:y="19.95cm" draw:control="control472"/>
        <draw:control draw:style-name="gr5" draw:text-style-name="P7" draw:layer="controls" svg:width="0.493cm" svg:height="0.75cm" svg:x="20.182cm" svg:y="19.95cm" draw:control="control473"/>
        <draw:control draw:style-name="gr4" draw:text-style-name="P4" draw:layer="controls" svg:width="3.75cm" svg:height="0.75cm" svg:x="2.575cm" svg:y="13.95cm" draw:control="control583"/>
        <draw:control draw:style-name="gr4" draw:text-style-name="P4" draw:layer="controls" svg:width="3.75cm" svg:height="0.75cm" svg:x="2.575cm" svg:y="14.7cm" draw:control="control584"/>
        <draw:control draw:style-name="gr4" draw:text-style-name="P4" draw:layer="controls" svg:width="3.75cm" svg:height="0.75cm" svg:x="2.575cm" svg:y="15.45cm" draw:control="control585"/>
        <draw:control draw:style-name="gr4" draw:text-style-name="P4" draw:layer="controls" svg:width="3.75cm" svg:height="0.75cm" svg:x="2.575cm" svg:y="16.2cm" draw:control="control586"/>
        <draw:control draw:style-name="gr4" draw:text-style-name="P4" draw:layer="controls" svg:width="3.75cm" svg:height="0.75cm" svg:x="2.575cm" svg:y="16.95cm" draw:control="control587"/>
        <draw:control draw:style-name="gr4" draw:text-style-name="P4" draw:layer="controls" svg:width="3.75cm" svg:height="0.75cm" svg:x="2.575cm" svg:y="17.7cm" draw:control="control588"/>
        <draw:control draw:style-name="gr4" draw:text-style-name="P4" draw:layer="controls" svg:width="3.75cm" svg:height="0.75cm" svg:x="2.575cm" svg:y="18.45cm" draw:control="control589"/>
        <draw:control draw:style-name="gr4" draw:text-style-name="P4" draw:layer="controls" svg:width="3.75cm" svg:height="0.75cm" svg:x="2.575cm" svg:y="19.2cm" draw:control="control590"/>
        <draw:control draw:style-name="gr4" draw:text-style-name="P4" draw:layer="controls" svg:width="3.75cm" svg:height="0.75cm" svg:x="2.575cm" svg:y="19.95cm" draw:control="control591"/>
        <draw:control draw:style-name="gr4" draw:text-style-name="P4" draw:layer="controls" svg:width="3.75cm" svg:height="0.75cm" svg:x="13.125cm" svg:y="13.95cm" draw:control="control592"/>
        <draw:control draw:style-name="gr4" draw:text-style-name="P4" draw:layer="controls" svg:width="3.75cm" svg:height="0.75cm" svg:x="13.125cm" svg:y="14.7cm" draw:control="control593"/>
        <draw:control draw:style-name="gr4" draw:text-style-name="P4" draw:layer="controls" svg:width="3.75cm" svg:height="0.75cm" svg:x="13.125cm" svg:y="15.45cm" draw:control="control594"/>
        <draw:control draw:style-name="gr4" draw:text-style-name="P4" draw:layer="controls" svg:width="3.75cm" svg:height="0.75cm" svg:x="13.125cm" svg:y="16.2cm" draw:control="control595"/>
        <draw:control draw:style-name="gr4" draw:text-style-name="P4" draw:layer="controls" svg:width="3.75cm" svg:height="0.75cm" svg:x="13.125cm" svg:y="16.95cm" draw:control="control596"/>
        <draw:control draw:style-name="gr4" draw:text-style-name="P4" draw:layer="controls" svg:width="3.75cm" svg:height="0.75cm" svg:x="13.125cm" svg:y="17.7cm" draw:control="control597"/>
        <draw:control draw:style-name="gr4" draw:text-style-name="P4" draw:layer="controls" svg:width="3.75cm" svg:height="0.75cm" svg:x="13.125cm" svg:y="18.45cm" draw:control="control598"/>
        <draw:control draw:style-name="gr4" draw:text-style-name="P4" draw:layer="controls" svg:width="3.75cm" svg:height="0.75cm" svg:x="13.125cm" svg:y="19.2cm" draw:control="control599"/>
        <draw:control draw:style-name="gr4" draw:text-style-name="P4" draw:layer="controls" svg:width="3.75cm" svg:height="0.75cm" svg:x="13.125cm" svg:y="19.95cm" draw:control="control600"/>
        <draw:control draw:style-name="gr3" draw:text-style-name="P5" draw:layer="controls" svg:width="3cm" svg:height="0.75cm" svg:x="0.725cm" svg:y="20.7cm" draw:control="control474"/>
        <draw:control draw:style-name="gr3" draw:text-style-name="P5" draw:layer="controls" svg:width="3cm" svg:height="0.75cm" svg:x="0.725cm" svg:y="21.45cm" draw:control="control475"/>
        <draw:control draw:style-name="gr3" draw:text-style-name="P5" draw:layer="controls" svg:width="3cm" svg:height="0.75cm" svg:x="0.725cm" svg:y="22.2cm" draw:control="control476"/>
        <draw:control draw:style-name="gr3" draw:text-style-name="P5" draw:layer="controls" svg:width="3cm" svg:height="0.75cm" svg:x="0.725cm" svg:y="22.95cm" draw:control="control477"/>
        <draw:control draw:style-name="gr3" draw:text-style-name="P5" draw:layer="controls" svg:width="3cm" svg:height="0.75cm" svg:x="0.725cm" svg:y="23.7cm" draw:control="control478"/>
        <draw:control draw:style-name="gr3" draw:text-style-name="P5" draw:layer="controls" svg:width="3cm" svg:height="0.75cm" svg:x="0.725cm" svg:y="24.45cm" draw:control="control479"/>
        <draw:control draw:style-name="gr3" draw:text-style-name="P5" draw:layer="controls" svg:width="3cm" svg:height="0.75cm" svg:x="0.725cm" svg:y="25.2cm" draw:control="control480"/>
        <draw:control draw:style-name="gr4" draw:text-style-name="P4" draw:layer="controls" svg:width="3.75cm" svg:height="0.75cm" svg:x="3.725cm" svg:y="20.7cm" draw:control="control481"/>
        <draw:control draw:style-name="gr4" draw:text-style-name="P4" draw:layer="controls" svg:width="3.75cm" svg:height="0.75cm" svg:x="3.725cm" svg:y="21.45cm" draw:control="control482"/>
        <draw:control draw:style-name="gr4" draw:text-style-name="P4" draw:layer="controls" svg:width="3.75cm" svg:height="0.75cm" svg:x="3.725cm" svg:y="22.2cm" draw:control="control483"/>
        <draw:control draw:style-name="gr4" draw:text-style-name="P4" draw:layer="controls" svg:width="3.75cm" svg:height="0.75cm" svg:x="3.725cm" svg:y="22.95cm" draw:control="control484"/>
        <draw:control draw:style-name="gr4" draw:text-style-name="P4" draw:layer="controls" svg:width="3.75cm" svg:height="0.75cm" svg:x="3.725cm" svg:y="23.7cm" draw:control="control485"/>
        <draw:control draw:style-name="gr4" draw:text-style-name="P4" draw:layer="controls" svg:width="3.75cm" svg:height="0.75cm" svg:x="3.725cm" svg:y="24.45cm" draw:control="control486"/>
        <draw:control draw:style-name="gr4" draw:text-style-name="P4" draw:layer="controls" svg:width="3.75cm" svg:height="0.75cm" svg:x="3.725cm" svg:y="25.2cm" draw:control="control487"/>
        <draw:control draw:style-name="gr5" draw:text-style-name="P7" draw:layer="controls" svg:width="0.493cm" svg:height="0.75cm" svg:x="7.525cm" svg:y="20.7cm" draw:control="control488"/>
        <draw:control draw:style-name="gr5" draw:text-style-name="P7" draw:layer="controls" svg:width="0.494cm" svg:height="0.75cm" svg:x="7.87cm" svg:y="20.7cm" draw:control="control489"/>
        <draw:control draw:style-name="gr5" draw:text-style-name="P7" draw:layer="controls" svg:width="0.493cm" svg:height="0.75cm" svg:x="8.216cm" svg:y="20.7cm" draw:control="control490"/>
        <draw:control draw:style-name="gr5" draw:text-style-name="P7" draw:layer="controls" svg:width="0.494cm" svg:height="0.75cm" svg:x="8.561cm" svg:y="20.7cm" draw:control="control491"/>
        <draw:control draw:style-name="gr5" draw:text-style-name="P7" draw:layer="controls" svg:width="0.493cm" svg:height="0.75cm" svg:x="8.907cm" svg:y="20.7cm" draw:control="control492"/>
        <draw:control draw:style-name="gr5" draw:text-style-name="P7" draw:layer="controls" svg:width="0.493cm" svg:height="0.75cm" svg:x="9.4cm" svg:y="20.7cm" draw:control="control493"/>
        <draw:control draw:style-name="gr5" draw:text-style-name="P7" draw:layer="controls" svg:width="0.494cm" svg:height="0.75cm" svg:x="9.745cm" svg:y="20.7cm" draw:control="control494"/>
        <draw:control draw:style-name="gr5" draw:text-style-name="P7" draw:layer="controls" svg:width="0.493cm" svg:height="0.75cm" svg:x="10.091cm" svg:y="20.7cm" draw:control="control495"/>
        <draw:control draw:style-name="gr5" draw:text-style-name="P7" draw:layer="controls" svg:width="0.494cm" svg:height="0.75cm" svg:x="10.436cm" svg:y="20.7cm" draw:control="control496"/>
        <draw:control draw:style-name="gr5" draw:text-style-name="P7" draw:layer="controls" svg:width="0.493cm" svg:height="0.75cm" svg:x="10.782cm" svg:y="20.7cm" draw:control="control497"/>
        <draw:control draw:style-name="gr5" draw:text-style-name="P7" draw:layer="controls" svg:width="0.493cm" svg:height="0.75cm" svg:x="7.525cm" svg:y="21.45cm" draw:control="control498"/>
        <draw:control draw:style-name="gr5" draw:text-style-name="P7" draw:layer="controls" svg:width="0.494cm" svg:height="0.75cm" svg:x="7.87cm" svg:y="21.45cm" draw:control="control499"/>
        <draw:control draw:style-name="gr5" draw:text-style-name="P7" draw:layer="controls" svg:width="0.493cm" svg:height="0.75cm" svg:x="8.216cm" svg:y="21.45cm" draw:control="control500"/>
        <draw:control draw:style-name="gr5" draw:text-style-name="P7" draw:layer="controls" svg:width="0.494cm" svg:height="0.75cm" svg:x="8.561cm" svg:y="21.45cm" draw:control="control501"/>
        <draw:control draw:style-name="gr5" draw:text-style-name="P7" draw:layer="controls" svg:width="0.493cm" svg:height="0.75cm" svg:x="8.907cm" svg:y="21.45cm" draw:control="control502"/>
        <draw:control draw:style-name="gr5" draw:text-style-name="P7" draw:layer="controls" svg:width="0.493cm" svg:height="0.75cm" svg:x="9.4cm" svg:y="21.45cm" draw:control="control503"/>
        <draw:control draw:style-name="gr5" draw:text-style-name="P7" draw:layer="controls" svg:width="0.494cm" svg:height="0.75cm" svg:x="9.745cm" svg:y="21.45cm" draw:control="control504"/>
        <draw:control draw:style-name="gr5" draw:text-style-name="P7" draw:layer="controls" svg:width="0.493cm" svg:height="0.75cm" svg:x="10.091cm" svg:y="21.45cm" draw:control="control505"/>
        <draw:control draw:style-name="gr5" draw:text-style-name="P7" draw:layer="controls" svg:width="0.494cm" svg:height="0.75cm" svg:x="10.436cm" svg:y="21.45cm" draw:control="control506"/>
        <draw:control draw:style-name="gr5" draw:text-style-name="P7" draw:layer="controls" svg:width="0.493cm" svg:height="0.75cm" svg:x="10.782cm" svg:y="21.45cm" draw:control="control507"/>
        <draw:control draw:style-name="gr5" draw:text-style-name="P7" draw:layer="controls" svg:width="0.493cm" svg:height="0.75cm" svg:x="7.525cm" svg:y="22.2cm" draw:control="control508"/>
        <draw:control draw:style-name="gr5" draw:text-style-name="P7" draw:layer="controls" svg:width="0.494cm" svg:height="0.75cm" svg:x="7.87cm" svg:y="22.2cm" draw:control="control509"/>
        <draw:control draw:style-name="gr5" draw:text-style-name="P7" draw:layer="controls" svg:width="0.493cm" svg:height="0.75cm" svg:x="8.216cm" svg:y="22.2cm" draw:control="control510"/>
        <draw:control draw:style-name="gr5" draw:text-style-name="P7" draw:layer="controls" svg:width="0.494cm" svg:height="0.75cm" svg:x="8.561cm" svg:y="22.2cm" draw:control="control511"/>
        <draw:control draw:style-name="gr5" draw:text-style-name="P7" draw:layer="controls" svg:width="0.493cm" svg:height="0.75cm" svg:x="8.907cm" svg:y="22.2cm" draw:control="control512"/>
        <draw:control draw:style-name="gr5" draw:text-style-name="P7" draw:layer="controls" svg:width="0.493cm" svg:height="0.75cm" svg:x="9.4cm" svg:y="22.2cm" draw:control="control513"/>
        <draw:control draw:style-name="gr5" draw:text-style-name="P7" draw:layer="controls" svg:width="0.494cm" svg:height="0.75cm" svg:x="9.745cm" svg:y="22.2cm" draw:control="control514"/>
        <draw:control draw:style-name="gr5" draw:text-style-name="P7" draw:layer="controls" svg:width="0.493cm" svg:height="0.75cm" svg:x="10.091cm" svg:y="22.2cm" draw:control="control515"/>
        <draw:control draw:style-name="gr5" draw:text-style-name="P7" draw:layer="controls" svg:width="0.494cm" svg:height="0.75cm" svg:x="10.436cm" svg:y="22.2cm" draw:control="control516"/>
        <draw:control draw:style-name="gr5" draw:text-style-name="P7" draw:layer="controls" svg:width="0.493cm" svg:height="0.75cm" svg:x="10.782cm" svg:y="22.2cm" draw:control="control517"/>
        <draw:control draw:style-name="gr5" draw:text-style-name="P7" draw:layer="controls" svg:width="0.493cm" svg:height="0.75cm" svg:x="7.525cm" svg:y="22.95cm" draw:control="control518"/>
        <draw:control draw:style-name="gr5" draw:text-style-name="P7" draw:layer="controls" svg:width="0.494cm" svg:height="0.75cm" svg:x="7.87cm" svg:y="22.95cm" draw:control="control519"/>
        <draw:control draw:style-name="gr5" draw:text-style-name="P7" draw:layer="controls" svg:width="0.493cm" svg:height="0.75cm" svg:x="8.216cm" svg:y="22.95cm" draw:control="control520"/>
        <draw:control draw:style-name="gr5" draw:text-style-name="P7" draw:layer="controls" svg:width="0.494cm" svg:height="0.75cm" svg:x="8.561cm" svg:y="22.95cm" draw:control="control521"/>
        <draw:control draw:style-name="gr5" draw:text-style-name="P7" draw:layer="controls" svg:width="0.493cm" svg:height="0.75cm" svg:x="8.907cm" svg:y="22.95cm" draw:control="control522"/>
        <draw:control draw:style-name="gr5" draw:text-style-name="P7" draw:layer="controls" svg:width="0.493cm" svg:height="0.75cm" svg:x="9.4cm" svg:y="22.95cm" draw:control="control523"/>
        <draw:control draw:style-name="gr5" draw:text-style-name="P7" draw:layer="controls" svg:width="0.494cm" svg:height="0.75cm" svg:x="9.745cm" svg:y="22.95cm" draw:control="control524"/>
        <draw:control draw:style-name="gr5" draw:text-style-name="P7" draw:layer="controls" svg:width="0.493cm" svg:height="0.75cm" svg:x="10.091cm" svg:y="22.95cm" draw:control="control525"/>
        <draw:control draw:style-name="gr5" draw:text-style-name="P7" draw:layer="controls" svg:width="0.494cm" svg:height="0.75cm" svg:x="10.436cm" svg:y="22.95cm" draw:control="control526"/>
        <draw:control draw:style-name="gr5" draw:text-style-name="P7" draw:layer="controls" svg:width="0.493cm" svg:height="0.75cm" svg:x="10.782cm" svg:y="22.95cm" draw:control="control527"/>
        <draw:control draw:style-name="gr5" draw:text-style-name="P7" draw:layer="controls" svg:width="0.493cm" svg:height="0.75cm" svg:x="7.525cm" svg:y="23.7cm" draw:control="control528"/>
        <draw:control draw:style-name="gr5" draw:text-style-name="P7" draw:layer="controls" svg:width="0.494cm" svg:height="0.75cm" svg:x="7.87cm" svg:y="23.7cm" draw:control="control529"/>
        <draw:control draw:style-name="gr5" draw:text-style-name="P7" draw:layer="controls" svg:width="0.493cm" svg:height="0.75cm" svg:x="8.216cm" svg:y="23.7cm" draw:control="control530"/>
        <draw:control draw:style-name="gr5" draw:text-style-name="P7" draw:layer="controls" svg:width="0.494cm" svg:height="0.75cm" svg:x="8.561cm" svg:y="23.7cm" draw:control="control531"/>
        <draw:control draw:style-name="gr5" draw:text-style-name="P7" draw:layer="controls" svg:width="0.493cm" svg:height="0.75cm" svg:x="8.907cm" svg:y="23.7cm" draw:control="control532"/>
        <draw:control draw:style-name="gr5" draw:text-style-name="P7" draw:layer="controls" svg:width="0.493cm" svg:height="0.75cm" svg:x="9.4cm" svg:y="23.7cm" draw:control="control533"/>
        <draw:control draw:style-name="gr5" draw:text-style-name="P7" draw:layer="controls" svg:width="0.494cm" svg:height="0.75cm" svg:x="9.745cm" svg:y="23.7cm" draw:control="control534"/>
        <draw:control draw:style-name="gr5" draw:text-style-name="P7" draw:layer="controls" svg:width="0.493cm" svg:height="0.75cm" svg:x="10.091cm" svg:y="23.7cm" draw:control="control535"/>
        <draw:control draw:style-name="gr5" draw:text-style-name="P7" draw:layer="controls" svg:width="0.494cm" svg:height="0.75cm" svg:x="10.436cm" svg:y="23.7cm" draw:control="control536"/>
        <draw:control draw:style-name="gr5" draw:text-style-name="P7" draw:layer="controls" svg:width="0.493cm" svg:height="0.75cm" svg:x="10.782cm" svg:y="23.7cm" draw:control="control537"/>
        <draw:control draw:style-name="gr5" draw:text-style-name="P7" draw:layer="controls" svg:width="0.493cm" svg:height="0.75cm" svg:x="7.525cm" svg:y="24.45cm" draw:control="control538"/>
        <draw:control draw:style-name="gr5" draw:text-style-name="P7" draw:layer="controls" svg:width="0.494cm" svg:height="0.75cm" svg:x="7.87cm" svg:y="24.45cm" draw:control="control539"/>
        <draw:control draw:style-name="gr5" draw:text-style-name="P7" draw:layer="controls" svg:width="0.493cm" svg:height="0.75cm" svg:x="8.216cm" svg:y="24.45cm" draw:control="control540"/>
        <draw:control draw:style-name="gr5" draw:text-style-name="P7" draw:layer="controls" svg:width="0.494cm" svg:height="0.75cm" svg:x="8.561cm" svg:y="24.45cm" draw:control="control541"/>
        <draw:control draw:style-name="gr5" draw:text-style-name="P7" draw:layer="controls" svg:width="0.493cm" svg:height="0.75cm" svg:x="8.907cm" svg:y="24.45cm" draw:control="control542"/>
        <draw:control draw:style-name="gr5" draw:text-style-name="P7" draw:layer="controls" svg:width="0.493cm" svg:height="0.75cm" svg:x="9.4cm" svg:y="24.45cm" draw:control="control543"/>
        <draw:control draw:style-name="gr5" draw:text-style-name="P7" draw:layer="controls" svg:width="0.494cm" svg:height="0.75cm" svg:x="9.745cm" svg:y="24.45cm" draw:control="control544"/>
        <draw:control draw:style-name="gr5" draw:text-style-name="P7" draw:layer="controls" svg:width="0.493cm" svg:height="0.75cm" svg:x="10.091cm" svg:y="24.45cm" draw:control="control545"/>
        <draw:control draw:style-name="gr5" draw:text-style-name="P7" draw:layer="controls" svg:width="0.494cm" svg:height="0.75cm" svg:x="10.436cm" svg:y="24.45cm" draw:control="control546"/>
        <draw:control draw:style-name="gr5" draw:text-style-name="P7" draw:layer="controls" svg:width="0.493cm" svg:height="0.75cm" svg:x="10.782cm" svg:y="24.45cm" draw:control="control547"/>
        <draw:control draw:style-name="gr5" draw:text-style-name="P7" draw:layer="controls" svg:width="0.493cm" svg:height="0.75cm" svg:x="7.525cm" svg:y="25.2cm" draw:control="control548"/>
        <draw:control draw:style-name="gr5" draw:text-style-name="P7" draw:layer="controls" svg:width="0.494cm" svg:height="0.75cm" svg:x="7.87cm" svg:y="25.2cm" draw:control="control549"/>
        <draw:control draw:style-name="gr5" draw:text-style-name="P7" draw:layer="controls" svg:width="0.493cm" svg:height="0.75cm" svg:x="8.216cm" svg:y="25.2cm" draw:control="control550"/>
        <draw:control draw:style-name="gr5" draw:text-style-name="P7" draw:layer="controls" svg:width="0.494cm" svg:height="0.75cm" svg:x="8.561cm" svg:y="25.2cm" draw:control="control551"/>
        <draw:control draw:style-name="gr5" draw:text-style-name="P7" draw:layer="controls" svg:width="0.493cm" svg:height="0.75cm" svg:x="8.907cm" svg:y="25.2cm" draw:control="control552"/>
        <draw:control draw:style-name="gr5" draw:text-style-name="P7" draw:layer="controls" svg:width="0.493cm" svg:height="0.75cm" svg:x="9.4cm" svg:y="25.2cm" draw:control="control553"/>
        <draw:control draw:style-name="gr5" draw:text-style-name="P7" draw:layer="controls" svg:width="0.494cm" svg:height="0.75cm" svg:x="9.745cm" svg:y="25.2cm" draw:control="control554"/>
        <draw:control draw:style-name="gr5" draw:text-style-name="P7" draw:layer="controls" svg:width="0.493cm" svg:height="0.75cm" svg:x="10.091cm" svg:y="25.2cm" draw:control="control555"/>
        <draw:control draw:style-name="gr5" draw:text-style-name="P7" draw:layer="controls" svg:width="0.494cm" svg:height="0.75cm" svg:x="10.436cm" svg:y="25.2cm" draw:control="control556"/>
        <draw:control draw:style-name="gr5" draw:text-style-name="P7" draw:layer="controls" svg:width="0.493cm" svg:height="0.75cm" svg:x="10.782cm" svg:y="25.2cm" draw:control="control557"/>
        <draw:control draw:style-name="gr3" draw:text-style-name="P5" draw:layer="controls" svg:width="3cm" svg:height="0.75cm" svg:x="0.725cm" svg:y="25.95cm" draw:control="control558"/>
        <draw:control draw:style-name="gr3" draw:text-style-name="P5" draw:layer="controls" svg:width="3cm" svg:height="0.75cm" svg:x="0.725cm" svg:y="26.7cm" draw:control="control559"/>
        <draw:control draw:style-name="gr4" draw:text-style-name="P4" draw:layer="controls" svg:width="3.75cm" svg:height="0.75cm" svg:x="3.725cm" svg:y="25.95cm" draw:control="control560"/>
        <draw:control draw:style-name="gr4" draw:text-style-name="P4" draw:layer="controls" svg:width="3.75cm" svg:height="0.75cm" svg:x="3.725cm" svg:y="26.7cm" draw:control="control561"/>
        <draw:control draw:style-name="gr5" draw:text-style-name="P7" draw:layer="controls" svg:width="0.493cm" svg:height="0.75cm" svg:x="7.525cm" svg:y="25.95cm" draw:control="control562"/>
        <draw:control draw:style-name="gr5" draw:text-style-name="P7" draw:layer="controls" svg:width="0.494cm" svg:height="0.75cm" svg:x="7.87cm" svg:y="25.95cm" draw:control="control563"/>
        <draw:control draw:style-name="gr5" draw:text-style-name="P7" draw:layer="controls" svg:width="0.493cm" svg:height="0.75cm" svg:x="8.216cm" svg:y="25.95cm" draw:control="control564"/>
        <draw:control draw:style-name="gr5" draw:text-style-name="P7" draw:layer="controls" svg:width="0.494cm" svg:height="0.75cm" svg:x="8.561cm" svg:y="25.95cm" draw:control="control565"/>
        <draw:control draw:style-name="gr5" draw:text-style-name="P7" draw:layer="controls" svg:width="0.493cm" svg:height="0.75cm" svg:x="8.907cm" svg:y="25.95cm" draw:control="control566"/>
        <draw:control draw:style-name="gr5" draw:text-style-name="P7" draw:layer="controls" svg:width="0.493cm" svg:height="0.75cm" svg:x="9.4cm" svg:y="25.95cm" draw:control="control567"/>
        <draw:control draw:style-name="gr5" draw:text-style-name="P7" draw:layer="controls" svg:width="0.494cm" svg:height="0.75cm" svg:x="9.745cm" svg:y="25.95cm" draw:control="control568"/>
        <draw:control draw:style-name="gr5" draw:text-style-name="P7" draw:layer="controls" svg:width="0.493cm" svg:height="0.75cm" svg:x="10.091cm" svg:y="25.95cm" draw:control="control569"/>
        <draw:control draw:style-name="gr5" draw:text-style-name="P7" draw:layer="controls" svg:width="0.494cm" svg:height="0.75cm" svg:x="10.436cm" svg:y="25.95cm" draw:control="control570"/>
        <draw:control draw:style-name="gr5" draw:text-style-name="P7" draw:layer="controls" svg:width="0.493cm" svg:height="0.75cm" svg:x="10.782cm" svg:y="25.95cm" draw:control="control571"/>
        <draw:control draw:style-name="gr5" draw:text-style-name="P7" draw:layer="controls" svg:width="0.493cm" svg:height="0.75cm" svg:x="7.525cm" svg:y="26.7cm" draw:control="control572"/>
        <draw:control draw:style-name="gr5" draw:text-style-name="P7" draw:layer="controls" svg:width="0.494cm" svg:height="0.75cm" svg:x="7.87cm" svg:y="26.7cm" draw:control="control573"/>
        <draw:control draw:style-name="gr5" draw:text-style-name="P7" draw:layer="controls" svg:width="0.493cm" svg:height="0.75cm" svg:x="8.216cm" svg:y="26.7cm" draw:control="control574"/>
        <draw:control draw:style-name="gr5" draw:text-style-name="P7" draw:layer="controls" svg:width="0.494cm" svg:height="0.75cm" svg:x="8.561cm" svg:y="26.7cm" draw:control="control575"/>
        <draw:control draw:style-name="gr5" draw:text-style-name="P7" draw:layer="controls" svg:width="0.493cm" svg:height="0.75cm" svg:x="8.907cm" svg:y="26.7cm" draw:control="control576"/>
        <draw:control draw:style-name="gr5" draw:text-style-name="P7" draw:layer="controls" svg:width="0.493cm" svg:height="0.75cm" svg:x="9.4cm" svg:y="26.7cm" draw:control="control577"/>
        <draw:control draw:style-name="gr5" draw:text-style-name="P7" draw:layer="controls" svg:width="0.494cm" svg:height="0.75cm" svg:x="9.745cm" svg:y="26.7cm" draw:control="control578"/>
        <draw:control draw:style-name="gr5" draw:text-style-name="P7" draw:layer="controls" svg:width="0.493cm" svg:height="0.75cm" svg:x="10.091cm" svg:y="26.7cm" draw:control="control579"/>
        <draw:control draw:style-name="gr5" draw:text-style-name="P7" draw:layer="controls" svg:width="0.494cm" svg:height="0.75cm" svg:x="10.436cm" svg:y="26.7cm" draw:control="control580"/>
        <draw:control draw:style-name="gr5" draw:text-style-name="P7" draw:layer="controls" svg:width="0.493cm" svg:height="0.75cm" svg:x="10.782cm" svg:y="26.7cm" draw:control="control581"/>
        <draw:control draw:style-name="gr3" draw:text-style-name="P5" draw:layer="controls" svg:width="3.75cm" svg:height="0.75cm" svg:x="12.025cm" svg:y="20.95cm" draw:control="control582"/>
        <draw:control draw:style-name="gr5" draw:text-style-name="P7" draw:layer="controls" svg:width="0.493cm" svg:height="0.75cm" svg:x="12.025cm" svg:y="21.7cm" draw:control="control601"/>
        <draw:control draw:style-name="gr5" draw:text-style-name="P7" draw:layer="controls" svg:width="0.494cm" svg:height="0.75cm" svg:x="12.37cm" svg:y="21.7cm" draw:control="control602"/>
        <draw:control draw:style-name="gr5" draw:text-style-name="P7" draw:layer="controls" svg:width="0.493cm" svg:height="0.75cm" svg:x="12.716cm" svg:y="21.7cm" draw:control="control603"/>
        <draw:control draw:style-name="gr5" draw:text-style-name="P7" draw:layer="controls" svg:width="0.494cm" svg:height="0.75cm" svg:x="13.061cm" svg:y="21.7cm" draw:control="control604"/>
        <draw:control draw:style-name="gr5" draw:text-style-name="P7" draw:layer="controls" svg:width="0.493cm" svg:height="0.75cm" svg:x="13.407cm" svg:y="21.7cm" draw:control="control605"/>
        <draw:control draw:style-name="gr5" draw:text-style-name="P7" draw:layer="controls" svg:width="0.493cm" svg:height="0.75cm" svg:x="13.9cm" svg:y="21.7cm" draw:control="control606"/>
        <draw:control draw:style-name="gr5" draw:text-style-name="P7" draw:layer="controls" svg:width="0.494cm" svg:height="0.75cm" svg:x="14.245cm" svg:y="21.7cm" draw:control="control607"/>
        <draw:control draw:style-name="gr5" draw:text-style-name="P7" draw:layer="controls" svg:width="0.493cm" svg:height="0.75cm" svg:x="14.591cm" svg:y="21.7cm" draw:control="control608"/>
        <draw:control draw:style-name="gr5" draw:text-style-name="P7" draw:layer="controls" svg:width="0.494cm" svg:height="0.75cm" svg:x="14.936cm" svg:y="21.7cm" draw:control="control609"/>
        <draw:control draw:style-name="gr5" draw:text-style-name="P7" draw:layer="controls" svg:width="0.493cm" svg:height="0.75cm" svg:x="15.282cm" svg:y="21.7cm" draw:control="control610"/>
        <draw:control draw:style-name="gr3" draw:text-style-name="P5" draw:layer="controls" svg:width="3.75cm" svg:height="0.75cm" svg:x="16.525cm" svg:y="20.947cm" draw:control="control611"/>
        <draw:control draw:style-name="gr4" draw:text-style-name="P4" draw:layer="controls" svg:width="3.75cm" svg:height="0.75cm" svg:x="16.525cm" svg:y="21.75cm" draw:control="control612"/>
        <draw:control draw:style-name="gr3" draw:text-style-name="P5" draw:layer="controls" svg:width="3.75cm" svg:height="0.75cm" svg:x="12.025cm" svg:y="22.75cm" draw:control="control613"/>
        <draw:control draw:style-name="gr4" draw:text-style-name="P4" draw:layer="controls" svg:width="3.75cm" svg:height="0.75cm" svg:x="12.025cm" svg:y="23.553cm" draw:control="control614"/>
        <draw:control draw:style-name="gr3" draw:text-style-name="P5" draw:layer="controls" svg:width="3.75cm" svg:height="0.75cm" svg:x="16.525cm" svg:y="22.75cm" draw:control="control615"/>
        <draw:control draw:style-name="gr4" draw:text-style-name="P4" draw:layer="controls" svg:width="3.75cm" svg:height="0.75cm" svg:x="16.525cm" svg:y="23.553cm" draw:control="control616"/>
        <draw:control draw:style-name="gr3" draw:text-style-name="P5" draw:layer="controls" svg:width="3.75cm" svg:height="0.75cm" svg:x="12.025cm" svg:y="24.55cm" draw:control="control617"/>
        <draw:control draw:style-name="gr4" draw:text-style-name="P4" draw:layer="controls" svg:width="3.75cm" svg:height="0.75cm" svg:x="12.025cm" svg:y="25.353cm" draw:control="control618"/>
        <draw:control draw:style-name="gr3" draw:text-style-name="P5" draw:layer="controls" svg:width="3.75cm" svg:height="0.75cm" svg:x="16.525cm" svg:y="24.55cm" draw:control="control619"/>
        <draw:control draw:style-name="gr4" draw:text-style-name="P4" draw:layer="controls" svg:width="3.75cm" svg:height="0.75cm" svg:x="16.525cm" svg:y="25.353cm" draw:control="control620"/>
        <draw:control draw:style-name="gr3" draw:text-style-name="P5" draw:layer="controls" svg:width="3.75cm" svg:height="0.75cm" svg:x="12.025cm" svg:y="26.35cm" draw:control="control621"/>
        <draw:control draw:style-name="gr4" draw:text-style-name="P4" draw:layer="controls" svg:width="3.75cm" svg:height="0.75cm" svg:x="12.025cm" svg:y="27.153cm" draw:control="control622"/>
        <draw:control draw:style-name="gr3" draw:text-style-name="P5" draw:layer="controls" svg:width="3.75cm" svg:height="0.75cm" svg:x="16.525cm" svg:y="26.35cm" draw:control="control623"/>
        <draw:control draw:style-name="gr4" draw:text-style-name="P4" draw:layer="controls" svg:width="3.75cm" svg:height="2.25cm" svg:x="16.525cm" svg:y="27.153cm" draw:control="control624"/>
        <draw:line draw:style-name="gr2" draw:text-style-name="P2" draw:layer="layout" svg:x1="0cm" svg:y1="6.2cm" svg:x2="21cm" svg:y2="6.2cm">
          <text:p/>
        </draw:line>
        <draw:line draw:style-name="gr2" draw:text-style-name="P2" draw:layer="layout" svg:x1="0cm" svg:y1="13.55cm" svg:x2="21cm" svg:y2="13.55cm">
          <text:p/>
        </draw:line>
      </draw:page>
      <draw:page draw:name="page2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extfeld 3" form:control-implementation="ooo:com.sun.star.form.component.TextField" xml:id="control625" form:id="control625" form:current-value="Disciplines" form:value="Disciplin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0" form:control-implementation="ooo:com.sun.star.form.component.TextField" xml:id="control626" form:id="control626" form:current-value="Animalism" form:value="Animalis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1" form:control-implementation="ooo:com.sun.star.form.component.TextField" xml:id="control627" form:id="control627" form:current-value="Blood Sorcery" form:value="Blood Sorcer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2" form:control-implementation="ooo:com.sun.star.form.component.TextField" xml:id="control628" form:id="control628" form:current-value="Celerity" form:value="Celerit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3" form:control-implementation="ooo:com.sun.star.form.component.TextField" xml:id="control629" form:id="control629" form:current-value="Fortitude" form:value="Fortitud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4" form:control-implementation="ooo:com.sun.star.form.component.TextField" xml:id="control630" form:id="control630" form:current-value="Oblivion" form:value="Obliv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5" form:control-implementation="ooo:com.sun.star.form.component.TextField" xml:id="control631" form:id="control631" form:current-value="Potence" form:value="Pote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6" form:control-implementation="ooo:com.sun.star.form.component.TextField" xml:id="control632" form:id="control632" form:current-value="Protean" form:value="Protea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16" form:control-implementation="ooo:com.sun.star.form.component.CheckBox" xml:id="control633" form:id="control6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7" form:control-implementation="ooo:com.sun.star.form.component.CheckBox" xml:id="control634" form:id="control6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8" form:control-implementation="ooo:com.sun.star.form.component.CheckBox" xml:id="control635" form:id="control6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9" form:control-implementation="ooo:com.sun.star.form.component.CheckBox" xml:id="control636" form:id="control6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0" form:control-implementation="ooo:com.sun.star.form.component.CheckBox" xml:id="control637" form:id="control6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1" form:control-implementation="ooo:com.sun.star.form.component.CheckBox" xml:id="control638" form:id="control6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2" form:control-implementation="ooo:com.sun.star.form.component.CheckBox" xml:id="control639" form:id="control6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3" form:control-implementation="ooo:com.sun.star.form.component.CheckBox" xml:id="control640" form:id="control6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4" form:control-implementation="ooo:com.sun.star.form.component.CheckBox" xml:id="control641" form:id="control6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5" form:control-implementation="ooo:com.sun.star.form.component.CheckBox" xml:id="control642" form:id="control6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6" form:control-implementation="ooo:com.sun.star.form.component.CheckBox" xml:id="control643" form:id="control6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7" form:control-implementation="ooo:com.sun.star.form.component.CheckBox" xml:id="control644" form:id="control6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8" form:control-implementation="ooo:com.sun.star.form.component.CheckBox" xml:id="control645" form:id="control6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9" form:control-implementation="ooo:com.sun.star.form.component.CheckBox" xml:id="control646" form:id="control6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0" form:control-implementation="ooo:com.sun.star.form.component.CheckBox" xml:id="control647" form:id="control6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1" form:control-implementation="ooo:com.sun.star.form.component.CheckBox" xml:id="control648" form:id="control6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2" form:control-implementation="ooo:com.sun.star.form.component.CheckBox" xml:id="control649" form:id="control6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3" form:control-implementation="ooo:com.sun.star.form.component.CheckBox" xml:id="control650" form:id="control6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4" form:control-implementation="ooo:com.sun.star.form.component.CheckBox" xml:id="control651" form:id="control6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5" form:control-implementation="ooo:com.sun.star.form.component.CheckBox" xml:id="control652" form:id="control6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6" form:control-implementation="ooo:com.sun.star.form.component.CheckBox" xml:id="control653" form:id="control6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7" form:control-implementation="ooo:com.sun.star.form.component.CheckBox" xml:id="control654" form:id="control6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8" form:control-implementation="ooo:com.sun.star.form.component.CheckBox" xml:id="control655" form:id="control6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9" form:control-implementation="ooo:com.sun.star.form.component.CheckBox" xml:id="control656" form:id="control6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0" form:control-implementation="ooo:com.sun.star.form.component.CheckBox" xml:id="control657" form:id="control6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1" form:control-implementation="ooo:com.sun.star.form.component.CheckBox" xml:id="control658" form:id="control6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2" form:control-implementation="ooo:com.sun.star.form.component.CheckBox" xml:id="control659" form:id="control6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3" form:control-implementation="ooo:com.sun.star.form.component.CheckBox" xml:id="control660" form:id="control6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4" form:control-implementation="ooo:com.sun.star.form.component.CheckBox" xml:id="control661" form:id="control6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5" form:control-implementation="ooo:com.sun.star.form.component.CheckBox" xml:id="control662" form:id="control6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6" form:control-implementation="ooo:com.sun.star.form.component.CheckBox" xml:id="control663" form:id="control6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7" form:control-implementation="ooo:com.sun.star.form.component.CheckBox" xml:id="control664" form:id="control6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8" form:control-implementation="ooo:com.sun.star.form.component.CheckBox" xml:id="control665" form:id="control6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9" form:control-implementation="ooo:com.sun.star.form.component.CheckBox" xml:id="control666" form:id="control6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0" form:control-implementation="ooo:com.sun.star.form.component.CheckBox" xml:id="control667" form:id="control6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1" form:control-implementation="ooo:com.sun.star.form.component.CheckBox" xml:id="control668" form:id="control6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2" form:control-implementation="ooo:com.sun.star.form.component.CheckBox" xml:id="control669" form:id="control6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3" form:control-implementation="ooo:com.sun.star.form.component.CheckBox" xml:id="control670" form:id="control6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4" form:control-implementation="ooo:com.sun.star.form.component.CheckBox" xml:id="control671" form:id="control6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5" form:control-implementation="ooo:com.sun.star.form.component.CheckBox" xml:id="control672" form:id="control6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6" form:control-implementation="ooo:com.sun.star.form.component.CheckBox" xml:id="control673" form:id="control6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7" form:control-implementation="ooo:com.sun.star.form.component.CheckBox" xml:id="control674" form:id="control6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8" form:control-implementation="ooo:com.sun.star.form.component.CheckBox" xml:id="control675" form:id="control6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9" form:control-implementation="ooo:com.sun.star.form.component.CheckBox" xml:id="control676" form:id="control6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0" form:control-implementation="ooo:com.sun.star.form.component.CheckBox" xml:id="control677" form:id="control6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1" form:control-implementation="ooo:com.sun.star.form.component.CheckBox" xml:id="control678" form:id="control6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2" form:control-implementation="ooo:com.sun.star.form.component.CheckBox" xml:id="control679" form:id="control6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3" form:control-implementation="ooo:com.sun.star.form.component.CheckBox" xml:id="control680" form:id="control6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4" form:control-implementation="ooo:com.sun.star.form.component.CheckBox" xml:id="control681" form:id="control6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5" form:control-implementation="ooo:com.sun.star.form.component.CheckBox" xml:id="control682" form:id="control6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6" form:control-implementation="ooo:com.sun.star.form.component.CheckBox" xml:id="control683" form:id="control6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7" form:control-implementation="ooo:com.sun.star.form.component.CheckBox" xml:id="control684" form:id="control6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8" form:control-implementation="ooo:com.sun.star.form.component.CheckBox" xml:id="control685" form:id="control6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9" form:control-implementation="ooo:com.sun.star.form.component.CheckBox" xml:id="control686" form:id="control6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0" form:control-implementation="ooo:com.sun.star.form.component.CheckBox" xml:id="control687" form:id="control6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1" form:control-implementation="ooo:com.sun.star.form.component.CheckBox" xml:id="control688" form:id="control6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2" form:control-implementation="ooo:com.sun.star.form.component.CheckBox" xml:id="control689" form:id="control6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3" form:control-implementation="ooo:com.sun.star.form.component.CheckBox" xml:id="control690" form:id="control6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4" form:control-implementation="ooo:com.sun.star.form.component.CheckBox" xml:id="control691" form:id="control6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5" form:control-implementation="ooo:com.sun.star.form.component.CheckBox" xml:id="control692" form:id="control6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6" form:control-implementation="ooo:com.sun.star.form.component.CheckBox" xml:id="control693" form:id="control6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7" form:control-implementation="ooo:com.sun.star.form.component.CheckBox" xml:id="control694" form:id="control6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8" form:control-implementation="ooo:com.sun.star.form.component.CheckBox" xml:id="control695" form:id="control6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9" form:control-implementation="ooo:com.sun.star.form.component.CheckBox" xml:id="control696" form:id="control6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0" form:control-implementation="ooo:com.sun.star.form.component.CheckBox" xml:id="control697" form:id="control6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1" form:control-implementation="ooo:com.sun.star.form.component.CheckBox" xml:id="control698" form:id="control6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2" form:control-implementation="ooo:com.sun.star.form.component.CheckBox" xml:id="control699" form:id="control6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3" form:control-implementation="ooo:com.sun.star.form.component.CheckBox" xml:id="control700" form:id="control7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4" form:control-implementation="ooo:com.sun.star.form.component.CheckBox" xml:id="control701" form:id="control7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5" form:control-implementation="ooo:com.sun.star.form.component.CheckBox" xml:id="control702" form:id="control7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48" form:control-implementation="ooo:com.sun.star.form.component.TextField" xml:id="control703" form:id="control70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9" form:control-implementation="ooo:com.sun.star.form.component.TextField" xml:id="control704" form:id="control70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0" form:control-implementation="ooo:com.sun.star.form.component.TextField" xml:id="control705" form:id="control70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1" form:control-implementation="ooo:com.sun.star.form.component.TextField" xml:id="control706" form:id="control70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2" form:control-implementation="ooo:com.sun.star.form.component.TextField" xml:id="control707" form:id="control70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3" form:control-implementation="ooo:com.sun.star.form.component.TextField" xml:id="control708" form:id="control7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4" form:control-implementation="ooo:com.sun.star.form.component.TextField" xml:id="control709" form:id="control70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710" form:id="control710" form:current-value="Auspex" form:value="Auspex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711" form:id="control711" form:current-value="Rituals" form:value="Ritual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712" form:id="control712" form:current-value="Dominate" form:value="Domina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" form:control-implementation="ooo:com.sun.star.form.component.TextField" xml:id="control713" form:id="control713" form:current-value="Obfuscate" form:value="Obfusca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" form:control-implementation="ooo:com.sun.star.form.component.TextField" xml:id="control714" form:id="control714" form:current-value="Ceremonies" form:value="Ceremoni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" form:control-implementation="ooo:com.sun.star.form.component.TextField" xml:id="control715" form:id="control715" form:current-value="Presence" form:value="Prese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" form:control-implementation="ooo:com.sun.star.form.component.TextField" xml:id="control716" form:id="control716" form:current-value="Alchemy" form:value="Alchem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1" form:control-implementation="ooo:com.sun.star.form.component.CheckBox" xml:id="control717" form:id="control7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" form:control-implementation="ooo:com.sun.star.form.component.CheckBox" xml:id="control718" form:id="control7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" form:control-implementation="ooo:com.sun.star.form.component.CheckBox" xml:id="control719" form:id="control7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" form:control-implementation="ooo:com.sun.star.form.component.CheckBox" xml:id="control720" form:id="control7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" form:control-implementation="ooo:com.sun.star.form.component.CheckBox" xml:id="control721" form:id="control7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" form:control-implementation="ooo:com.sun.star.form.component.CheckBox" xml:id="control722" form:id="control7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" form:control-implementation="ooo:com.sun.star.form.component.CheckBox" xml:id="control723" form:id="control7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" form:control-implementation="ooo:com.sun.star.form.component.CheckBox" xml:id="control724" form:id="control7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" form:control-implementation="ooo:com.sun.star.form.component.CheckBox" xml:id="control725" form:id="control7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" form:control-implementation="ooo:com.sun.star.form.component.CheckBox" xml:id="control726" form:id="control7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" form:control-implementation="ooo:com.sun.star.form.component.CheckBox" xml:id="control727" form:id="control7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" form:control-implementation="ooo:com.sun.star.form.component.CheckBox" xml:id="control728" form:id="control7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" form:control-implementation="ooo:com.sun.star.form.component.CheckBox" xml:id="control729" form:id="control7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" form:control-implementation="ooo:com.sun.star.form.component.CheckBox" xml:id="control730" form:id="control7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" form:control-implementation="ooo:com.sun.star.form.component.CheckBox" xml:id="control731" form:id="control7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" form:control-implementation="ooo:com.sun.star.form.component.CheckBox" xml:id="control732" form:id="control7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" form:control-implementation="ooo:com.sun.star.form.component.CheckBox" xml:id="control733" form:id="control7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" form:control-implementation="ooo:com.sun.star.form.component.CheckBox" xml:id="control734" form:id="control7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" form:control-implementation="ooo:com.sun.star.form.component.CheckBox" xml:id="control735" form:id="control7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" form:control-implementation="ooo:com.sun.star.form.component.CheckBox" xml:id="control736" form:id="control7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" form:control-implementation="ooo:com.sun.star.form.component.CheckBox" xml:id="control737" form:id="control7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" form:control-implementation="ooo:com.sun.star.form.component.CheckBox" xml:id="control738" form:id="control7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" form:control-implementation="ooo:com.sun.star.form.component.CheckBox" xml:id="control739" form:id="control7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" form:control-implementation="ooo:com.sun.star.form.component.CheckBox" xml:id="control740" form:id="control7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" form:control-implementation="ooo:com.sun.star.form.component.CheckBox" xml:id="control741" form:id="control7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" form:control-implementation="ooo:com.sun.star.form.component.CheckBox" xml:id="control742" form:id="control7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" form:control-implementation="ooo:com.sun.star.form.component.CheckBox" xml:id="control743" form:id="control7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" form:control-implementation="ooo:com.sun.star.form.component.CheckBox" xml:id="control744" form:id="control7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" form:control-implementation="ooo:com.sun.star.form.component.CheckBox" xml:id="control745" form:id="control7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" form:control-implementation="ooo:com.sun.star.form.component.CheckBox" xml:id="control746" form:id="control7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" form:control-implementation="ooo:com.sun.star.form.component.CheckBox" xml:id="control747" form:id="control7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2" form:control-implementation="ooo:com.sun.star.form.component.CheckBox" xml:id="control748" form:id="control7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3" form:control-implementation="ooo:com.sun.star.form.component.CheckBox" xml:id="control749" form:id="control7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4" form:control-implementation="ooo:com.sun.star.form.component.CheckBox" xml:id="control750" form:id="control7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5" form:control-implementation="ooo:com.sun.star.form.component.CheckBox" xml:id="control751" form:id="control7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6" form:control-implementation="ooo:com.sun.star.form.component.CheckBox" xml:id="control752" form:id="control7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7" form:control-implementation="ooo:com.sun.star.form.component.CheckBox" xml:id="control753" form:id="control7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" form:control-implementation="ooo:com.sun.star.form.component.CheckBox" xml:id="control754" form:id="control7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" form:control-implementation="ooo:com.sun.star.form.component.CheckBox" xml:id="control755" form:id="control7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" form:control-implementation="ooo:com.sun.star.form.component.CheckBox" xml:id="control756" form:id="control7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" form:control-implementation="ooo:com.sun.star.form.component.CheckBox" xml:id="control757" form:id="control7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" form:control-implementation="ooo:com.sun.star.form.component.CheckBox" xml:id="control758" form:id="control7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" form:control-implementation="ooo:com.sun.star.form.component.CheckBox" xml:id="control759" form:id="control7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" form:control-implementation="ooo:com.sun.star.form.component.CheckBox" xml:id="control760" form:id="control7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" form:control-implementation="ooo:com.sun.star.form.component.CheckBox" xml:id="control761" form:id="control7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" form:control-implementation="ooo:com.sun.star.form.component.CheckBox" xml:id="control762" form:id="control7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" form:control-implementation="ooo:com.sun.star.form.component.CheckBox" xml:id="control763" form:id="control7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8" form:control-implementation="ooo:com.sun.star.form.component.CheckBox" xml:id="control764" form:id="control7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9" form:control-implementation="ooo:com.sun.star.form.component.CheckBox" xml:id="control765" form:id="control7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0" form:control-implementation="ooo:com.sun.star.form.component.CheckBox" xml:id="control766" form:id="control7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1" form:control-implementation="ooo:com.sun.star.form.component.CheckBox" xml:id="control767" form:id="control7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2" form:control-implementation="ooo:com.sun.star.form.component.CheckBox" xml:id="control768" form:id="control7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3" form:control-implementation="ooo:com.sun.star.form.component.CheckBox" xml:id="control769" form:id="control7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4" form:control-implementation="ooo:com.sun.star.form.component.CheckBox" xml:id="control770" form:id="control7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5" form:control-implementation="ooo:com.sun.star.form.component.CheckBox" xml:id="control771" form:id="control7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6" form:control-implementation="ooo:com.sun.star.form.component.CheckBox" xml:id="control772" form:id="control7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7" form:control-implementation="ooo:com.sun.star.form.component.CheckBox" xml:id="control773" form:id="control7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8" form:control-implementation="ooo:com.sun.star.form.component.CheckBox" xml:id="control774" form:id="control7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9" form:control-implementation="ooo:com.sun.star.form.component.CheckBox" xml:id="control775" form:id="control7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0" form:control-implementation="ooo:com.sun.star.form.component.CheckBox" xml:id="control776" form:id="control7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1" form:control-implementation="ooo:com.sun.star.form.component.CheckBox" xml:id="control777" form:id="control7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2" form:control-implementation="ooo:com.sun.star.form.component.CheckBox" xml:id="control778" form:id="control7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3" form:control-implementation="ooo:com.sun.star.form.component.CheckBox" xml:id="control779" form:id="control7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4" form:control-implementation="ooo:com.sun.star.form.component.CheckBox" xml:id="control780" form:id="control7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5" form:control-implementation="ooo:com.sun.star.form.component.CheckBox" xml:id="control781" form:id="control7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6" form:control-implementation="ooo:com.sun.star.form.component.CheckBox" xml:id="control782" form:id="control7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7" form:control-implementation="ooo:com.sun.star.form.component.CheckBox" xml:id="control783" form:id="control7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8" form:control-implementation="ooo:com.sun.star.form.component.CheckBox" xml:id="control784" form:id="control7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9" form:control-implementation="ooo:com.sun.star.form.component.CheckBox" xml:id="control785" form:id="control7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0" form:control-implementation="ooo:com.sun.star.form.component.CheckBox" xml:id="control786" form:id="control7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9" form:control-implementation="ooo:com.sun.star.form.component.TextField" xml:id="control787" form:id="control78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" form:control-implementation="ooo:com.sun.star.form.component.TextField" xml:id="control788" form:id="control78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1" form:control-implementation="ooo:com.sun.star.form.component.TextField" xml:id="control789" form:id="control78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2" form:control-implementation="ooo:com.sun.star.form.component.TextField" xml:id="control790" form:id="control79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3" form:control-implementation="ooo:com.sun.star.form.component.TextField" xml:id="control791" form:id="control79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4" form:control-implementation="ooo:com.sun.star.form.component.TextField" xml:id="control792" form:id="control79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5" form:control-implementation="ooo:com.sun.star.form.component.TextField" xml:id="control793" form:id="control79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794" form:id="control794" form:current-value="Merits &amp; Flaws" form:value="Merits &amp; Flaw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71" form:control-implementation="ooo:com.sun.star.form.component.CheckBox" xml:id="control795" form:id="control7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2" form:control-implementation="ooo:com.sun.star.form.component.CheckBox" xml:id="control796" form:id="control7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3" form:control-implementation="ooo:com.sun.star.form.component.CheckBox" xml:id="control797" form:id="control7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4" form:control-implementation="ooo:com.sun.star.form.component.CheckBox" xml:id="control798" form:id="control7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5" form:control-implementation="ooo:com.sun.star.form.component.CheckBox" xml:id="control799" form:id="control7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6" form:control-implementation="ooo:com.sun.star.form.component.CheckBox" xml:id="control800" form:id="control8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7" form:control-implementation="ooo:com.sun.star.form.component.CheckBox" xml:id="control801" form:id="control8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8" form:control-implementation="ooo:com.sun.star.form.component.CheckBox" xml:id="control802" form:id="control8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9" form:control-implementation="ooo:com.sun.star.form.component.CheckBox" xml:id="control803" form:id="control8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0" form:control-implementation="ooo:com.sun.star.form.component.CheckBox" xml:id="control804" form:id="control8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1" form:control-implementation="ooo:com.sun.star.form.component.CheckBox" xml:id="control805" form:id="control8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2" form:control-implementation="ooo:com.sun.star.form.component.CheckBox" xml:id="control806" form:id="control8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3" form:control-implementation="ooo:com.sun.star.form.component.CheckBox" xml:id="control807" form:id="control8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4" form:control-implementation="ooo:com.sun.star.form.component.CheckBox" xml:id="control808" form:id="control8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5" form:control-implementation="ooo:com.sun.star.form.component.CheckBox" xml:id="control809" form:id="control8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6" form:control-implementation="ooo:com.sun.star.form.component.CheckBox" xml:id="control810" form:id="control8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7" form:control-implementation="ooo:com.sun.star.form.component.CheckBox" xml:id="control811" form:id="control8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8" form:control-implementation="ooo:com.sun.star.form.component.CheckBox" xml:id="control812" form:id="control8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9" form:control-implementation="ooo:com.sun.star.form.component.CheckBox" xml:id="control813" form:id="control8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0" form:control-implementation="ooo:com.sun.star.form.component.CheckBox" xml:id="control814" form:id="control8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1" form:control-implementation="ooo:com.sun.star.form.component.CheckBox" xml:id="control815" form:id="control8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2" form:control-implementation="ooo:com.sun.star.form.component.CheckBox" xml:id="control816" form:id="control8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3" form:control-implementation="ooo:com.sun.star.form.component.CheckBox" xml:id="control817" form:id="control8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4" form:control-implementation="ooo:com.sun.star.form.component.CheckBox" xml:id="control818" form:id="control8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5" form:control-implementation="ooo:com.sun.star.form.component.CheckBox" xml:id="control819" form:id="control8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6" form:control-implementation="ooo:com.sun.star.form.component.CheckBox" xml:id="control820" form:id="control8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7" form:control-implementation="ooo:com.sun.star.form.component.CheckBox" xml:id="control821" form:id="control8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8" form:control-implementation="ooo:com.sun.star.form.component.CheckBox" xml:id="control822" form:id="control8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9" form:control-implementation="ooo:com.sun.star.form.component.CheckBox" xml:id="control823" form:id="control8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0" form:control-implementation="ooo:com.sun.star.form.component.CheckBox" xml:id="control824" form:id="control8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1" form:control-implementation="ooo:com.sun.star.form.component.CheckBox" xml:id="control825" form:id="control8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2" form:control-implementation="ooo:com.sun.star.form.component.CheckBox" xml:id="control826" form:id="control8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3" form:control-implementation="ooo:com.sun.star.form.component.CheckBox" xml:id="control827" form:id="control8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4" form:control-implementation="ooo:com.sun.star.form.component.CheckBox" xml:id="control828" form:id="control8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5" form:control-implementation="ooo:com.sun.star.form.component.CheckBox" xml:id="control829" form:id="control8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6" form:control-implementation="ooo:com.sun.star.form.component.CheckBox" xml:id="control830" form:id="control8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7" form:control-implementation="ooo:com.sun.star.form.component.CheckBox" xml:id="control831" form:id="control8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8" form:control-implementation="ooo:com.sun.star.form.component.CheckBox" xml:id="control832" form:id="control8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9" form:control-implementation="ooo:com.sun.star.form.component.CheckBox" xml:id="control833" form:id="control8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0" form:control-implementation="ooo:com.sun.star.form.component.CheckBox" xml:id="control834" form:id="control8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1" form:control-implementation="ooo:com.sun.star.form.component.CheckBox" xml:id="control835" form:id="control8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2" form:control-implementation="ooo:com.sun.star.form.component.CheckBox" xml:id="control836" form:id="control8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3" form:control-implementation="ooo:com.sun.star.form.component.CheckBox" xml:id="control837" form:id="control8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4" form:control-implementation="ooo:com.sun.star.form.component.CheckBox" xml:id="control838" form:id="control8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5" form:control-implementation="ooo:com.sun.star.form.component.CheckBox" xml:id="control839" form:id="control8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6" form:control-implementation="ooo:com.sun.star.form.component.CheckBox" xml:id="control840" form:id="control8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7" form:control-implementation="ooo:com.sun.star.form.component.CheckBox" xml:id="control841" form:id="control8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8" form:control-implementation="ooo:com.sun.star.form.component.CheckBox" xml:id="control842" form:id="control8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9" form:control-implementation="ooo:com.sun.star.form.component.CheckBox" xml:id="control843" form:id="control8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0" form:control-implementation="ooo:com.sun.star.form.component.CheckBox" xml:id="control844" form:id="control8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1" form:control-implementation="ooo:com.sun.star.form.component.CheckBox" xml:id="control845" form:id="control8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2" form:control-implementation="ooo:com.sun.star.form.component.CheckBox" xml:id="control846" form:id="control8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3" form:control-implementation="ooo:com.sun.star.form.component.CheckBox" xml:id="control847" form:id="control8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4" form:control-implementation="ooo:com.sun.star.form.component.CheckBox" xml:id="control848" form:id="control8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5" form:control-implementation="ooo:com.sun.star.form.component.CheckBox" xml:id="control849" form:id="control8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6" form:control-implementation="ooo:com.sun.star.form.component.CheckBox" xml:id="control850" form:id="control8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7" form:control-implementation="ooo:com.sun.star.form.component.CheckBox" xml:id="control851" form:id="control8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8" form:control-implementation="ooo:com.sun.star.form.component.CheckBox" xml:id="control852" form:id="control8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9" form:control-implementation="ooo:com.sun.star.form.component.CheckBox" xml:id="control853" form:id="control8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0" form:control-implementation="ooo:com.sun.star.form.component.CheckBox" xml:id="control854" form:id="control8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1" form:control-implementation="ooo:com.sun.star.form.component.CheckBox" xml:id="control855" form:id="control8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2" form:control-implementation="ooo:com.sun.star.form.component.CheckBox" xml:id="control856" form:id="control8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3" form:control-implementation="ooo:com.sun.star.form.component.CheckBox" xml:id="control857" form:id="control8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4" form:control-implementation="ooo:com.sun.star.form.component.CheckBox" xml:id="control858" form:id="control8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5" form:control-implementation="ooo:com.sun.star.form.component.CheckBox" xml:id="control859" form:id="control8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6" form:control-implementation="ooo:com.sun.star.form.component.CheckBox" xml:id="control860" form:id="control8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7" form:control-implementation="ooo:com.sun.star.form.component.CheckBox" xml:id="control861" form:id="control8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8" form:control-implementation="ooo:com.sun.star.form.component.CheckBox" xml:id="control862" form:id="control8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9" form:control-implementation="ooo:com.sun.star.form.component.CheckBox" xml:id="control863" form:id="control8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0" form:control-implementation="ooo:com.sun.star.form.component.CheckBox" xml:id="control864" form:id="control8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17" form:control-implementation="ooo:com.sun.star.form.component.TextField" xml:id="control865" form:id="control8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8" form:control-implementation="ooo:com.sun.star.form.component.TextField" xml:id="control866" form:id="control86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9" form:control-implementation="ooo:com.sun.star.form.component.TextField" xml:id="control867" form:id="control86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0" form:control-implementation="ooo:com.sun.star.form.component.TextField" xml:id="control868" form:id="control86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1" form:control-implementation="ooo:com.sun.star.form.component.TextField" xml:id="control869" form:id="control86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2" form:control-implementation="ooo:com.sun.star.form.component.TextField" xml:id="control870" form:id="control87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3" form:control-implementation="ooo:com.sun.star.form.component.TextField" xml:id="control871" form:id="control87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141" form:control-implementation="ooo:com.sun.star.form.component.CheckBox" xml:id="control872" form:id="control8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2" form:control-implementation="ooo:com.sun.star.form.component.CheckBox" xml:id="control873" form:id="control8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3" form:control-implementation="ooo:com.sun.star.form.component.CheckBox" xml:id="control874" form:id="control8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4" form:control-implementation="ooo:com.sun.star.form.component.CheckBox" xml:id="control875" form:id="control8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5" form:control-implementation="ooo:com.sun.star.form.component.CheckBox" xml:id="control876" form:id="control8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6" form:control-implementation="ooo:com.sun.star.form.component.CheckBox" xml:id="control877" form:id="control8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7" form:control-implementation="ooo:com.sun.star.form.component.CheckBox" xml:id="control878" form:id="control8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8" form:control-implementation="ooo:com.sun.star.form.component.CheckBox" xml:id="control879" form:id="control8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9" form:control-implementation="ooo:com.sun.star.form.component.CheckBox" xml:id="control880" form:id="control8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0" form:control-implementation="ooo:com.sun.star.form.component.CheckBox" xml:id="control881" form:id="control8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1" form:control-implementation="ooo:com.sun.star.form.component.CheckBox" xml:id="control882" form:id="control8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2" form:control-implementation="ooo:com.sun.star.form.component.CheckBox" xml:id="control883" form:id="control8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3" form:control-implementation="ooo:com.sun.star.form.component.CheckBox" xml:id="control884" form:id="control8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4" form:control-implementation="ooo:com.sun.star.form.component.CheckBox" xml:id="control885" form:id="control8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5" form:control-implementation="ooo:com.sun.star.form.component.CheckBox" xml:id="control886" form:id="control8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6" form:control-implementation="ooo:com.sun.star.form.component.CheckBox" xml:id="control887" form:id="control8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7" form:control-implementation="ooo:com.sun.star.form.component.CheckBox" xml:id="control888" form:id="control8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8" form:control-implementation="ooo:com.sun.star.form.component.CheckBox" xml:id="control889" form:id="control8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9" form:control-implementation="ooo:com.sun.star.form.component.CheckBox" xml:id="control890" form:id="control8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0" form:control-implementation="ooo:com.sun.star.form.component.CheckBox" xml:id="control891" form:id="control8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1" form:control-implementation="ooo:com.sun.star.form.component.CheckBox" xml:id="control892" form:id="control8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2" form:control-implementation="ooo:com.sun.star.form.component.CheckBox" xml:id="control893" form:id="control8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3" form:control-implementation="ooo:com.sun.star.form.component.CheckBox" xml:id="control894" form:id="control8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4" form:control-implementation="ooo:com.sun.star.form.component.CheckBox" xml:id="control895" form:id="control8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5" form:control-implementation="ooo:com.sun.star.form.component.CheckBox" xml:id="control896" form:id="control8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6" form:control-implementation="ooo:com.sun.star.form.component.CheckBox" xml:id="control897" form:id="control8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7" form:control-implementation="ooo:com.sun.star.form.component.CheckBox" xml:id="control898" form:id="control8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8" form:control-implementation="ooo:com.sun.star.form.component.CheckBox" xml:id="control899" form:id="control8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9" form:control-implementation="ooo:com.sun.star.form.component.CheckBox" xml:id="control900" form:id="control9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0" form:control-implementation="ooo:com.sun.star.form.component.CheckBox" xml:id="control901" form:id="control9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1" form:control-implementation="ooo:com.sun.star.form.component.CheckBox" xml:id="control902" form:id="control9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2" form:control-implementation="ooo:com.sun.star.form.component.CheckBox" xml:id="control903" form:id="control9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3" form:control-implementation="ooo:com.sun.star.form.component.CheckBox" xml:id="control904" form:id="control9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4" form:control-implementation="ooo:com.sun.star.form.component.CheckBox" xml:id="control905" form:id="control9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5" form:control-implementation="ooo:com.sun.star.form.component.CheckBox" xml:id="control906" form:id="control9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6" form:control-implementation="ooo:com.sun.star.form.component.CheckBox" xml:id="control907" form:id="control9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7" form:control-implementation="ooo:com.sun.star.form.component.CheckBox" xml:id="control908" form:id="control9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8" form:control-implementation="ooo:com.sun.star.form.component.CheckBox" xml:id="control909" form:id="control9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9" form:control-implementation="ooo:com.sun.star.form.component.CheckBox" xml:id="control910" form:id="control9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0" form:control-implementation="ooo:com.sun.star.form.component.CheckBox" xml:id="control911" form:id="control9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1" form:control-implementation="ooo:com.sun.star.form.component.CheckBox" xml:id="control912" form:id="control9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2" form:control-implementation="ooo:com.sun.star.form.component.CheckBox" xml:id="control913" form:id="control9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3" form:control-implementation="ooo:com.sun.star.form.component.CheckBox" xml:id="control914" form:id="control9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4" form:control-implementation="ooo:com.sun.star.form.component.CheckBox" xml:id="control915" form:id="control9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5" form:control-implementation="ooo:com.sun.star.form.component.CheckBox" xml:id="control916" form:id="control9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6" form:control-implementation="ooo:com.sun.star.form.component.CheckBox" xml:id="control917" form:id="control9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7" form:control-implementation="ooo:com.sun.star.form.component.CheckBox" xml:id="control918" form:id="control9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8" form:control-implementation="ooo:com.sun.star.form.component.CheckBox" xml:id="control919" form:id="control9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9" form:control-implementation="ooo:com.sun.star.form.component.CheckBox" xml:id="control920" form:id="control9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0" form:control-implementation="ooo:com.sun.star.form.component.CheckBox" xml:id="control921" form:id="control9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1" form:control-implementation="ooo:com.sun.star.form.component.CheckBox" xml:id="control922" form:id="control9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2" form:control-implementation="ooo:com.sun.star.form.component.CheckBox" xml:id="control923" form:id="control9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3" form:control-implementation="ooo:com.sun.star.form.component.CheckBox" xml:id="control924" form:id="control9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4" form:control-implementation="ooo:com.sun.star.form.component.CheckBox" xml:id="control925" form:id="control9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5" form:control-implementation="ooo:com.sun.star.form.component.CheckBox" xml:id="control926" form:id="control9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6" form:control-implementation="ooo:com.sun.star.form.component.CheckBox" xml:id="control927" form:id="control9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7" form:control-implementation="ooo:com.sun.star.form.component.CheckBox" xml:id="control928" form:id="control9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8" form:control-implementation="ooo:com.sun.star.form.component.CheckBox" xml:id="control929" form:id="control9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9" form:control-implementation="ooo:com.sun.star.form.component.CheckBox" xml:id="control930" form:id="control93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0" form:control-implementation="ooo:com.sun.star.form.component.CheckBox" xml:id="control931" form:id="control93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1" form:control-implementation="ooo:com.sun.star.form.component.CheckBox" xml:id="control932" form:id="control93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2" form:control-implementation="ooo:com.sun.star.form.component.CheckBox" xml:id="control933" form:id="control93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3" form:control-implementation="ooo:com.sun.star.form.component.CheckBox" xml:id="control934" form:id="control9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4" form:control-implementation="ooo:com.sun.star.form.component.CheckBox" xml:id="control935" form:id="control9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5" form:control-implementation="ooo:com.sun.star.form.component.CheckBox" xml:id="control936" form:id="control9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6" form:control-implementation="ooo:com.sun.star.form.component.CheckBox" xml:id="control937" form:id="control9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7" form:control-implementation="ooo:com.sun.star.form.component.CheckBox" xml:id="control938" form:id="control9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8" form:control-implementation="ooo:com.sun.star.form.component.CheckBox" xml:id="control939" form:id="control9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9" form:control-implementation="ooo:com.sun.star.form.component.CheckBox" xml:id="control940" form:id="control9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0" form:control-implementation="ooo:com.sun.star.form.component.CheckBox" xml:id="control941" form:id="control9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24" form:control-implementation="ooo:com.sun.star.form.component.TextField" xml:id="control942" form:id="control9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5" form:control-implementation="ooo:com.sun.star.form.component.TextField" xml:id="control943" form:id="control9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6" form:control-implementation="ooo:com.sun.star.form.component.TextField" xml:id="control944" form:id="control9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7" form:control-implementation="ooo:com.sun.star.form.component.TextField" xml:id="control945" form:id="control9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8" form:control-implementation="ooo:com.sun.star.form.component.TextField" xml:id="control946" form:id="control9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9" form:control-implementation="ooo:com.sun.star.form.component.TextField" xml:id="control947" form:id="control9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7" form:control-implementation="ooo:com.sun.star.form.component.TextField" xml:id="control948" form:id="control94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11" form:control-implementation="ooo:com.sun.star.form.component.CheckBox" xml:id="control949" form:id="control9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2" form:control-implementation="ooo:com.sun.star.form.component.CheckBox" xml:id="control950" form:id="control9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3" form:control-implementation="ooo:com.sun.star.form.component.CheckBox" xml:id="control951" form:id="control9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4" form:control-implementation="ooo:com.sun.star.form.component.CheckBox" xml:id="control952" form:id="control9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5" form:control-implementation="ooo:com.sun.star.form.component.CheckBox" xml:id="control953" form:id="control9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6" form:control-implementation="ooo:com.sun.star.form.component.CheckBox" xml:id="control954" form:id="control9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7" form:control-implementation="ooo:com.sun.star.form.component.CheckBox" xml:id="control955" form:id="control9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8" form:control-implementation="ooo:com.sun.star.form.component.CheckBox" xml:id="control956" form:id="control9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9" form:control-implementation="ooo:com.sun.star.form.component.CheckBox" xml:id="control957" form:id="control9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0" form:control-implementation="ooo:com.sun.star.form.component.CheckBox" xml:id="control958" form:id="control9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8" form:control-implementation="ooo:com.sun.star.form.component.TextField" xml:id="control959" form:id="control95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51" form:control-implementation="ooo:com.sun.star.form.component.CheckBox" xml:id="control960" form:id="control9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2" form:control-implementation="ooo:com.sun.star.form.component.CheckBox" xml:id="control961" form:id="control9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3" form:control-implementation="ooo:com.sun.star.form.component.CheckBox" xml:id="control962" form:id="control9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4" form:control-implementation="ooo:com.sun.star.form.component.CheckBox" xml:id="control963" form:id="control9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5" form:control-implementation="ooo:com.sun.star.form.component.CheckBox" xml:id="control964" form:id="control9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6" form:control-implementation="ooo:com.sun.star.form.component.CheckBox" xml:id="control965" form:id="control9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7" form:control-implementation="ooo:com.sun.star.form.component.CheckBox" xml:id="control966" form:id="control9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8" form:control-implementation="ooo:com.sun.star.form.component.CheckBox" xml:id="control967" form:id="control9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9" form:control-implementation="ooo:com.sun.star.form.component.CheckBox" xml:id="control968" form:id="control9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0" form:control-implementation="ooo:com.sun.star.form.component.CheckBox" xml:id="control969" form:id="control9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1" form:control-implementation="ooo:com.sun.star.form.component.CheckBox" xml:id="control970" form:id="control9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2" form:control-implementation="ooo:com.sun.star.form.component.CheckBox" xml:id="control971" form:id="control9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3" form:control-implementation="ooo:com.sun.star.form.component.CheckBox" xml:id="control972" form:id="control9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4" form:control-implementation="ooo:com.sun.star.form.component.CheckBox" xml:id="control973" form:id="control9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5" form:control-implementation="ooo:com.sun.star.form.component.CheckBox" xml:id="control974" form:id="control9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6" form:control-implementation="ooo:com.sun.star.form.component.CheckBox" xml:id="control975" form:id="control9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7" form:control-implementation="ooo:com.sun.star.form.component.CheckBox" xml:id="control976" form:id="control9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8" form:control-implementation="ooo:com.sun.star.form.component.CheckBox" xml:id="control977" form:id="control9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9" form:control-implementation="ooo:com.sun.star.form.component.CheckBox" xml:id="control978" form:id="control9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0" form:control-implementation="ooo:com.sun.star.form.component.CheckBox" xml:id="control979" form:id="control9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1" form:control-implementation="ooo:com.sun.star.form.component.CheckBox" xml:id="control980" form:id="control9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2" form:control-implementation="ooo:com.sun.star.form.component.CheckBox" xml:id="control981" form:id="control9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3" form:control-implementation="ooo:com.sun.star.form.component.CheckBox" xml:id="control982" form:id="control9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4" form:control-implementation="ooo:com.sun.star.form.component.CheckBox" xml:id="control983" form:id="control9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5" form:control-implementation="ooo:com.sun.star.form.component.CheckBox" xml:id="control984" form:id="control9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6" form:control-implementation="ooo:com.sun.star.form.component.CheckBox" xml:id="control985" form:id="control9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7" form:control-implementation="ooo:com.sun.star.form.component.CheckBox" xml:id="control986" form:id="control9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8" form:control-implementation="ooo:com.sun.star.form.component.CheckBox" xml:id="control987" form:id="control9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9" form:control-implementation="ooo:com.sun.star.form.component.CheckBox" xml:id="control988" form:id="control9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0" form:control-implementation="ooo:com.sun.star.form.component.CheckBox" xml:id="control989" form:id="control9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1" form:control-implementation="ooo:com.sun.star.form.component.CheckBox" xml:id="control990" form:id="control9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2" form:control-implementation="ooo:com.sun.star.form.component.CheckBox" xml:id="control991" form:id="control9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3" form:control-implementation="ooo:com.sun.star.form.component.CheckBox" xml:id="control992" form:id="control9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4" form:control-implementation="ooo:com.sun.star.form.component.CheckBox" xml:id="control993" form:id="control9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5" form:control-implementation="ooo:com.sun.star.form.component.CheckBox" xml:id="control994" form:id="control9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6" form:control-implementation="ooo:com.sun.star.form.component.CheckBox" xml:id="control995" form:id="control9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7" form:control-implementation="ooo:com.sun.star.form.component.CheckBox" xml:id="control996" form:id="control9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8" form:control-implementation="ooo:com.sun.star.form.component.CheckBox" xml:id="control997" form:id="control9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9" form:control-implementation="ooo:com.sun.star.form.component.CheckBox" xml:id="control998" form:id="control9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0" form:control-implementation="ooo:com.sun.star.form.component.CheckBox" xml:id="control999" form:id="control9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1" form:control-implementation="ooo:com.sun.star.form.component.CheckBox" xml:id="control1000" form:id="control10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2" form:control-implementation="ooo:com.sun.star.form.component.CheckBox" xml:id="control1001" form:id="control10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3" form:control-implementation="ooo:com.sun.star.form.component.CheckBox" xml:id="control1002" form:id="control10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4" form:control-implementation="ooo:com.sun.star.form.component.CheckBox" xml:id="control1003" form:id="control10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5" form:control-implementation="ooo:com.sun.star.form.component.CheckBox" xml:id="control1004" form:id="control10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6" form:control-implementation="ooo:com.sun.star.form.component.CheckBox" xml:id="control1005" form:id="control10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7" form:control-implementation="ooo:com.sun.star.form.component.CheckBox" xml:id="control1006" form:id="control10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8" form:control-implementation="ooo:com.sun.star.form.component.CheckBox" xml:id="control1007" form:id="control10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9" form:control-implementation="ooo:com.sun.star.form.component.CheckBox" xml:id="control1008" form:id="control10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0" form:control-implementation="ooo:com.sun.star.form.component.CheckBox" xml:id="control1009" form:id="control10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1" form:control-implementation="ooo:com.sun.star.form.component.CheckBox" xml:id="control1010" form:id="control10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2" form:control-implementation="ooo:com.sun.star.form.component.CheckBox" xml:id="control1011" form:id="control10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3" form:control-implementation="ooo:com.sun.star.form.component.CheckBox" xml:id="control1012" form:id="control10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4" form:control-implementation="ooo:com.sun.star.form.component.CheckBox" xml:id="control1013" form:id="control10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5" form:control-implementation="ooo:com.sun.star.form.component.CheckBox" xml:id="control1014" form:id="control10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6" form:control-implementation="ooo:com.sun.star.form.component.CheckBox" xml:id="control1015" form:id="control10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7" form:control-implementation="ooo:com.sun.star.form.component.CheckBox" xml:id="control1016" form:id="control10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8" form:control-implementation="ooo:com.sun.star.form.component.CheckBox" xml:id="control1017" form:id="control10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9" form:control-implementation="ooo:com.sun.star.form.component.CheckBox" xml:id="control1018" form:id="control10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0" form:control-implementation="ooo:com.sun.star.form.component.CheckBox" xml:id="control1019" form:id="control10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1" form:control-implementation="ooo:com.sun.star.form.component.CheckBox" xml:id="control1020" form:id="control10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2" form:control-implementation="ooo:com.sun.star.form.component.CheckBox" xml:id="control1021" form:id="control10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3" form:control-implementation="ooo:com.sun.star.form.component.CheckBox" xml:id="control1022" form:id="control10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4" form:control-implementation="ooo:com.sun.star.form.component.CheckBox" xml:id="control1023" form:id="control10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15" form:control-implementation="ooo:com.sun.star.form.component.CheckBox" xml:id="control1024" form:id="control10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6" form:control-implementation="ooo:com.sun.star.form.component.CheckBox" xml:id="control1025" form:id="control10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7" form:control-implementation="ooo:com.sun.star.form.component.CheckBox" xml:id="control1026" form:id="control10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8" form:control-implementation="ooo:com.sun.star.form.component.CheckBox" xml:id="control1027" form:id="control102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89" form:control-implementation="ooo:com.sun.star.form.component.CheckBox" xml:id="control1028" form:id="control102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0" form:control-implementation="ooo:com.sun.star.form.component.CheckBox" xml:id="control1029" form:id="control102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41" form:control-implementation="ooo:com.sun.star.form.component.TextField" xml:id="control1030" form:id="control10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2" form:control-implementation="ooo:com.sun.star.form.component.TextField" xml:id="control1031" form:id="control10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3" form:control-implementation="ooo:com.sun.star.form.component.TextField" xml:id="control1032" form:id="control10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4" form:control-implementation="ooo:com.sun.star.form.component.TextField" xml:id="control1033" form:id="control10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5" form:control-implementation="ooo:com.sun.star.form.component.TextField" xml:id="control1034" form:id="control10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6" form:control-implementation="ooo:com.sun.star.form.component.TextField" xml:id="control1035" form:id="control10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7" form:control-implementation="ooo:com.sun.star.form.component.TextField" xml:id="control1036" form:id="control10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391" form:control-implementation="ooo:com.sun.star.form.component.CheckBox" xml:id="control1037" form:id="control10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2" form:control-implementation="ooo:com.sun.star.form.component.CheckBox" xml:id="control1038" form:id="control10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3" form:control-implementation="ooo:com.sun.star.form.component.CheckBox" xml:id="control1039" form:id="control103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4" form:control-implementation="ooo:com.sun.star.form.component.CheckBox" xml:id="control1040" form:id="control104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5" form:control-implementation="ooo:com.sun.star.form.component.CheckBox" xml:id="control1041" form:id="control104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6" form:control-implementation="ooo:com.sun.star.form.component.CheckBox" xml:id="control1042" form:id="control104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7" form:control-implementation="ooo:com.sun.star.form.component.CheckBox" xml:id="control1043" form:id="control104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8" form:control-implementation="ooo:com.sun.star.form.component.CheckBox" xml:id="control1044" form:id="control104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99" form:control-implementation="ooo:com.sun.star.form.component.CheckBox" xml:id="control1045" form:id="control104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0" form:control-implementation="ooo:com.sun.star.form.component.CheckBox" xml:id="control1046" form:id="control104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1" form:control-implementation="ooo:com.sun.star.form.component.CheckBox" xml:id="control1047" form:id="control104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2" form:control-implementation="ooo:com.sun.star.form.component.CheckBox" xml:id="control1048" form:id="control10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3" form:control-implementation="ooo:com.sun.star.form.component.CheckBox" xml:id="control1049" form:id="control10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4" form:control-implementation="ooo:com.sun.star.form.component.CheckBox" xml:id="control1050" form:id="control10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5" form:control-implementation="ooo:com.sun.star.form.component.CheckBox" xml:id="control1051" form:id="control10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6" form:control-implementation="ooo:com.sun.star.form.component.CheckBox" xml:id="control1052" form:id="control10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7" form:control-implementation="ooo:com.sun.star.form.component.CheckBox" xml:id="control1053" form:id="control105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8" form:control-implementation="ooo:com.sun.star.form.component.CheckBox" xml:id="control1054" form:id="control105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09" form:control-implementation="ooo:com.sun.star.form.component.CheckBox" xml:id="control1055" form:id="control105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0" form:control-implementation="ooo:com.sun.star.form.component.CheckBox" xml:id="control1056" form:id="control105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1" form:control-implementation="ooo:com.sun.star.form.component.CheckBox" xml:id="control1057" form:id="control105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2" form:control-implementation="ooo:com.sun.star.form.component.CheckBox" xml:id="control1058" form:id="control105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3" form:control-implementation="ooo:com.sun.star.form.component.CheckBox" xml:id="control1059" form:id="control105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4" form:control-implementation="ooo:com.sun.star.form.component.CheckBox" xml:id="control1060" form:id="control106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5" form:control-implementation="ooo:com.sun.star.form.component.CheckBox" xml:id="control1061" form:id="control106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6" form:control-implementation="ooo:com.sun.star.form.component.CheckBox" xml:id="control1062" form:id="control10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7" form:control-implementation="ooo:com.sun.star.form.component.CheckBox" xml:id="control1063" form:id="control10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8" form:control-implementation="ooo:com.sun.star.form.component.CheckBox" xml:id="control1064" form:id="control10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19" form:control-implementation="ooo:com.sun.star.form.component.CheckBox" xml:id="control1065" form:id="control10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0" form:control-implementation="ooo:com.sun.star.form.component.CheckBox" xml:id="control1066" form:id="control10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1" form:control-implementation="ooo:com.sun.star.form.component.CheckBox" xml:id="control1067" form:id="control106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2" form:control-implementation="ooo:com.sun.star.form.component.CheckBox" xml:id="control1068" form:id="control106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3" form:control-implementation="ooo:com.sun.star.form.component.CheckBox" xml:id="control1069" form:id="control106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4" form:control-implementation="ooo:com.sun.star.form.component.CheckBox" xml:id="control1070" form:id="control107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5" form:control-implementation="ooo:com.sun.star.form.component.CheckBox" xml:id="control1071" form:id="control107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6" form:control-implementation="ooo:com.sun.star.form.component.CheckBox" xml:id="control1072" form:id="control107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7" form:control-implementation="ooo:com.sun.star.form.component.CheckBox" xml:id="control1073" form:id="control107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8" form:control-implementation="ooo:com.sun.star.form.component.CheckBox" xml:id="control1074" form:id="control107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29" form:control-implementation="ooo:com.sun.star.form.component.CheckBox" xml:id="control1075" form:id="control107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0" form:control-implementation="ooo:com.sun.star.form.component.CheckBox" xml:id="control1076" form:id="control10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1" form:control-implementation="ooo:com.sun.star.form.component.CheckBox" xml:id="control1077" form:id="control10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2" form:control-implementation="ooo:com.sun.star.form.component.CheckBox" xml:id="control1078" form:id="control10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3" form:control-implementation="ooo:com.sun.star.form.component.CheckBox" xml:id="control1079" form:id="control10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4" form:control-implementation="ooo:com.sun.star.form.component.CheckBox" xml:id="control1080" form:id="control10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5" form:control-implementation="ooo:com.sun.star.form.component.CheckBox" xml:id="control1081" form:id="control108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6" form:control-implementation="ooo:com.sun.star.form.component.CheckBox" xml:id="control1082" form:id="control108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7" form:control-implementation="ooo:com.sun.star.form.component.CheckBox" xml:id="control1083" form:id="control108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8" form:control-implementation="ooo:com.sun.star.form.component.CheckBox" xml:id="control1084" form:id="control108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39" form:control-implementation="ooo:com.sun.star.form.component.CheckBox" xml:id="control1085" form:id="control108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0" form:control-implementation="ooo:com.sun.star.form.component.CheckBox" xml:id="control1086" form:id="control108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1" form:control-implementation="ooo:com.sun.star.form.component.CheckBox" xml:id="control1087" form:id="control10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2" form:control-implementation="ooo:com.sun.star.form.component.CheckBox" xml:id="control1088" form:id="control10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3" form:control-implementation="ooo:com.sun.star.form.component.CheckBox" xml:id="control1089" form:id="control10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4" form:control-implementation="ooo:com.sun.star.form.component.CheckBox" xml:id="control1090" form:id="control10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5" form:control-implementation="ooo:com.sun.star.form.component.CheckBox" xml:id="control1091" form:id="control10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6" form:control-implementation="ooo:com.sun.star.form.component.CheckBox" xml:id="control1092" form:id="control10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7" form:control-implementation="ooo:com.sun.star.form.component.CheckBox" xml:id="control1093" form:id="control10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8" form:control-implementation="ooo:com.sun.star.form.component.CheckBox" xml:id="control1094" form:id="control10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49" form:control-implementation="ooo:com.sun.star.form.component.CheckBox" xml:id="control1095" form:id="control10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0" form:control-implementation="ooo:com.sun.star.form.component.CheckBox" xml:id="control1096" form:id="control10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1" form:control-implementation="ooo:com.sun.star.form.component.CheckBox" xml:id="control1097" form:id="control10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2" form:control-implementation="ooo:com.sun.star.form.component.CheckBox" xml:id="control1098" form:id="control10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3" form:control-implementation="ooo:com.sun.star.form.component.CheckBox" xml:id="control1099" form:id="control10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4" form:control-implementation="ooo:com.sun.star.form.component.CheckBox" xml:id="control1100" form:id="control11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5" form:control-implementation="ooo:com.sun.star.form.component.CheckBox" xml:id="control1101" form:id="control11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6" form:control-implementation="ooo:com.sun.star.form.component.CheckBox" xml:id="control1102" form:id="control11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7" form:control-implementation="ooo:com.sun.star.form.component.CheckBox" xml:id="control1103" form:id="control11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8" form:control-implementation="ooo:com.sun.star.form.component.CheckBox" xml:id="control1104" form:id="control11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59" form:control-implementation="ooo:com.sun.star.form.component.CheckBox" xml:id="control1105" form:id="control11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0" form:control-implementation="ooo:com.sun.star.form.component.CheckBox" xml:id="control1106" form:id="control11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55" form:control-implementation="ooo:com.sun.star.form.component.TextField" xml:id="control1107" form:id="control110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6" form:control-implementation="ooo:com.sun.star.form.component.TextField" xml:id="control1108" form:id="control11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7" form:control-implementation="ooo:com.sun.star.form.component.TextField" xml:id="control1109" form:id="control110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8" form:control-implementation="ooo:com.sun.star.form.component.TextField" xml:id="control1110" form:id="control11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9" form:control-implementation="ooo:com.sun.star.form.component.TextField" xml:id="control1111" form:id="control11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0" form:control-implementation="ooo:com.sun.star.form.component.TextField" xml:id="control1112" form:id="control11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1" form:control-implementation="ooo:com.sun.star.form.component.TextField" xml:id="control1113" form:id="control11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461" form:control-implementation="ooo:com.sun.star.form.component.CheckBox" xml:id="control1114" form:id="control11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2" form:control-implementation="ooo:com.sun.star.form.component.CheckBox" xml:id="control1115" form:id="control11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3" form:control-implementation="ooo:com.sun.star.form.component.CheckBox" xml:id="control1116" form:id="control11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4" form:control-implementation="ooo:com.sun.star.form.component.CheckBox" xml:id="control1117" form:id="control11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5" form:control-implementation="ooo:com.sun.star.form.component.CheckBox" xml:id="control1118" form:id="control11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6" form:control-implementation="ooo:com.sun.star.form.component.CheckBox" xml:id="control1119" form:id="control11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7" form:control-implementation="ooo:com.sun.star.form.component.CheckBox" xml:id="control1120" form:id="control11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8" form:control-implementation="ooo:com.sun.star.form.component.CheckBox" xml:id="control1121" form:id="control11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9" form:control-implementation="ooo:com.sun.star.form.component.CheckBox" xml:id="control1122" form:id="control11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0" form:control-implementation="ooo:com.sun.star.form.component.CheckBox" xml:id="control1123" form:id="control11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62" form:control-implementation="ooo:com.sun.star.form.component.TextField" xml:id="control1124" form:id="control11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125" form:id="control1125" form:current-value="Bloodline &amp; Loresheets" form:value="Bloodline &amp; Loresheet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6" form:control-implementation="ooo:com.sun.star.form.component.TextField" xml:id="control1126" form:id="control1126" form:current-value="Bloodline" form:value="Bloodlin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9" form:control-implementation="ooo:com.sun.star.form.component.TextField" xml:id="control1127" form:id="control11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0" form:control-implementation="ooo:com.sun.star.form.component.TextField" xml:id="control1128" form:id="control1128" form:current-value="Levels" form:value="Level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3" form:control-implementation="ooo:com.sun.star.form.component.TextField" xml:id="control1129" form:id="control11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4" form:control-implementation="ooo:com.sun.star.form.component.TextField" xml:id="control1130" form:id="control11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5" form:control-implementation="ooo:com.sun.star.form.component.TextField" xml:id="control1131" form:id="control11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6" form:control-implementation="ooo:com.sun.star.form.component.TextField" xml:id="control1132" form:id="control11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7" form:control-implementation="ooo:com.sun.star.form.component.TextField" xml:id="control1133" form:id="control11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500" form:control-implementation="ooo:com.sun.star.form.component.CheckBox" xml:id="control1134" form:id="control113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1" form:control-implementation="ooo:com.sun.star.form.component.CheckBox" xml:id="control1135" form:id="control113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2" form:control-implementation="ooo:com.sun.star.form.component.CheckBox" xml:id="control1136" form:id="control113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3" form:control-implementation="ooo:com.sun.star.form.component.CheckBox" xml:id="control1137" form:id="control113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4" form:control-implementation="ooo:com.sun.star.form.component.CheckBox" xml:id="control1138" form:id="control113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68" form:control-implementation="ooo:com.sun.star.form.component.TextField" xml:id="control1139" form:id="control1139" form:current-value="Bought" form:value="Bough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9" form:control-implementation="ooo:com.sun.star.form.component.TextField" xml:id="control1140" form:id="control1140" form:current-value="Loresheet" form:value="Loreshee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0" form:control-implementation="ooo:com.sun.star.form.component.TextField" xml:id="control1141" form:id="control11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1" form:control-implementation="ooo:com.sun.star.form.component.TextField" xml:id="control1142" form:id="control1142" form:current-value="Levels" form:value="Level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2" form:control-implementation="ooo:com.sun.star.form.component.TextField" xml:id="control1143" form:id="control11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3" form:control-implementation="ooo:com.sun.star.form.component.TextField" xml:id="control1144" form:id="control11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4" form:control-implementation="ooo:com.sun.star.form.component.TextField" xml:id="control1145" form:id="control11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5" form:control-implementation="ooo:com.sun.star.form.component.TextField" xml:id="control1146" form:id="control11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6" form:control-implementation="ooo:com.sun.star.form.component.TextField" xml:id="control1147" form:id="control11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25" form:control-implementation="ooo:com.sun.star.form.component.CheckBox" xml:id="control1148" form:id="control114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6" form:control-implementation="ooo:com.sun.star.form.component.CheckBox" xml:id="control1149" form:id="control114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7" form:control-implementation="ooo:com.sun.star.form.component.CheckBox" xml:id="control1150" form:id="control115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8" form:control-implementation="ooo:com.sun.star.form.component.CheckBox" xml:id="control1151" form:id="control115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9" form:control-implementation="ooo:com.sun.star.form.component.CheckBox" xml:id="control1152" form:id="control115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77" form:control-implementation="ooo:com.sun.star.form.component.TextField" xml:id="control1153" form:id="control1153" form:current-value="Bought" form:value="Bough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6" form:control-implementation="ooo:com.sun.star.form.component.TextField" xml:id="control1154" form:id="control1154" form:current-value="Loresheet" form:value="Loreshee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9" form:control-implementation="ooo:com.sun.star.form.component.TextField" xml:id="control1155" form:id="control115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0" form:control-implementation="ooo:com.sun.star.form.component.TextField" xml:id="control1156" form:id="control1156" form:current-value="Levels" form:value="Level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3" form:control-implementation="ooo:com.sun.star.form.component.TextField" xml:id="control1157" form:id="control115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4" form:control-implementation="ooo:com.sun.star.form.component.TextField" xml:id="control1158" form:id="control115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5" form:control-implementation="ooo:com.sun.star.form.component.TextField" xml:id="control1159" form:id="control115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6" form:control-implementation="ooo:com.sun.star.form.component.TextField" xml:id="control1160" form:id="control116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7" form:control-implementation="ooo:com.sun.star.form.component.TextField" xml:id="control1161" form:id="control116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500" form:control-implementation="ooo:com.sun.star.form.component.CheckBox" xml:id="control1162" form:id="control116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1" form:control-implementation="ooo:com.sun.star.form.component.CheckBox" xml:id="control1163" form:id="control116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2" form:control-implementation="ooo:com.sun.star.form.component.CheckBox" xml:id="control1164" form:id="control116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3" form:control-implementation="ooo:com.sun.star.form.component.CheckBox" xml:id="control1165" form:id="control116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4" form:control-implementation="ooo:com.sun.star.form.component.CheckBox" xml:id="control1166" form:id="control116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68" form:control-implementation="ooo:com.sun.star.form.component.TextField" xml:id="control1167" form:id="control1167" form:current-value="Bought" form:value="Bough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9" form:control-implementation="ooo:com.sun.star.form.component.TextField" xml:id="control1168" form:id="control1168" form:current-value="Loresheet" form:value="Loreshee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0" form:control-implementation="ooo:com.sun.star.form.component.TextField" xml:id="control1169" form:id="control116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1" form:control-implementation="ooo:com.sun.star.form.component.TextField" xml:id="control1170" form:id="control1170" form:current-value="Levels" form:value="Level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2" form:control-implementation="ooo:com.sun.star.form.component.TextField" xml:id="control1171" form:id="control117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3" form:control-implementation="ooo:com.sun.star.form.component.TextField" xml:id="control1172" form:id="control117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4" form:control-implementation="ooo:com.sun.star.form.component.TextField" xml:id="control1173" form:id="control117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5" form:control-implementation="ooo:com.sun.star.form.component.TextField" xml:id="control1174" form:id="control11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6" form:control-implementation="ooo:com.sun.star.form.component.TextField" xml:id="control1175" form:id="control117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225" form:control-implementation="ooo:com.sun.star.form.component.CheckBox" xml:id="control1176" form:id="control117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6" form:control-implementation="ooo:com.sun.star.form.component.CheckBox" xml:id="control1177" form:id="control117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7" form:control-implementation="ooo:com.sun.star.form.component.CheckBox" xml:id="control1178" form:id="control117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8" form:control-implementation="ooo:com.sun.star.form.component.CheckBox" xml:id="control1179" form:id="control117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9" form:control-implementation="ooo:com.sun.star.form.component.CheckBox" xml:id="control1180" form:id="control118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77" form:control-implementation="ooo:com.sun.star.form.component.TextField" xml:id="control1181" form:id="control1181" form:current-value="Bought" form:value="Bough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control draw:style-name="gr3" draw:text-style-name="P6" draw:layer="controls" svg:width="3.5cm" svg:height="1cm" svg:x="8.75cm" svg:y="0cm" draw:control="control625"/>
        <draw:control draw:style-name="gr3" draw:text-style-name="P5" draw:layer="controls" svg:width="3cm" svg:height="0.75cm" svg:x="0cm" svg:y="1cm" draw:control="control626"/>
        <draw:control draw:style-name="gr3" draw:text-style-name="P5" draw:layer="controls" svg:width="3cm" svg:height="0.75cm" svg:x="0cm" svg:y="1.75cm" draw:control="control627"/>
        <draw:control draw:style-name="gr3" draw:text-style-name="P5" draw:layer="controls" svg:width="3cm" svg:height="0.75cm" svg:x="0cm" svg:y="2.5cm" draw:control="control628"/>
        <draw:control draw:style-name="gr3" draw:text-style-name="P5" draw:layer="controls" svg:width="3cm" svg:height="0.75cm" svg:x="0cm" svg:y="3.25cm" draw:control="control629"/>
        <draw:control draw:style-name="gr3" draw:text-style-name="P5" draw:layer="controls" svg:width="3cm" svg:height="0.75cm" svg:x="0cm" svg:y="4cm" draw:control="control630"/>
        <draw:control draw:style-name="gr3" draw:text-style-name="P5" draw:layer="controls" svg:width="3cm" svg:height="0.75cm" svg:x="0cm" svg:y="4.75cm" draw:control="control631"/>
        <draw:control draw:style-name="gr3" draw:text-style-name="P5" draw:layer="controls" svg:width="3cm" svg:height="0.75cm" svg:x="0cm" svg:y="5.5cm" draw:control="control632"/>
        <draw:control draw:style-name="gr5" draw:text-style-name="P7" draw:layer="controls" svg:width="0.493cm" svg:height="0.75cm" svg:x="6.8cm" svg:y="1cm" draw:control="control633"/>
        <draw:control draw:style-name="gr5" draw:text-style-name="P7" draw:layer="controls" svg:width="0.494cm" svg:height="0.75cm" svg:x="7.145cm" svg:y="1cm" draw:control="control634"/>
        <draw:control draw:style-name="gr5" draw:text-style-name="P7" draw:layer="controls" svg:width="0.493cm" svg:height="0.75cm" svg:x="7.491cm" svg:y="1cm" draw:control="control635"/>
        <draw:control draw:style-name="gr5" draw:text-style-name="P7" draw:layer="controls" svg:width="0.494cm" svg:height="0.75cm" svg:x="7.836cm" svg:y="1cm" draw:control="control636"/>
        <draw:control draw:style-name="gr5" draw:text-style-name="P7" draw:layer="controls" svg:width="0.493cm" svg:height="0.75cm" svg:x="8.182cm" svg:y="1cm" draw:control="control637"/>
        <draw:control draw:style-name="gr5" draw:text-style-name="P7" draw:layer="controls" svg:width="0.493cm" svg:height="0.75cm" svg:x="8.675cm" svg:y="1cm" draw:control="control638"/>
        <draw:control draw:style-name="gr5" draw:text-style-name="P7" draw:layer="controls" svg:width="0.494cm" svg:height="0.75cm" svg:x="9.02cm" svg:y="1cm" draw:control="control639"/>
        <draw:control draw:style-name="gr5" draw:text-style-name="P7" draw:layer="controls" svg:width="0.493cm" svg:height="0.75cm" svg:x="9.366cm" svg:y="1cm" draw:control="control640"/>
        <draw:control draw:style-name="gr5" draw:text-style-name="P7" draw:layer="controls" svg:width="0.494cm" svg:height="0.75cm" svg:x="9.711cm" svg:y="1cm" draw:control="control641"/>
        <draw:control draw:style-name="gr5" draw:text-style-name="P7" draw:layer="controls" svg:width="0.493cm" svg:height="0.75cm" svg:x="10.057cm" svg:y="1cm" draw:control="control642"/>
        <draw:control draw:style-name="gr5" draw:text-style-name="P7" draw:layer="controls" svg:width="0.493cm" svg:height="0.75cm" svg:x="6.8cm" svg:y="1.75cm" draw:control="control643"/>
        <draw:control draw:style-name="gr5" draw:text-style-name="P7" draw:layer="controls" svg:width="0.494cm" svg:height="0.75cm" svg:x="7.145cm" svg:y="1.75cm" draw:control="control644"/>
        <draw:control draw:style-name="gr5" draw:text-style-name="P7" draw:layer="controls" svg:width="0.493cm" svg:height="0.75cm" svg:x="7.491cm" svg:y="1.75cm" draw:control="control645"/>
        <draw:control draw:style-name="gr5" draw:text-style-name="P7" draw:layer="controls" svg:width="0.494cm" svg:height="0.75cm" svg:x="7.836cm" svg:y="1.75cm" draw:control="control646"/>
        <draw:control draw:style-name="gr5" draw:text-style-name="P7" draw:layer="controls" svg:width="0.493cm" svg:height="0.75cm" svg:x="8.182cm" svg:y="1.75cm" draw:control="control647"/>
        <draw:control draw:style-name="gr5" draw:text-style-name="P7" draw:layer="controls" svg:width="0.493cm" svg:height="0.75cm" svg:x="8.675cm" svg:y="1.75cm" draw:control="control648"/>
        <draw:control draw:style-name="gr5" draw:text-style-name="P7" draw:layer="controls" svg:width="0.494cm" svg:height="0.75cm" svg:x="9.02cm" svg:y="1.75cm" draw:control="control649"/>
        <draw:control draw:style-name="gr5" draw:text-style-name="P7" draw:layer="controls" svg:width="0.493cm" svg:height="0.75cm" svg:x="9.366cm" svg:y="1.75cm" draw:control="control650"/>
        <draw:control draw:style-name="gr5" draw:text-style-name="P7" draw:layer="controls" svg:width="0.494cm" svg:height="0.75cm" svg:x="9.711cm" svg:y="1.75cm" draw:control="control651"/>
        <draw:control draw:style-name="gr5" draw:text-style-name="P7" draw:layer="controls" svg:width="0.493cm" svg:height="0.75cm" svg:x="10.057cm" svg:y="1.75cm" draw:control="control652"/>
        <draw:control draw:style-name="gr5" draw:text-style-name="P7" draw:layer="controls" svg:width="0.493cm" svg:height="0.75cm" svg:x="6.8cm" svg:y="2.5cm" draw:control="control653"/>
        <draw:control draw:style-name="gr5" draw:text-style-name="P7" draw:layer="controls" svg:width="0.494cm" svg:height="0.75cm" svg:x="7.145cm" svg:y="2.5cm" draw:control="control654"/>
        <draw:control draw:style-name="gr5" draw:text-style-name="P7" draw:layer="controls" svg:width="0.493cm" svg:height="0.75cm" svg:x="7.491cm" svg:y="2.5cm" draw:control="control655"/>
        <draw:control draw:style-name="gr5" draw:text-style-name="P7" draw:layer="controls" svg:width="0.494cm" svg:height="0.75cm" svg:x="7.836cm" svg:y="2.5cm" draw:control="control656"/>
        <draw:control draw:style-name="gr5" draw:text-style-name="P7" draw:layer="controls" svg:width="0.493cm" svg:height="0.75cm" svg:x="8.182cm" svg:y="2.5cm" draw:control="control657"/>
        <draw:control draw:style-name="gr5" draw:text-style-name="P7" draw:layer="controls" svg:width="0.493cm" svg:height="0.75cm" svg:x="8.675cm" svg:y="2.5cm" draw:control="control658"/>
        <draw:control draw:style-name="gr5" draw:text-style-name="P7" draw:layer="controls" svg:width="0.494cm" svg:height="0.75cm" svg:x="9.02cm" svg:y="2.5cm" draw:control="control659"/>
        <draw:control draw:style-name="gr5" draw:text-style-name="P7" draw:layer="controls" svg:width="0.493cm" svg:height="0.75cm" svg:x="9.366cm" svg:y="2.5cm" draw:control="control660"/>
        <draw:control draw:style-name="gr5" draw:text-style-name="P7" draw:layer="controls" svg:width="0.494cm" svg:height="0.75cm" svg:x="9.711cm" svg:y="2.5cm" draw:control="control661"/>
        <draw:control draw:style-name="gr5" draw:text-style-name="P7" draw:layer="controls" svg:width="0.493cm" svg:height="0.75cm" svg:x="10.057cm" svg:y="2.5cm" draw:control="control662"/>
        <draw:control draw:style-name="gr5" draw:text-style-name="P7" draw:layer="controls" svg:width="0.493cm" svg:height="0.75cm" svg:x="6.8cm" svg:y="3.25cm" draw:control="control663"/>
        <draw:control draw:style-name="gr5" draw:text-style-name="P7" draw:layer="controls" svg:width="0.494cm" svg:height="0.75cm" svg:x="7.145cm" svg:y="3.25cm" draw:control="control664"/>
        <draw:control draw:style-name="gr5" draw:text-style-name="P7" draw:layer="controls" svg:width="0.493cm" svg:height="0.75cm" svg:x="7.491cm" svg:y="3.25cm" draw:control="control665"/>
        <draw:control draw:style-name="gr5" draw:text-style-name="P7" draw:layer="controls" svg:width="0.494cm" svg:height="0.75cm" svg:x="7.836cm" svg:y="3.25cm" draw:control="control666"/>
        <draw:control draw:style-name="gr5" draw:text-style-name="P7" draw:layer="controls" svg:width="0.493cm" svg:height="0.75cm" svg:x="8.182cm" svg:y="3.25cm" draw:control="control667"/>
        <draw:control draw:style-name="gr5" draw:text-style-name="P7" draw:layer="controls" svg:width="0.493cm" svg:height="0.75cm" svg:x="8.675cm" svg:y="3.25cm" draw:control="control668"/>
        <draw:control draw:style-name="gr5" draw:text-style-name="P7" draw:layer="controls" svg:width="0.494cm" svg:height="0.75cm" svg:x="9.02cm" svg:y="3.25cm" draw:control="control669"/>
        <draw:control draw:style-name="gr5" draw:text-style-name="P7" draw:layer="controls" svg:width="0.493cm" svg:height="0.75cm" svg:x="9.366cm" svg:y="3.25cm" draw:control="control670"/>
        <draw:control draw:style-name="gr5" draw:text-style-name="P7" draw:layer="controls" svg:width="0.494cm" svg:height="0.75cm" svg:x="9.711cm" svg:y="3.25cm" draw:control="control671"/>
        <draw:control draw:style-name="gr5" draw:text-style-name="P7" draw:layer="controls" svg:width="0.493cm" svg:height="0.75cm" svg:x="10.057cm" svg:y="3.25cm" draw:control="control672"/>
        <draw:control draw:style-name="gr5" draw:text-style-name="P7" draw:layer="controls" svg:width="0.493cm" svg:height="0.75cm" svg:x="6.8cm" svg:y="4cm" draw:control="control673"/>
        <draw:control draw:style-name="gr5" draw:text-style-name="P7" draw:layer="controls" svg:width="0.494cm" svg:height="0.75cm" svg:x="7.145cm" svg:y="4cm" draw:control="control674"/>
        <draw:control draw:style-name="gr5" draw:text-style-name="P7" draw:layer="controls" svg:width="0.493cm" svg:height="0.75cm" svg:x="7.491cm" svg:y="4cm" draw:control="control675"/>
        <draw:control draw:style-name="gr5" draw:text-style-name="P7" draw:layer="controls" svg:width="0.494cm" svg:height="0.75cm" svg:x="7.836cm" svg:y="4cm" draw:control="control676"/>
        <draw:control draw:style-name="gr5" draw:text-style-name="P7" draw:layer="controls" svg:width="0.493cm" svg:height="0.75cm" svg:x="8.182cm" svg:y="4cm" draw:control="control677"/>
        <draw:control draw:style-name="gr5" draw:text-style-name="P7" draw:layer="controls" svg:width="0.493cm" svg:height="0.75cm" svg:x="8.675cm" svg:y="4cm" draw:control="control678"/>
        <draw:control draw:style-name="gr5" draw:text-style-name="P7" draw:layer="controls" svg:width="0.494cm" svg:height="0.75cm" svg:x="9.02cm" svg:y="4cm" draw:control="control679"/>
        <draw:control draw:style-name="gr5" draw:text-style-name="P7" draw:layer="controls" svg:width="0.493cm" svg:height="0.75cm" svg:x="9.366cm" svg:y="4cm" draw:control="control680"/>
        <draw:control draw:style-name="gr5" draw:text-style-name="P7" draw:layer="controls" svg:width="0.494cm" svg:height="0.75cm" svg:x="9.711cm" svg:y="4cm" draw:control="control681"/>
        <draw:control draw:style-name="gr5" draw:text-style-name="P7" draw:layer="controls" svg:width="0.493cm" svg:height="0.75cm" svg:x="10.057cm" svg:y="4cm" draw:control="control682"/>
        <draw:control draw:style-name="gr5" draw:text-style-name="P7" draw:layer="controls" svg:width="0.493cm" svg:height="0.75cm" svg:x="6.8cm" svg:y="4.75cm" draw:control="control683"/>
        <draw:control draw:style-name="gr5" draw:text-style-name="P7" draw:layer="controls" svg:width="0.494cm" svg:height="0.75cm" svg:x="7.145cm" svg:y="4.75cm" draw:control="control684"/>
        <draw:control draw:style-name="gr5" draw:text-style-name="P7" draw:layer="controls" svg:width="0.493cm" svg:height="0.75cm" svg:x="7.491cm" svg:y="4.75cm" draw:control="control685"/>
        <draw:control draw:style-name="gr5" draw:text-style-name="P7" draw:layer="controls" svg:width="0.494cm" svg:height="0.75cm" svg:x="7.836cm" svg:y="4.75cm" draw:control="control686"/>
        <draw:control draw:style-name="gr5" draw:text-style-name="P7" draw:layer="controls" svg:width="0.493cm" svg:height="0.75cm" svg:x="8.182cm" svg:y="4.75cm" draw:control="control687"/>
        <draw:control draw:style-name="gr5" draw:text-style-name="P7" draw:layer="controls" svg:width="0.493cm" svg:height="0.75cm" svg:x="8.675cm" svg:y="4.75cm" draw:control="control688"/>
        <draw:control draw:style-name="gr5" draw:text-style-name="P7" draw:layer="controls" svg:width="0.494cm" svg:height="0.75cm" svg:x="9.02cm" svg:y="4.75cm" draw:control="control689"/>
        <draw:control draw:style-name="gr5" draw:text-style-name="P7" draw:layer="controls" svg:width="0.493cm" svg:height="0.75cm" svg:x="9.366cm" svg:y="4.75cm" draw:control="control690"/>
        <draw:control draw:style-name="gr5" draw:text-style-name="P7" draw:layer="controls" svg:width="0.494cm" svg:height="0.75cm" svg:x="9.711cm" svg:y="4.75cm" draw:control="control691"/>
        <draw:control draw:style-name="gr5" draw:text-style-name="P7" draw:layer="controls" svg:width="0.493cm" svg:height="0.75cm" svg:x="10.057cm" svg:y="4.75cm" draw:control="control692"/>
        <draw:control draw:style-name="gr5" draw:text-style-name="P7" draw:layer="controls" svg:width="0.493cm" svg:height="0.75cm" svg:x="6.8cm" svg:y="5.5cm" draw:control="control693"/>
        <draw:control draw:style-name="gr5" draw:text-style-name="P7" draw:layer="controls" svg:width="0.494cm" svg:height="0.75cm" svg:x="7.145cm" svg:y="5.5cm" draw:control="control694"/>
        <draw:control draw:style-name="gr5" draw:text-style-name="P7" draw:layer="controls" svg:width="0.493cm" svg:height="0.75cm" svg:x="7.491cm" svg:y="5.5cm" draw:control="control695"/>
        <draw:control draw:style-name="gr5" draw:text-style-name="P7" draw:layer="controls" svg:width="0.494cm" svg:height="0.75cm" svg:x="7.836cm" svg:y="5.5cm" draw:control="control696"/>
        <draw:control draw:style-name="gr5" draw:text-style-name="P7" draw:layer="controls" svg:width="0.493cm" svg:height="0.75cm" svg:x="8.182cm" svg:y="5.5cm" draw:control="control697"/>
        <draw:control draw:style-name="gr5" draw:text-style-name="P7" draw:layer="controls" svg:width="0.493cm" svg:height="0.75cm" svg:x="8.675cm" svg:y="5.5cm" draw:control="control698"/>
        <draw:control draw:style-name="gr5" draw:text-style-name="P7" draw:layer="controls" svg:width="0.494cm" svg:height="0.75cm" svg:x="9.02cm" svg:y="5.5cm" draw:control="control699"/>
        <draw:control draw:style-name="gr5" draw:text-style-name="P7" draw:layer="controls" svg:width="0.493cm" svg:height="0.75cm" svg:x="9.366cm" svg:y="5.5cm" draw:control="control700"/>
        <draw:control draw:style-name="gr5" draw:text-style-name="P7" draw:layer="controls" svg:width="0.494cm" svg:height="0.75cm" svg:x="9.711cm" svg:y="5.5cm" draw:control="control701"/>
        <draw:control draw:style-name="gr5" draw:text-style-name="P7" draw:layer="controls" svg:width="0.493cm" svg:height="0.75cm" svg:x="10.057cm" svg:y="5.5cm" draw:control="control702"/>
        <draw:control draw:style-name="gr4" draw:text-style-name="P4" draw:layer="controls" svg:width="3.75cm" svg:height="0.75cm" svg:x="3cm" svg:y="1cm" draw:control="control703"/>
        <draw:control draw:style-name="gr4" draw:text-style-name="P4" draw:layer="controls" svg:width="3.75cm" svg:height="0.75cm" svg:x="3cm" svg:y="1.75cm" draw:control="control704"/>
        <draw:control draw:style-name="gr4" draw:text-style-name="P4" draw:layer="controls" svg:width="3.75cm" svg:height="0.75cm" svg:x="3cm" svg:y="2.5cm" draw:control="control705"/>
        <draw:control draw:style-name="gr4" draw:text-style-name="P4" draw:layer="controls" svg:width="3.75cm" svg:height="0.75cm" svg:x="3cm" svg:y="3.25cm" draw:control="control706"/>
        <draw:control draw:style-name="gr4" draw:text-style-name="P4" draw:layer="controls" svg:width="3.75cm" svg:height="0.75cm" svg:x="3cm" svg:y="4cm" draw:control="control707"/>
        <draw:control draw:style-name="gr4" draw:text-style-name="P4" draw:layer="controls" svg:width="3.75cm" svg:height="0.75cm" svg:x="3cm" svg:y="4.75cm" draw:control="control708"/>
        <draw:control draw:style-name="gr4" draw:text-style-name="P4" draw:layer="controls" svg:width="3.75cm" svg:height="0.75cm" svg:x="3cm" svg:y="5.5cm" draw:control="control709"/>
        <draw:control draw:style-name="gr3" draw:text-style-name="P5" draw:layer="controls" svg:width="3cm" svg:height="0.75cm" svg:x="10.5cm" svg:y="1cm" draw:control="control710"/>
        <draw:control draw:style-name="gr3" draw:text-style-name="P5" draw:layer="controls" svg:width="3cm" svg:height="0.75cm" svg:x="10.5cm" svg:y="1.75cm" draw:control="control711"/>
        <draw:control draw:style-name="gr3" draw:text-style-name="P5" draw:layer="controls" svg:width="3cm" svg:height="0.75cm" svg:x="10.5cm" svg:y="2.5cm" draw:control="control712"/>
        <draw:control draw:style-name="gr3" draw:text-style-name="P5" draw:layer="controls" svg:width="3cm" svg:height="0.75cm" svg:x="10.5cm" svg:y="3.25cm" draw:control="control713"/>
        <draw:control draw:style-name="gr3" draw:text-style-name="P5" draw:layer="controls" svg:width="3cm" svg:height="0.75cm" svg:x="10.5cm" svg:y="4cm" draw:control="control714"/>
        <draw:control draw:style-name="gr3" draw:text-style-name="P5" draw:layer="controls" svg:width="3cm" svg:height="0.75cm" svg:x="10.5cm" svg:y="4.75cm" draw:control="control715"/>
        <draw:control draw:style-name="gr3" draw:text-style-name="P5" draw:layer="controls" svg:width="3cm" svg:height="0.75cm" svg:x="10.5cm" svg:y="5.5cm" draw:control="control716"/>
        <draw:control draw:style-name="gr5" draw:text-style-name="P7" draw:layer="controls" svg:width="0.493cm" svg:height="0.75cm" svg:x="17.3cm" svg:y="1cm" draw:control="control717"/>
        <draw:control draw:style-name="gr5" draw:text-style-name="P7" draw:layer="controls" svg:width="0.494cm" svg:height="0.75cm" svg:x="17.645cm" svg:y="1cm" draw:control="control718"/>
        <draw:control draw:style-name="gr5" draw:text-style-name="P7" draw:layer="controls" svg:width="0.493cm" svg:height="0.75cm" svg:x="17.991cm" svg:y="1cm" draw:control="control719"/>
        <draw:control draw:style-name="gr5" draw:text-style-name="P7" draw:layer="controls" svg:width="0.494cm" svg:height="0.75cm" svg:x="18.336cm" svg:y="1cm" draw:control="control720"/>
        <draw:control draw:style-name="gr5" draw:text-style-name="P7" draw:layer="controls" svg:width="0.493cm" svg:height="0.75cm" svg:x="18.682cm" svg:y="1cm" draw:control="control721"/>
        <draw:control draw:style-name="gr5" draw:text-style-name="P7" draw:layer="controls" svg:width="0.493cm" svg:height="0.75cm" svg:x="19.175cm" svg:y="1cm" draw:control="control722"/>
        <draw:control draw:style-name="gr5" draw:text-style-name="P7" draw:layer="controls" svg:width="0.494cm" svg:height="0.75cm" svg:x="19.52cm" svg:y="1cm" draw:control="control723"/>
        <draw:control draw:style-name="gr5" draw:text-style-name="P7" draw:layer="controls" svg:width="0.493cm" svg:height="0.75cm" svg:x="19.866cm" svg:y="1cm" draw:control="control724"/>
        <draw:control draw:style-name="gr5" draw:text-style-name="P7" draw:layer="controls" svg:width="0.494cm" svg:height="0.75cm" svg:x="20.211cm" svg:y="1cm" draw:control="control725"/>
        <draw:control draw:style-name="gr5" draw:text-style-name="P7" draw:layer="controls" svg:width="0.493cm" svg:height="0.75cm" svg:x="20.557cm" svg:y="1cm" draw:control="control726"/>
        <draw:control draw:style-name="gr5" draw:text-style-name="P7" draw:layer="controls" svg:width="0.493cm" svg:height="0.75cm" svg:x="17.3cm" svg:y="1.75cm" draw:control="control727"/>
        <draw:control draw:style-name="gr5" draw:text-style-name="P7" draw:layer="controls" svg:width="0.494cm" svg:height="0.75cm" svg:x="17.645cm" svg:y="1.75cm" draw:control="control728"/>
        <draw:control draw:style-name="gr5" draw:text-style-name="P7" draw:layer="controls" svg:width="0.493cm" svg:height="0.75cm" svg:x="17.991cm" svg:y="1.75cm" draw:control="control729"/>
        <draw:control draw:style-name="gr5" draw:text-style-name="P7" draw:layer="controls" svg:width="0.494cm" svg:height="0.75cm" svg:x="18.336cm" svg:y="1.75cm" draw:control="control730"/>
        <draw:control draw:style-name="gr5" draw:text-style-name="P7" draw:layer="controls" svg:width="0.493cm" svg:height="0.75cm" svg:x="18.682cm" svg:y="1.75cm" draw:control="control731"/>
        <draw:control draw:style-name="gr5" draw:text-style-name="P7" draw:layer="controls" svg:width="0.493cm" svg:height="0.75cm" svg:x="19.175cm" svg:y="1.75cm" draw:control="control732"/>
        <draw:control draw:style-name="gr5" draw:text-style-name="P7" draw:layer="controls" svg:width="0.494cm" svg:height="0.75cm" svg:x="19.52cm" svg:y="1.75cm" draw:control="control733"/>
        <draw:control draw:style-name="gr5" draw:text-style-name="P7" draw:layer="controls" svg:width="0.493cm" svg:height="0.75cm" svg:x="19.866cm" svg:y="1.75cm" draw:control="control734"/>
        <draw:control draw:style-name="gr5" draw:text-style-name="P7" draw:layer="controls" svg:width="0.494cm" svg:height="0.75cm" svg:x="20.211cm" svg:y="1.75cm" draw:control="control735"/>
        <draw:control draw:style-name="gr5" draw:text-style-name="P7" draw:layer="controls" svg:width="0.493cm" svg:height="0.75cm" svg:x="20.557cm" svg:y="1.75cm" draw:control="control736"/>
        <draw:control draw:style-name="gr5" draw:text-style-name="P7" draw:layer="controls" svg:width="0.493cm" svg:height="0.75cm" svg:x="17.3cm" svg:y="2.5cm" draw:control="control737"/>
        <draw:control draw:style-name="gr5" draw:text-style-name="P7" draw:layer="controls" svg:width="0.494cm" svg:height="0.75cm" svg:x="17.645cm" svg:y="2.5cm" draw:control="control738"/>
        <draw:control draw:style-name="gr5" draw:text-style-name="P7" draw:layer="controls" svg:width="0.493cm" svg:height="0.75cm" svg:x="17.991cm" svg:y="2.5cm" draw:control="control739"/>
        <draw:control draw:style-name="gr5" draw:text-style-name="P7" draw:layer="controls" svg:width="0.494cm" svg:height="0.75cm" svg:x="18.336cm" svg:y="2.5cm" draw:control="control740"/>
        <draw:control draw:style-name="gr5" draw:text-style-name="P7" draw:layer="controls" svg:width="0.493cm" svg:height="0.75cm" svg:x="18.682cm" svg:y="2.5cm" draw:control="control741"/>
        <draw:control draw:style-name="gr5" draw:text-style-name="P7" draw:layer="controls" svg:width="0.493cm" svg:height="0.75cm" svg:x="19.175cm" svg:y="2.5cm" draw:control="control742"/>
        <draw:control draw:style-name="gr5" draw:text-style-name="P7" draw:layer="controls" svg:width="0.494cm" svg:height="0.75cm" svg:x="19.52cm" svg:y="2.5cm" draw:control="control743"/>
        <draw:control draw:style-name="gr5" draw:text-style-name="P7" draw:layer="controls" svg:width="0.493cm" svg:height="0.75cm" svg:x="19.866cm" svg:y="2.5cm" draw:control="control744"/>
        <draw:control draw:style-name="gr5" draw:text-style-name="P7" draw:layer="controls" svg:width="0.494cm" svg:height="0.75cm" svg:x="20.211cm" svg:y="2.5cm" draw:control="control745"/>
        <draw:control draw:style-name="gr5" draw:text-style-name="P7" draw:layer="controls" svg:width="0.493cm" svg:height="0.75cm" svg:x="20.557cm" svg:y="2.5cm" draw:control="control746"/>
        <draw:control draw:style-name="gr5" draw:text-style-name="P7" draw:layer="controls" svg:width="0.493cm" svg:height="0.75cm" svg:x="17.3cm" svg:y="3.25cm" draw:control="control747"/>
        <draw:control draw:style-name="gr5" draw:text-style-name="P7" draw:layer="controls" svg:width="0.494cm" svg:height="0.75cm" svg:x="17.645cm" svg:y="3.25cm" draw:control="control748"/>
        <draw:control draw:style-name="gr5" draw:text-style-name="P7" draw:layer="controls" svg:width="0.493cm" svg:height="0.75cm" svg:x="17.991cm" svg:y="3.25cm" draw:control="control749"/>
        <draw:control draw:style-name="gr5" draw:text-style-name="P7" draw:layer="controls" svg:width="0.494cm" svg:height="0.75cm" svg:x="18.336cm" svg:y="3.25cm" draw:control="control750"/>
        <draw:control draw:style-name="gr5" draw:text-style-name="P7" draw:layer="controls" svg:width="0.493cm" svg:height="0.75cm" svg:x="18.682cm" svg:y="3.25cm" draw:control="control751"/>
        <draw:control draw:style-name="gr5" draw:text-style-name="P7" draw:layer="controls" svg:width="0.493cm" svg:height="0.75cm" svg:x="19.175cm" svg:y="3.25cm" draw:control="control752"/>
        <draw:control draw:style-name="gr5" draw:text-style-name="P7" draw:layer="controls" svg:width="0.494cm" svg:height="0.75cm" svg:x="19.52cm" svg:y="3.25cm" draw:control="control753"/>
        <draw:control draw:style-name="gr5" draw:text-style-name="P7" draw:layer="controls" svg:width="0.493cm" svg:height="0.75cm" svg:x="19.866cm" svg:y="3.25cm" draw:control="control754"/>
        <draw:control draw:style-name="gr5" draw:text-style-name="P7" draw:layer="controls" svg:width="0.494cm" svg:height="0.75cm" svg:x="20.211cm" svg:y="3.25cm" draw:control="control755"/>
        <draw:control draw:style-name="gr5" draw:text-style-name="P7" draw:layer="controls" svg:width="0.493cm" svg:height="0.75cm" svg:x="20.557cm" svg:y="3.25cm" draw:control="control756"/>
        <draw:control draw:style-name="gr5" draw:text-style-name="P7" draw:layer="controls" svg:width="0.493cm" svg:height="0.75cm" svg:x="17.3cm" svg:y="4cm" draw:control="control757"/>
        <draw:control draw:style-name="gr5" draw:text-style-name="P7" draw:layer="controls" svg:width="0.494cm" svg:height="0.75cm" svg:x="17.645cm" svg:y="4cm" draw:control="control758"/>
        <draw:control draw:style-name="gr5" draw:text-style-name="P7" draw:layer="controls" svg:width="0.493cm" svg:height="0.75cm" svg:x="17.991cm" svg:y="4cm" draw:control="control759"/>
        <draw:control draw:style-name="gr5" draw:text-style-name="P7" draw:layer="controls" svg:width="0.494cm" svg:height="0.75cm" svg:x="18.336cm" svg:y="4cm" draw:control="control760"/>
        <draw:control draw:style-name="gr5" draw:text-style-name="P7" draw:layer="controls" svg:width="0.493cm" svg:height="0.75cm" svg:x="18.682cm" svg:y="4cm" draw:control="control761"/>
        <draw:control draw:style-name="gr5" draw:text-style-name="P7" draw:layer="controls" svg:width="0.493cm" svg:height="0.75cm" svg:x="19.175cm" svg:y="4cm" draw:control="control762"/>
        <draw:control draw:style-name="gr5" draw:text-style-name="P7" draw:layer="controls" svg:width="0.494cm" svg:height="0.75cm" svg:x="19.52cm" svg:y="4cm" draw:control="control763"/>
        <draw:control draw:style-name="gr5" draw:text-style-name="P7" draw:layer="controls" svg:width="0.493cm" svg:height="0.75cm" svg:x="19.866cm" svg:y="4cm" draw:control="control764"/>
        <draw:control draw:style-name="gr5" draw:text-style-name="P7" draw:layer="controls" svg:width="0.494cm" svg:height="0.75cm" svg:x="20.211cm" svg:y="4cm" draw:control="control765"/>
        <draw:control draw:style-name="gr5" draw:text-style-name="P7" draw:layer="controls" svg:width="0.493cm" svg:height="0.75cm" svg:x="20.557cm" svg:y="4cm" draw:control="control766"/>
        <draw:control draw:style-name="gr5" draw:text-style-name="P7" draw:layer="controls" svg:width="0.493cm" svg:height="0.75cm" svg:x="17.3cm" svg:y="4.75cm" draw:control="control767"/>
        <draw:control draw:style-name="gr5" draw:text-style-name="P7" draw:layer="controls" svg:width="0.494cm" svg:height="0.75cm" svg:x="17.645cm" svg:y="4.75cm" draw:control="control768"/>
        <draw:control draw:style-name="gr5" draw:text-style-name="P7" draw:layer="controls" svg:width="0.493cm" svg:height="0.75cm" svg:x="17.991cm" svg:y="4.75cm" draw:control="control769"/>
        <draw:control draw:style-name="gr5" draw:text-style-name="P7" draw:layer="controls" svg:width="0.494cm" svg:height="0.75cm" svg:x="18.336cm" svg:y="4.75cm" draw:control="control770"/>
        <draw:control draw:style-name="gr5" draw:text-style-name="P7" draw:layer="controls" svg:width="0.493cm" svg:height="0.75cm" svg:x="18.682cm" svg:y="4.75cm" draw:control="control771"/>
        <draw:control draw:style-name="gr5" draw:text-style-name="P7" draw:layer="controls" svg:width="0.493cm" svg:height="0.75cm" svg:x="19.175cm" svg:y="4.75cm" draw:control="control772"/>
        <draw:control draw:style-name="gr5" draw:text-style-name="P7" draw:layer="controls" svg:width="0.494cm" svg:height="0.75cm" svg:x="19.52cm" svg:y="4.75cm" draw:control="control773"/>
        <draw:control draw:style-name="gr5" draw:text-style-name="P7" draw:layer="controls" svg:width="0.493cm" svg:height="0.75cm" svg:x="19.866cm" svg:y="4.75cm" draw:control="control774"/>
        <draw:control draw:style-name="gr5" draw:text-style-name="P7" draw:layer="controls" svg:width="0.494cm" svg:height="0.75cm" svg:x="20.211cm" svg:y="4.75cm" draw:control="control775"/>
        <draw:control draw:style-name="gr5" draw:text-style-name="P7" draw:layer="controls" svg:width="0.493cm" svg:height="0.75cm" svg:x="20.557cm" svg:y="4.75cm" draw:control="control776"/>
        <draw:control draw:style-name="gr5" draw:text-style-name="P7" draw:layer="controls" svg:width="0.493cm" svg:height="0.75cm" svg:x="17.3cm" svg:y="5.5cm" draw:control="control777"/>
        <draw:control draw:style-name="gr5" draw:text-style-name="P7" draw:layer="controls" svg:width="0.494cm" svg:height="0.75cm" svg:x="17.645cm" svg:y="5.5cm" draw:control="control778"/>
        <draw:control draw:style-name="gr5" draw:text-style-name="P7" draw:layer="controls" svg:width="0.493cm" svg:height="0.75cm" svg:x="17.991cm" svg:y="5.5cm" draw:control="control779"/>
        <draw:control draw:style-name="gr5" draw:text-style-name="P7" draw:layer="controls" svg:width="0.494cm" svg:height="0.75cm" svg:x="18.336cm" svg:y="5.5cm" draw:control="control780"/>
        <draw:control draw:style-name="gr5" draw:text-style-name="P7" draw:layer="controls" svg:width="0.493cm" svg:height="0.75cm" svg:x="18.682cm" svg:y="5.5cm" draw:control="control781"/>
        <draw:control draw:style-name="gr5" draw:text-style-name="P7" draw:layer="controls" svg:width="0.493cm" svg:height="0.75cm" svg:x="19.175cm" svg:y="5.5cm" draw:control="control782"/>
        <draw:control draw:style-name="gr5" draw:text-style-name="P7" draw:layer="controls" svg:width="0.494cm" svg:height="0.75cm" svg:x="19.52cm" svg:y="5.5cm" draw:control="control783"/>
        <draw:control draw:style-name="gr5" draw:text-style-name="P7" draw:layer="controls" svg:width="0.493cm" svg:height="0.75cm" svg:x="19.866cm" svg:y="5.5cm" draw:control="control784"/>
        <draw:control draw:style-name="gr5" draw:text-style-name="P7" draw:layer="controls" svg:width="0.494cm" svg:height="0.75cm" svg:x="20.211cm" svg:y="5.5cm" draw:control="control785"/>
        <draw:control draw:style-name="gr5" draw:text-style-name="P7" draw:layer="controls" svg:width="0.493cm" svg:height="0.75cm" svg:x="20.557cm" svg:y="5.5cm" draw:control="control786"/>
        <draw:control draw:style-name="gr4" draw:text-style-name="P4" draw:layer="controls" svg:width="3.75cm" svg:height="0.75cm" svg:x="13.5cm" svg:y="1cm" draw:control="control787"/>
        <draw:control draw:style-name="gr4" draw:text-style-name="P4" draw:layer="controls" svg:width="3.75cm" svg:height="0.75cm" svg:x="13.5cm" svg:y="1.75cm" draw:control="control788"/>
        <draw:control draw:style-name="gr4" draw:text-style-name="P4" draw:layer="controls" svg:width="3.75cm" svg:height="0.75cm" svg:x="13.5cm" svg:y="2.5cm" draw:control="control789"/>
        <draw:control draw:style-name="gr4" draw:text-style-name="P4" draw:layer="controls" svg:width="3.75cm" svg:height="0.75cm" svg:x="13.5cm" svg:y="3.25cm" draw:control="control790"/>
        <draw:control draw:style-name="gr4" draw:text-style-name="P4" draw:layer="controls" svg:width="3.75cm" svg:height="0.75cm" svg:x="13.5cm" svg:y="4cm" draw:control="control791"/>
        <draw:control draw:style-name="gr4" draw:text-style-name="P4" draw:layer="controls" svg:width="3.75cm" svg:height="0.75cm" svg:x="13.5cm" svg:y="4.75cm" draw:control="control792"/>
        <draw:control draw:style-name="gr4" draw:text-style-name="P4" draw:layer="controls" svg:width="3.75cm" svg:height="0.75cm" svg:x="13.5cm" svg:y="5.5cm" draw:control="control793"/>
        <draw:control draw:style-name="gr3" draw:text-style-name="P6" draw:layer="controls" svg:width="4.75cm" svg:height="1cm" svg:x="8.125cm" svg:y="6.25cm" draw:control="control794"/>
        <draw:line draw:style-name="gr2" draw:text-style-name="P2" draw:layer="layout" svg:x1="0cm" svg:y1="0.6cm" svg:x2="21cm" svg:y2="0.6cm">
          <text:p/>
        </draw:line>
        <draw:line draw:style-name="gr2" draw:text-style-name="P2" draw:layer="layout" svg:x1="0cm" svg:y1="6.85cm" svg:x2="21cm" svg:y2="6.85cm">
          <text:p/>
        </draw:line>
        <draw:control draw:style-name="gr5" draw:text-style-name="P7" draw:layer="controls" svg:width="0.493cm" svg:height="0.75cm" svg:x="5.76cm" svg:y="7.25cm" draw:control="control795"/>
        <draw:control draw:style-name="gr5" draw:text-style-name="P7" draw:layer="controls" svg:width="0.494cm" svg:height="0.75cm" svg:x="6.105cm" svg:y="7.25cm" draw:control="control796"/>
        <draw:control draw:style-name="gr5" draw:text-style-name="P7" draw:layer="controls" svg:width="0.493cm" svg:height="0.75cm" svg:x="6.451cm" svg:y="7.25cm" draw:control="control797"/>
        <draw:control draw:style-name="gr5" draw:text-style-name="P7" draw:layer="controls" svg:width="0.494cm" svg:height="0.75cm" svg:x="6.796cm" svg:y="7.25cm" draw:control="control798"/>
        <draw:control draw:style-name="gr5" draw:text-style-name="P7" draw:layer="controls" svg:width="0.493cm" svg:height="0.75cm" svg:x="7.142cm" svg:y="7.25cm" draw:control="control799"/>
        <draw:control draw:style-name="gr5" draw:text-style-name="P7" draw:layer="controls" svg:width="0.493cm" svg:height="0.75cm" svg:x="7.635cm" svg:y="7.25cm" draw:control="control800"/>
        <draw:control draw:style-name="gr5" draw:text-style-name="P7" draw:layer="controls" svg:width="0.494cm" svg:height="0.75cm" svg:x="7.98cm" svg:y="7.25cm" draw:control="control801"/>
        <draw:control draw:style-name="gr5" draw:text-style-name="P7" draw:layer="controls" svg:width="0.493cm" svg:height="0.75cm" svg:x="8.326cm" svg:y="7.25cm" draw:control="control802"/>
        <draw:control draw:style-name="gr5" draw:text-style-name="P7" draw:layer="controls" svg:width="0.494cm" svg:height="0.75cm" svg:x="8.671cm" svg:y="7.25cm" draw:control="control803"/>
        <draw:control draw:style-name="gr5" draw:text-style-name="P7" draw:layer="controls" svg:width="0.493cm" svg:height="0.75cm" svg:x="9.017cm" svg:y="7.25cm" draw:control="control804"/>
        <draw:control draw:style-name="gr5" draw:text-style-name="P7" draw:layer="controls" svg:width="0.493cm" svg:height="0.75cm" svg:x="5.76cm" svg:y="8cm" draw:control="control805"/>
        <draw:control draw:style-name="gr5" draw:text-style-name="P7" draw:layer="controls" svg:width="0.494cm" svg:height="0.75cm" svg:x="6.105cm" svg:y="8cm" draw:control="control806"/>
        <draw:control draw:style-name="gr5" draw:text-style-name="P7" draw:layer="controls" svg:width="0.493cm" svg:height="0.75cm" svg:x="6.451cm" svg:y="8cm" draw:control="control807"/>
        <draw:control draw:style-name="gr5" draw:text-style-name="P7" draw:layer="controls" svg:width="0.494cm" svg:height="0.75cm" svg:x="6.796cm" svg:y="8cm" draw:control="control808"/>
        <draw:control draw:style-name="gr5" draw:text-style-name="P7" draw:layer="controls" svg:width="0.493cm" svg:height="0.75cm" svg:x="7.142cm" svg:y="8cm" draw:control="control809"/>
        <draw:control draw:style-name="gr5" draw:text-style-name="P7" draw:layer="controls" svg:width="0.493cm" svg:height="0.75cm" svg:x="7.635cm" svg:y="8cm" draw:control="control810"/>
        <draw:control draw:style-name="gr5" draw:text-style-name="P7" draw:layer="controls" svg:width="0.494cm" svg:height="0.75cm" svg:x="7.98cm" svg:y="8cm" draw:control="control811"/>
        <draw:control draw:style-name="gr5" draw:text-style-name="P7" draw:layer="controls" svg:width="0.493cm" svg:height="0.75cm" svg:x="8.326cm" svg:y="8cm" draw:control="control812"/>
        <draw:control draw:style-name="gr5" draw:text-style-name="P7" draw:layer="controls" svg:width="0.494cm" svg:height="0.75cm" svg:x="8.671cm" svg:y="8cm" draw:control="control813"/>
        <draw:control draw:style-name="gr5" draw:text-style-name="P7" draw:layer="controls" svg:width="0.493cm" svg:height="0.75cm" svg:x="9.017cm" svg:y="8cm" draw:control="control814"/>
        <draw:control draw:style-name="gr5" draw:text-style-name="P7" draw:layer="controls" svg:width="0.493cm" svg:height="0.75cm" svg:x="5.76cm" svg:y="8.75cm" draw:control="control815"/>
        <draw:control draw:style-name="gr5" draw:text-style-name="P7" draw:layer="controls" svg:width="0.494cm" svg:height="0.75cm" svg:x="6.105cm" svg:y="8.75cm" draw:control="control816"/>
        <draw:control draw:style-name="gr5" draw:text-style-name="P7" draw:layer="controls" svg:width="0.493cm" svg:height="0.75cm" svg:x="6.451cm" svg:y="8.75cm" draw:control="control817"/>
        <draw:control draw:style-name="gr5" draw:text-style-name="P7" draw:layer="controls" svg:width="0.494cm" svg:height="0.75cm" svg:x="6.796cm" svg:y="8.75cm" draw:control="control818"/>
        <draw:control draw:style-name="gr5" draw:text-style-name="P7" draw:layer="controls" svg:width="0.493cm" svg:height="0.75cm" svg:x="7.142cm" svg:y="8.75cm" draw:control="control819"/>
        <draw:control draw:style-name="gr5" draw:text-style-name="P7" draw:layer="controls" svg:width="0.493cm" svg:height="0.75cm" svg:x="7.635cm" svg:y="8.75cm" draw:control="control820"/>
        <draw:control draw:style-name="gr5" draw:text-style-name="P7" draw:layer="controls" svg:width="0.494cm" svg:height="0.75cm" svg:x="7.98cm" svg:y="8.75cm" draw:control="control821"/>
        <draw:control draw:style-name="gr5" draw:text-style-name="P7" draw:layer="controls" svg:width="0.493cm" svg:height="0.75cm" svg:x="8.326cm" svg:y="8.75cm" draw:control="control822"/>
        <draw:control draw:style-name="gr5" draw:text-style-name="P7" draw:layer="controls" svg:width="0.494cm" svg:height="0.75cm" svg:x="8.671cm" svg:y="8.75cm" draw:control="control823"/>
        <draw:control draw:style-name="gr5" draw:text-style-name="P7" draw:layer="controls" svg:width="0.493cm" svg:height="0.75cm" svg:x="9.017cm" svg:y="8.75cm" draw:control="control824"/>
        <draw:control draw:style-name="gr5" draw:text-style-name="P7" draw:layer="controls" svg:width="0.493cm" svg:height="0.75cm" svg:x="5.76cm" svg:y="9.5cm" draw:control="control825"/>
        <draw:control draw:style-name="gr5" draw:text-style-name="P7" draw:layer="controls" svg:width="0.494cm" svg:height="0.75cm" svg:x="6.105cm" svg:y="9.5cm" draw:control="control826"/>
        <draw:control draw:style-name="gr5" draw:text-style-name="P7" draw:layer="controls" svg:width="0.493cm" svg:height="0.75cm" svg:x="6.451cm" svg:y="9.5cm" draw:control="control827"/>
        <draw:control draw:style-name="gr5" draw:text-style-name="P7" draw:layer="controls" svg:width="0.494cm" svg:height="0.75cm" svg:x="6.796cm" svg:y="9.5cm" draw:control="control828"/>
        <draw:control draw:style-name="gr5" draw:text-style-name="P7" draw:layer="controls" svg:width="0.493cm" svg:height="0.75cm" svg:x="7.142cm" svg:y="9.5cm" draw:control="control829"/>
        <draw:control draw:style-name="gr5" draw:text-style-name="P7" draw:layer="controls" svg:width="0.493cm" svg:height="0.75cm" svg:x="7.635cm" svg:y="9.5cm" draw:control="control830"/>
        <draw:control draw:style-name="gr5" draw:text-style-name="P7" draw:layer="controls" svg:width="0.494cm" svg:height="0.75cm" svg:x="7.98cm" svg:y="9.5cm" draw:control="control831"/>
        <draw:control draw:style-name="gr5" draw:text-style-name="P7" draw:layer="controls" svg:width="0.493cm" svg:height="0.75cm" svg:x="8.326cm" svg:y="9.5cm" draw:control="control832"/>
        <draw:control draw:style-name="gr5" draw:text-style-name="P7" draw:layer="controls" svg:width="0.494cm" svg:height="0.75cm" svg:x="8.671cm" svg:y="9.5cm" draw:control="control833"/>
        <draw:control draw:style-name="gr5" draw:text-style-name="P7" draw:layer="controls" svg:width="0.493cm" svg:height="0.75cm" svg:x="9.017cm" svg:y="9.5cm" draw:control="control834"/>
        <draw:control draw:style-name="gr5" draw:text-style-name="P7" draw:layer="controls" svg:width="0.493cm" svg:height="0.75cm" svg:x="5.76cm" svg:y="10.25cm" draw:control="control835"/>
        <draw:control draw:style-name="gr5" draw:text-style-name="P7" draw:layer="controls" svg:width="0.494cm" svg:height="0.75cm" svg:x="6.105cm" svg:y="10.25cm" draw:control="control836"/>
        <draw:control draw:style-name="gr5" draw:text-style-name="P7" draw:layer="controls" svg:width="0.493cm" svg:height="0.75cm" svg:x="6.451cm" svg:y="10.25cm" draw:control="control837"/>
        <draw:control draw:style-name="gr5" draw:text-style-name="P7" draw:layer="controls" svg:width="0.494cm" svg:height="0.75cm" svg:x="6.796cm" svg:y="10.25cm" draw:control="control838"/>
        <draw:control draw:style-name="gr5" draw:text-style-name="P7" draw:layer="controls" svg:width="0.493cm" svg:height="0.75cm" svg:x="7.142cm" svg:y="10.25cm" draw:control="control839"/>
        <draw:control draw:style-name="gr5" draw:text-style-name="P7" draw:layer="controls" svg:width="0.493cm" svg:height="0.75cm" svg:x="7.635cm" svg:y="10.25cm" draw:control="control840"/>
        <draw:control draw:style-name="gr5" draw:text-style-name="P7" draw:layer="controls" svg:width="0.494cm" svg:height="0.75cm" svg:x="7.98cm" svg:y="10.25cm" draw:control="control841"/>
        <draw:control draw:style-name="gr5" draw:text-style-name="P7" draw:layer="controls" svg:width="0.493cm" svg:height="0.75cm" svg:x="8.326cm" svg:y="10.25cm" draw:control="control842"/>
        <draw:control draw:style-name="gr5" draw:text-style-name="P7" draw:layer="controls" svg:width="0.494cm" svg:height="0.75cm" svg:x="8.671cm" svg:y="10.25cm" draw:control="control843"/>
        <draw:control draw:style-name="gr5" draw:text-style-name="P7" draw:layer="controls" svg:width="0.493cm" svg:height="0.75cm" svg:x="9.017cm" svg:y="10.25cm" draw:control="control844"/>
        <draw:control draw:style-name="gr5" draw:text-style-name="P7" draw:layer="controls" svg:width="0.493cm" svg:height="0.75cm" svg:x="5.76cm" svg:y="11cm" draw:control="control845"/>
        <draw:control draw:style-name="gr5" draw:text-style-name="P7" draw:layer="controls" svg:width="0.494cm" svg:height="0.75cm" svg:x="6.105cm" svg:y="11cm" draw:control="control846"/>
        <draw:control draw:style-name="gr5" draw:text-style-name="P7" draw:layer="controls" svg:width="0.493cm" svg:height="0.75cm" svg:x="6.451cm" svg:y="11cm" draw:control="control847"/>
        <draw:control draw:style-name="gr5" draw:text-style-name="P7" draw:layer="controls" svg:width="0.494cm" svg:height="0.75cm" svg:x="6.796cm" svg:y="11cm" draw:control="control848"/>
        <draw:control draw:style-name="gr5" draw:text-style-name="P7" draw:layer="controls" svg:width="0.493cm" svg:height="0.75cm" svg:x="7.142cm" svg:y="11cm" draw:control="control849"/>
        <draw:control draw:style-name="gr5" draw:text-style-name="P7" draw:layer="controls" svg:width="0.493cm" svg:height="0.75cm" svg:x="7.635cm" svg:y="11cm" draw:control="control850"/>
        <draw:control draw:style-name="gr5" draw:text-style-name="P7" draw:layer="controls" svg:width="0.494cm" svg:height="0.75cm" svg:x="7.98cm" svg:y="11cm" draw:control="control851"/>
        <draw:control draw:style-name="gr5" draw:text-style-name="P7" draw:layer="controls" svg:width="0.493cm" svg:height="0.75cm" svg:x="8.326cm" svg:y="11cm" draw:control="control852"/>
        <draw:control draw:style-name="gr5" draw:text-style-name="P7" draw:layer="controls" svg:width="0.494cm" svg:height="0.75cm" svg:x="8.671cm" svg:y="11cm" draw:control="control853"/>
        <draw:control draw:style-name="gr5" draw:text-style-name="P7" draw:layer="controls" svg:width="0.493cm" svg:height="0.75cm" svg:x="9.017cm" svg:y="11cm" draw:control="control854"/>
        <draw:control draw:style-name="gr5" draw:text-style-name="P7" draw:layer="controls" svg:width="0.493cm" svg:height="0.75cm" svg:x="5.76cm" svg:y="11.75cm" draw:control="control855"/>
        <draw:control draw:style-name="gr5" draw:text-style-name="P7" draw:layer="controls" svg:width="0.494cm" svg:height="0.75cm" svg:x="6.105cm" svg:y="11.75cm" draw:control="control856"/>
        <draw:control draw:style-name="gr5" draw:text-style-name="P7" draw:layer="controls" svg:width="0.493cm" svg:height="0.75cm" svg:x="6.451cm" svg:y="11.75cm" draw:control="control857"/>
        <draw:control draw:style-name="gr5" draw:text-style-name="P7" draw:layer="controls" svg:width="0.494cm" svg:height="0.75cm" svg:x="6.796cm" svg:y="11.75cm" draw:control="control858"/>
        <draw:control draw:style-name="gr5" draw:text-style-name="P7" draw:layer="controls" svg:width="0.493cm" svg:height="0.75cm" svg:x="7.142cm" svg:y="11.75cm" draw:control="control859"/>
        <draw:control draw:style-name="gr5" draw:text-style-name="P7" draw:layer="controls" svg:width="0.493cm" svg:height="0.75cm" svg:x="7.635cm" svg:y="11.75cm" draw:control="control860"/>
        <draw:control draw:style-name="gr5" draw:text-style-name="P7" draw:layer="controls" svg:width="0.494cm" svg:height="0.75cm" svg:x="7.98cm" svg:y="11.75cm" draw:control="control861"/>
        <draw:control draw:style-name="gr5" draw:text-style-name="P7" draw:layer="controls" svg:width="0.493cm" svg:height="0.75cm" svg:x="8.326cm" svg:y="11.75cm" draw:control="control862"/>
        <draw:control draw:style-name="gr5" draw:text-style-name="P7" draw:layer="controls" svg:width="0.494cm" svg:height="0.75cm" svg:x="8.671cm" svg:y="11.75cm" draw:control="control863"/>
        <draw:control draw:style-name="gr5" draw:text-style-name="P7" draw:layer="controls" svg:width="0.493cm" svg:height="0.75cm" svg:x="9.017cm" svg:y="11.75cm" draw:control="control864"/>
        <draw:control draw:style-name="gr4" draw:text-style-name="P4" draw:layer="controls" svg:width="3.75cm" svg:height="0.75cm" svg:x="1.96cm" svg:y="7.25cm" draw:control="control865"/>
        <draw:control draw:style-name="gr4" draw:text-style-name="P4" draw:layer="controls" svg:width="3.75cm" svg:height="0.75cm" svg:x="1.96cm" svg:y="8cm" draw:control="control866"/>
        <draw:control draw:style-name="gr4" draw:text-style-name="P4" draw:layer="controls" svg:width="3.75cm" svg:height="0.75cm" svg:x="1.96cm" svg:y="8.75cm" draw:control="control867"/>
        <draw:control draw:style-name="gr4" draw:text-style-name="P4" draw:layer="controls" svg:width="3.75cm" svg:height="0.75cm" svg:x="1.96cm" svg:y="9.5cm" draw:control="control868"/>
        <draw:control draw:style-name="gr4" draw:text-style-name="P4" draw:layer="controls" svg:width="3.75cm" svg:height="0.75cm" svg:x="1.96cm" svg:y="10.25cm" draw:control="control869"/>
        <draw:control draw:style-name="gr4" draw:text-style-name="P4" draw:layer="controls" svg:width="3.75cm" svg:height="0.75cm" svg:x="1.96cm" svg:y="11cm" draw:control="control870"/>
        <draw:control draw:style-name="gr4" draw:text-style-name="P4" draw:layer="controls" svg:width="3.75cm" svg:height="0.75cm" svg:x="1.96cm" svg:y="11.75cm" draw:control="control871"/>
        <draw:control draw:style-name="gr5" draw:text-style-name="P7" draw:layer="controls" svg:width="0.493cm" svg:height="0.75cm" svg:x="5.76cm" svg:y="12.5cm" draw:control="control872"/>
        <draw:control draw:style-name="gr5" draw:text-style-name="P7" draw:layer="controls" svg:width="0.494cm" svg:height="0.75cm" svg:x="6.105cm" svg:y="12.5cm" draw:control="control873"/>
        <draw:control draw:style-name="gr5" draw:text-style-name="P7" draw:layer="controls" svg:width="0.493cm" svg:height="0.75cm" svg:x="6.451cm" svg:y="12.5cm" draw:control="control874"/>
        <draw:control draw:style-name="gr5" draw:text-style-name="P7" draw:layer="controls" svg:width="0.494cm" svg:height="0.75cm" svg:x="6.796cm" svg:y="12.5cm" draw:control="control875"/>
        <draw:control draw:style-name="gr5" draw:text-style-name="P7" draw:layer="controls" svg:width="0.493cm" svg:height="0.75cm" svg:x="7.142cm" svg:y="12.5cm" draw:control="control876"/>
        <draw:control draw:style-name="gr5" draw:text-style-name="P7" draw:layer="controls" svg:width="0.493cm" svg:height="0.75cm" svg:x="7.635cm" svg:y="12.5cm" draw:control="control877"/>
        <draw:control draw:style-name="gr5" draw:text-style-name="P7" draw:layer="controls" svg:width="0.494cm" svg:height="0.75cm" svg:x="7.98cm" svg:y="12.5cm" draw:control="control878"/>
        <draw:control draw:style-name="gr5" draw:text-style-name="P7" draw:layer="controls" svg:width="0.493cm" svg:height="0.75cm" svg:x="8.326cm" svg:y="12.5cm" draw:control="control879"/>
        <draw:control draw:style-name="gr5" draw:text-style-name="P7" draw:layer="controls" svg:width="0.494cm" svg:height="0.75cm" svg:x="8.671cm" svg:y="12.5cm" draw:control="control880"/>
        <draw:control draw:style-name="gr5" draw:text-style-name="P7" draw:layer="controls" svg:width="0.493cm" svg:height="0.75cm" svg:x="9.017cm" svg:y="12.5cm" draw:control="control881"/>
        <draw:control draw:style-name="gr5" draw:text-style-name="P7" draw:layer="controls" svg:width="0.493cm" svg:height="0.75cm" svg:x="5.76cm" svg:y="13.25cm" draw:control="control882"/>
        <draw:control draw:style-name="gr5" draw:text-style-name="P7" draw:layer="controls" svg:width="0.494cm" svg:height="0.75cm" svg:x="6.105cm" svg:y="13.25cm" draw:control="control883"/>
        <draw:control draw:style-name="gr5" draw:text-style-name="P7" draw:layer="controls" svg:width="0.493cm" svg:height="0.75cm" svg:x="6.451cm" svg:y="13.25cm" draw:control="control884"/>
        <draw:control draw:style-name="gr5" draw:text-style-name="P7" draw:layer="controls" svg:width="0.494cm" svg:height="0.75cm" svg:x="6.796cm" svg:y="13.25cm" draw:control="control885"/>
        <draw:control draw:style-name="gr5" draw:text-style-name="P7" draw:layer="controls" svg:width="0.493cm" svg:height="0.75cm" svg:x="7.142cm" svg:y="13.25cm" draw:control="control886"/>
        <draw:control draw:style-name="gr5" draw:text-style-name="P7" draw:layer="controls" svg:width="0.493cm" svg:height="0.75cm" svg:x="7.635cm" svg:y="13.25cm" draw:control="control887"/>
        <draw:control draw:style-name="gr5" draw:text-style-name="P7" draw:layer="controls" svg:width="0.494cm" svg:height="0.75cm" svg:x="7.98cm" svg:y="13.25cm" draw:control="control888"/>
        <draw:control draw:style-name="gr5" draw:text-style-name="P7" draw:layer="controls" svg:width="0.493cm" svg:height="0.75cm" svg:x="8.326cm" svg:y="13.25cm" draw:control="control889"/>
        <draw:control draw:style-name="gr5" draw:text-style-name="P7" draw:layer="controls" svg:width="0.494cm" svg:height="0.75cm" svg:x="8.671cm" svg:y="13.25cm" draw:control="control890"/>
        <draw:control draw:style-name="gr5" draw:text-style-name="P7" draw:layer="controls" svg:width="0.493cm" svg:height="0.75cm" svg:x="9.017cm" svg:y="13.25cm" draw:control="control891"/>
        <draw:control draw:style-name="gr5" draw:text-style-name="P7" draw:layer="controls" svg:width="0.493cm" svg:height="0.75cm" svg:x="5.76cm" svg:y="14cm" draw:control="control892"/>
        <draw:control draw:style-name="gr5" draw:text-style-name="P7" draw:layer="controls" svg:width="0.494cm" svg:height="0.75cm" svg:x="6.105cm" svg:y="14cm" draw:control="control893"/>
        <draw:control draw:style-name="gr5" draw:text-style-name="P7" draw:layer="controls" svg:width="0.493cm" svg:height="0.75cm" svg:x="6.451cm" svg:y="14cm" draw:control="control894"/>
        <draw:control draw:style-name="gr5" draw:text-style-name="P7" draw:layer="controls" svg:width="0.494cm" svg:height="0.75cm" svg:x="6.796cm" svg:y="14cm" draw:control="control895"/>
        <draw:control draw:style-name="gr5" draw:text-style-name="P7" draw:layer="controls" svg:width="0.493cm" svg:height="0.75cm" svg:x="7.142cm" svg:y="14cm" draw:control="control896"/>
        <draw:control draw:style-name="gr5" draw:text-style-name="P7" draw:layer="controls" svg:width="0.493cm" svg:height="0.75cm" svg:x="7.635cm" svg:y="14cm" draw:control="control897"/>
        <draw:control draw:style-name="gr5" draw:text-style-name="P7" draw:layer="controls" svg:width="0.494cm" svg:height="0.75cm" svg:x="7.98cm" svg:y="14cm" draw:control="control898"/>
        <draw:control draw:style-name="gr5" draw:text-style-name="P7" draw:layer="controls" svg:width="0.493cm" svg:height="0.75cm" svg:x="8.326cm" svg:y="14cm" draw:control="control899"/>
        <draw:control draw:style-name="gr5" draw:text-style-name="P7" draw:layer="controls" svg:width="0.494cm" svg:height="0.75cm" svg:x="8.671cm" svg:y="14cm" draw:control="control900"/>
        <draw:control draw:style-name="gr5" draw:text-style-name="P7" draw:layer="controls" svg:width="0.493cm" svg:height="0.75cm" svg:x="9.017cm" svg:y="14cm" draw:control="control901"/>
        <draw:control draw:style-name="gr5" draw:text-style-name="P7" draw:layer="controls" svg:width="0.493cm" svg:height="0.75cm" svg:x="5.76cm" svg:y="14.75cm" draw:control="control902"/>
        <draw:control draw:style-name="gr5" draw:text-style-name="P7" draw:layer="controls" svg:width="0.494cm" svg:height="0.75cm" svg:x="6.105cm" svg:y="14.75cm" draw:control="control903"/>
        <draw:control draw:style-name="gr5" draw:text-style-name="P7" draw:layer="controls" svg:width="0.493cm" svg:height="0.75cm" svg:x="6.451cm" svg:y="14.75cm" draw:control="control904"/>
        <draw:control draw:style-name="gr5" draw:text-style-name="P7" draw:layer="controls" svg:width="0.494cm" svg:height="0.75cm" svg:x="6.796cm" svg:y="14.75cm" draw:control="control905"/>
        <draw:control draw:style-name="gr5" draw:text-style-name="P7" draw:layer="controls" svg:width="0.493cm" svg:height="0.75cm" svg:x="7.142cm" svg:y="14.75cm" draw:control="control906"/>
        <draw:control draw:style-name="gr5" draw:text-style-name="P7" draw:layer="controls" svg:width="0.493cm" svg:height="0.75cm" svg:x="7.635cm" svg:y="14.75cm" draw:control="control907"/>
        <draw:control draw:style-name="gr5" draw:text-style-name="P7" draw:layer="controls" svg:width="0.494cm" svg:height="0.75cm" svg:x="7.98cm" svg:y="14.75cm" draw:control="control908"/>
        <draw:control draw:style-name="gr5" draw:text-style-name="P7" draw:layer="controls" svg:width="0.493cm" svg:height="0.75cm" svg:x="8.326cm" svg:y="14.75cm" draw:control="control909"/>
        <draw:control draw:style-name="gr5" draw:text-style-name="P7" draw:layer="controls" svg:width="0.494cm" svg:height="0.75cm" svg:x="8.671cm" svg:y="14.75cm" draw:control="control910"/>
        <draw:control draw:style-name="gr5" draw:text-style-name="P7" draw:layer="controls" svg:width="0.493cm" svg:height="0.75cm" svg:x="9.017cm" svg:y="14.75cm" draw:control="control911"/>
        <draw:control draw:style-name="gr5" draw:text-style-name="P7" draw:layer="controls" svg:width="0.493cm" svg:height="0.75cm" svg:x="5.76cm" svg:y="15.5cm" draw:control="control912"/>
        <draw:control draw:style-name="gr5" draw:text-style-name="P7" draw:layer="controls" svg:width="0.494cm" svg:height="0.75cm" svg:x="6.105cm" svg:y="15.5cm" draw:control="control913"/>
        <draw:control draw:style-name="gr5" draw:text-style-name="P7" draw:layer="controls" svg:width="0.493cm" svg:height="0.75cm" svg:x="6.451cm" svg:y="15.5cm" draw:control="control914"/>
        <draw:control draw:style-name="gr5" draw:text-style-name="P7" draw:layer="controls" svg:width="0.494cm" svg:height="0.75cm" svg:x="6.796cm" svg:y="15.5cm" draw:control="control915"/>
        <draw:control draw:style-name="gr5" draw:text-style-name="P7" draw:layer="controls" svg:width="0.493cm" svg:height="0.75cm" svg:x="7.142cm" svg:y="15.5cm" draw:control="control916"/>
        <draw:control draw:style-name="gr5" draw:text-style-name="P7" draw:layer="controls" svg:width="0.493cm" svg:height="0.75cm" svg:x="7.635cm" svg:y="15.5cm" draw:control="control917"/>
        <draw:control draw:style-name="gr5" draw:text-style-name="P7" draw:layer="controls" svg:width="0.494cm" svg:height="0.75cm" svg:x="7.98cm" svg:y="15.5cm" draw:control="control918"/>
        <draw:control draw:style-name="gr5" draw:text-style-name="P7" draw:layer="controls" svg:width="0.493cm" svg:height="0.75cm" svg:x="8.326cm" svg:y="15.5cm" draw:control="control919"/>
        <draw:control draw:style-name="gr5" draw:text-style-name="P7" draw:layer="controls" svg:width="0.494cm" svg:height="0.75cm" svg:x="8.671cm" svg:y="15.5cm" draw:control="control920"/>
        <draw:control draw:style-name="gr5" draw:text-style-name="P7" draw:layer="controls" svg:width="0.493cm" svg:height="0.75cm" svg:x="9.017cm" svg:y="15.5cm" draw:control="control921"/>
        <draw:control draw:style-name="gr5" draw:text-style-name="P7" draw:layer="controls" svg:width="0.493cm" svg:height="0.75cm" svg:x="5.76cm" svg:y="16.25cm" draw:control="control922"/>
        <draw:control draw:style-name="gr5" draw:text-style-name="P7" draw:layer="controls" svg:width="0.494cm" svg:height="0.75cm" svg:x="6.105cm" svg:y="16.25cm" draw:control="control923"/>
        <draw:control draw:style-name="gr5" draw:text-style-name="P7" draw:layer="controls" svg:width="0.493cm" svg:height="0.75cm" svg:x="6.451cm" svg:y="16.25cm" draw:control="control924"/>
        <draw:control draw:style-name="gr5" draw:text-style-name="P7" draw:layer="controls" svg:width="0.494cm" svg:height="0.75cm" svg:x="6.796cm" svg:y="16.25cm" draw:control="control925"/>
        <draw:control draw:style-name="gr5" draw:text-style-name="P7" draw:layer="controls" svg:width="0.493cm" svg:height="0.75cm" svg:x="7.142cm" svg:y="16.25cm" draw:control="control926"/>
        <draw:control draw:style-name="gr5" draw:text-style-name="P7" draw:layer="controls" svg:width="0.493cm" svg:height="0.75cm" svg:x="7.635cm" svg:y="16.25cm" draw:control="control927"/>
        <draw:control draw:style-name="gr5" draw:text-style-name="P7" draw:layer="controls" svg:width="0.494cm" svg:height="0.75cm" svg:x="7.98cm" svg:y="16.25cm" draw:control="control928"/>
        <draw:control draw:style-name="gr5" draw:text-style-name="P7" draw:layer="controls" svg:width="0.493cm" svg:height="0.75cm" svg:x="8.326cm" svg:y="16.25cm" draw:control="control929"/>
        <draw:control draw:style-name="gr5" draw:text-style-name="P7" draw:layer="controls" svg:width="0.494cm" svg:height="0.75cm" svg:x="8.671cm" svg:y="16.25cm" draw:control="control930"/>
        <draw:control draw:style-name="gr5" draw:text-style-name="P7" draw:layer="controls" svg:width="0.493cm" svg:height="0.75cm" svg:x="9.017cm" svg:y="16.25cm" draw:control="control931"/>
        <draw:control draw:style-name="gr5" draw:text-style-name="P7" draw:layer="controls" svg:width="0.493cm" svg:height="0.75cm" svg:x="5.76cm" svg:y="17cm" draw:control="control932"/>
        <draw:control draw:style-name="gr5" draw:text-style-name="P7" draw:layer="controls" svg:width="0.494cm" svg:height="0.75cm" svg:x="6.105cm" svg:y="17cm" draw:control="control933"/>
        <draw:control draw:style-name="gr5" draw:text-style-name="P7" draw:layer="controls" svg:width="0.493cm" svg:height="0.75cm" svg:x="6.451cm" svg:y="17cm" draw:control="control934"/>
        <draw:control draw:style-name="gr5" draw:text-style-name="P7" draw:layer="controls" svg:width="0.494cm" svg:height="0.75cm" svg:x="6.796cm" svg:y="17cm" draw:control="control935"/>
        <draw:control draw:style-name="gr5" draw:text-style-name="P7" draw:layer="controls" svg:width="0.493cm" svg:height="0.75cm" svg:x="7.142cm" svg:y="17cm" draw:control="control936"/>
        <draw:control draw:style-name="gr5" draw:text-style-name="P7" draw:layer="controls" svg:width="0.493cm" svg:height="0.75cm" svg:x="7.635cm" svg:y="17cm" draw:control="control937"/>
        <draw:control draw:style-name="gr5" draw:text-style-name="P7" draw:layer="controls" svg:width="0.494cm" svg:height="0.75cm" svg:x="7.98cm" svg:y="17cm" draw:control="control938"/>
        <draw:control draw:style-name="gr5" draw:text-style-name="P7" draw:layer="controls" svg:width="0.493cm" svg:height="0.75cm" svg:x="8.326cm" svg:y="17cm" draw:control="control939"/>
        <draw:control draw:style-name="gr5" draw:text-style-name="P7" draw:layer="controls" svg:width="0.494cm" svg:height="0.75cm" svg:x="8.671cm" svg:y="17cm" draw:control="control940"/>
        <draw:control draw:style-name="gr5" draw:text-style-name="P7" draw:layer="controls" svg:width="0.493cm" svg:height="0.75cm" svg:x="9.017cm" svg:y="17cm" draw:control="control941"/>
        <draw:control draw:style-name="gr4" draw:text-style-name="P4" draw:layer="controls" svg:width="3.75cm" svg:height="0.75cm" svg:x="1.96cm" svg:y="12.5cm" draw:control="control942"/>
        <draw:control draw:style-name="gr4" draw:text-style-name="P4" draw:layer="controls" svg:width="3.75cm" svg:height="0.75cm" svg:x="1.96cm" svg:y="13.25cm" draw:control="control943"/>
        <draw:control draw:style-name="gr4" draw:text-style-name="P4" draw:layer="controls" svg:width="3.75cm" svg:height="0.75cm" svg:x="1.96cm" svg:y="14cm" draw:control="control944"/>
        <draw:control draw:style-name="gr4" draw:text-style-name="P4" draw:layer="controls" svg:width="3.75cm" svg:height="0.75cm" svg:x="1.96cm" svg:y="14.75cm" draw:control="control945"/>
        <draw:control draw:style-name="gr4" draw:text-style-name="P4" draw:layer="controls" svg:width="3.75cm" svg:height="0.75cm" svg:x="1.96cm" svg:y="15.5cm" draw:control="control946"/>
        <draw:control draw:style-name="gr4" draw:text-style-name="P4" draw:layer="controls" svg:width="3.75cm" svg:height="0.75cm" svg:x="1.96cm" svg:y="16.25cm" draw:control="control947"/>
        <draw:control draw:style-name="gr4" draw:text-style-name="P4" draw:layer="controls" svg:width="3.75cm" svg:height="0.75cm" svg:x="1.96cm" svg:y="17cm" draw:control="control948"/>
        <draw:control draw:style-name="gr5" draw:text-style-name="P7" draw:layer="controls" svg:width="0.493cm" svg:height="0.75cm" svg:x="5.76cm" svg:y="17.75cm" draw:control="control949"/>
        <draw:control draw:style-name="gr5" draw:text-style-name="P7" draw:layer="controls" svg:width="0.494cm" svg:height="0.75cm" svg:x="6.105cm" svg:y="17.75cm" draw:control="control950"/>
        <draw:control draw:style-name="gr5" draw:text-style-name="P7" draw:layer="controls" svg:width="0.493cm" svg:height="0.75cm" svg:x="6.451cm" svg:y="17.75cm" draw:control="control951"/>
        <draw:control draw:style-name="gr5" draw:text-style-name="P7" draw:layer="controls" svg:width="0.494cm" svg:height="0.75cm" svg:x="6.796cm" svg:y="17.75cm" draw:control="control952"/>
        <draw:control draw:style-name="gr5" draw:text-style-name="P7" draw:layer="controls" svg:width="0.493cm" svg:height="0.75cm" svg:x="7.142cm" svg:y="17.75cm" draw:control="control953"/>
        <draw:control draw:style-name="gr5" draw:text-style-name="P7" draw:layer="controls" svg:width="0.493cm" svg:height="0.75cm" svg:x="7.635cm" svg:y="17.75cm" draw:control="control954"/>
        <draw:control draw:style-name="gr5" draw:text-style-name="P7" draw:layer="controls" svg:width="0.494cm" svg:height="0.75cm" svg:x="7.98cm" svg:y="17.75cm" draw:control="control955"/>
        <draw:control draw:style-name="gr5" draw:text-style-name="P7" draw:layer="controls" svg:width="0.493cm" svg:height="0.75cm" svg:x="8.326cm" svg:y="17.75cm" draw:control="control956"/>
        <draw:control draw:style-name="gr5" draw:text-style-name="P7" draw:layer="controls" svg:width="0.494cm" svg:height="0.75cm" svg:x="8.671cm" svg:y="17.75cm" draw:control="control957"/>
        <draw:control draw:style-name="gr5" draw:text-style-name="P7" draw:layer="controls" svg:width="0.493cm" svg:height="0.75cm" svg:x="9.017cm" svg:y="17.75cm" draw:control="control958"/>
        <draw:control draw:style-name="gr4" draw:text-style-name="P4" draw:layer="controls" svg:width="3.75cm" svg:height="0.75cm" svg:x="1.96cm" svg:y="17.75cm" draw:control="control959"/>
        <draw:control draw:style-name="gr5" draw:text-style-name="P7" draw:layer="controls" svg:width="0.493cm" svg:height="0.75cm" svg:x="15.29cm" svg:y="7.25cm" draw:control="control960"/>
        <draw:control draw:style-name="gr5" draw:text-style-name="P7" draw:layer="controls" svg:width="0.494cm" svg:height="0.75cm" svg:x="15.635cm" svg:y="7.25cm" draw:control="control961"/>
        <draw:control draw:style-name="gr5" draw:text-style-name="P7" draw:layer="controls" svg:width="0.493cm" svg:height="0.75cm" svg:x="15.981cm" svg:y="7.25cm" draw:control="control962"/>
        <draw:control draw:style-name="gr5" draw:text-style-name="P7" draw:layer="controls" svg:width="0.494cm" svg:height="0.75cm" svg:x="16.326cm" svg:y="7.25cm" draw:control="control963"/>
        <draw:control draw:style-name="gr5" draw:text-style-name="P7" draw:layer="controls" svg:width="0.493cm" svg:height="0.75cm" svg:x="16.672cm" svg:y="7.25cm" draw:control="control964"/>
        <draw:control draw:style-name="gr5" draw:text-style-name="P7" draw:layer="controls" svg:width="0.493cm" svg:height="0.75cm" svg:x="17.165cm" svg:y="7.25cm" draw:control="control965"/>
        <draw:control draw:style-name="gr5" draw:text-style-name="P7" draw:layer="controls" svg:width="0.494cm" svg:height="0.75cm" svg:x="17.51cm" svg:y="7.25cm" draw:control="control966"/>
        <draw:control draw:style-name="gr5" draw:text-style-name="P7" draw:layer="controls" svg:width="0.493cm" svg:height="0.75cm" svg:x="17.856cm" svg:y="7.25cm" draw:control="control967"/>
        <draw:control draw:style-name="gr5" draw:text-style-name="P7" draw:layer="controls" svg:width="0.494cm" svg:height="0.75cm" svg:x="18.201cm" svg:y="7.25cm" draw:control="control968"/>
        <draw:control draw:style-name="gr5" draw:text-style-name="P7" draw:layer="controls" svg:width="0.493cm" svg:height="0.75cm" svg:x="18.547cm" svg:y="7.25cm" draw:control="control969"/>
        <draw:control draw:style-name="gr5" draw:text-style-name="P7" draw:layer="controls" svg:width="0.493cm" svg:height="0.75cm" svg:x="15.29cm" svg:y="8cm" draw:control="control970"/>
        <draw:control draw:style-name="gr5" draw:text-style-name="P7" draw:layer="controls" svg:width="0.494cm" svg:height="0.75cm" svg:x="15.635cm" svg:y="8cm" draw:control="control971"/>
        <draw:control draw:style-name="gr5" draw:text-style-name="P7" draw:layer="controls" svg:width="0.493cm" svg:height="0.75cm" svg:x="15.981cm" svg:y="8cm" draw:control="control972"/>
        <draw:control draw:style-name="gr5" draw:text-style-name="P7" draw:layer="controls" svg:width="0.494cm" svg:height="0.75cm" svg:x="16.326cm" svg:y="8cm" draw:control="control973"/>
        <draw:control draw:style-name="gr5" draw:text-style-name="P7" draw:layer="controls" svg:width="0.493cm" svg:height="0.75cm" svg:x="16.672cm" svg:y="8cm" draw:control="control974"/>
        <draw:control draw:style-name="gr5" draw:text-style-name="P7" draw:layer="controls" svg:width="0.493cm" svg:height="0.75cm" svg:x="17.165cm" svg:y="8cm" draw:control="control975"/>
        <draw:control draw:style-name="gr5" draw:text-style-name="P7" draw:layer="controls" svg:width="0.494cm" svg:height="0.75cm" svg:x="17.51cm" svg:y="8cm" draw:control="control976"/>
        <draw:control draw:style-name="gr5" draw:text-style-name="P7" draw:layer="controls" svg:width="0.493cm" svg:height="0.75cm" svg:x="17.856cm" svg:y="8cm" draw:control="control977"/>
        <draw:control draw:style-name="gr5" draw:text-style-name="P7" draw:layer="controls" svg:width="0.494cm" svg:height="0.75cm" svg:x="18.201cm" svg:y="8cm" draw:control="control978"/>
        <draw:control draw:style-name="gr5" draw:text-style-name="P7" draw:layer="controls" svg:width="0.493cm" svg:height="0.75cm" svg:x="18.547cm" svg:y="8cm" draw:control="control979"/>
        <draw:control draw:style-name="gr5" draw:text-style-name="P7" draw:layer="controls" svg:width="0.493cm" svg:height="0.75cm" svg:x="15.29cm" svg:y="8.75cm" draw:control="control980"/>
        <draw:control draw:style-name="gr5" draw:text-style-name="P7" draw:layer="controls" svg:width="0.494cm" svg:height="0.75cm" svg:x="15.635cm" svg:y="8.75cm" draw:control="control981"/>
        <draw:control draw:style-name="gr5" draw:text-style-name="P7" draw:layer="controls" svg:width="0.493cm" svg:height="0.75cm" svg:x="15.981cm" svg:y="8.75cm" draw:control="control982"/>
        <draw:control draw:style-name="gr5" draw:text-style-name="P7" draw:layer="controls" svg:width="0.494cm" svg:height="0.75cm" svg:x="16.326cm" svg:y="8.75cm" draw:control="control983"/>
        <draw:control draw:style-name="gr5" draw:text-style-name="P7" draw:layer="controls" svg:width="0.493cm" svg:height="0.75cm" svg:x="16.672cm" svg:y="8.75cm" draw:control="control984"/>
        <draw:control draw:style-name="gr5" draw:text-style-name="P7" draw:layer="controls" svg:width="0.493cm" svg:height="0.75cm" svg:x="17.165cm" svg:y="8.75cm" draw:control="control985"/>
        <draw:control draw:style-name="gr5" draw:text-style-name="P7" draw:layer="controls" svg:width="0.494cm" svg:height="0.75cm" svg:x="17.51cm" svg:y="8.75cm" draw:control="control986"/>
        <draw:control draw:style-name="gr5" draw:text-style-name="P7" draw:layer="controls" svg:width="0.493cm" svg:height="0.75cm" svg:x="17.856cm" svg:y="8.75cm" draw:control="control987"/>
        <draw:control draw:style-name="gr5" draw:text-style-name="P7" draw:layer="controls" svg:width="0.494cm" svg:height="0.75cm" svg:x="18.201cm" svg:y="8.75cm" draw:control="control988"/>
        <draw:control draw:style-name="gr5" draw:text-style-name="P7" draw:layer="controls" svg:width="0.493cm" svg:height="0.75cm" svg:x="18.547cm" svg:y="8.75cm" draw:control="control989"/>
        <draw:control draw:style-name="gr5" draw:text-style-name="P7" draw:layer="controls" svg:width="0.493cm" svg:height="0.75cm" svg:x="15.29cm" svg:y="9.5cm" draw:control="control990"/>
        <draw:control draw:style-name="gr5" draw:text-style-name="P7" draw:layer="controls" svg:width="0.494cm" svg:height="0.75cm" svg:x="15.635cm" svg:y="9.5cm" draw:control="control991"/>
        <draw:control draw:style-name="gr5" draw:text-style-name="P7" draw:layer="controls" svg:width="0.493cm" svg:height="0.75cm" svg:x="15.981cm" svg:y="9.5cm" draw:control="control992"/>
        <draw:control draw:style-name="gr5" draw:text-style-name="P7" draw:layer="controls" svg:width="0.494cm" svg:height="0.75cm" svg:x="16.326cm" svg:y="9.5cm" draw:control="control993"/>
        <draw:control draw:style-name="gr5" draw:text-style-name="P7" draw:layer="controls" svg:width="0.493cm" svg:height="0.75cm" svg:x="16.672cm" svg:y="9.5cm" draw:control="control994"/>
        <draw:control draw:style-name="gr5" draw:text-style-name="P7" draw:layer="controls" svg:width="0.493cm" svg:height="0.75cm" svg:x="17.165cm" svg:y="9.5cm" draw:control="control995"/>
        <draw:control draw:style-name="gr5" draw:text-style-name="P7" draw:layer="controls" svg:width="0.494cm" svg:height="0.75cm" svg:x="17.51cm" svg:y="9.5cm" draw:control="control996"/>
        <draw:control draw:style-name="gr5" draw:text-style-name="P7" draw:layer="controls" svg:width="0.493cm" svg:height="0.75cm" svg:x="17.856cm" svg:y="9.5cm" draw:control="control997"/>
        <draw:control draw:style-name="gr5" draw:text-style-name="P7" draw:layer="controls" svg:width="0.494cm" svg:height="0.75cm" svg:x="18.201cm" svg:y="9.5cm" draw:control="control998"/>
        <draw:control draw:style-name="gr5" draw:text-style-name="P7" draw:layer="controls" svg:width="0.493cm" svg:height="0.75cm" svg:x="18.547cm" svg:y="9.5cm" draw:control="control999"/>
        <draw:control draw:style-name="gr5" draw:text-style-name="P7" draw:layer="controls" svg:width="0.493cm" svg:height="0.75cm" svg:x="15.29cm" svg:y="10.25cm" draw:control="control1000"/>
        <draw:control draw:style-name="gr5" draw:text-style-name="P7" draw:layer="controls" svg:width="0.494cm" svg:height="0.75cm" svg:x="15.635cm" svg:y="10.25cm" draw:control="control1001"/>
        <draw:control draw:style-name="gr5" draw:text-style-name="P7" draw:layer="controls" svg:width="0.493cm" svg:height="0.75cm" svg:x="15.981cm" svg:y="10.25cm" draw:control="control1002"/>
        <draw:control draw:style-name="gr5" draw:text-style-name="P7" draw:layer="controls" svg:width="0.494cm" svg:height="0.75cm" svg:x="16.326cm" svg:y="10.25cm" draw:control="control1003"/>
        <draw:control draw:style-name="gr5" draw:text-style-name="P7" draw:layer="controls" svg:width="0.493cm" svg:height="0.75cm" svg:x="16.672cm" svg:y="10.25cm" draw:control="control1004"/>
        <draw:control draw:style-name="gr5" draw:text-style-name="P7" draw:layer="controls" svg:width="0.493cm" svg:height="0.75cm" svg:x="17.165cm" svg:y="10.25cm" draw:control="control1005"/>
        <draw:control draw:style-name="gr5" draw:text-style-name="P7" draw:layer="controls" svg:width="0.494cm" svg:height="0.75cm" svg:x="17.51cm" svg:y="10.25cm" draw:control="control1006"/>
        <draw:control draw:style-name="gr5" draw:text-style-name="P7" draw:layer="controls" svg:width="0.493cm" svg:height="0.75cm" svg:x="17.856cm" svg:y="10.25cm" draw:control="control1007"/>
        <draw:control draw:style-name="gr5" draw:text-style-name="P7" draw:layer="controls" svg:width="0.494cm" svg:height="0.75cm" svg:x="18.201cm" svg:y="10.25cm" draw:control="control1008"/>
        <draw:control draw:style-name="gr5" draw:text-style-name="P7" draw:layer="controls" svg:width="0.493cm" svg:height="0.75cm" svg:x="18.547cm" svg:y="10.25cm" draw:control="control1009"/>
        <draw:control draw:style-name="gr5" draw:text-style-name="P7" draw:layer="controls" svg:width="0.493cm" svg:height="0.75cm" svg:x="15.29cm" svg:y="11cm" draw:control="control1010"/>
        <draw:control draw:style-name="gr5" draw:text-style-name="P7" draw:layer="controls" svg:width="0.494cm" svg:height="0.75cm" svg:x="15.635cm" svg:y="11cm" draw:control="control1011"/>
        <draw:control draw:style-name="gr5" draw:text-style-name="P7" draw:layer="controls" svg:width="0.493cm" svg:height="0.75cm" svg:x="15.981cm" svg:y="11cm" draw:control="control1012"/>
        <draw:control draw:style-name="gr5" draw:text-style-name="P7" draw:layer="controls" svg:width="0.494cm" svg:height="0.75cm" svg:x="16.326cm" svg:y="11cm" draw:control="control1013"/>
        <draw:control draw:style-name="gr5" draw:text-style-name="P7" draw:layer="controls" svg:width="0.493cm" svg:height="0.75cm" svg:x="16.672cm" svg:y="11cm" draw:control="control1014"/>
        <draw:control draw:style-name="gr5" draw:text-style-name="P7" draw:layer="controls" svg:width="0.493cm" svg:height="0.75cm" svg:x="17.165cm" svg:y="11cm" draw:control="control1015"/>
        <draw:control draw:style-name="gr5" draw:text-style-name="P7" draw:layer="controls" svg:width="0.494cm" svg:height="0.75cm" svg:x="17.51cm" svg:y="11cm" draw:control="control1016"/>
        <draw:control draw:style-name="gr5" draw:text-style-name="P7" draw:layer="controls" svg:width="0.493cm" svg:height="0.75cm" svg:x="17.856cm" svg:y="11cm" draw:control="control1017"/>
        <draw:control draw:style-name="gr5" draw:text-style-name="P7" draw:layer="controls" svg:width="0.494cm" svg:height="0.75cm" svg:x="18.201cm" svg:y="11cm" draw:control="control1018"/>
        <draw:control draw:style-name="gr5" draw:text-style-name="P7" draw:layer="controls" svg:width="0.493cm" svg:height="0.75cm" svg:x="18.547cm" svg:y="11cm" draw:control="control1019"/>
        <draw:control draw:style-name="gr5" draw:text-style-name="P7" draw:layer="controls" svg:width="0.493cm" svg:height="0.75cm" svg:x="15.29cm" svg:y="11.75cm" draw:control="control1020"/>
        <draw:control draw:style-name="gr5" draw:text-style-name="P7" draw:layer="controls" svg:width="0.494cm" svg:height="0.75cm" svg:x="15.635cm" svg:y="11.75cm" draw:control="control1021"/>
        <draw:control draw:style-name="gr5" draw:text-style-name="P7" draw:layer="controls" svg:width="0.493cm" svg:height="0.75cm" svg:x="15.981cm" svg:y="11.75cm" draw:control="control1022"/>
        <draw:control draw:style-name="gr5" draw:text-style-name="P7" draw:layer="controls" svg:width="0.494cm" svg:height="0.75cm" svg:x="16.326cm" svg:y="11.75cm" draw:control="control1023"/>
        <draw:control draw:style-name="gr5" draw:text-style-name="P7" draw:layer="controls" svg:width="0.493cm" svg:height="0.75cm" svg:x="16.672cm" svg:y="11.75cm" draw:control="control1024"/>
        <draw:control draw:style-name="gr5" draw:text-style-name="P7" draw:layer="controls" svg:width="0.493cm" svg:height="0.75cm" svg:x="17.165cm" svg:y="11.75cm" draw:control="control1025"/>
        <draw:control draw:style-name="gr5" draw:text-style-name="P7" draw:layer="controls" svg:width="0.494cm" svg:height="0.75cm" svg:x="17.51cm" svg:y="11.75cm" draw:control="control1026"/>
        <draw:control draw:style-name="gr5" draw:text-style-name="P7" draw:layer="controls" svg:width="0.493cm" svg:height="0.75cm" svg:x="17.856cm" svg:y="11.75cm" draw:control="control1027"/>
        <draw:control draw:style-name="gr5" draw:text-style-name="P7" draw:layer="controls" svg:width="0.494cm" svg:height="0.75cm" svg:x="18.201cm" svg:y="11.75cm" draw:control="control1028"/>
        <draw:control draw:style-name="gr5" draw:text-style-name="P7" draw:layer="controls" svg:width="0.493cm" svg:height="0.75cm" svg:x="18.547cm" svg:y="11.75cm" draw:control="control1029"/>
        <draw:control draw:style-name="gr4" draw:text-style-name="P4" draw:layer="controls" svg:width="3.75cm" svg:height="0.75cm" svg:x="11.49cm" svg:y="7.25cm" draw:control="control1030"/>
        <draw:control draw:style-name="gr4" draw:text-style-name="P4" draw:layer="controls" svg:width="3.75cm" svg:height="0.75cm" svg:x="11.49cm" svg:y="8cm" draw:control="control1031"/>
        <draw:control draw:style-name="gr4" draw:text-style-name="P4" draw:layer="controls" svg:width="3.75cm" svg:height="0.75cm" svg:x="11.49cm" svg:y="8.75cm" draw:control="control1032"/>
        <draw:control draw:style-name="gr4" draw:text-style-name="P4" draw:layer="controls" svg:width="3.75cm" svg:height="0.75cm" svg:x="11.49cm" svg:y="9.5cm" draw:control="control1033"/>
        <draw:control draw:style-name="gr4" draw:text-style-name="P4" draw:layer="controls" svg:width="3.75cm" svg:height="0.75cm" svg:x="11.49cm" svg:y="10.25cm" draw:control="control1034"/>
        <draw:control draw:style-name="gr4" draw:text-style-name="P4" draw:layer="controls" svg:width="3.75cm" svg:height="0.75cm" svg:x="11.49cm" svg:y="11cm" draw:control="control1035"/>
        <draw:control draw:style-name="gr4" draw:text-style-name="P4" draw:layer="controls" svg:width="3.75cm" svg:height="0.75cm" svg:x="11.49cm" svg:y="11.75cm" draw:control="control1036"/>
        <draw:control draw:style-name="gr5" draw:text-style-name="P7" draw:layer="controls" svg:width="0.493cm" svg:height="0.75cm" svg:x="15.29cm" svg:y="12.5cm" draw:control="control1037"/>
        <draw:control draw:style-name="gr5" draw:text-style-name="P7" draw:layer="controls" svg:width="0.494cm" svg:height="0.75cm" svg:x="15.635cm" svg:y="12.5cm" draw:control="control1038"/>
        <draw:control draw:style-name="gr5" draw:text-style-name="P7" draw:layer="controls" svg:width="0.493cm" svg:height="0.75cm" svg:x="15.981cm" svg:y="12.5cm" draw:control="control1039"/>
        <draw:control draw:style-name="gr5" draw:text-style-name="P7" draw:layer="controls" svg:width="0.494cm" svg:height="0.75cm" svg:x="16.326cm" svg:y="12.5cm" draw:control="control1040"/>
        <draw:control draw:style-name="gr5" draw:text-style-name="P7" draw:layer="controls" svg:width="0.493cm" svg:height="0.75cm" svg:x="16.672cm" svg:y="12.5cm" draw:control="control1041"/>
        <draw:control draw:style-name="gr5" draw:text-style-name="P7" draw:layer="controls" svg:width="0.493cm" svg:height="0.75cm" svg:x="17.165cm" svg:y="12.5cm" draw:control="control1042"/>
        <draw:control draw:style-name="gr5" draw:text-style-name="P7" draw:layer="controls" svg:width="0.494cm" svg:height="0.75cm" svg:x="17.51cm" svg:y="12.5cm" draw:control="control1043"/>
        <draw:control draw:style-name="gr5" draw:text-style-name="P7" draw:layer="controls" svg:width="0.493cm" svg:height="0.75cm" svg:x="17.856cm" svg:y="12.5cm" draw:control="control1044"/>
        <draw:control draw:style-name="gr5" draw:text-style-name="P7" draw:layer="controls" svg:width="0.494cm" svg:height="0.75cm" svg:x="18.201cm" svg:y="12.5cm" draw:control="control1045"/>
        <draw:control draw:style-name="gr5" draw:text-style-name="P7" draw:layer="controls" svg:width="0.493cm" svg:height="0.75cm" svg:x="18.547cm" svg:y="12.5cm" draw:control="control1046"/>
        <draw:control draw:style-name="gr5" draw:text-style-name="P7" draw:layer="controls" svg:width="0.493cm" svg:height="0.75cm" svg:x="15.29cm" svg:y="13.25cm" draw:control="control1047"/>
        <draw:control draw:style-name="gr5" draw:text-style-name="P7" draw:layer="controls" svg:width="0.494cm" svg:height="0.75cm" svg:x="15.635cm" svg:y="13.25cm" draw:control="control1048"/>
        <draw:control draw:style-name="gr5" draw:text-style-name="P7" draw:layer="controls" svg:width="0.493cm" svg:height="0.75cm" svg:x="15.981cm" svg:y="13.25cm" draw:control="control1049"/>
        <draw:control draw:style-name="gr5" draw:text-style-name="P7" draw:layer="controls" svg:width="0.494cm" svg:height="0.75cm" svg:x="16.326cm" svg:y="13.25cm" draw:control="control1050"/>
        <draw:control draw:style-name="gr5" draw:text-style-name="P7" draw:layer="controls" svg:width="0.493cm" svg:height="0.75cm" svg:x="16.672cm" svg:y="13.25cm" draw:control="control1051"/>
        <draw:control draw:style-name="gr5" draw:text-style-name="P7" draw:layer="controls" svg:width="0.493cm" svg:height="0.75cm" svg:x="17.165cm" svg:y="13.25cm" draw:control="control1052"/>
        <draw:control draw:style-name="gr5" draw:text-style-name="P7" draw:layer="controls" svg:width="0.494cm" svg:height="0.75cm" svg:x="17.51cm" svg:y="13.25cm" draw:control="control1053"/>
        <draw:control draw:style-name="gr5" draw:text-style-name="P7" draw:layer="controls" svg:width="0.493cm" svg:height="0.75cm" svg:x="17.856cm" svg:y="13.25cm" draw:control="control1054"/>
        <draw:control draw:style-name="gr5" draw:text-style-name="P7" draw:layer="controls" svg:width="0.494cm" svg:height="0.75cm" svg:x="18.201cm" svg:y="13.25cm" draw:control="control1055"/>
        <draw:control draw:style-name="gr5" draw:text-style-name="P7" draw:layer="controls" svg:width="0.493cm" svg:height="0.75cm" svg:x="18.547cm" svg:y="13.25cm" draw:control="control1056"/>
        <draw:control draw:style-name="gr5" draw:text-style-name="P7" draw:layer="controls" svg:width="0.493cm" svg:height="0.75cm" svg:x="15.29cm" svg:y="14cm" draw:control="control1057"/>
        <draw:control draw:style-name="gr5" draw:text-style-name="P7" draw:layer="controls" svg:width="0.494cm" svg:height="0.75cm" svg:x="15.635cm" svg:y="14cm" draw:control="control1058"/>
        <draw:control draw:style-name="gr5" draw:text-style-name="P7" draw:layer="controls" svg:width="0.493cm" svg:height="0.75cm" svg:x="15.981cm" svg:y="14cm" draw:control="control1059"/>
        <draw:control draw:style-name="gr5" draw:text-style-name="P7" draw:layer="controls" svg:width="0.494cm" svg:height="0.75cm" svg:x="16.326cm" svg:y="14cm" draw:control="control1060"/>
        <draw:control draw:style-name="gr5" draw:text-style-name="P7" draw:layer="controls" svg:width="0.493cm" svg:height="0.75cm" svg:x="16.672cm" svg:y="14cm" draw:control="control1061"/>
        <draw:control draw:style-name="gr5" draw:text-style-name="P7" draw:layer="controls" svg:width="0.493cm" svg:height="0.75cm" svg:x="17.165cm" svg:y="14cm" draw:control="control1062"/>
        <draw:control draw:style-name="gr5" draw:text-style-name="P7" draw:layer="controls" svg:width="0.494cm" svg:height="0.75cm" svg:x="17.51cm" svg:y="14cm" draw:control="control1063"/>
        <draw:control draw:style-name="gr5" draw:text-style-name="P7" draw:layer="controls" svg:width="0.493cm" svg:height="0.75cm" svg:x="17.856cm" svg:y="14cm" draw:control="control1064"/>
        <draw:control draw:style-name="gr5" draw:text-style-name="P7" draw:layer="controls" svg:width="0.494cm" svg:height="0.75cm" svg:x="18.201cm" svg:y="14cm" draw:control="control1065"/>
        <draw:control draw:style-name="gr5" draw:text-style-name="P7" draw:layer="controls" svg:width="0.493cm" svg:height="0.75cm" svg:x="18.547cm" svg:y="14cm" draw:control="control1066"/>
        <draw:control draw:style-name="gr5" draw:text-style-name="P7" draw:layer="controls" svg:width="0.493cm" svg:height="0.75cm" svg:x="15.29cm" svg:y="14.75cm" draw:control="control1067"/>
        <draw:control draw:style-name="gr5" draw:text-style-name="P7" draw:layer="controls" svg:width="0.494cm" svg:height="0.75cm" svg:x="15.635cm" svg:y="14.75cm" draw:control="control1068"/>
        <draw:control draw:style-name="gr5" draw:text-style-name="P7" draw:layer="controls" svg:width="0.493cm" svg:height="0.75cm" svg:x="15.981cm" svg:y="14.75cm" draw:control="control1069"/>
        <draw:control draw:style-name="gr5" draw:text-style-name="P7" draw:layer="controls" svg:width="0.494cm" svg:height="0.75cm" svg:x="16.326cm" svg:y="14.75cm" draw:control="control1070"/>
        <draw:control draw:style-name="gr5" draw:text-style-name="P7" draw:layer="controls" svg:width="0.493cm" svg:height="0.75cm" svg:x="16.672cm" svg:y="14.75cm" draw:control="control1071"/>
        <draw:control draw:style-name="gr5" draw:text-style-name="P7" draw:layer="controls" svg:width="0.493cm" svg:height="0.75cm" svg:x="17.165cm" svg:y="14.75cm" draw:control="control1072"/>
        <draw:control draw:style-name="gr5" draw:text-style-name="P7" draw:layer="controls" svg:width="0.494cm" svg:height="0.75cm" svg:x="17.51cm" svg:y="14.75cm" draw:control="control1073"/>
        <draw:control draw:style-name="gr5" draw:text-style-name="P7" draw:layer="controls" svg:width="0.493cm" svg:height="0.75cm" svg:x="17.856cm" svg:y="14.75cm" draw:control="control1074"/>
        <draw:control draw:style-name="gr5" draw:text-style-name="P7" draw:layer="controls" svg:width="0.494cm" svg:height="0.75cm" svg:x="18.201cm" svg:y="14.75cm" draw:control="control1075"/>
        <draw:control draw:style-name="gr5" draw:text-style-name="P7" draw:layer="controls" svg:width="0.493cm" svg:height="0.75cm" svg:x="18.547cm" svg:y="14.75cm" draw:control="control1076"/>
        <draw:control draw:style-name="gr5" draw:text-style-name="P7" draw:layer="controls" svg:width="0.493cm" svg:height="0.75cm" svg:x="15.29cm" svg:y="15.5cm" draw:control="control1077"/>
        <draw:control draw:style-name="gr5" draw:text-style-name="P7" draw:layer="controls" svg:width="0.494cm" svg:height="0.75cm" svg:x="15.635cm" svg:y="15.5cm" draw:control="control1078"/>
        <draw:control draw:style-name="gr5" draw:text-style-name="P7" draw:layer="controls" svg:width="0.493cm" svg:height="0.75cm" svg:x="15.981cm" svg:y="15.5cm" draw:control="control1079"/>
        <draw:control draw:style-name="gr5" draw:text-style-name="P7" draw:layer="controls" svg:width="0.494cm" svg:height="0.75cm" svg:x="16.326cm" svg:y="15.5cm" draw:control="control1080"/>
        <draw:control draw:style-name="gr5" draw:text-style-name="P7" draw:layer="controls" svg:width="0.493cm" svg:height="0.75cm" svg:x="16.672cm" svg:y="15.5cm" draw:control="control1081"/>
        <draw:control draw:style-name="gr5" draw:text-style-name="P7" draw:layer="controls" svg:width="0.493cm" svg:height="0.75cm" svg:x="17.165cm" svg:y="15.5cm" draw:control="control1082"/>
        <draw:control draw:style-name="gr5" draw:text-style-name="P7" draw:layer="controls" svg:width="0.494cm" svg:height="0.75cm" svg:x="17.51cm" svg:y="15.5cm" draw:control="control1083"/>
        <draw:control draw:style-name="gr5" draw:text-style-name="P7" draw:layer="controls" svg:width="0.493cm" svg:height="0.75cm" svg:x="17.856cm" svg:y="15.5cm" draw:control="control1084"/>
        <draw:control draw:style-name="gr5" draw:text-style-name="P7" draw:layer="controls" svg:width="0.494cm" svg:height="0.75cm" svg:x="18.201cm" svg:y="15.5cm" draw:control="control1085"/>
        <draw:control draw:style-name="gr5" draw:text-style-name="P7" draw:layer="controls" svg:width="0.493cm" svg:height="0.75cm" svg:x="18.547cm" svg:y="15.5cm" draw:control="control1086"/>
        <draw:control draw:style-name="gr5" draw:text-style-name="P7" draw:layer="controls" svg:width="0.493cm" svg:height="0.75cm" svg:x="15.29cm" svg:y="16.25cm" draw:control="control1087"/>
        <draw:control draw:style-name="gr5" draw:text-style-name="P7" draw:layer="controls" svg:width="0.494cm" svg:height="0.75cm" svg:x="15.635cm" svg:y="16.25cm" draw:control="control1088"/>
        <draw:control draw:style-name="gr5" draw:text-style-name="P7" draw:layer="controls" svg:width="0.493cm" svg:height="0.75cm" svg:x="15.981cm" svg:y="16.25cm" draw:control="control1089"/>
        <draw:control draw:style-name="gr5" draw:text-style-name="P7" draw:layer="controls" svg:width="0.494cm" svg:height="0.75cm" svg:x="16.326cm" svg:y="16.25cm" draw:control="control1090"/>
        <draw:control draw:style-name="gr5" draw:text-style-name="P7" draw:layer="controls" svg:width="0.493cm" svg:height="0.75cm" svg:x="16.672cm" svg:y="16.25cm" draw:control="control1091"/>
        <draw:control draw:style-name="gr5" draw:text-style-name="P7" draw:layer="controls" svg:width="0.493cm" svg:height="0.75cm" svg:x="17.165cm" svg:y="16.25cm" draw:control="control1092"/>
        <draw:control draw:style-name="gr5" draw:text-style-name="P7" draw:layer="controls" svg:width="0.494cm" svg:height="0.75cm" svg:x="17.51cm" svg:y="16.25cm" draw:control="control1093"/>
        <draw:control draw:style-name="gr5" draw:text-style-name="P7" draw:layer="controls" svg:width="0.493cm" svg:height="0.75cm" svg:x="17.856cm" svg:y="16.25cm" draw:control="control1094"/>
        <draw:control draw:style-name="gr5" draw:text-style-name="P7" draw:layer="controls" svg:width="0.494cm" svg:height="0.75cm" svg:x="18.201cm" svg:y="16.25cm" draw:control="control1095"/>
        <draw:control draw:style-name="gr5" draw:text-style-name="P7" draw:layer="controls" svg:width="0.493cm" svg:height="0.75cm" svg:x="18.547cm" svg:y="16.25cm" draw:control="control1096"/>
        <draw:control draw:style-name="gr5" draw:text-style-name="P7" draw:layer="controls" svg:width="0.493cm" svg:height="0.75cm" svg:x="15.29cm" svg:y="17cm" draw:control="control1097"/>
        <draw:control draw:style-name="gr5" draw:text-style-name="P7" draw:layer="controls" svg:width="0.494cm" svg:height="0.75cm" svg:x="15.635cm" svg:y="17cm" draw:control="control1098"/>
        <draw:control draw:style-name="gr5" draw:text-style-name="P7" draw:layer="controls" svg:width="0.493cm" svg:height="0.75cm" svg:x="15.981cm" svg:y="17cm" draw:control="control1099"/>
        <draw:control draw:style-name="gr5" draw:text-style-name="P7" draw:layer="controls" svg:width="0.494cm" svg:height="0.75cm" svg:x="16.326cm" svg:y="17cm" draw:control="control1100"/>
        <draw:control draw:style-name="gr5" draw:text-style-name="P7" draw:layer="controls" svg:width="0.493cm" svg:height="0.75cm" svg:x="16.672cm" svg:y="17cm" draw:control="control1101"/>
        <draw:control draw:style-name="gr5" draw:text-style-name="P7" draw:layer="controls" svg:width="0.493cm" svg:height="0.75cm" svg:x="17.165cm" svg:y="17cm" draw:control="control1102"/>
        <draw:control draw:style-name="gr5" draw:text-style-name="P7" draw:layer="controls" svg:width="0.494cm" svg:height="0.75cm" svg:x="17.51cm" svg:y="17cm" draw:control="control1103"/>
        <draw:control draw:style-name="gr5" draw:text-style-name="P7" draw:layer="controls" svg:width="0.493cm" svg:height="0.75cm" svg:x="17.856cm" svg:y="17cm" draw:control="control1104"/>
        <draw:control draw:style-name="gr5" draw:text-style-name="P7" draw:layer="controls" svg:width="0.494cm" svg:height="0.75cm" svg:x="18.201cm" svg:y="17cm" draw:control="control1105"/>
        <draw:control draw:style-name="gr5" draw:text-style-name="P7" draw:layer="controls" svg:width="0.493cm" svg:height="0.75cm" svg:x="18.547cm" svg:y="17cm" draw:control="control1106"/>
        <draw:control draw:style-name="gr4" draw:text-style-name="P4" draw:layer="controls" svg:width="3.75cm" svg:height="0.75cm" svg:x="11.49cm" svg:y="12.5cm" draw:control="control1107"/>
        <draw:control draw:style-name="gr4" draw:text-style-name="P4" draw:layer="controls" svg:width="3.75cm" svg:height="0.75cm" svg:x="11.49cm" svg:y="13.25cm" draw:control="control1108"/>
        <draw:control draw:style-name="gr4" draw:text-style-name="P4" draw:layer="controls" svg:width="3.75cm" svg:height="0.75cm" svg:x="11.49cm" svg:y="14cm" draw:control="control1109"/>
        <draw:control draw:style-name="gr4" draw:text-style-name="P4" draw:layer="controls" svg:width="3.75cm" svg:height="0.75cm" svg:x="11.49cm" svg:y="14.75cm" draw:control="control1110"/>
        <draw:control draw:style-name="gr4" draw:text-style-name="P4" draw:layer="controls" svg:width="3.75cm" svg:height="0.75cm" svg:x="11.49cm" svg:y="15.5cm" draw:control="control1111"/>
        <draw:control draw:style-name="gr4" draw:text-style-name="P4" draw:layer="controls" svg:width="3.75cm" svg:height="0.75cm" svg:x="11.49cm" svg:y="16.25cm" draw:control="control1112"/>
        <draw:control draw:style-name="gr4" draw:text-style-name="P4" draw:layer="controls" svg:width="3.75cm" svg:height="0.75cm" svg:x="11.49cm" svg:y="17cm" draw:control="control1113"/>
        <draw:control draw:style-name="gr5" draw:text-style-name="P7" draw:layer="controls" svg:width="0.493cm" svg:height="0.75cm" svg:x="15.29cm" svg:y="17.75cm" draw:control="control1114"/>
        <draw:control draw:style-name="gr5" draw:text-style-name="P7" draw:layer="controls" svg:width="0.494cm" svg:height="0.75cm" svg:x="15.635cm" svg:y="17.75cm" draw:control="control1115"/>
        <draw:control draw:style-name="gr5" draw:text-style-name="P7" draw:layer="controls" svg:width="0.493cm" svg:height="0.75cm" svg:x="15.981cm" svg:y="17.75cm" draw:control="control1116"/>
        <draw:control draw:style-name="gr5" draw:text-style-name="P7" draw:layer="controls" svg:width="0.494cm" svg:height="0.75cm" svg:x="16.326cm" svg:y="17.75cm" draw:control="control1117"/>
        <draw:control draw:style-name="gr5" draw:text-style-name="P7" draw:layer="controls" svg:width="0.493cm" svg:height="0.75cm" svg:x="16.672cm" svg:y="17.75cm" draw:control="control1118"/>
        <draw:control draw:style-name="gr5" draw:text-style-name="P7" draw:layer="controls" svg:width="0.493cm" svg:height="0.75cm" svg:x="17.165cm" svg:y="17.75cm" draw:control="control1119"/>
        <draw:control draw:style-name="gr5" draw:text-style-name="P7" draw:layer="controls" svg:width="0.494cm" svg:height="0.75cm" svg:x="17.51cm" svg:y="17.75cm" draw:control="control1120"/>
        <draw:control draw:style-name="gr5" draw:text-style-name="P7" draw:layer="controls" svg:width="0.493cm" svg:height="0.75cm" svg:x="17.856cm" svg:y="17.75cm" draw:control="control1121"/>
        <draw:control draw:style-name="gr5" draw:text-style-name="P7" draw:layer="controls" svg:width="0.494cm" svg:height="0.75cm" svg:x="18.201cm" svg:y="17.75cm" draw:control="control1122"/>
        <draw:control draw:style-name="gr5" draw:text-style-name="P7" draw:layer="controls" svg:width="0.493cm" svg:height="0.75cm" svg:x="18.547cm" svg:y="17.75cm" draw:control="control1123"/>
        <draw:control draw:style-name="gr4" draw:text-style-name="P4" draw:layer="controls" svg:width="3.75cm" svg:height="0.75cm" svg:x="11.49cm" svg:y="17.75cm" draw:control="control1124"/>
        <draw:line draw:style-name="gr2" draw:text-style-name="P2" draw:layer="layout" svg:x1="0cm" svg:y1="19.1cm" svg:x2="21cm" svg:y2="19.1cm">
          <text:p/>
        </draw:line>
        <draw:control draw:style-name="gr3" draw:text-style-name="P6" draw:layer="controls" svg:width="7.4cm" svg:height="1cm" svg:x="6.8cm" svg:y="18.5cm" draw:control="control1125"/>
        <draw:control draw:style-name="gr3" draw:text-style-name="P5" draw:layer="controls" svg:width="3.75cm" svg:height="0.75cm" svg:x="0.66cm" svg:y="19.5cm" draw:control="control1126"/>
        <draw:control draw:style-name="gr4" draw:text-style-name="P4" draw:layer="controls" svg:width="3.75cm" svg:height="0.75cm" svg:x="0.66cm" svg:y="20.25cm" draw:control="control1127"/>
        <draw:control draw:style-name="gr3" draw:text-style-name="P5" draw:layer="controls" svg:width="3.75cm" svg:height="0.75cm" svg:x="4.41cm" svg:y="19.5cm" draw:control="control1128"/>
        <draw:control draw:style-name="gr4" draw:text-style-name="P4" draw:layer="controls" svg:width="3.75cm" svg:height="0.75cm" svg:x="4.41cm" svg:y="20.25cm" draw:control="control1129"/>
        <draw:control draw:style-name="gr4" draw:text-style-name="P4" draw:layer="controls" svg:width="3.75cm" svg:height="0.75cm" svg:x="4.41cm" svg:y="21cm" draw:control="control1130"/>
        <draw:control draw:style-name="gr4" draw:text-style-name="P4" draw:layer="controls" svg:width="3.75cm" svg:height="0.75cm" svg:x="4.41cm" svg:y="21.75cm" draw:control="control1131"/>
        <draw:control draw:style-name="gr4" draw:text-style-name="P4" draw:layer="controls" svg:width="3.75cm" svg:height="0.75cm" svg:x="4.41cm" svg:y="22.5cm" draw:control="control1132"/>
        <draw:control draw:style-name="gr4" draw:text-style-name="P4" draw:layer="controls" svg:width="3.75cm" svg:height="0.75cm" svg:x="4.41cm" svg:y="23.25cm" draw:control="control1133"/>
        <draw:control draw:style-name="gr5" draw:text-style-name="P7" draw:layer="controls" svg:width="0.493cm" svg:height="0.75cm" svg:x="8.767cm" svg:y="20.25cm" draw:control="control1134"/>
        <draw:control draw:style-name="gr5" draw:text-style-name="P7" draw:layer="controls" svg:width="0.493cm" svg:height="0.75cm" svg:x="8.767cm" svg:y="21cm" draw:control="control1135"/>
        <draw:control draw:style-name="gr5" draw:text-style-name="P7" draw:layer="controls" svg:width="0.493cm" svg:height="0.75cm" svg:x="8.767cm" svg:y="21.75cm" draw:control="control1136"/>
        <draw:control draw:style-name="gr5" draw:text-style-name="P7" draw:layer="controls" svg:width="0.493cm" svg:height="0.75cm" svg:x="8.767cm" svg:y="22.5cm" draw:control="control1137"/>
        <draw:control draw:style-name="gr5" draw:text-style-name="P7" draw:layer="controls" svg:width="0.493cm" svg:height="0.75cm" svg:x="8.767cm" svg:y="23.25cm" draw:control="control1138"/>
        <draw:control draw:style-name="gr3" draw:text-style-name="P5" draw:layer="controls" svg:width="2cm" svg:height="0.75cm" svg:x="8.16cm" svg:y="19.5cm" draw:control="control1139"/>
        <draw:control draw:style-name="gr3" draw:text-style-name="P5" draw:layer="controls" svg:width="3.75cm" svg:height="0.75cm" svg:x="10.84cm" svg:y="19.5cm" draw:control="control1140"/>
        <draw:control draw:style-name="gr4" draw:text-style-name="P4" draw:layer="controls" svg:width="3.75cm" svg:height="0.75cm" svg:x="10.84cm" svg:y="20.25cm" draw:control="control1141"/>
        <draw:control draw:style-name="gr3" draw:text-style-name="P5" draw:layer="controls" svg:width="3.75cm" svg:height="0.75cm" svg:x="14.59cm" svg:y="19.5cm" draw:control="control1142"/>
        <draw:control draw:style-name="gr4" draw:text-style-name="P4" draw:layer="controls" svg:width="3.75cm" svg:height="0.75cm" svg:x="14.59cm" svg:y="20.25cm" draw:control="control1143"/>
        <draw:control draw:style-name="gr4" draw:text-style-name="P4" draw:layer="controls" svg:width="3.75cm" svg:height="0.75cm" svg:x="14.59cm" svg:y="21cm" draw:control="control1144"/>
        <draw:control draw:style-name="gr4" draw:text-style-name="P4" draw:layer="controls" svg:width="3.75cm" svg:height="0.75cm" svg:x="14.59cm" svg:y="21.75cm" draw:control="control1145"/>
        <draw:control draw:style-name="gr4" draw:text-style-name="P4" draw:layer="controls" svg:width="3.75cm" svg:height="0.75cm" svg:x="14.59cm" svg:y="22.5cm" draw:control="control1146"/>
        <draw:control draw:style-name="gr4" draw:text-style-name="P4" draw:layer="controls" svg:width="3.75cm" svg:height="0.75cm" svg:x="14.59cm" svg:y="23.25cm" draw:control="control1147"/>
        <draw:control draw:style-name="gr5" draw:text-style-name="P7" draw:layer="controls" svg:width="0.493cm" svg:height="0.75cm" svg:x="18.947cm" svg:y="20.25cm" draw:control="control1148"/>
        <draw:control draw:style-name="gr5" draw:text-style-name="P7" draw:layer="controls" svg:width="0.493cm" svg:height="0.75cm" svg:x="18.947cm" svg:y="21cm" draw:control="control1149"/>
        <draw:control draw:style-name="gr5" draw:text-style-name="P7" draw:layer="controls" svg:width="0.493cm" svg:height="0.75cm" svg:x="18.947cm" svg:y="21.75cm" draw:control="control1150"/>
        <draw:control draw:style-name="gr5" draw:text-style-name="P7" draw:layer="controls" svg:width="0.493cm" svg:height="0.75cm" svg:x="18.947cm" svg:y="22.5cm" draw:control="control1151"/>
        <draw:control draw:style-name="gr5" draw:text-style-name="P7" draw:layer="controls" svg:width="0.493cm" svg:height="0.75cm" svg:x="18.947cm" svg:y="23.25cm" draw:control="control1152"/>
        <draw:control draw:style-name="gr3" draw:text-style-name="P5" draw:layer="controls" svg:width="2cm" svg:height="0.75cm" svg:x="18.34cm" svg:y="19.5cm" draw:control="control1153"/>
        <draw:control draw:style-name="gr3" draw:text-style-name="P5" draw:layer="controls" svg:width="3.75cm" svg:height="0.75cm" svg:x="0.66cm" svg:y="24.5cm" draw:control="control1154"/>
        <draw:control draw:style-name="gr4" draw:text-style-name="P4" draw:layer="controls" svg:width="3.75cm" svg:height="0.75cm" svg:x="0.66cm" svg:y="25.25cm" draw:control="control1155"/>
        <draw:control draw:style-name="gr3" draw:text-style-name="P5" draw:layer="controls" svg:width="3.75cm" svg:height="0.75cm" svg:x="4.41cm" svg:y="24.5cm" draw:control="control1156"/>
        <draw:control draw:style-name="gr4" draw:text-style-name="P4" draw:layer="controls" svg:width="3.75cm" svg:height="0.75cm" svg:x="4.41cm" svg:y="25.25cm" draw:control="control1157"/>
        <draw:control draw:style-name="gr4" draw:text-style-name="P4" draw:layer="controls" svg:width="3.75cm" svg:height="0.75cm" svg:x="4.41cm" svg:y="26cm" draw:control="control1158"/>
        <draw:control draw:style-name="gr4" draw:text-style-name="P4" draw:layer="controls" svg:width="3.75cm" svg:height="0.75cm" svg:x="4.41cm" svg:y="26.75cm" draw:control="control1159"/>
        <draw:control draw:style-name="gr4" draw:text-style-name="P4" draw:layer="controls" svg:width="3.75cm" svg:height="0.75cm" svg:x="4.41cm" svg:y="27.5cm" draw:control="control1160"/>
        <draw:control draw:style-name="gr4" draw:text-style-name="P4" draw:layer="controls" svg:width="3.75cm" svg:height="0.75cm" svg:x="4.41cm" svg:y="28.25cm" draw:control="control1161"/>
        <draw:control draw:style-name="gr5" draw:text-style-name="P7" draw:layer="controls" svg:width="0.493cm" svg:height="0.75cm" svg:x="8.767cm" svg:y="25.25cm" draw:control="control1162"/>
        <draw:control draw:style-name="gr5" draw:text-style-name="P7" draw:layer="controls" svg:width="0.493cm" svg:height="0.75cm" svg:x="8.767cm" svg:y="26cm" draw:control="control1163"/>
        <draw:control draw:style-name="gr5" draw:text-style-name="P7" draw:layer="controls" svg:width="0.493cm" svg:height="0.75cm" svg:x="8.767cm" svg:y="26.75cm" draw:control="control1164"/>
        <draw:control draw:style-name="gr5" draw:text-style-name="P7" draw:layer="controls" svg:width="0.493cm" svg:height="0.75cm" svg:x="8.767cm" svg:y="27.5cm" draw:control="control1165"/>
        <draw:control draw:style-name="gr5" draw:text-style-name="P7" draw:layer="controls" svg:width="0.493cm" svg:height="0.75cm" svg:x="8.767cm" svg:y="28.25cm" draw:control="control1166"/>
        <draw:control draw:style-name="gr3" draw:text-style-name="P5" draw:layer="controls" svg:width="2cm" svg:height="0.75cm" svg:x="8.16cm" svg:y="24.5cm" draw:control="control1167"/>
        <draw:control draw:style-name="gr3" draw:text-style-name="P5" draw:layer="controls" svg:width="3.75cm" svg:height="0.75cm" svg:x="10.84cm" svg:y="24.5cm" draw:control="control1168"/>
        <draw:control draw:style-name="gr4" draw:text-style-name="P4" draw:layer="controls" svg:width="3.75cm" svg:height="0.75cm" svg:x="10.84cm" svg:y="25.25cm" draw:control="control1169"/>
        <draw:control draw:style-name="gr3" draw:text-style-name="P5" draw:layer="controls" svg:width="3.75cm" svg:height="0.75cm" svg:x="14.59cm" svg:y="24.5cm" draw:control="control1170"/>
        <draw:control draw:style-name="gr4" draw:text-style-name="P4" draw:layer="controls" svg:width="3.75cm" svg:height="0.75cm" svg:x="14.59cm" svg:y="25.25cm" draw:control="control1171"/>
        <draw:control draw:style-name="gr4" draw:text-style-name="P4" draw:layer="controls" svg:width="3.75cm" svg:height="0.75cm" svg:x="14.59cm" svg:y="26cm" draw:control="control1172"/>
        <draw:control draw:style-name="gr4" draw:text-style-name="P4" draw:layer="controls" svg:width="3.75cm" svg:height="0.75cm" svg:x="14.59cm" svg:y="26.75cm" draw:control="control1173"/>
        <draw:control draw:style-name="gr4" draw:text-style-name="P4" draw:layer="controls" svg:width="3.75cm" svg:height="0.75cm" svg:x="14.59cm" svg:y="27.5cm" draw:control="control1174"/>
        <draw:control draw:style-name="gr4" draw:text-style-name="P4" draw:layer="controls" svg:width="3.75cm" svg:height="0.75cm" svg:x="14.59cm" svg:y="28.25cm" draw:control="control1175"/>
        <draw:control draw:style-name="gr5" draw:text-style-name="P7" draw:layer="controls" svg:width="0.493cm" svg:height="0.75cm" svg:x="18.947cm" svg:y="25.25cm" draw:control="control1176"/>
        <draw:control draw:style-name="gr5" draw:text-style-name="P7" draw:layer="controls" svg:width="0.493cm" svg:height="0.75cm" svg:x="18.947cm" svg:y="26cm" draw:control="control1177"/>
        <draw:control draw:style-name="gr5" draw:text-style-name="P7" draw:layer="controls" svg:width="0.493cm" svg:height="0.75cm" svg:x="18.947cm" svg:y="26.75cm" draw:control="control1178"/>
        <draw:control draw:style-name="gr5" draw:text-style-name="P7" draw:layer="controls" svg:width="0.493cm" svg:height="0.75cm" svg:x="18.947cm" svg:y="27.5cm" draw:control="control1179"/>
        <draw:control draw:style-name="gr5" draw:text-style-name="P7" draw:layer="controls" svg:width="0.493cm" svg:height="0.75cm" svg:x="18.947cm" svg:y="28.25cm" draw:control="control1180"/>
        <draw:control draw:style-name="gr3" draw:text-style-name="P5" draw:layer="controls" svg:width="2cm" svg:height="0.75cm" svg:x="18.34cm" svg:y="24.5cm" draw:control="control1181"/>
      </draw:page>
      <draw:page draw:name="page3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extfeld 3" form:control-implementation="ooo:com.sun.star.form.component.TextField" xml:id="control1182" form:id="control1182" form:current-value="Boons" form:value="Boon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8" form:control-implementation="ooo:com.sun.star.form.component.TextField" xml:id="control1183" form:id="control118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184" form:id="control1184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185" form:id="control118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1186" form:id="control1186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Listenfeld 1" form:control-implementation="ooo:com.sun.star.form.component.ListBox" xml:id="control1187" form:id="control1187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area form:name="Textfeld 38" form:control-implementation="ooo:com.sun.star.form.component.TextField" xml:id="control1188" form:id="control118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189" form:id="control1189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190" form:id="control119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1191" form:id="control1191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Listenfeld 1" form:control-implementation="ooo:com.sun.star.form.component.ListBox" xml:id="control1192" form:id="control1192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area form:name="Textfeld 38" form:control-implementation="ooo:com.sun.star.form.component.TextField" xml:id="control1193" form:id="control119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194" form:id="control1194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195" form:id="control119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1196" form:id="control1196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Listenfeld 1" form:control-implementation="ooo:com.sun.star.form.component.ListBox" xml:id="control1197" form:id="control1197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area form:name="Textfeld 38" form:control-implementation="ooo:com.sun.star.form.component.TextField" xml:id="control1198" form:id="control119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199" form:id="control1199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200" form:id="control12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1201" form:id="control1201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Listenfeld 1" form:control-implementation="ooo:com.sun.star.form.component.ListBox" xml:id="control1202" form:id="control1202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area form:name="Textfeld 38" form:control-implementation="ooo:com.sun.star.form.component.TextField" xml:id="control1203" form:id="control120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204" form:id="control1204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205" form:id="control120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1206" form:id="control1206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Listenfeld 1" form:control-implementation="ooo:com.sun.star.form.component.ListBox" xml:id="control1207" form:id="control1207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area form:name="Textfeld 38" form:control-implementation="ooo:com.sun.star.form.component.TextField" xml:id="control1208" form:id="control12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209" form:id="control1209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210" form:id="control12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1211" form:id="control1211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Listenfeld 1" form:control-implementation="ooo:com.sun.star.form.component.ListBox" xml:id="control1212" form:id="control1212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area form:name="Textfeld 38" form:control-implementation="ooo:com.sun.star.form.component.TextField" xml:id="control1213" form:id="control12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214" form:id="control1214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215" form:id="control12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1216" form:id="control1216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Listenfeld 1" form:control-implementation="ooo:com.sun.star.form.component.ListBox" xml:id="control1217" form:id="control1217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area form:name="Textfeld 38" form:control-implementation="ooo:com.sun.star.form.component.TextField" xml:id="control1218" form:id="control12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219" form:id="control1219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220" form:id="control12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1221" form:id="control1221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Listenfeld 1" form:control-implementation="ooo:com.sun.star.form.component.ListBox" xml:id="control1222" form:id="control1222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area form:name="Textfeld 38" form:control-implementation="ooo:com.sun.star.form.component.TextField" xml:id="control1223" form:id="control12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224" form:id="control1224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225" form:id="control12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1226" form:id="control1226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Listenfeld 1" form:control-implementation="ooo:com.sun.star.form.component.ListBox" xml:id="control1227" form:id="control1227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area form:name="Textfeld 38" form:control-implementation="ooo:com.sun.star.form.component.TextField" xml:id="control1228" form:id="control12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" form:control-implementation="ooo:com.sun.star.form.component.TextField" xml:id="control1229" form:id="control1229" form:current-value="owes" form:value="ow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" form:control-implementation="ooo:com.sun.star.form.component.TextField" xml:id="control1230" form:id="control12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4" form:control-implementation="ooo:com.sun.star.form.component.TextField" xml:id="control1231" form:id="control1231" form:current-value="a" form:value="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Listenfeld 1" form:control-implementation="ooo:com.sun.star.form.component.ListBox" xml:id="control1232" form:id="control1232" form:dropdown="tru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"/>
              <form:option form:label="Trivial Boon"/>
              <form:option form:label="Minor Boon"/>
              <form:option form:label="Major Boon"/>
              <form:option form:label="Live Boon"/>
            </form:listbox>
            <form:textarea form:name="Textfeld 3" form:control-implementation="ooo:com.sun.star.form.component.TextField" xml:id="control1233" form:id="control1233" form:current-value="Weapons &amp; Armor" form:value="Weapons &amp; Armo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" form:control-implementation="ooo:com.sun.star.form.component.TextField" xml:id="control1234" form:id="control1234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" form:control-implementation="ooo:com.sun.star.form.component.TextField" xml:id="control1235" form:id="control12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1" form:control-implementation="ooo:com.sun.star.form.component.TextField" xml:id="control1236" form:id="control1236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2" form:control-implementation="ooo:com.sun.star.form.component.TextField" xml:id="control1237" form:id="control12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3" form:control-implementation="ooo:com.sun.star.form.component.TextField" xml:id="control1238" form:id="control1238" form:current-value="Damage" form:value="Dam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4" form:control-implementation="ooo:com.sun.star.form.component.TextField" xml:id="control1239" form:id="control12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6" form:control-implementation="ooo:com.sun.star.form.component.TextField" xml:id="control1240" form:id="control1240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4" form:control-implementation="ooo:com.sun.star.form.component.TextField" xml:id="control1241" form:id="control12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" form:control-implementation="ooo:com.sun.star.form.component.TextField" xml:id="control1242" form:id="control1242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" form:control-implementation="ooo:com.sun.star.form.component.TextField" xml:id="control1243" form:id="control12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" form:control-implementation="ooo:com.sun.star.form.component.TextField" xml:id="control1244" form:id="control1244" form:current-value="Damage" form:value="Dam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" form:control-implementation="ooo:com.sun.star.form.component.TextField" xml:id="control1245" form:id="control12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6" form:control-implementation="ooo:com.sun.star.form.component.TextField" xml:id="control1246" form:id="control1246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4" form:control-implementation="ooo:com.sun.star.form.component.TextField" xml:id="control1247" form:id="control12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" form:control-implementation="ooo:com.sun.star.form.component.TextField" xml:id="control1248" form:id="control1248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" form:control-implementation="ooo:com.sun.star.form.component.TextField" xml:id="control1249" form:id="control124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" form:control-implementation="ooo:com.sun.star.form.component.TextField" xml:id="control1250" form:id="control1250" form:current-value="Damage" form:value="Dam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" form:control-implementation="ooo:com.sun.star.form.component.TextField" xml:id="control1251" form:id="control125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" form:control-implementation="ooo:com.sun.star.form.component.TextField" xml:id="control1252" form:id="control1252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" form:control-implementation="ooo:com.sun.star.form.component.TextField" xml:id="control1253" form:id="control12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1" form:control-implementation="ooo:com.sun.star.form.component.TextField" xml:id="control1254" form:id="control1254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2" form:control-implementation="ooo:com.sun.star.form.component.TextField" xml:id="control1255" form:id="control125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3" form:control-implementation="ooo:com.sun.star.form.component.TextField" xml:id="control1256" form:id="control1256" form:current-value="Damage" form:value="Damag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4" form:control-implementation="ooo:com.sun.star.form.component.TextField" xml:id="control1257" form:id="control125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6" form:control-implementation="ooo:com.sun.star.form.component.TextField" xml:id="control1258" form:id="control1258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4" form:control-implementation="ooo:com.sun.star.form.component.TextField" xml:id="control1259" form:id="control125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5" form:control-implementation="ooo:com.sun.star.form.component.TextField" xml:id="control1260" form:id="control1260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6" form:control-implementation="ooo:com.sun.star.form.component.TextField" xml:id="control1261" form:id="control126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7" form:control-implementation="ooo:com.sun.star.form.component.TextField" xml:id="control1262" form:id="control1262" form:current-value="Armor" form:value="Armo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" form:control-implementation="ooo:com.sun.star.form.component.TextField" xml:id="control1263" form:id="control126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9" form:control-implementation="ooo:com.sun.star.form.component.TextField" xml:id="control1264" form:id="control1264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0" form:control-implementation="ooo:com.sun.star.form.component.TextField" xml:id="control1265" form:id="control12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1" form:control-implementation="ooo:com.sun.star.form.component.TextField" xml:id="control1266" form:id="control1266" form:current-value="Type" form:value="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2" form:control-implementation="ooo:com.sun.star.form.component.TextField" xml:id="control1267" form:id="control126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3" form:control-implementation="ooo:com.sun.star.form.component.TextField" xml:id="control1268" form:id="control1268" form:current-value="Armor" form:value="Armo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4" form:control-implementation="ooo:com.sun.star.form.component.TextField" xml:id="control1269" form:id="control126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270" form:id="control1270" form:current-value="Projects" form:value="Project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5" form:control-implementation="ooo:com.sun.star.form.component.TextField" xml:id="control1271" form:id="control1271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6" form:control-implementation="ooo:com.sun.star.form.component.TextField" xml:id="control1272" form:id="control127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7" form:control-implementation="ooo:com.sun.star.form.component.TextField" xml:id="control1273" form:id="control1273" form:current-value="Notes" form:value="No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8" form:control-implementation="ooo:com.sun.star.form.component.TextField" xml:id="control1274" form:id="control12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19" form:control-implementation="ooo:com.sun.star.form.component.TextField" xml:id="control1275" form:id="control1275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0" form:control-implementation="ooo:com.sun.star.form.component.TextField" xml:id="control1276" form:id="control127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1" form:control-implementation="ooo:com.sun.star.form.component.TextField" xml:id="control1277" form:id="control1277" form:current-value="Notes" form:value="No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2" form:control-implementation="ooo:com.sun.star.form.component.TextField" xml:id="control1278" form:id="control127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3" form:control-implementation="ooo:com.sun.star.form.component.TextField" xml:id="control1279" form:id="control1279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4" form:control-implementation="ooo:com.sun.star.form.component.TextField" xml:id="control1280" form:id="control128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5" form:control-implementation="ooo:com.sun.star.form.component.TextField" xml:id="control1281" form:id="control1281" form:current-value="Notes" form:value="No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6" form:control-implementation="ooo:com.sun.star.form.component.TextField" xml:id="control1282" form:id="control128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7" form:control-implementation="ooo:com.sun.star.form.component.TextField" xml:id="control1283" form:id="control1283" form:current-value="Name" form:value="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8" form:control-implementation="ooo:com.sun.star.form.component.TextField" xml:id="control1284" form:id="control128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29" form:control-implementation="ooo:com.sun.star.form.component.TextField" xml:id="control1285" form:id="control1285" form:current-value="Notes" form:value="No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0" form:control-implementation="ooo:com.sun.star.form.component.TextField" xml:id="control1286" form:id="control128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Markierfeld 461" form:control-implementation="ooo:com.sun.star.form.component.CheckBox" xml:id="control1287" form:id="control128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2" form:control-implementation="ooo:com.sun.star.form.component.CheckBox" xml:id="control1288" form:id="control128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3" form:control-implementation="ooo:com.sun.star.form.component.CheckBox" xml:id="control1289" form:id="control128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4" form:control-implementation="ooo:com.sun.star.form.component.CheckBox" xml:id="control1290" form:id="control129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5" form:control-implementation="ooo:com.sun.star.form.component.CheckBox" xml:id="control1291" form:id="control129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6" form:control-implementation="ooo:com.sun.star.form.component.CheckBox" xml:id="control1292" form:id="control129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7" form:control-implementation="ooo:com.sun.star.form.component.CheckBox" xml:id="control1293" form:id="control129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8" form:control-implementation="ooo:com.sun.star.form.component.CheckBox" xml:id="control1294" form:id="control129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69" form:control-implementation="ooo:com.sun.star.form.component.CheckBox" xml:id="control1295" form:id="control129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70" form:control-implementation="ooo:com.sun.star.form.component.CheckBox" xml:id="control1296" form:id="control129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1297" form:id="control129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" form:control-implementation="ooo:com.sun.star.form.component.CheckBox" xml:id="control1298" form:id="control129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" form:control-implementation="ooo:com.sun.star.form.component.CheckBox" xml:id="control1299" form:id="control129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4" form:control-implementation="ooo:com.sun.star.form.component.CheckBox" xml:id="control1300" form:id="control130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5" form:control-implementation="ooo:com.sun.star.form.component.CheckBox" xml:id="control1301" form:id="control130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6" form:control-implementation="ooo:com.sun.star.form.component.CheckBox" xml:id="control1302" form:id="control130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7" form:control-implementation="ooo:com.sun.star.form.component.CheckBox" xml:id="control1303" form:id="control130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8" form:control-implementation="ooo:com.sun.star.form.component.CheckBox" xml:id="control1304" form:id="control130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9" form:control-implementation="ooo:com.sun.star.form.component.CheckBox" xml:id="control1305" form:id="control130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0" form:control-implementation="ooo:com.sun.star.form.component.CheckBox" xml:id="control1306" form:id="control130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1" form:control-implementation="ooo:com.sun.star.form.component.CheckBox" xml:id="control1307" form:id="control130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2" form:control-implementation="ooo:com.sun.star.form.component.CheckBox" xml:id="control1308" form:id="control130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3" form:control-implementation="ooo:com.sun.star.form.component.CheckBox" xml:id="control1309" form:id="control130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4" form:control-implementation="ooo:com.sun.star.form.component.CheckBox" xml:id="control1310" form:id="control13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5" form:control-implementation="ooo:com.sun.star.form.component.CheckBox" xml:id="control1311" form:id="control13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6" form:control-implementation="ooo:com.sun.star.form.component.CheckBox" xml:id="control1312" form:id="control13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7" form:control-implementation="ooo:com.sun.star.form.component.CheckBox" xml:id="control1313" form:id="control131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8" form:control-implementation="ooo:com.sun.star.form.component.CheckBox" xml:id="control1314" form:id="control13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19" form:control-implementation="ooo:com.sun.star.form.component.CheckBox" xml:id="control1315" form:id="control13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0" form:control-implementation="ooo:com.sun.star.form.component.CheckBox" xml:id="control1316" form:id="control131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1" form:control-implementation="ooo:com.sun.star.form.component.CheckBox" xml:id="control1317" form:id="control13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2" form:control-implementation="ooo:com.sun.star.form.component.CheckBox" xml:id="control1318" form:id="control13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3" form:control-implementation="ooo:com.sun.star.form.component.CheckBox" xml:id="control1319" form:id="control131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4" form:control-implementation="ooo:com.sun.star.form.component.CheckBox" xml:id="control1320" form:id="control13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5" form:control-implementation="ooo:com.sun.star.form.component.CheckBox" xml:id="control1321" form:id="control13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6" form:control-implementation="ooo:com.sun.star.form.component.CheckBox" xml:id="control1322" form:id="control132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7" form:control-implementation="ooo:com.sun.star.form.component.CheckBox" xml:id="control1323" form:id="control1323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8" form:control-implementation="ooo:com.sun.star.form.component.CheckBox" xml:id="control1324" form:id="control132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29" form:control-implementation="ooo:com.sun.star.form.component.CheckBox" xml:id="control1325" form:id="control132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checkbox form:name="Markierfeld 30" form:control-implementation="ooo:com.sun.star.form.component.CheckBox" xml:id="control1326" form:id="control132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mnt/Programme/P&amp;P/Buch/VTM.odg/content.xml"/>
                <form:property form:property-name="SecondaryRefValue" office:value-type="string" office:string-value=""/>
              </form:properties>
            </form:checkbox>
            <form:textarea form:name="Textfeld 31" form:control-implementation="ooo:com.sun.star.form.component.TextField" xml:id="control1327" form:id="control1327" form:current-value="Chronicle Tenets" form:value="Chronicle Tenet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2" form:control-implementation="ooo:com.sun.star.form.component.TextField" xml:id="control1328" form:id="control1328" form:current-value="Touchstones &amp; Convictions" form:value="Touchstones &amp; Conviction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3" form:control-implementation="ooo:com.sun.star.form.component.TextField" xml:id="control1329" form:id="control1329" form:current-value="Appearance" form:value="Appearanc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4" form:control-implementation="ooo:com.sun.star.form.component.TextField" xml:id="control1330" form:id="control1330" form:current-value="Carried Items" form:value="Carried Item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5" form:control-implementation="ooo:com.sun.star.form.component.TextField" xml:id="control1331" form:id="control1331" form:current-value="Other Posessions" form:value="Other Posession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7" form:control-implementation="ooo:com.sun.star.form.component.TextField" xml:id="control1332" form:id="control1332" form:current-value="Notes" form:value="Not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7" form:control-implementation="ooo:com.sun.star.form.component.TextField" xml:id="control1333" form:id="control13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3" form:control-implementation="ooo:com.sun.star.form.component.TextField" xml:id="control1334" form:id="control1334" form:current-value="Chronicle &amp; Character" form:value="Chronicle &amp; Characte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7" form:control-implementation="ooo:com.sun.star.form.component.TextField" xml:id="control1335" form:id="control13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7" form:control-implementation="ooo:com.sun.star.form.component.TextField" xml:id="control1336" form:id="control13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7" form:control-implementation="ooo:com.sun.star.form.component.TextField" xml:id="control1337" form:id="control13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7" form:control-implementation="ooo:com.sun.star.form.component.TextField" xml:id="control1338" form:id="control13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feld 87" form:control-implementation="ooo:com.sun.star.form.component.TextField" xml:id="control1339" form:id="control13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line draw:style-name="gr2" draw:text-style-name="P2" draw:layer="layout" svg:x1="0cm" svg:y1="0.6cm" svg:x2="21cm" svg:y2="0.6cm">
          <text:p/>
        </draw:line>
        <draw:control draw:style-name="gr3" draw:text-style-name="P6" draw:layer="controls" svg:width="2.2cm" svg:height="1cm" svg:x="9.4cm" svg:y="0cm" draw:control="control1182"/>
        <draw:control draw:style-name="gr4" draw:text-style-name="P4" draw:layer="controls" svg:width="3.75cm" svg:height="0.75cm" svg:x="2.75cm" svg:y="1cm" draw:control="control1183"/>
        <draw:control draw:style-name="gr3" draw:text-style-name="P5" draw:layer="controls" svg:width="1.5cm" svg:height="0.75cm" svg:x="6.5cm" svg:y="1cm" draw:control="control1184"/>
        <draw:control draw:style-name="gr4" draw:text-style-name="P4" draw:layer="controls" svg:width="3.75cm" svg:height="0.75cm" svg:x="8cm" svg:y="1cm" draw:control="control1185"/>
        <draw:control draw:style-name="gr3" draw:text-style-name="P5" draw:layer="controls" svg:width="0.75cm" svg:height="0.75cm" svg:x="11.75cm" svg:y="1cm" draw:control="control1186"/>
        <draw:control draw:style-name="gr6" draw:text-style-name="P9" draw:layer="controls" svg:width="5.75cm" svg:height="0.75cm" svg:x="12.5cm" svg:y="1cm" draw:control="control1187"/>
        <draw:control draw:style-name="gr4" draw:text-style-name="P4" draw:layer="controls" svg:width="3.75cm" svg:height="0.75cm" svg:x="2.75cm" svg:y="1.75cm" draw:control="control1188"/>
        <draw:control draw:style-name="gr3" draw:text-style-name="P5" draw:layer="controls" svg:width="1.5cm" svg:height="0.75cm" svg:x="6.5cm" svg:y="1.75cm" draw:control="control1189"/>
        <draw:control draw:style-name="gr4" draw:text-style-name="P4" draw:layer="controls" svg:width="3.75cm" svg:height="0.75cm" svg:x="8cm" svg:y="1.75cm" draw:control="control1190"/>
        <draw:control draw:style-name="gr3" draw:text-style-name="P5" draw:layer="controls" svg:width="0.75cm" svg:height="0.75cm" svg:x="11.75cm" svg:y="1.75cm" draw:control="control1191"/>
        <draw:control draw:style-name="gr6" draw:text-style-name="P9" draw:layer="controls" svg:width="5.75cm" svg:height="0.75cm" svg:x="12.5cm" svg:y="1.75cm" draw:control="control1192"/>
        <draw:control draw:style-name="gr4" draw:text-style-name="P4" draw:layer="controls" svg:width="3.75cm" svg:height="0.75cm" svg:x="2.75cm" svg:y="2.5cm" draw:control="control1193"/>
        <draw:control draw:style-name="gr3" draw:text-style-name="P5" draw:layer="controls" svg:width="1.5cm" svg:height="0.75cm" svg:x="6.5cm" svg:y="2.5cm" draw:control="control1194"/>
        <draw:control draw:style-name="gr4" draw:text-style-name="P4" draw:layer="controls" svg:width="3.75cm" svg:height="0.75cm" svg:x="8cm" svg:y="2.5cm" draw:control="control1195"/>
        <draw:control draw:style-name="gr3" draw:text-style-name="P5" draw:layer="controls" svg:width="0.75cm" svg:height="0.75cm" svg:x="11.75cm" svg:y="2.5cm" draw:control="control1196"/>
        <draw:control draw:style-name="gr6" draw:text-style-name="P9" draw:layer="controls" svg:width="5.75cm" svg:height="0.75cm" svg:x="12.5cm" svg:y="2.5cm" draw:control="control1197"/>
        <draw:control draw:style-name="gr4" draw:text-style-name="P4" draw:layer="controls" svg:width="3.75cm" svg:height="0.75cm" svg:x="2.75cm" svg:y="3.25cm" draw:control="control1198"/>
        <draw:control draw:style-name="gr3" draw:text-style-name="P5" draw:layer="controls" svg:width="1.5cm" svg:height="0.75cm" svg:x="6.5cm" svg:y="3.25cm" draw:control="control1199"/>
        <draw:control draw:style-name="gr4" draw:text-style-name="P4" draw:layer="controls" svg:width="3.75cm" svg:height="0.75cm" svg:x="8cm" svg:y="3.25cm" draw:control="control1200"/>
        <draw:control draw:style-name="gr3" draw:text-style-name="P5" draw:layer="controls" svg:width="0.75cm" svg:height="0.75cm" svg:x="11.75cm" svg:y="3.25cm" draw:control="control1201"/>
        <draw:control draw:style-name="gr6" draw:text-style-name="P9" draw:layer="controls" svg:width="5.75cm" svg:height="0.75cm" svg:x="12.5cm" svg:y="3.25cm" draw:control="control1202"/>
        <draw:control draw:style-name="gr4" draw:text-style-name="P4" draw:layer="controls" svg:width="3.75cm" svg:height="0.75cm" svg:x="2.75cm" svg:y="4cm" draw:control="control1203"/>
        <draw:control draw:style-name="gr3" draw:text-style-name="P5" draw:layer="controls" svg:width="1.5cm" svg:height="0.75cm" svg:x="6.5cm" svg:y="4cm" draw:control="control1204"/>
        <draw:control draw:style-name="gr4" draw:text-style-name="P4" draw:layer="controls" svg:width="3.75cm" svg:height="0.75cm" svg:x="8cm" svg:y="4cm" draw:control="control1205"/>
        <draw:control draw:style-name="gr3" draw:text-style-name="P5" draw:layer="controls" svg:width="0.75cm" svg:height="0.75cm" svg:x="11.75cm" svg:y="4cm" draw:control="control1206"/>
        <draw:control draw:style-name="gr6" draw:text-style-name="P9" draw:layer="controls" svg:width="5.75cm" svg:height="0.75cm" svg:x="12.5cm" svg:y="4cm" draw:control="control1207"/>
        <draw:control draw:style-name="gr4" draw:text-style-name="P4" draw:layer="controls" svg:width="3.75cm" svg:height="0.75cm" svg:x="2.75cm" svg:y="4.75cm" draw:control="control1208"/>
        <draw:control draw:style-name="gr3" draw:text-style-name="P5" draw:layer="controls" svg:width="1.5cm" svg:height="0.75cm" svg:x="6.5cm" svg:y="4.75cm" draw:control="control1209"/>
        <draw:control draw:style-name="gr4" draw:text-style-name="P4" draw:layer="controls" svg:width="3.75cm" svg:height="0.75cm" svg:x="8cm" svg:y="4.75cm" draw:control="control1210"/>
        <draw:control draw:style-name="gr3" draw:text-style-name="P5" draw:layer="controls" svg:width="0.75cm" svg:height="0.75cm" svg:x="11.75cm" svg:y="4.75cm" draw:control="control1211"/>
        <draw:control draw:style-name="gr6" draw:text-style-name="P9" draw:layer="controls" svg:width="5.75cm" svg:height="0.75cm" svg:x="12.5cm" svg:y="4.75cm" draw:control="control1212"/>
        <draw:control draw:style-name="gr4" draw:text-style-name="P4" draw:layer="controls" svg:width="3.75cm" svg:height="0.75cm" svg:x="2.75cm" svg:y="5.5cm" draw:control="control1213"/>
        <draw:control draw:style-name="gr3" draw:text-style-name="P5" draw:layer="controls" svg:width="1.5cm" svg:height="0.75cm" svg:x="6.5cm" svg:y="5.5cm" draw:control="control1214"/>
        <draw:control draw:style-name="gr4" draw:text-style-name="P4" draw:layer="controls" svg:width="3.75cm" svg:height="0.75cm" svg:x="8cm" svg:y="5.5cm" draw:control="control1215"/>
        <draw:control draw:style-name="gr3" draw:text-style-name="P5" draw:layer="controls" svg:width="0.75cm" svg:height="0.75cm" svg:x="11.75cm" svg:y="5.5cm" draw:control="control1216"/>
        <draw:control draw:style-name="gr6" draw:text-style-name="P9" draw:layer="controls" svg:width="5.75cm" svg:height="0.75cm" svg:x="12.5cm" svg:y="5.5cm" draw:control="control1217"/>
        <draw:control draw:style-name="gr4" draw:text-style-name="P4" draw:layer="controls" svg:width="3.75cm" svg:height="0.75cm" svg:x="2.75cm" svg:y="6.25cm" draw:control="control1218"/>
        <draw:control draw:style-name="gr3" draw:text-style-name="P5" draw:layer="controls" svg:width="1.5cm" svg:height="0.75cm" svg:x="6.5cm" svg:y="6.25cm" draw:control="control1219"/>
        <draw:control draw:style-name="gr4" draw:text-style-name="P4" draw:layer="controls" svg:width="3.75cm" svg:height="0.75cm" svg:x="8cm" svg:y="6.25cm" draw:control="control1220"/>
        <draw:control draw:style-name="gr3" draw:text-style-name="P5" draw:layer="controls" svg:width="0.75cm" svg:height="0.75cm" svg:x="11.75cm" svg:y="6.25cm" draw:control="control1221"/>
        <draw:control draw:style-name="gr6" draw:text-style-name="P9" draw:layer="controls" svg:width="5.75cm" svg:height="0.75cm" svg:x="12.5cm" svg:y="6.25cm" draw:control="control1222"/>
        <draw:control draw:style-name="gr4" draw:text-style-name="P4" draw:layer="controls" svg:width="3.75cm" svg:height="0.75cm" svg:x="2.75cm" svg:y="7cm" draw:control="control1223"/>
        <draw:control draw:style-name="gr3" draw:text-style-name="P5" draw:layer="controls" svg:width="1.5cm" svg:height="0.75cm" svg:x="6.5cm" svg:y="7cm" draw:control="control1224"/>
        <draw:control draw:style-name="gr4" draw:text-style-name="P4" draw:layer="controls" svg:width="3.75cm" svg:height="0.75cm" svg:x="8cm" svg:y="7cm" draw:control="control1225"/>
        <draw:control draw:style-name="gr3" draw:text-style-name="P5" draw:layer="controls" svg:width="0.75cm" svg:height="0.75cm" svg:x="11.75cm" svg:y="7cm" draw:control="control1226"/>
        <draw:control draw:style-name="gr6" draw:text-style-name="P9" draw:layer="controls" svg:width="5.75cm" svg:height="0.75cm" svg:x="12.5cm" svg:y="7cm" draw:control="control1227"/>
        <draw:control draw:style-name="gr4" draw:text-style-name="P4" draw:layer="controls" svg:width="3.75cm" svg:height="0.75cm" svg:x="2.75cm" svg:y="7.75cm" draw:control="control1228"/>
        <draw:control draw:style-name="gr3" draw:text-style-name="P5" draw:layer="controls" svg:width="1.5cm" svg:height="0.75cm" svg:x="6.5cm" svg:y="7.75cm" draw:control="control1229"/>
        <draw:control draw:style-name="gr4" draw:text-style-name="P4" draw:layer="controls" svg:width="3.75cm" svg:height="0.75cm" svg:x="8cm" svg:y="7.75cm" draw:control="control1230"/>
        <draw:control draw:style-name="gr3" draw:text-style-name="P5" draw:layer="controls" svg:width="0.75cm" svg:height="0.75cm" svg:x="11.75cm" svg:y="7.75cm" draw:control="control1231"/>
        <draw:control draw:style-name="gr6" draw:text-style-name="P9" draw:layer="controls" svg:width="5.75cm" svg:height="0.75cm" svg:x="12.5cm" svg:y="7.75cm" draw:control="control1232"/>
        <draw:line draw:style-name="gr2" draw:text-style-name="P2" draw:layer="layout" svg:x1="0cm" svg:y1="9.1cm" svg:x2="21cm" svg:y2="9.1cm">
          <text:p/>
        </draw:line>
        <draw:control draw:style-name="gr3" draw:text-style-name="P6" draw:layer="controls" svg:width="5.95cm" svg:height="1cm" svg:x="7.525cm" svg:y="8.5cm" draw:control="control1233"/>
        <draw:control draw:style-name="gr3" draw:text-style-name="P5" draw:layer="controls" svg:width="1.75cm" svg:height="0.75cm" svg:x="0.665cm" svg:y="9.5cm" draw:control="control1234"/>
        <draw:control draw:style-name="gr4" draw:text-style-name="P4" draw:layer="controls" svg:width="3.75cm" svg:height="0.75cm" svg:x="2.415cm" svg:y="9.5cm" draw:control="control1235"/>
        <draw:control draw:style-name="gr3" draw:text-style-name="P5" draw:layer="controls" svg:width="1.75cm" svg:height="0.75cm" svg:x="7.495cm" svg:y="9.5cm" draw:control="control1236"/>
        <draw:control draw:style-name="gr4" draw:text-style-name="P4" draw:layer="controls" svg:width="3.75cm" svg:height="0.75cm" svg:x="9.245cm" svg:y="9.5cm" draw:control="control1237"/>
        <draw:control draw:style-name="gr3" draw:text-style-name="P5" draw:layer="controls" svg:width="2.25cm" svg:height="0.75cm" svg:x="14.335cm" svg:y="9.5cm" draw:control="control1238"/>
        <draw:control draw:style-name="gr4" draw:text-style-name="P4" draw:layer="controls" svg:width="3.75cm" svg:height="0.75cm" svg:x="16.585cm" svg:y="9.5cm" draw:control="control1239"/>
        <draw:control draw:style-name="gr3" draw:text-style-name="P5" draw:layer="layout" svg:width="1.75cm" svg:height="0.75cm" svg:x="0.665cm" svg:y="10.25cm" draw:control="control1240"/>
        <draw:control draw:style-name="gr4" draw:text-style-name="P4" draw:layer="layout" svg:width="3.75cm" svg:height="0.75cm" svg:x="2.415cm" svg:y="10.25cm" draw:control="control1241"/>
        <draw:control draw:style-name="gr3" draw:text-style-name="P5" draw:layer="layout" svg:width="1.75cm" svg:height="0.75cm" svg:x="7.495cm" svg:y="10.25cm" draw:control="control1242"/>
        <draw:control draw:style-name="gr4" draw:text-style-name="P4" draw:layer="layout" svg:width="3.75cm" svg:height="0.75cm" svg:x="9.245cm" svg:y="10.25cm" draw:control="control1243"/>
        <draw:control draw:style-name="gr3" draw:text-style-name="P5" draw:layer="layout" svg:width="2.25cm" svg:height="0.75cm" svg:x="14.335cm" svg:y="10.25cm" draw:control="control1244"/>
        <draw:control draw:style-name="gr4" draw:text-style-name="P4" draw:layer="layout" svg:width="3.75cm" svg:height="0.75cm" svg:x="16.585cm" svg:y="10.25cm" draw:control="control1245"/>
        <draw:control draw:style-name="gr3" draw:text-style-name="P5" draw:layer="controls" svg:width="1.75cm" svg:height="0.75cm" svg:x="0.665cm" svg:y="11.75cm" draw:control="control1246"/>
        <draw:control draw:style-name="gr4" draw:text-style-name="P4" draw:layer="controls" svg:width="3.75cm" svg:height="0.75cm" svg:x="2.415cm" svg:y="11.75cm" draw:control="control1247"/>
        <draw:control draw:style-name="gr3" draw:text-style-name="P5" draw:layer="controls" svg:width="1.75cm" svg:height="0.75cm" svg:x="7.495cm" svg:y="11.75cm" draw:control="control1248"/>
        <draw:control draw:style-name="gr4" draw:text-style-name="P4" draw:layer="controls" svg:width="3.75cm" svg:height="0.75cm" svg:x="9.245cm" svg:y="11.75cm" draw:control="control1249"/>
        <draw:control draw:style-name="gr3" draw:text-style-name="P5" draw:layer="controls" svg:width="2.25cm" svg:height="0.75cm" svg:x="14.335cm" svg:y="11.75cm" draw:control="control1250"/>
        <draw:control draw:style-name="gr4" draw:text-style-name="P4" draw:layer="controls" svg:width="3.75cm" svg:height="0.75cm" svg:x="16.585cm" svg:y="11.75cm" draw:control="control1251"/>
        <draw:control draw:style-name="gr3" draw:text-style-name="P5" draw:layer="controls" svg:width="1.75cm" svg:height="0.75cm" svg:x="0.665cm" svg:y="11cm" draw:control="control1252"/>
        <draw:control draw:style-name="gr4" draw:text-style-name="P4" draw:layer="controls" svg:width="3.75cm" svg:height="0.75cm" svg:x="2.415cm" svg:y="11cm" draw:control="control1253"/>
        <draw:control draw:style-name="gr3" draw:text-style-name="P5" draw:layer="controls" svg:width="1.75cm" svg:height="0.75cm" svg:x="7.495cm" svg:y="11cm" draw:control="control1254"/>
        <draw:control draw:style-name="gr4" draw:text-style-name="P4" draw:layer="controls" svg:width="3.75cm" svg:height="0.75cm" svg:x="9.245cm" svg:y="11cm" draw:control="control1255"/>
        <draw:control draw:style-name="gr3" draw:text-style-name="P5" draw:layer="controls" svg:width="2.25cm" svg:height="0.75cm" svg:x="14.335cm" svg:y="11cm" draw:control="control1256"/>
        <draw:control draw:style-name="gr4" draw:text-style-name="P4" draw:layer="controls" svg:width="3.75cm" svg:height="0.75cm" svg:x="16.585cm" svg:y="11cm" draw:control="control1257"/>
        <draw:control draw:style-name="gr3" draw:text-style-name="P5" draw:layer="controls" svg:width="1.75cm" svg:height="0.75cm" svg:x="0.665cm" svg:y="13.5cm" draw:control="control1258"/>
        <draw:control draw:style-name="gr4" draw:text-style-name="P4" draw:layer="controls" svg:width="3.75cm" svg:height="0.75cm" svg:x="2.415cm" svg:y="13.5cm" draw:control="control1259"/>
        <draw:control draw:style-name="gr3" draw:text-style-name="P5" draw:layer="controls" svg:width="1.75cm" svg:height="0.75cm" svg:x="7.495cm" svg:y="13.5cm" draw:control="control1260"/>
        <draw:control draw:style-name="gr4" draw:text-style-name="P4" draw:layer="controls" svg:width="3.75cm" svg:height="0.75cm" svg:x="9.245cm" svg:y="13.5cm" draw:control="control1261"/>
        <draw:control draw:style-name="gr3" draw:text-style-name="P5" draw:layer="controls" svg:width="2.25cm" svg:height="0.75cm" svg:x="14.335cm" svg:y="13.5cm" draw:control="control1262"/>
        <draw:control draw:style-name="gr4" draw:text-style-name="P4" draw:layer="controls" svg:width="3.75cm" svg:height="0.75cm" svg:x="16.585cm" svg:y="13.5cm" draw:control="control1263"/>
        <draw:control draw:style-name="gr3" draw:text-style-name="P5" draw:layer="controls" svg:width="1.75cm" svg:height="0.75cm" svg:x="0.665cm" svg:y="12.75cm" draw:control="control1264"/>
        <draw:control draw:style-name="gr4" draw:text-style-name="P4" draw:layer="controls" svg:width="3.75cm" svg:height="0.75cm" svg:x="2.415cm" svg:y="12.75cm" draw:control="control1265"/>
        <draw:control draw:style-name="gr3" draw:text-style-name="P5" draw:layer="controls" svg:width="1.75cm" svg:height="0.75cm" svg:x="7.495cm" svg:y="12.75cm" draw:control="control1266"/>
        <draw:control draw:style-name="gr4" draw:text-style-name="P4" draw:layer="controls" svg:width="3.75cm" svg:height="0.75cm" svg:x="9.245cm" svg:y="12.75cm" draw:control="control1267"/>
        <draw:control draw:style-name="gr3" draw:text-style-name="P5" draw:layer="controls" svg:width="2.25cm" svg:height="0.75cm" svg:x="14.335cm" svg:y="12.75cm" draw:control="control1268"/>
        <draw:control draw:style-name="gr4" draw:text-style-name="P4" draw:layer="controls" svg:width="3.75cm" svg:height="0.75cm" svg:x="16.585cm" svg:y="12.75cm" draw:control="control1269"/>
        <draw:line draw:style-name="gr2" draw:text-style-name="P2" draw:layer="layout" svg:x1="0cm" svg:y1="14.85cm" svg:x2="21cm" svg:y2="14.85cm">
          <text:p/>
        </draw:line>
        <draw:control draw:style-name="gr3" draw:text-style-name="P6" draw:layer="controls" svg:width="2.812cm" svg:height="1cm" svg:x="9.094cm" svg:y="14.25cm" draw:control="control1270"/>
        <draw:control draw:style-name="gr3" draw:text-style-name="P5" draw:layer="controls" svg:width="1.75cm" svg:height="0.75cm" svg:x="1.045cm" svg:y="16cm" draw:control="control1271"/>
        <draw:control draw:style-name="gr4" draw:text-style-name="P4" draw:layer="controls" svg:width="3.75cm" svg:height="0.75cm" svg:x="2.795cm" svg:y="16cm" draw:control="control1272"/>
        <draw:control draw:style-name="gr3" draw:text-style-name="P5" draw:layer="controls" svg:width="1.75cm" svg:height="0.75cm" svg:x="8.625cm" svg:y="16cm" draw:control="control1273"/>
        <draw:control draw:style-name="gr4" draw:text-style-name="P4" draw:layer="controls" svg:width="3.75cm" svg:height="0.75cm" svg:x="10.375cm" svg:y="16cm" draw:control="control1274"/>
        <draw:control draw:style-name="gr3" draw:text-style-name="P5" draw:layer="controls" svg:width="1.75cm" svg:height="0.75cm" svg:x="1.045cm" svg:y="15.25cm" draw:control="control1275"/>
        <draw:control draw:style-name="gr4" draw:text-style-name="P4" draw:layer="controls" svg:width="3.75cm" svg:height="0.75cm" svg:x="2.795cm" svg:y="15.25cm" draw:control="control1276"/>
        <draw:control draw:style-name="gr3" draw:text-style-name="P5" draw:layer="controls" svg:width="1.75cm" svg:height="0.75cm" svg:x="8.625cm" svg:y="15.25cm" draw:control="control1277"/>
        <draw:control draw:style-name="gr4" draw:text-style-name="P4" draw:layer="controls" svg:width="3.75cm" svg:height="0.75cm" svg:x="10.375cm" svg:y="15.25cm" draw:control="control1278"/>
        <draw:control draw:style-name="gr3" draw:text-style-name="P5" draw:layer="controls" svg:width="1.75cm" svg:height="0.75cm" svg:x="1.045cm" svg:y="17.5cm" draw:control="control1279"/>
        <draw:control draw:style-name="gr4" draw:text-style-name="P4" draw:layer="controls" svg:width="3.75cm" svg:height="0.75cm" svg:x="2.795cm" svg:y="17.5cm" draw:control="control1280"/>
        <draw:control draw:style-name="gr3" draw:text-style-name="P5" draw:layer="controls" svg:width="1.75cm" svg:height="0.75cm" svg:x="8.625cm" svg:y="17.5cm" draw:control="control1281"/>
        <draw:control draw:style-name="gr4" draw:text-style-name="P4" draw:layer="controls" svg:width="3.75cm" svg:height="0.75cm" svg:x="10.375cm" svg:y="17.5cm" draw:control="control1282"/>
        <draw:control draw:style-name="gr3" draw:text-style-name="P5" draw:layer="controls" svg:width="1.75cm" svg:height="0.75cm" svg:x="1.045cm" svg:y="16.75cm" draw:control="control1283"/>
        <draw:control draw:style-name="gr4" draw:text-style-name="P4" draw:layer="controls" svg:width="3.75cm" svg:height="0.75cm" svg:x="2.795cm" svg:y="16.75cm" draw:control="control1284"/>
        <draw:control draw:style-name="gr3" draw:text-style-name="P5" draw:layer="controls" svg:width="1.75cm" svg:height="0.75cm" svg:x="8.625cm" svg:y="16.75cm" draw:control="control1285"/>
        <draw:control draw:style-name="gr4" draw:text-style-name="P4" draw:layer="controls" svg:width="3.75cm" svg:height="0.75cm" svg:x="10.375cm" svg:y="16.75cm" draw:control="control1286"/>
        <draw:control draw:style-name="gr5" draw:text-style-name="P7" draw:layer="controls" svg:width="0.493cm" svg:height="0.75cm" svg:x="16.205cm" svg:y="15.25cm" draw:control="control1287"/>
        <draw:control draw:style-name="gr5" draw:text-style-name="P7" draw:layer="controls" svg:width="0.494cm" svg:height="0.75cm" svg:x="16.55cm" svg:y="15.25cm" draw:control="control1288"/>
        <draw:control draw:style-name="gr5" draw:text-style-name="P7" draw:layer="controls" svg:width="0.493cm" svg:height="0.75cm" svg:x="16.896cm" svg:y="15.25cm" draw:control="control1289"/>
        <draw:control draw:style-name="gr5" draw:text-style-name="P7" draw:layer="controls" svg:width="0.494cm" svg:height="0.75cm" svg:x="17.241cm" svg:y="15.25cm" draw:control="control1290"/>
        <draw:control draw:style-name="gr5" draw:text-style-name="P7" draw:layer="controls" svg:width="0.493cm" svg:height="0.75cm" svg:x="17.587cm" svg:y="15.25cm" draw:control="control1291"/>
        <draw:control draw:style-name="gr5" draw:text-style-name="P7" draw:layer="controls" svg:width="0.493cm" svg:height="0.75cm" svg:x="18.08cm" svg:y="15.25cm" draw:control="control1292"/>
        <draw:control draw:style-name="gr5" draw:text-style-name="P7" draw:layer="controls" svg:width="0.494cm" svg:height="0.75cm" svg:x="18.425cm" svg:y="15.25cm" draw:control="control1293"/>
        <draw:control draw:style-name="gr5" draw:text-style-name="P7" draw:layer="controls" svg:width="0.493cm" svg:height="0.75cm" svg:x="18.771cm" svg:y="15.25cm" draw:control="control1294"/>
        <draw:control draw:style-name="gr5" draw:text-style-name="P7" draw:layer="controls" svg:width="0.494cm" svg:height="0.75cm" svg:x="19.116cm" svg:y="15.25cm" draw:control="control1295"/>
        <draw:control draw:style-name="gr5" draw:text-style-name="P7" draw:layer="controls" svg:width="0.493cm" svg:height="0.75cm" svg:x="19.462cm" svg:y="15.25cm" draw:control="control1296"/>
        <draw:control draw:style-name="gr5" draw:text-style-name="P7" draw:layer="controls" svg:width="0.493cm" svg:height="0.75cm" svg:x="16.205cm" svg:y="16cm" draw:control="control1297"/>
        <draw:control draw:style-name="gr5" draw:text-style-name="P7" draw:layer="controls" svg:width="0.494cm" svg:height="0.75cm" svg:x="16.55cm" svg:y="16cm" draw:control="control1298"/>
        <draw:control draw:style-name="gr5" draw:text-style-name="P7" draw:layer="controls" svg:width="0.493cm" svg:height="0.75cm" svg:x="16.896cm" svg:y="16cm" draw:control="control1299"/>
        <draw:control draw:style-name="gr5" draw:text-style-name="P7" draw:layer="controls" svg:width="0.494cm" svg:height="0.75cm" svg:x="17.241cm" svg:y="16cm" draw:control="control1300"/>
        <draw:control draw:style-name="gr5" draw:text-style-name="P7" draw:layer="controls" svg:width="0.493cm" svg:height="0.75cm" svg:x="17.587cm" svg:y="16cm" draw:control="control1301"/>
        <draw:control draw:style-name="gr5" draw:text-style-name="P7" draw:layer="controls" svg:width="0.493cm" svg:height="0.75cm" svg:x="18.08cm" svg:y="16cm" draw:control="control1302"/>
        <draw:control draw:style-name="gr5" draw:text-style-name="P7" draw:layer="controls" svg:width="0.494cm" svg:height="0.75cm" svg:x="18.425cm" svg:y="16cm" draw:control="control1303"/>
        <draw:control draw:style-name="gr5" draw:text-style-name="P7" draw:layer="controls" svg:width="0.493cm" svg:height="0.75cm" svg:x="18.771cm" svg:y="16cm" draw:control="control1304"/>
        <draw:control draw:style-name="gr5" draw:text-style-name="P7" draw:layer="controls" svg:width="0.494cm" svg:height="0.75cm" svg:x="19.116cm" svg:y="16cm" draw:control="control1305"/>
        <draw:control draw:style-name="gr5" draw:text-style-name="P7" draw:layer="controls" svg:width="0.493cm" svg:height="0.75cm" svg:x="19.462cm" svg:y="16cm" draw:control="control1306"/>
        <draw:control draw:style-name="gr5" draw:text-style-name="P7" draw:layer="controls" svg:width="0.493cm" svg:height="0.75cm" svg:x="16.205cm" svg:y="16.75cm" draw:control="control1307"/>
        <draw:control draw:style-name="gr5" draw:text-style-name="P7" draw:layer="controls" svg:width="0.494cm" svg:height="0.75cm" svg:x="16.55cm" svg:y="16.75cm" draw:control="control1308"/>
        <draw:control draw:style-name="gr5" draw:text-style-name="P7" draw:layer="controls" svg:width="0.493cm" svg:height="0.75cm" svg:x="16.896cm" svg:y="16.75cm" draw:control="control1309"/>
        <draw:control draw:style-name="gr5" draw:text-style-name="P7" draw:layer="controls" svg:width="0.494cm" svg:height="0.75cm" svg:x="17.241cm" svg:y="16.75cm" draw:control="control1310"/>
        <draw:control draw:style-name="gr5" draw:text-style-name="P7" draw:layer="controls" svg:width="0.493cm" svg:height="0.75cm" svg:x="17.587cm" svg:y="16.75cm" draw:control="control1311"/>
        <draw:control draw:style-name="gr5" draw:text-style-name="P7" draw:layer="controls" svg:width="0.493cm" svg:height="0.75cm" svg:x="18.08cm" svg:y="16.75cm" draw:control="control1312"/>
        <draw:control draw:style-name="gr5" draw:text-style-name="P7" draw:layer="controls" svg:width="0.494cm" svg:height="0.75cm" svg:x="18.425cm" svg:y="16.75cm" draw:control="control1313"/>
        <draw:control draw:style-name="gr5" draw:text-style-name="P7" draw:layer="controls" svg:width="0.493cm" svg:height="0.75cm" svg:x="18.771cm" svg:y="16.75cm" draw:control="control1314"/>
        <draw:control draw:style-name="gr5" draw:text-style-name="P7" draw:layer="controls" svg:width="0.494cm" svg:height="0.75cm" svg:x="19.116cm" svg:y="16.75cm" draw:control="control1315"/>
        <draw:control draw:style-name="gr5" draw:text-style-name="P7" draw:layer="controls" svg:width="0.493cm" svg:height="0.75cm" svg:x="19.462cm" svg:y="16.75cm" draw:control="control1316"/>
        <draw:control draw:style-name="gr5" draw:text-style-name="P7" draw:layer="controls" svg:width="0.493cm" svg:height="0.75cm" svg:x="16.205cm" svg:y="17.5cm" draw:control="control1317"/>
        <draw:control draw:style-name="gr5" draw:text-style-name="P7" draw:layer="controls" svg:width="0.494cm" svg:height="0.75cm" svg:x="16.55cm" svg:y="17.5cm" draw:control="control1318"/>
        <draw:control draw:style-name="gr5" draw:text-style-name="P7" draw:layer="controls" svg:width="0.493cm" svg:height="0.75cm" svg:x="16.896cm" svg:y="17.5cm" draw:control="control1319"/>
        <draw:control draw:style-name="gr5" draw:text-style-name="P7" draw:layer="controls" svg:width="0.494cm" svg:height="0.75cm" svg:x="17.241cm" svg:y="17.5cm" draw:control="control1320"/>
        <draw:control draw:style-name="gr5" draw:text-style-name="P7" draw:layer="controls" svg:width="0.493cm" svg:height="0.75cm" svg:x="17.587cm" svg:y="17.5cm" draw:control="control1321"/>
        <draw:control draw:style-name="gr5" draw:text-style-name="P7" draw:layer="controls" svg:width="0.493cm" svg:height="0.75cm" svg:x="18.08cm" svg:y="17.5cm" draw:control="control1322"/>
        <draw:control draw:style-name="gr5" draw:text-style-name="P7" draw:layer="controls" svg:width="0.494cm" svg:height="0.75cm" svg:x="18.425cm" svg:y="17.5cm" draw:control="control1323"/>
        <draw:control draw:style-name="gr5" draw:text-style-name="P7" draw:layer="controls" svg:width="0.493cm" svg:height="0.75cm" svg:x="18.771cm" svg:y="17.5cm" draw:control="control1324"/>
        <draw:control draw:style-name="gr5" draw:text-style-name="P7" draw:layer="controls" svg:width="0.494cm" svg:height="0.75cm" svg:x="19.116cm" svg:y="17.5cm" draw:control="control1325"/>
        <draw:control draw:style-name="gr5" draw:text-style-name="P7" draw:layer="controls" svg:width="0.493cm" svg:height="0.75cm" svg:x="19.462cm" svg:y="17.5cm" draw:control="control1326"/>
        <draw:control draw:style-name="gr3" draw:text-style-name="P5" draw:layer="controls" svg:width="6.75cm" svg:height="0.75cm" svg:x="0.125cm" svg:y="19.25cm" draw:control="control1327"/>
        <draw:control draw:style-name="gr3" draw:text-style-name="P5" draw:layer="controls" svg:width="6.75cm" svg:height="0.75cm" svg:x="7.125cm" svg:y="19.25cm" draw:control="control1328"/>
        <draw:control draw:style-name="gr3" draw:text-style-name="P5" draw:layer="controls" svg:width="6.75cm" svg:height="0.75cm" svg:x="14.125cm" svg:y="19.25cm" draw:control="control1329"/>
        <draw:control draw:style-name="gr3" draw:text-style-name="P5" draw:layer="controls" svg:width="6.75cm" svg:height="0.75cm" svg:x="0.125cm" svg:y="24.5cm" draw:control="control1330"/>
        <draw:control draw:style-name="gr3" draw:text-style-name="P5" draw:layer="controls" svg:width="6.75cm" svg:height="0.75cm" svg:x="7.125cm" svg:y="24.5cm" draw:control="control1331"/>
        <draw:control draw:style-name="gr3" draw:text-style-name="P5" draw:layer="controls" svg:width="6.75cm" svg:height="0.75cm" svg:x="14.125cm" svg:y="24.5cm" draw:control="control1332"/>
        <draw:control draw:style-name="gr4" draw:text-style-name="P4" draw:layer="controls" svg:width="6.75cm" svg:height="4.25cm" svg:x="0.13cm" svg:y="20cm" draw:control="control1333"/>
        <draw:line draw:style-name="gr2" draw:text-style-name="P2" draw:layer="layout" svg:x1="0cm" svg:y1="18.85cm" svg:x2="21cm" svg:y2="18.85cm">
          <text:p/>
        </draw:line>
        <draw:control draw:style-name="gr3" draw:text-style-name="P6" draw:layer="controls" svg:width="7.2cm" svg:height="1cm" svg:x="6.9cm" svg:y="18.25cm" draw:control="control1334"/>
        <draw:control draw:style-name="gr4" draw:text-style-name="P4" draw:layer="controls" svg:width="6.75cm" svg:height="4.25cm" svg:x="7.13cm" svg:y="20cm" draw:control="control1335"/>
        <draw:control draw:style-name="gr4" draw:text-style-name="P4" draw:layer="controls" svg:width="6.75cm" svg:height="4.25cm" svg:x="14.13cm" svg:y="20cm" draw:control="control1336"/>
        <draw:control draw:style-name="gr4" draw:text-style-name="P4" draw:layer="controls" svg:width="6.75cm" svg:height="4.25cm" svg:x="0.13cm" svg:y="25.25cm" draw:control="control1337"/>
        <draw:control draw:style-name="gr4" draw:text-style-name="P4" draw:layer="controls" svg:width="6.75cm" svg:height="4.25cm" svg:x="7.13cm" svg:y="25.25cm" draw:control="control1338"/>
        <draw:control draw:style-name="gr4" draw:text-style-name="P4" draw:layer="controls" svg:width="6.75cm" svg:height="4.25cm" svg:x="14.13cm" svg:y="25.25cm" draw:control="control1339"/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2T18:02:09.463435933</meta:creation-date>
    <dc:date>2026-03-13T02:26:45.459085334</dc:date>
    <meta:editing-duration>PT3H42M6S</meta:editing-duration>
    <meta:editing-cycles>101</meta:editing-cycles>
    <meta:generator>LibreOffice/26.2.1.2$Linux_X86_64 LibreOffice_project/620$Build-2</meta:generator>
    <meta:print-date>2026-03-13T02:26:20.856245211</meta:print-date>
    <meta:printed-by>PDF-Dateien</meta:printed-by>
    <meta:document-statistic meta:object-count="1349"/>
  </office:meta>
</office:document-meta>
</file>